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ireFieldItem</text:p>
      <text:p text:style-name="Standard">OtherFireFieldItem</text:p>
      <text:p text:style-name="Standard">FireField</text:p>
      <text:p text:style-name="Standard">SelfDeletingItem</text:p>
      <text:p text:style-name="Standard">PublicGate</text:p>
      <text:p text:style-name="Standard">CSpellbook</text:p>
      <text:p text:style-name="Standard">CSpellScroll</text:p>
      <text:p text:style-name="Standard">BaseContainer</text:p>
      <text:p text:style-name="Standard">Bag</text:p>
      <text:p text:style-name="Standard">ScrollBag</text:p>
      <text:p text:style-name="Standard">BaseReagent</text:p>
      <text:p text:style-name="Standard">DestroyingAngel</text:p>
      <text:p text:style-name="Standard">PetrafiedWood</text:p>
      <text:p text:style-name="Standard">SpringWater</text:p>
      <text:p text:style-name="Standard">FakeGold</text:p>
      <text:p text:style-name="Standard">GreaterNaturalFire</text:p>
      <text:p text:style-name="Standard">HouseTrapDeed</text:p>
      <text:p text:style-name="Standard">LesserBladeTrapDeed</text:p>
      <text:p text:style-name="Standard">RegularBladeTrapDeed</text:p>
      <text:p text:style-name="Standard">GreaterBladeTrapDeed</text:p>
      <text:p text:style-name="Standard">DeadlyBladeTrapDeed</text:p>
      <text:p text:style-name="Standard">LesserExplosionTrapDeed</text:p>
      <text:p text:style-name="Standard">RegularExplosionTrapDeed</text:p>
      <text:p text:style-name="Standard">GreaterExplosionTrapDeed</text:p>
      <text:p text:style-name="Standard">DeadlyExplosionTrapDeed</text:p>
      <text:p text:style-name="Standard">LesserFireColumnTrapDeed</text:p>
      <text:p text:style-name="Standard">RegularFireColumnTrapDeed</text:p>
      <text:p text:style-name="Standard">GreaterFireColumnTrapDeed</text:p>
      <text:p text:style-name="Standard">DeadlyFireColumnTrapDeed</text:p>
      <text:p text:style-name="Standard">LesserPoisonTrapDeed</text:p>
      <text:p text:style-name="Standard">RegularPoisonTrapDeed</text:p>
      <text:p text:style-name="Standard">GreaterPoisonTrapDeed</text:p>
      <text:p text:style-name="Standard">DeadlyPoisonTrapDeed</text:p>
      <text:p text:style-name="Standard">BaseTrap</text:p>
      <text:p text:style-name="Standard">BaseHouseTrap</text:p>
      <text:p text:style-name="Standard">HouseTrap</text:p>
      <text:p text:style-name="Standard">NaturalFire</text:p>
      <text:p text:style-name="Standard">SleepingBody</text:p>
      <text:p text:style-name="Standard">AncientAwakenAllScroll</text:p>
      <text:p text:style-name="Standard">AncientAwakenScroll</text:p>
      <text:p text:style-name="Standard">AncientCauseFearScroll</text:p>
      <text:p text:style-name="Standard">AncientCharmScroll</text:p>
      <text:p text:style-name="Standard">AncientCloneScroll</text:p>
      <text:p text:style-name="Standard">AncientDanceScroll</text:p>
      <text:p text:style-name="Standard">AncientDeathVortexScroll</text:p>
      <text:p text:style-name="Standard">AncientDestroyTrapScroll</text:p>
      <text:p text:style-name="Standard">AncientDetectTrapScroll</text:p>
      <text:p text:style-name="Standard">AncientDouseScroll</text:p>
      <text:p text:style-name="Standard">AncientEnchantScroll</text:p>
      <text:p text:style-name="Standard">AncientFalseCoinScroll</text:p>
      <text:p text:style-name="Standard">AncientFireRingScroll</text:p>
      <text:p text:style-name="Standard">AncientFireworksScroll</text:p>
      <text:p text:style-name="Standard">AncientGlimmerScroll</text:p>
      <text:p text:style-name="Standard">AncientGreatDouseScroll</text:p>
      <text:p text:style-name="Standard">AncientGreatIgniteScroll</text:p>
      <text:p text:style-name="Standard">AncientGreatLightScroll</text:p>
      <text:p text:style-name="Standard">AncientIgniteScroll</text:p>
      <text:p text:style-name="Standard">AncientInvisibilityAllScroll</text:p>
      <text:p text:style-name="Standard">AncientLocateScroll</text:p>
      <text:p text:style-name="Standard">AncientMassCharmScroll</text:p>
      <text:p text:style-name="Standard">AncientMassDeathScroll</text:p>
      <text:p text:style-name="Standard">AncientMassMightScroll</text:p>
      <text:p text:style-name="Standard">AncientMassSleepScroll</text:p>
      <text:p text:style-name="Standard">AncientPeerScroll</text:p>
      <text:p text:style-name="Standard">AncientSeanceScroll</text:p>
      <text:p text:style-name="Standard">AncientSleepFieldScroll</text:p>
      <text:p text:style-name="Standard">AncientSleepScroll</text:p>
      <text:p text:style-name="Standard">AncientSwarmScroll</text:p>
      <text:p text:style-name="Standard">AncientThunderScroll</text:p>
      <text:p text:style-name="Standard">AncientTremorScroll</text:p>
      <text:p text:style-name="Standard">AncientWeatherScroll</text:p>
      <text:p text:style-name="Standard">InternalItem</text:p>
      <text:p text:style-name="Standard">InternalItem</text:p>
      <text:p text:style-name="Standard">InternalItem</text:p>
      <text:p text:style-name="Standard">BagOfAncientScrolls</text:p>
      <text:p text:style-name="Standard">AncientSpellbook</text:p>
      <text:p text:style-name="Standard">AvatarHeavenlyLightScroll</text:p>
      <text:p text:style-name="Standard">AvatarHeavensGateScroll</text:p>
      <text:p text:style-name="Standard">AvatarMarkOfGodsScroll</text:p>
      <text:p text:style-name="Standard">Moongate</text:p>
      <text:p text:style-name="Standard">InternalItem</text:p>
      <text:p text:style-name="Standard">AvatarBag</text:p>
      <text:p text:style-name="Standard">AvatarSpellbook</text:p>
      <text:p text:style-name="Standard">BardArmysPaeonScroll</text:p>
      <text:p text:style-name="Standard">BardEnchantingEtudeScroll</text:p>
      <text:p text:style-name="Standard">BardEnergyCarolScroll</text:p>
      <text:p text:style-name="Standard">BardEnergyThrenodyScroll</text:p>
      <text:p text:style-name="Standard">BardFireCarolScroll</text:p>
      <text:p text:style-name="Standard">BardFireThrenodyScroll</text:p>
      <text:p text:style-name="Standard">BardFoeRequiemScroll</text:p>
      <text:p text:style-name="Standard">BardIceCarolScroll</text:p>
      <text:p text:style-name="Standard">BardIceThrenodyScroll</text:p>
      <text:p text:style-name="Standard">BardKnightsMinneScroll</text:p>
      <text:p text:style-name="Standard">BardMagesBalladScroll</text:p>
      <text:p text:style-name="Standard">BardMagicFinaleScroll</text:p>
      <text:p text:style-name="Standard">BardPoisonCarolScroll</text:p>
      <text:p text:style-name="Standard">BardPoisonThrenodyScroll</text:p>
      <text:p text:style-name="Standard">BardSheepfoeMamboScroll</text:p>
      <text:p text:style-name="Standard">BardSinewyEtudeScroll</text:p>
      <text:p text:style-name="Standard">BardBag</text:p>
      <text:p text:style-name="Standard">BardSpellbook</text:p>
      <text:p text:style-name="Standard">ClericAngelicFaithScroll</text:p>
      <text:p text:style-name="Standard">ClericBanishEvilScroll</text:p>
      <text:p text:style-name="Standard">ClericDampenSpiritScroll</text:p>
      <text:p text:style-name="Standard">ClericDivineFocusScroll</text:p>
      <text:p text:style-name="Standard">ClericHammerOfFaithScroll</text:p>
      <text:p text:style-name="Standard">ClericPurgeScroll</text:p>
      <text:p text:style-name="Standard">ClericRestorationScroll</text:p>
      <text:p text:style-name="Standard">ClericSacredBoonScroll</text:p>
      <text:p text:style-name="Standard">ClericSacrificeScroll</text:p>
      <text:p text:style-name="Standard">ClericSmiteScroll</text:p>
      <text:p text:style-name="Standard">ClericTouchOfLifeScroll</text:p>
      <text:p text:style-name="Standard">ClericTrialByFireScroll</text:p>
      <text:p text:style-name="Standard">BaseWeapon</text:p>
      <text:p text:style-name="Standard">BaseMeleeWeapon</text:p>
      <text:p text:style-name="Standard">BaseBashing</text:p>
      <text:p text:style-name="Standard">HammerOfFaith</text:p>
      <text:p text:style-name="Standard">ClericBag</text:p>
      <text:p text:style-name="Standard">ClericSpellbook</text:p>
      <text:p text:style-name="Standard">Pie1Scroll</text:p>
      <text:p text:style-name="Standard">Pie2Scroll</text:p>
      <text:p text:style-name="Standard">Pie3Scroll</text:p>
      <text:p text:style-name="Standard">InternalItem</text:p>
      <text:p text:style-name="Standard">CookingBag</text:p>
      <text:p text:style-name="Standard">CookingSpellbook</text:p>
      <text:p text:style-name="Standard">ChivalrySpellbook</text:p>
      <text:p text:style-name="Standard">MageSpellbook</text:p>
      <text:p text:style-name="Standard">NecroSpellbook</text:p>
      <text:p text:style-name="Standard">LureStone</text:p>
      <text:p text:style-name="Standard">MushroomCircle</text:p>
      <text:p text:style-name="Standard">MushroomGateCircle</text:p>
      <text:p text:style-name="Standard">SacredStone</text:p>
      <text:p text:style-name="Standard">DruidBlendWithForestScroll</text:p>
      <text:p text:style-name="Standard">DruidFamiliarScroll</text:p>
      <text:p text:style-name="Standard">DruidEnchantedGroveScroll</text:p>
      <text:p text:style-name="Standard">DruidGraspingRootsScroll</text:p>
      <text:p text:style-name="Standard">DruidHollowReedScroll</text:p>
      <text:p text:style-name="Standard">DruidLeafWhirlwindScroll</text:p>
      <text:p text:style-name="Standard">DruidLureStoneScroll</text:p>
      <text:p text:style-name="Standard">DruidMushroomGatewayScroll</text:p>
      <text:p text:style-name="Standard">DruidNaturesPassageScroll</text:p>
      <text:p text:style-name="Standard">DruidPackOfBeastScroll</text:p>
      <text:p text:style-name="Standard">DruidRestorativeSoilScroll</text:p>
      <text:p text:style-name="Standard">DruidShieldOfEarthScroll</text:p>
      <text:p text:style-name="Standard">DruidSpringOfLifeScroll</text:p>
      <text:p text:style-name="Standard">DruidStoneCircleScroll</text:p>
      <text:p text:style-name="Standard">DruidSwarmOfInsectsScroll</text:p>
      <text:p text:style-name="Standard"><text:soft-page-break/>DruidVolcanicEruptionScroll</text:p>
      <text:p text:style-name="Standard">InternalItem</text:p>
      <text:p text:style-name="Standard">InternalItem</text:p>
      <text:p text:style-name="Standard">InternalItem</text:p>
      <text:p text:style-name="Standard">InternalItema</text:p>
      <text:p text:style-name="Standard">InternalItemb</text:p>
      <text:p text:style-name="Standard">InternalItem</text:p>
      <text:p text:style-name="Standard">InternalItem</text:p>
      <text:p text:style-name="Standard">InternalItem</text:p>
      <text:p text:style-name="Standard">InternalItem</text:p>
      <text:p text:style-name="Standard">DruidBag</text:p>
      <text:p text:style-name="Standard">DruidSpellbook</text:p>
      <text:p text:style-name="Standard">RangerFireBowScroll</text:p>
      <text:p text:style-name="Standard">RangerHuntersAimScroll</text:p>
      <text:p text:style-name="Standard">RangerIceBowScroll</text:p>
      <text:p text:style-name="Standard">RangerLightningBowScroll</text:p>
      <text:p text:style-name="Standard">RangerNoxBowScroll</text:p>
      <text:p text:style-name="Standard">RangerPhoenixFlightScroll</text:p>
      <text:p text:style-name="Standard">RangerFamiliarScroll</text:p>
      <text:p text:style-name="Standard">RangerSummonMountScroll</text:p>
      <text:p text:style-name="Standard">BaseRanged</text:p>
      <text:p text:style-name="Standard">RangerFireBow</text:p>
      <text:p text:style-name="Standard">RangerIceBow</text:p>
      <text:p text:style-name="Standard">RangerLightningBow</text:p>
      <text:p text:style-name="Standard">RangerNoxBow</text:p>
      <text:p text:style-name="Standard">RangerBag</text:p>
      <text:p text:style-name="Standard">RangerSpellbook</text:p>
      <text:p text:style-name="Standard">FalseCoin</text:p>
      <text:p text:style-name="Standard">RogueCharmScroll</text:p>
      <text:p text:style-name="Standard">RogueFalseCoinScroll</text:p>
      <text:p text:style-name="Standard">RogueIntimidationScroll</text:p>
      <text:p text:style-name="Standard">RogueShadowScroll</text:p>
      <text:p text:style-name="Standard">RogueSlyFoxScroll</text:p>
      <text:p text:style-name="Standard">RogueBag</text:p>
      <text:p text:style-name="Standard">RogueSpellbook</text:p>
      <text:p text:style-name="Standard">GoldenWool</text:p>
      <text:p text:style-name="Standard">BaseClothing</text:p>
      <text:p text:style-name="Standard">BaseHat</text:p>
      <text:p text:style-name="Standard">BearMask</text:p>
      <text:p text:style-name="Standard">GoldenFleece</text:p>
      <text:p text:style-name="Standard">SmallGoldNugget</text:p>
      <text:p text:style-name="Standard">MediumGoldNugget</text:p>
      <text:p text:style-name="Standard">LargeGoldNugget</text:p>
      <text:p text:style-name="Standard">GoldBrick</text:p>
      <text:p text:style-name="Standard">BaseHarvestTool</text:p>
      <text:p text:style-name="Standard">GoldPan</text:p>
      <text:p text:style-name="Standard">BaseShrinker</text:p>
      <text:p text:style-name="Standard">PetLeash</text:p>
      <text:p text:style-name="Standard">ShrinkItem</text:p>
      <text:p text:style-name="Standard">StrongPetLeash</text:p>
      <text:p text:style-name="Standard">LiarsDice</text:p>
      <text:p text:style-name="Standard">AlchemyAugmentCrystal</text:p>
      <text:p text:style-name="Standard">AnatomyAugmentCrystal</text:p>
      <text:p text:style-name="Standard">AnimalLoreAugmentCrystal</text:p>
      <text:p text:style-name="Standard">AnimalTamingAugmentCrystal</text:p>
      <text:p text:style-name="Standard">ArcheryAugmentCrystal</text:p>
      <text:p text:style-name="Standard">ArmsLoreAugmentCrystal</text:p>
      <text:p text:style-name="Standard">BeggingAugmentCrystal</text:p>
      <text:p text:style-name="Standard">BlacksmithyAugmentCrystal</text:p>
      <text:p text:style-name="Standard">BushidoAugmentCrystal</text:p>
      <text:p text:style-name="Standard">CampingAugmentCrystal</text:p>
      <text:p text:style-name="Standard">CarpentryAugmentCrystal</text:p>
      <text:p text:style-name="Standard">CartographyAugmentCrystal</text:p>
      <text:p text:style-name="Standard">ChestSlotChangeDeed</text:p>
      <text:p text:style-name="Standard">ChivalryAugmentCrystal</text:p>
      <text:p text:style-name="Standard">ColdHitAreaCrystal</text:p>
      <text:p text:style-name="Standard">ColdResistAugmentCrystal</text:p>
      <text:p text:style-name="Standard">CookingAugmentCrystal</text:p>
      <text:p text:style-name="Standard">CurseAugmentCrystal</text:p>
      <text:p text:style-name="Standard">DetectingHiddenAugmentCrystal</text:p>
      <text:p text:style-name="Standard">DiscordanceAugmentCrystal</text:p>
      <text:p text:style-name="Standard">DispelAugmentCrystal</text:p>
      <text:p text:style-name="Standard">EnergyHitAreaCrystal</text:p>
      <text:p text:style-name="Standard">EnergyResistAugmentCrystal</text:p>
      <text:p text:style-name="Standard">FatigueAugmentCrystal</text:p>
      <text:p text:style-name="Standard">FencingAugmentCrystal</text:p>
      <text:p text:style-name="Standard">FireballAugmentCrystal</text:p>
      <text:p text:style-name="Standard">FireHitAreaCrystal</text:p>
      <text:p text:style-name="Standard">FireResistAugmentCrystal</text:p>
      <text:p text:style-name="Standard">FishingAugmentCrystal</text:p>
      <text:p text:style-name="Standard">FletchingAugmentCrystal</text:p>
      <text:p text:style-name="Standard">FocusAugmentCrystal</text:p>
      <text:p text:style-name="Standard">ForensicEvaluationAugmentCrystal</text:p>
      <text:p text:style-name="Standard">HarmAugmentCrystal</text:p>
      <text:p text:style-name="Standard">HealingAugmentCrystal</text:p>
      <text:p text:style-name="Standard">HerdingAugmentCrystal</text:p>
      <text:p text:style-name="Standard">HidingAugmentCrystal</text:p>
      <text:p text:style-name="Standard">ImbuingAugmentCrystal</text:p>
      <text:p text:style-name="Standard">InscriptionAugmentCrystal</text:p>
      <text:p text:style-name="Standard">ItemIdentificationAugmentCrystal</text:p>
      <text:p text:style-name="Standard">LegsSlotChangeDeed</text:p>
      <text:p text:style-name="Standard">LifeLeechAugmentCrystal</text:p>
      <text:p text:style-name="Standard">LightningAugmentCrystal</text:p>
      <text:p text:style-name="Standard">LockpickingAugmentCrystal</text:p>
      <text:p text:style-name="Standard">LowerAttackAugmentCrystal</text:p>
      <text:p text:style-name="Standard">LuckAugmentCrystal</text:p>
      <text:p text:style-name="Standard">LumberjackingAugmentCrystal</text:p>
      <text:p text:style-name="Standard">MaceFightingAugmentCrystal</text:p>
      <text:p text:style-name="Standard">MageryAugmentCrystal</text:p>
      <text:p text:style-name="Standard">ManaDrainAugmentCrystal</text:p>
      <text:p text:style-name="Standard">ManaLeechAugmentCrystal</text:p>
      <text:p text:style-name="Standard">MeditationAugmentCrystal</text:p>
      <text:p text:style-name="Standard">MiningAugmentCrystal</text:p>
      <text:p text:style-name="Standard">MusicianshipAugmentCrystal</text:p>
      <text:p text:style-name="Standard">NecromancyAugmentCrystal</text:p>
      <text:p text:style-name="Standard">NinjitsuAugmentCrystal</text:p>
      <text:p text:style-name="Standard">ParryingAugmentCrystal</text:p>
      <text:p text:style-name="Standard">PeacemakingAugmentCrystal</text:p>
      <text:p text:style-name="Standard">PhysicalHitAreaCrystal</text:p>
      <text:p text:style-name="Standard">PhysicalResistAugmentCrystal</text:p>
      <text:p text:style-name="Standard">PoisonHitAreaCrystal</text:p>
      <text:p text:style-name="Standard">PoisoningAugmentCrystal</text:p>
      <text:p text:style-name="Standard">PoisonResistAugmentCrystal</text:p>
      <text:p text:style-name="Standard">ProvocationAugmentCrystal</text:p>
      <text:p text:style-name="Standard">RemoveTrapAugmentCrystal</text:p>
      <text:p text:style-name="Standard">ResistingSpellsAugmentCrystal</text:p>
      <text:p text:style-name="Standard">SnoopingAugmentCrystal</text:p>
      <text:p text:style-name="Standard">SpellweavingAugmentCrystal</text:p>
      <text:p text:style-name="Standard">SpiritSpeakAugmentCrystal</text:p>
      <text:p text:style-name="Standard">StaminaLeechAugmentCrystal</text:p>
      <text:p text:style-name="Standard">StealingAugmentCrystal</text:p>
      <text:p text:style-name="Standard">StealthAugmentCrystal</text:p>
      <text:p text:style-name="Standard">SwingSpeedAugmentCrystal</text:p>
      <text:p text:style-name="Standard">SwordsmanshipAugmentCrystal</text:p>
      <text:p text:style-name="Standard">TacticsAugmentCrystal</text:p>
      <text:p text:style-name="Standard">TailoringAugmentCrystal</text:p>
      <text:p text:style-name="Standard">TalismanSlotChangeDeed</text:p>
      <text:p text:style-name="Standard">TasteIDAugmentCrystal</text:p>
      <text:p text:style-name="Standard">ThrowingAugmentCrystal</text:p>
      <text:p text:style-name="Standard">TinkeringAugmentCrystal</text:p>
      <text:p text:style-name="Standard">TrackingAugmentCrystal</text:p>
      <text:p text:style-name="Standard">VeterinaryAugmentCrystal</text:p>
      <text:p text:style-name="Standard">WeaponSpeedAugmentCrystal</text:p>
      <text:p text:style-name="Standard">WrestlingAugmentCrystal</text:p>
      <text:p text:style-name="Standard">AdventurersContract</text:p>
      <text:p text:style-name="Standard">ArmSlotChangeDeed</text:p>
      <text:p text:style-name="Standard">BeltSlotChangeDeed</text:p>
      <text:p text:style-name="Standard">BraceletSlotChangeDeed</text:p>
      <text:p text:style-name="Standard">CapacityIncreaseDeed</text:p>
      <text:p text:style-name="Standard">EarringSlotChangeDeed</text:p>
      <text:p text:style-name="Standard">FootwearSlotChangeDeed</text:p>
      <text:p text:style-name="Standard">GenderChangeDeed</text:p>
      <text:p text:style-name="Standard">HeadSlotChangeDeed</text:p>
      <text:p text:style-name="Standard">LrcDeed</text:p>
      <text:p text:style-name="Standard"><text:soft-page-break/>BaseJewel</text:p>
      <text:p text:style-name="Standard">BaseBracelet</text:p>
      <text:p text:style-name="Standard">GoldBracelet</text:p>
      <text:p text:style-name="Standard">MedalOfHonor</text:p>
      <text:p text:style-name="Standard">MirrorOfHonesty</text:p>
      <text:p text:style-name="Standard">MirrorOfKalandra</text:p>
      <text:p text:style-name="Standard">MurderRemovalDeed</text:p>
      <text:p text:style-name="Standard">NeckSlotChangeDeed</text:p>
      <text:p text:style-name="Standard">OneHandedTransformDeed</text:p>
      <text:p text:style-name="Standard">PetBondDeed</text:p>
      <text:p text:style-name="Standard">PetSlotDeed</text:p>
      <text:p text:style-name="Standard">RingSlotChangeDeed</text:p>
      <text:p text:style-name="Standard">ShirtSlotChangeDeed</text:p>
      <text:p text:style-name="Standard">StatCapDeed</text:p>
      <text:p text:style-name="Standard">Barrel</text:p>
      <text:p text:style-name="Standard">BeetleFeeder</text:p>
      <text:p text:style-name="Standard">BirdFeeder</text:p>
      <text:p text:style-name="Standard">BoarFeeder</text:p>
      <text:p text:style-name="Standard">BullFeeder</text:p>
      <text:p text:style-name="Standard">BullFrogFeeder</text:p>
      <text:p text:style-name="Standard">CatFeeder</text:p>
      <text:p text:style-name="Standard">CowFeeder</text:p>
      <text:p text:style-name="Standard">DesertOstardFeeder</text:p>
      <text:p text:style-name="Standard">DogFeeder</text:p>
      <text:p text:style-name="Standard">DolphinFeeder</text:p>
      <text:p text:style-name="Standard">ForestOstardFeeder</text:p>
      <text:p text:style-name="Standard">GamanFeeder</text:p>
      <text:p text:style-name="Standard">GiantToadFeeder</text:p>
      <text:p text:style-name="Standard">GoatFeeder</text:p>
      <text:p text:style-name="Standard">GorillaFeeder</text:p>
      <text:p text:style-name="Standard">GreatHartFeeder</text:p>
      <text:p text:style-name="Standard">HindFeeder</text:p>
      <text:p text:style-name="Standard">HiryuFeeder</text:p>
      <text:p text:style-name="Standard">HorseFeeder</text:p>
      <text:p text:style-name="Standard">KirinFeeder</text:p>
      <text:p text:style-name="Standard">LlamaFeeder</text:p>
      <text:p text:style-name="Standard">OstardFeeder</text:p>
      <text:p text:style-name="Standard">PigFeeder</text:p>
      <text:p text:style-name="Standard">RabbitFeeder</text:p>
      <text:p text:style-name="Standard">RatFeeder</text:p>
      <text:p text:style-name="Standard">RidgebackFeeder</text:p>
      <text:p text:style-name="Standard">SheepFeeder</text:p>
      <text:p text:style-name="Standard">SwampDragonFeeder</text:p>
      <text:p text:style-name="Standard">UnicornFeeder</text:p>
      <text:p text:style-name="Standard">WalrusFeeder</text:p>
      <text:p text:style-name="Standard">HarvestAppleTree</text:p>
      <text:p text:style-name="Standard">HarvestBananasTree</text:p>
      <text:p text:style-name="Standard">HarvestCantaloupeVine</text:p>
      <text:p text:style-name="Standard">HarvestCoconutTree</text:p>
      <text:p text:style-name="Standard">HarvestDateTree</text:p>
      <text:p text:style-name="Standard">HarvestGrapeVine</text:p>
      <text:p text:style-name="Standard">HarvestLemonTree</text:p>
      <text:p text:style-name="Standard">HarvestLimeTree</text:p>
      <text:p text:style-name="Standard">HarvestPeachTree</text:p>
      <text:p text:style-name="Standard">HarvestPearTree</text:p>
      <text:p text:style-name="Standard">HarvestSquashVine</text:p>
      <text:p text:style-name="Standard">HarvestWatermelonVine</text:p>
      <text:p text:style-name="Standard">IronMiningNode</text:p>
      <text:p text:style-name="Standard">AppleSeed</text:p>
      <text:p text:style-name="Standard">BananaTreeSeed</text:p>
      <text:p text:style-name="Standard">CantaloupeVineSeed</text:p>
      <text:p text:style-name="Standard">CoconutTreeSeed</text:p>
      <text:p text:style-name="Standard">DateTreeSeed</text:p>
      <text:p text:style-name="Standard">GrapeSeed</text:p>
      <text:p text:style-name="Standard">LemonSeed</text:p>
      <text:p text:style-name="Standard">LimeSeed</text:p>
      <text:p text:style-name="Standard">PeachSeed</text:p>
      <text:p text:style-name="Standard">PearSeed</text:p>
      <text:p text:style-name="Standard">SquashVineSeed</text:p>
      <text:p text:style-name="Standard">WatermelonVineSeed</text:p>
      <text:p text:style-name="Standard">BuildersHammer</text:p>
      <text:p text:style-name="Standard">CheeseAgingBarrel</text:p>
      <text:p text:style-name="Standard">PeaceableWoodenFence</text:p>
      <text:p text:style-name="Standard">HotLavaTile</text:p>
      <text:p text:style-name="Standard">LandmineTile</text:p>
      <text:p text:style-name="Standard">PoisonTile</text:p>
      <text:p text:style-name="Standard">BaseArmor</text:p>
      <text:p text:style-name="Standard">RandomMagicArmor</text:p>
      <text:p text:style-name="Standard">RandomMagicClothing</text:p>
      <text:p text:style-name="Standard">RandomMagicClothingX</text:p>
      <text:p text:style-name="Standard">RandomMagicClothingXA</text:p>
      <text:p text:style-name="Standard">RandomMagicClothingXB</text:p>
      <text:p text:style-name="Standard">RandomMagicClothingXC</text:p>
      <text:p text:style-name="Standard">RandomMagicClothingXD</text:p>
      <text:p text:style-name="Standard">RandomMagicJewelry</text:p>
      <text:p text:style-name="Standard">RandomMagicWeapon</text:p>
      <text:p text:style-name="Standard">RandomMagicWeaponA</text:p>
      <text:p text:style-name="Standard">RandomMagicWeaponB</text:p>
      <text:p text:style-name="Standard">RandomMagicWeaponC</text:p>
      <text:p text:style-name="Standard">RandomMagicWeaponD</text:p>
      <text:p text:style-name="Standard">RandomMagicWeaponE</text:p>
      <text:p text:style-name="Standard">RandomMagicWeaponF</text:p>
      <text:p text:style-name="Standard">RandomMagicWeaponG</text:p>
      <text:p text:style-name="Standard">RandomMagicWeaponH</text:p>
      <text:p text:style-name="Standard">RandomMagicWeaponI</text:p>
      <text:p text:style-name="Standard">RandomMagicWeaponJ</text:p>
      <text:p text:style-name="Standard">RandomMagicWeaponK</text:p>
      <text:p text:style-name="Standard">RandomMagicWeaponL</text:p>
      <text:p text:style-name="Standard">RandomMagicWeaponM</text:p>
      <text:p text:style-name="Standard">RandomSkillJewelryA</text:p>
      <text:p text:style-name="Standard">RandomSkillJewelryAA</text:p>
      <text:p text:style-name="Standard">RandomSkillJewelryAB</text:p>
      <text:p text:style-name="Standard">RandomSkillJewelryAC</text:p>
      <text:p text:style-name="Standard">RandomSkillJewelryAD</text:p>
      <text:p text:style-name="Standard">RandomSkillJewelryAE</text:p>
      <text:p text:style-name="Standard">RandomSkillJewelryAF</text:p>
      <text:p text:style-name="Standard">RandomSkillJewelryAG</text:p>
      <text:p text:style-name="Standard">RandomSkillJewelryAH</text:p>
      <text:p text:style-name="Standard">RandomSkillJewelryAI</text:p>
      <text:p text:style-name="Standard">RandomSkillJewelryAJ</text:p>
      <text:p text:style-name="Standard">RandomSkillJewelryAK</text:p>
      <text:p text:style-name="Standard">RandomSkillJewelryAL</text:p>
      <text:p text:style-name="Standard">RandomSkillJewelryAM</text:p>
      <text:p text:style-name="Standard">RandomSkillJewelryAN</text:p>
      <text:p text:style-name="Standard">RandomSkillJewelryAO</text:p>
      <text:p text:style-name="Standard">RandomSkillJewelryAP</text:p>
      <text:p text:style-name="Standard">RandomSkillJewelryB</text:p>
      <text:p text:style-name="Standard">RandomSkillJewelryC</text:p>
      <text:p text:style-name="Standard">RandomSkillJewelryD</text:p>
      <text:p text:style-name="Standard">RandomSkillJewelryE</text:p>
      <text:p text:style-name="Standard">RandomSkillJewelryF</text:p>
      <text:p text:style-name="Standard">RandomSkillJewelryG</text:p>
      <text:p text:style-name="Standard">RandomSkillJewelryH</text:p>
      <text:p text:style-name="Standard">RandomSkillJewelryI</text:p>
      <text:p text:style-name="Standard">RandomSkillJewelryJ</text:p>
      <text:p text:style-name="Standard">RandomSkillJewelryK</text:p>
      <text:p text:style-name="Standard">RandomSkillJewelryL</text:p>
      <text:p text:style-name="Standard">RandomSkillJewelryM</text:p>
      <text:p text:style-name="Standard">RandomSkillJewelryN</text:p>
      <text:p text:style-name="Standard">RandomSkillJewelryO</text:p>
      <text:p text:style-name="Standard">RandomSkillJewelryP</text:p>
      <text:p text:style-name="Standard">RandomSkillJewelryQ</text:p>
      <text:p text:style-name="Standard">RandomSkillJewelryR</text:p>
      <text:p text:style-name="Standard">RandomSkillJewelryS</text:p>
      <text:p text:style-name="Standard">RandomSkillJewelryT</text:p>
      <text:p text:style-name="Standard">RandomSkillJewelryU</text:p>
      <text:p text:style-name="Standard">RandomSkillJewelryV</text:p>
      <text:p text:style-name="Standard">RandomSkillJewelryW</text:p>
      <text:p text:style-name="Standard">RandomSkillJewelryX</text:p>
      <text:p text:style-name="Standard">RandomSkillJewelryXA</text:p>
      <text:p text:style-name="Standard">RandomSkillJewelryXB</text:p>
      <text:p text:style-name="Standard">RandomSkillJewelryXC</text:p>
      <text:p text:style-name="Standard">RandomSkillJewelryXD</text:p>
      <text:p text:style-name="Standard">RandomSkillJewelryXE</text:p>
      <text:p text:style-name="Standard">RandomSkillJewelryXX</text:p>
      <text:p text:style-name="Standard">RandomSkillJewelryY</text:p>
      <text:p text:style-name="Standard">RandomSkillJewelryZ</text:p>
      <text:p text:style-name="Standard"><text:soft-page-break/>BaseSocketAugmentation</text:p>
      <text:p text:style-name="Standard">AbysmalHorrorSummoningMateria</text:p>
      <text:p text:style-name="Standard">AcidElementalSummoningMateria</text:p>
      <text:p text:style-name="Standard">AgapiteElementalSummoningMateria</text:p>
      <text:p text:style-name="Standard">AirElementalSummoningMateria</text:p>
      <text:p text:style-name="Standard">AlligatorSummoningMateria</text:p>
      <text:p text:style-name="Standard">AncientLichSummoningMateria</text:p>
      <text:p text:style-name="Standard">AncientWyrmSummoningMateria</text:p>
      <text:p text:style-name="Standard">AntLionSummoningMateria</text:p>
      <text:p text:style-name="Standard">ArcaneDaemonSummoningMateria</text:p>
      <text:p text:style-name="Standard">ArcticOgreLordSummoningMateria</text:p>
      <text:p text:style-name="Standard">AxeBreathMateria</text:p>
      <text:p text:style-name="Standard">AxeCircleMateria</text:p>
      <text:p text:style-name="Standard">AxeLineMateria</text:p>
      <text:p text:style-name="Standard">BakeKitsuneSummoningMateria</text:p>
      <text:p text:style-name="Standard">BalronSummoningMateria</text:p>
      <text:p text:style-name="Standard">BarracoonSummoningMateria</text:p>
      <text:p text:style-name="Standard">BeeBreathMateria</text:p>
      <text:p text:style-name="Standard">BeeCircleMateria</text:p>
      <text:p text:style-name="Standard">BeeLineMateria</text:p>
      <text:p text:style-name="Standard">BeetleSummoningMateria</text:p>
      <text:p text:style-name="Standard">BlackBearSummoningMateria</text:p>
      <text:p text:style-name="Standard">BlackDragoonPirateMateria</text:p>
      <text:p text:style-name="Standard">BlackSolenInfiltratorQueenSummoningMateria</text:p>
      <text:p text:style-name="Standard">BlackSolenInfiltratorWarriorMateria</text:p>
      <text:p text:style-name="Standard">BlackSolenQueenSummoningMateria</text:p>
      <text:p text:style-name="Standard">BlackSolenWarriorSummoningMateria</text:p>
      <text:p text:style-name="Standard">BlackSolenWorkerSummoningMateria</text:p>
      <text:p text:style-name="Standard">BladesBreathMateria</text:p>
      <text:p text:style-name="Standard">BladesCircleMateria</text:p>
      <text:p text:style-name="Standard">BladesLineMateria</text:p>
      <text:p text:style-name="Standard">BloodElementalSummoningGem</text:p>
      <text:p text:style-name="Standard">BloodSwarmGem</text:p>
      <text:p text:style-name="Standard">BoarSummoningMateria</text:p>
      <text:p text:style-name="Standard">BogleSummoningMateria</text:p>
      <text:p text:style-name="Standard">BoglingSummoningMateria</text:p>
      <text:p text:style-name="Standard">BogThingSummoningMateria</text:p>
      <text:p text:style-name="Standard">BoneDemonSummoningMateria</text:p>
      <text:p text:style-name="Standard">BoneKnightSummoningMateria</text:p>
      <text:p text:style-name="Standard">BoneMagiSummoningMateria</text:p>
      <text:p text:style-name="Standard">BoulderBreathMateria</text:p>
      <text:p text:style-name="Standard">BoulderCircleMateria</text:p>
      <text:p text:style-name="Standard">BoulderLineMateria</text:p>
      <text:p text:style-name="Standard">BrigandSummoningMateria</text:p>
      <text:p text:style-name="Standard">BronzeElementalSummoningMateria</text:p>
      <text:p text:style-name="Standard">BrownBearSummoningMateria</text:p>
      <text:p text:style-name="Standard">BullFrogSummoningMateria</text:p>
      <text:p text:style-name="Standard">BullSummoningMateria</text:p>
      <text:p text:style-name="Standard">CatSummoningMateria</text:p>
      <text:p text:style-name="Standard">CentaurSummoningMateria</text:p>
      <text:p text:style-name="Standard">ChaosDaemonSummoningMateria</text:p>
      <text:p text:style-name="Standard">ChaosDragoonEliteSummoningMateria</text:p>
      <text:p text:style-name="Standard">ChaosDragoonSummoningMateria</text:p>
      <text:p text:style-name="Standard">ChickenSummoningMateria</text:p>
      <text:p text:style-name="Standard">CopperElementalSummoningMateria</text:p>
      <text:p text:style-name="Standard">CorpserSummoningMateria</text:p>
      <text:p text:style-name="Standard">CorrosiveSlimeSummoningMateria</text:p>
      <text:p text:style-name="Standard">CorruptedSoulMateria</text:p>
      <text:p text:style-name="Standard">CougarSummoningMateria</text:p>
      <text:p text:style-name="Standard">CowSummoningMateria</text:p>
      <text:p text:style-name="Standard">CraneSummoningMateria</text:p>
      <text:p text:style-name="Standard">CrankBreathMateria</text:p>
      <text:p text:style-name="Standard">CrankCircleMateria</text:p>
      <text:p text:style-name="Standard">CrankLineMateria</text:p>
      <text:p text:style-name="Standard">CrimsonDragonSummoningMateria</text:p>
      <text:p text:style-name="Standard">CrystalElementalSummoningMateria</text:p>
      <text:p text:style-name="Standard">CurtainBreathMateria</text:p>
      <text:p text:style-name="Standard">CurtainCircleMateria</text:p>
      <text:p text:style-name="Standard">CurtainLineMateria</text:p>
      <text:p text:style-name="Standard">CuSidheSummoningMateria</text:p>
      <text:p text:style-name="Standard">CyclopsSummoningMateria</text:p>
      <text:p text:style-name="Standard">DaemonSummoningMateria</text:p>
      <text:p text:style-name="Standard">DarkWispSummoningMateria</text:p>
      <text:p text:style-name="Standard">DarkWolfSummoningMateria</text:p>
      <text:p text:style-name="Standard">DeathWatchBeetleSummoningMateria</text:p>
      <text:p text:style-name="Standard">DeepSeaSerpentSummoningMateria</text:p>
      <text:p text:style-name="Standard">DeerBreathMateria</text:p>
      <text:p text:style-name="Standard">DeerCircleMateria</text:p>
      <text:p text:style-name="Standard">DeerLineMateria</text:p>
      <text:p text:style-name="Standard">DemonKnightSummoningMateria</text:p>
      <text:p text:style-name="Standard">DesertOstardSummoningMateria</text:p>
      <text:p text:style-name="Standard">DevourerSummoningMateria</text:p>
      <text:p text:style-name="Standard">DireWolfSummoningMateria</text:p>
      <text:p text:style-name="Standard">DogSummoningMateria</text:p>
      <text:p text:style-name="Standard">DolphinSummoningMateria</text:p>
      <text:p text:style-name="Standard">DopplegangerSummoningMateria</text:p>
      <text:p text:style-name="Standard">DragonSummoningMateria</text:p>
      <text:p text:style-name="Standard">DrakeSummoningMateria</text:p>
      <text:p text:style-name="Standard">DreadSpiderSummoningMateria</text:p>
      <text:p text:style-name="Standard">DullCopperElementalSummoningMateria</text:p>
      <text:p text:style-name="Standard">DVortexBreathMateria</text:p>
      <text:p text:style-name="Standard">DVortexCircleMateria</text:p>
      <text:p text:style-name="Standard">DVortexLineMateria</text:p>
      <text:p text:style-name="Standard">EagleSummoningMateria</text:p>
      <text:p text:style-name="Standard">EarthElementalSummoningMateria</text:p>
      <text:p text:style-name="Standard">EfreetSummoningMateria</text:p>
      <text:p text:style-name="Standard">ElderGazerSummoningMateria</text:p>
      <text:p text:style-name="Standard">EliteNinjaSummoningMateria</text:p>
      <text:p text:style-name="Standard">EttinSummoningMateria</text:p>
      <text:p text:style-name="Standard">EvilHealerSummoningMateria</text:p>
      <text:p text:style-name="Standard">EvilMageSummoningMateria</text:p>
      <text:p text:style-name="Standard">ExecutionerMateria</text:p>
      <text:p text:style-name="Standard">ExodusMinionSummoningMateria</text:p>
      <text:p text:style-name="Standard">ExodusOverseerSummoningMateria</text:p>
      <text:p text:style-name="Standard">FanDancerSummoningMateria</text:p>
      <text:p text:style-name="Standard">FeralTreefellowSummoningMateria</text:p>
      <text:p text:style-name="Standard">FetidEssenceMateria</text:p>
      <text:p text:style-name="Standard">FireBeetleSummoningMateria</text:p>
      <text:p text:style-name="Standard">FireElementalSummoningMateria</text:p>
      <text:p text:style-name="Standard">FireGargoyleSummoningMateria</text:p>
      <text:p text:style-name="Standard">FireSteedSummoningMateria</text:p>
      <text:p text:style-name="Standard">FlaskBreathMateria</text:p>
      <text:p text:style-name="Standard">FlaskCircleMateria</text:p>
      <text:p text:style-name="Standard"><text:soft-page-break/>FlaskLineMateria</text:p>
      <text:p text:style-name="Standard">FleshGolemSummoningMateria</text:p>
      <text:p text:style-name="Standard">FleshRendererSummoningMateria</text:p>
      <text:p text:style-name="Standard">ForestOstardSummoningMateria</text:p>
      <text:p text:style-name="Standard">FrenziedOstardSummoningMateria</text:p>
      <text:p text:style-name="Standard">FrostOozeSummoningMateria</text:p>
      <text:p text:style-name="Standard">FrostSpiderSummoningMateria</text:p>
      <text:p text:style-name="Standard">FrostTrollSummoningMateria</text:p>
      <text:p text:style-name="Standard">FTreeCircleMateria</text:p>
      <text:p text:style-name="Standard">FTreeLineMateria</text:p>
      <text:p text:style-name="Standard">GamanSummoningMateria</text:p>
      <text:p text:style-name="Standard">GargoyleSummoningMateria</text:p>
      <text:p text:style-name="Standard">GasBreathMateria</text:p>
      <text:p text:style-name="Standard">GasCircleMateria</text:p>
      <text:p text:style-name="Standard">GasLineMateria</text:p>
      <text:p text:style-name="Standard">GateBreathMateria</text:p>
      <text:p text:style-name="Standard">GateCircleMateria</text:p>
      <text:p text:style-name="Standard">GateLineMateria</text:p>
      <text:p text:style-name="Standard">GazerSummoningMateria</text:p>
      <text:p text:style-name="Standard">GhoulSummoningMateria</text:p>
      <text:p text:style-name="Standard">GiantBlackWidowSummoningMateria</text:p>
      <text:p text:style-name="Standard">GiantRatSummoningMateria</text:p>
      <text:p text:style-name="Standard">GiantSerpentSummoningMateria</text:p>
      <text:p text:style-name="Standard">GiantSpiderSummoningMateria</text:p>
      <text:p text:style-name="Standard">GiantToadSummoningMateria</text:p>
      <text:p text:style-name="Standard">GibberlingSummoningMateria</text:p>
      <text:p text:style-name="Standard">GlowBreathMateria</text:p>
      <text:p text:style-name="Standard">GlowCircleMateria</text:p>
      <text:p text:style-name="Standard">GlowLineMateria</text:p>
      <text:p text:style-name="Standard">GoatSummoningMateria</text:p>
      <text:p text:style-name="Standard">GoldenElementalSummoningMateria</text:p>
      <text:p text:style-name="Standard">GolemSummoningMateria</text:p>
      <text:p text:style-name="Standard">GoreFiendSummoningMateria</text:p>
      <text:p text:style-name="Standard">GorillaSummoningMateria</text:p>
      <text:p text:style-name="Standard">GreaterDragonSummoningMateria</text:p>
      <text:p text:style-name="Standard">GreaterMongbatSummoningMateria</text:p>
      <text:p text:style-name="Standard">GreatHartSummoningMateria</text:p>
      <text:p text:style-name="Standard">GreyWolfSummoningMateria</text:p>
      <text:p text:style-name="Standard">GrizzlyBearSummoningMateria</text:p>
      <text:p text:style-name="Standard">GuillotineBreathMateria</text:p>
      <text:p text:style-name="Standard">GuillotineCircleMateria</text:p>
      <text:p text:style-name="Standard">GuillotineLineMateria</text:p>
      <text:p text:style-name="Standard">HarpySummoningMateria</text:p>
      <text:p text:style-name="Standard">HeadBreathMateria</text:p>
      <text:p text:style-name="Standard">HeadCircleMateria</text:p>
      <text:p text:style-name="Standard">HeadlessOneSummoningMateria</text:p>
      <text:p text:style-name="Standard">HeadLineMateria</text:p>
      <text:p text:style-name="Standard">HealerMateria</text:p>
      <text:p text:style-name="Standard">HeartBreathMateria</text:p>
      <text:p text:style-name="Standard">HeartCircleMateria</text:p>
      <text:p text:style-name="Standard">HeartLineMateria</text:p>
      <text:p text:style-name="Standard">HellCatSummoningMateria</text:p>
      <text:p text:style-name="Standard">HellHoundSummoningMateria</text:p>
      <text:p text:style-name="Standard">HellSteedSummoningMateria</text:p>
      <text:p text:style-name="Standard">HindSummoningMateria</text:p>
      <text:p text:style-name="Standard">HiryuSummoningMateria</text:p>
      <text:p text:style-name="Standard">HorseSummoningMateria</text:p>
      <text:p text:style-name="Standard">IceElementalSummoningMateria</text:p>
      <text:p text:style-name="Standard">IceFiendSummoningMateria</text:p>
      <text:p text:style-name="Standard">IceSerpentSummoningMateria</text:p>
      <text:p text:style-name="Standard">IceSnakeSummoningMateria</text:p>
      <text:p text:style-name="Standard">ImpSummoningMateria</text:p>
      <text:p text:style-name="Standard">JackRabbitSummoningMateria</text:p>
      <text:p text:style-name="Standard">KazeKemonoSummoningMateria</text:p>
      <text:p text:style-name="Standard">KirinSummoningMateria</text:p>
      <text:p text:style-name="Standard">LavaLizardSummoningMateria</text:p>
      <text:p text:style-name="Standard">LavaSerpentSummoningMateria</text:p>
      <text:p text:style-name="Standard">LavaSnakeSummoningMateria</text:p>
      <text:p text:style-name="Standard">LesserHiryuSummoningMateria</text:p>
      <text:p text:style-name="Standard">LichLordSummoningMateria</text:p>
      <text:p text:style-name="Standard">LichSummoningMateria</text:p>
      <text:p text:style-name="Standard">LizardmanSummoningMateria</text:p>
      <text:p text:style-name="Standard">LlamaSummoningMateria</text:p>
      <text:p text:style-name="Standard">MaidenBreathMateria</text:p>
      <text:p text:style-name="Standard">MaidenCircleMateria</text:p>
      <text:p text:style-name="Standard">MaidenLineMateria</text:p>
      <text:p text:style-name="Standard">MinotaurCaptainSummoningMateria</text:p>
      <text:p text:style-name="Standard">MountainGoatSummoningMateria</text:p>
      <text:p text:style-name="Standard">MummySummoningMateria</text:p>
      <text:p text:style-name="Standard">MushroomBreathMateria</text:p>
      <text:p text:style-name="Standard">MushroomCircleMateria</text:p>
      <text:p text:style-name="Standard">MushroomLineMateria</text:p>
      <text:p text:style-name="Standard">NightmareSummoningMateria</text:p>
      <text:p text:style-name="Standard">NutcrackerBreathMateria</text:p>
      <text:p text:style-name="Standard">NutcrackerCircleMateria</text:p>
      <text:p text:style-name="Standard">NutcrackerLineMateria</text:p>
      <text:p text:style-name="Standard">OFlaskBreathMateria</text:p>
      <text:p text:style-name="Standard">OFlaskCircleMateria</text:p>
      <text:p text:style-name="Standard">OFlaskMateria</text:p>
      <text:p text:style-name="Standard">OgreLordSummoningMateria</text:p>
      <text:p text:style-name="Standard">OgreSummoningMateria</text:p>
      <text:p text:style-name="Standard">OniSummoningMateria</text:p>
      <text:p text:style-name="Standard">OphidianArchmageSummoningMateria</text:p>
      <text:p text:style-name="Standard">OphidianKnightSummoningMateria</text:p>
      <text:p text:style-name="Standard">OrcBomberSummoningMateria</text:p>
      <text:p text:style-name="Standard">OrcBruteSummoningMateria</text:p>
      <text:p text:style-name="Standard">OrcCaptainSummoningMateria</text:p>
      <text:p text:style-name="Standard">OrcishLordSummoningMateria</text:p>
      <text:p text:style-name="Standard">OrcishMageSummoningMateria</text:p>
      <text:p text:style-name="Standard">OrcSummoningMateria</text:p>
      <text:p text:style-name="Standard">PackHorseSummoningMateria</text:p>
      <text:p text:style-name="Standard">PackLlamaSummoningMateria</text:p>
      <text:p text:style-name="Standard">PantherSummoningMateria</text:p>
      <text:p text:style-name="Standard">ParaBreathMateria</text:p>
      <text:p text:style-name="Standard">ParaCircleMateria</text:p>
      <text:p text:style-name="Standard">ParaLineMateria</text:p>
      <text:p text:style-name="Standard">PhoenixSummoningMateria</text:p>
      <text:p text:style-name="Standard">PigSummoningMateria</text:p>
      <text:p text:style-name="Standard">PixieSummoningMateria</text:p>
      <text:p text:style-name="Standard">PlagueBeastSummoningMateria</text:p>
      <text:p text:style-name="Standard">PoisonElementalSummoningMateria</text:p>
      <text:p text:style-name="Standard">PolarBearSummoningMateria</text:p>
      <text:p text:style-name="Standard">RabbitSummoningMateria</text:p>
      <text:p text:style-name="Standard">RaiJuSummoningMateria</text:p>
      <text:p text:style-name="Standard">RatmanArcherSummoningMateria</text:p>
      <text:p text:style-name="Standard">RatmanMageSummoningMateria</text:p>
      <text:p text:style-name="Standard">RatmanSummoningMateria</text:p>
      <text:p text:style-name="Standard">RatSummoningMateria</text:p>
      <text:p text:style-name="Standard">ReaperSummoningMateria</text:p>
      <text:p text:style-name="Standard">RevenantSummoningMateria</text:p>
      <text:p text:style-name="Standard">RidgebackSummoningMateria</text:p>
      <text:p text:style-name="Standard">RikktorSummoningMateria</text:p>
      <text:p text:style-name="Standard">RoninSummoningMateria</text:p>
      <text:p text:style-name="Standard">RuneBeetleSummoningMateria</text:p>
      <text:p text:style-name="Standard">RuneBreathMateria</text:p>
      <text:p text:style-name="Standard">RuneCircleMateria</text:p>
      <text:p text:style-name="Standard">RuneLineMateria</text:p>
      <text:p text:style-name="Standard">SatyrSummoningMateria</text:p>
      <text:p text:style-name="Standard"><text:soft-page-break/>SavageShamanSummoningMateria</text:p>
      <text:p text:style-name="Standard">SavageSummoningMateria</text:p>
      <text:p text:style-name="Standard">SawBreathMateria</text:p>
      <text:p text:style-name="Standard">SawCircleMateria</text:p>
      <text:p text:style-name="Standard">SawLineMateria</text:p>
      <text:p text:style-name="Standard">ScaledSwampDragonSummoningMateria</text:p>
      <text:p text:style-name="Standard">ScorpionSummoningMateria</text:p>
      <text:p text:style-name="Standard">SeaSerpentSummoningMateria</text:p>
      <text:p text:style-name="Standard">ShadowWispSummoningMateria</text:p>
      <text:p text:style-name="Standard">ShadowWyrmSummoningMateria</text:p>
      <text:p text:style-name="Standard">SheepSummoningMateria</text:p>
      <text:p text:style-name="Standard">SilverSerpentSummoningMateria</text:p>
      <text:p text:style-name="Standard">SilverSteedSummoningMateria</text:p>
      <text:p text:style-name="Standard">SkeletalDragonSummoningMateria</text:p>
      <text:p text:style-name="Standard">SkeletalKnightSummoningMateria</text:p>
      <text:p text:style-name="Standard">SkeletalMageSummoningMateria</text:p>
      <text:p text:style-name="Standard">SkeletalMountSummoningMateria</text:p>
      <text:p text:style-name="Standard">SkeletonBreathMateria</text:p>
      <text:p text:style-name="Standard">SkeletonCircleMateria</text:p>
      <text:p text:style-name="Standard">SkeletonLineMateria</text:p>
      <text:p text:style-name="Standard">SkeletonSummoningMateria</text:p>
      <text:p text:style-name="Standard">SkullBreathMateria</text:p>
      <text:p text:style-name="Standard">SkullCircleMateria</text:p>
      <text:p text:style-name="Standard">SkullLineMateria</text:p>
      <text:p text:style-name="Standard">SlimeSummoningMateria</text:p>
      <text:p text:style-name="Standard">SmokeBreathMateria</text:p>
      <text:p text:style-name="Standard">SmokeCircleMateria</text:p>
      <text:p text:style-name="Standard">SmokeLineMateria</text:p>
      <text:p text:style-name="Standard">SnakeSummoningMateria</text:p>
      <text:p text:style-name="Standard">SnowElementalSummoningMateria</text:p>
      <text:p text:style-name="Standard">SnowLeopardSummoningMateria</text:p>
      <text:p text:style-name="Standard">SocketDeed</text:p>
      <text:p text:style-name="Standard">SocketDeed1</text:p>
      <text:p text:style-name="Standard">SocketDeed2</text:p>
      <text:p text:style-name="Standard">SocketDeed3</text:p>
      <text:p text:style-name="Standard">SocketDeed4</text:p>
      <text:p text:style-name="Standard">SocketDeed5</text:p>
      <text:p text:style-name="Standard">SparkleBreathMateria</text:p>
      <text:p text:style-name="Standard">SparkleCircleMateria</text:p>
      <text:p text:style-name="Standard">SparkleLineMateria</text:p>
      <text:p text:style-name="Standard">SpikeBreathMateria</text:p>
      <text:p text:style-name="Standard">SpikeCircleMateria</text:p>
      <text:p text:style-name="Standard">SpikeLineMateria</text:p>
      <text:p text:style-name="Standard">StoneBreathMateria</text:p>
      <text:p text:style-name="Standard">StoneCircleMateria</text:p>
      <text:p text:style-name="Standard">StoneLineMateria</text:p>
      <text:p text:style-name="Standard">SuccubusSummoningMateria</text:p>
      <text:p text:style-name="Standard">TimeBreathMateria</text:p>
      <text:p text:style-name="Standard">TimeCircleMateria</text:p>
      <text:p text:style-name="Standard">TimeLineMateria</text:p>
      <text:p text:style-name="Standard">TitanSummoningMateria</text:p>
      <text:p text:style-name="Standard">ToxicElementalSummoningMateria</text:p>
      <text:p text:style-name="Standard">TrapBreathMateria</text:p>
      <text:p text:style-name="Standard">TrapCircleMateria</text:p>
      <text:p text:style-name="Standard">TrapLineMateria</text:p>
      <text:p text:style-name="Standard">TreeBreathMateria</text:p>
      <text:p text:style-name="Standard">TroglodyteSummoningMateria</text:p>
      <text:p text:style-name="Standard">TrollSummoningMateria</text:p>
      <text:p text:style-name="Standard">UnicornSummoningMateria</text:p>
      <text:p text:style-name="Standard">ValoriteElementalSummoningMateria</text:p>
      <text:p text:style-name="Standard">VampireBatSummoningMateria</text:p>
      <text:p text:style-name="Standard">VeriteElementalSummoningMateria</text:p>
      <text:p text:style-name="Standard">VortexBreathMateria</text:p>
      <text:p text:style-name="Standard">VortexCircleMateria</text:p>
      <text:p text:style-name="Standard">VortexLineMateria</text:p>
      <text:p text:style-name="Standard">WalrusSummoningMateria</text:p>
      <text:p text:style-name="Standard">WaterBreathMateria</text:p>
      <text:p text:style-name="Standard">WaterCircleMateria</text:p>
      <text:p text:style-name="Standard">WaterElementalSummoningMateria</text:p>
      <text:p text:style-name="Standard">WaterLineMateria</text:p>
      <text:p text:style-name="Standard">WhiteWolfSummoningMateria</text:p>
      <text:p text:style-name="Standard">WhiteWyrmSummoningMateria</text:p>
      <text:p text:style-name="Standard">WispSummoningMateria</text:p>
      <text:p text:style-name="Standard">WraithSummoningMateria</text:p>
      <text:p text:style-name="Standard">WyvernSummoningMateria</text:p>
      <text:p text:style-name="Standard">ZombieSummoningMateria</text:p>
      <text:p text:style-name="Standard">TrapableContainer</text:p>
      <text:p text:style-name="Standard">LockableContainer</text:p>
      <text:p text:style-name="Standard">WoodenChest</text:p>
      <text:p text:style-name="Standard">MonsterChestA</text:p>
      <text:p text:style-name="Standard">MonsterChestAA</text:p>
      <text:p text:style-name="Standard">MonsterChestAB</text:p>
      <text:p text:style-name="Standard">MonsterChestAC</text:p>
      <text:p text:style-name="Standard">MonsterChestAD</text:p>
      <text:p text:style-name="Standard">MonsterChestAE</text:p>
      <text:p text:style-name="Standard">MonsterChestAF</text:p>
      <text:p text:style-name="Standard">MonsterChestAG</text:p>
      <text:p text:style-name="Standard">MonsterChestAH</text:p>
      <text:p text:style-name="Standard">MonsterChestAI</text:p>
      <text:p text:style-name="Standard">MonsterChestAJ</text:p>
      <text:p text:style-name="Standard">MonsterChestAK</text:p>
      <text:p text:style-name="Standard">MonsterChestAL</text:p>
      <text:p text:style-name="Standard">MonsterChestAM</text:p>
      <text:p text:style-name="Standard">MonsterChestAN</text:p>
      <text:p text:style-name="Standard">MonsterChestAO</text:p>
      <text:p text:style-name="Standard">MonsterChestAP</text:p>
      <text:p text:style-name="Standard">MonsterChestAQ</text:p>
      <text:p text:style-name="Standard">MonsterChestAR</text:p>
      <text:p text:style-name="Standard">MonsterChestAS</text:p>
      <text:p text:style-name="Standard">MonsterChestAT</text:p>
      <text:p text:style-name="Standard">MonsterChestAU</text:p>
      <text:p text:style-name="Standard">MonsterChestAV</text:p>
      <text:p text:style-name="Standard">MonsterChestAW</text:p>
      <text:p text:style-name="Standard">MonsterChestAX</text:p>
      <text:p text:style-name="Standard">MonsterChestAY</text:p>
      <text:p text:style-name="Standard">MonsterChestAZ</text:p>
      <text:p text:style-name="Standard">MonsterChestB</text:p>
      <text:p text:style-name="Standard">MonsterChestBA</text:p>
      <text:p text:style-name="Standard">MonsterChestBB</text:p>
      <text:p text:style-name="Standard">MonsterChestBC</text:p>
      <text:p text:style-name="Standard">MonsterChestBD</text:p>
      <text:p text:style-name="Standard">MonsterChestBE</text:p>
      <text:p text:style-name="Standard">MonsterChestBF</text:p>
      <text:p text:style-name="Standard">MonsterChestBG</text:p>
      <text:p text:style-name="Standard">MonsterChestBH</text:p>
      <text:p text:style-name="Standard">MonsterChestBI</text:p>
      <text:p text:style-name="Standard">MonsterChestBJ</text:p>
      <text:p text:style-name="Standard">MonsterChestBK</text:p>
      <text:p text:style-name="Standard">MonsterChestBL</text:p>
      <text:p text:style-name="Standard">MonsterChestBM</text:p>
      <text:p text:style-name="Standard">MonsterChestC</text:p>
      <text:p text:style-name="Standard">MonsterChestD</text:p>
      <text:p text:style-name="Standard">MonsterChestE</text:p>
      <text:p text:style-name="Standard">MonsterChestF</text:p>
      <text:p text:style-name="Standard">MonsterChestG</text:p>
      <text:p text:style-name="Standard">MonsterChestH</text:p>
      <text:p text:style-name="Standard">MonsterChestI</text:p>
      <text:p text:style-name="Standard">MonsterChestJ</text:p>
      <text:p text:style-name="Standard">MonsterChestK</text:p>
      <text:p text:style-name="Standard">MonsterChestL</text:p>
      <text:p text:style-name="Standard">MonsterChestM</text:p>
      <text:p text:style-name="Standard">MonsterChestN</text:p>
      <text:p text:style-name="Standard"><text:soft-page-break/>MonsterChestO</text:p>
      <text:p text:style-name="Standard">MonsterChestP</text:p>
      <text:p text:style-name="Standard">MonsterChestQ</text:p>
      <text:p text:style-name="Standard">MonsterChestR</text:p>
      <text:p text:style-name="Standard">MonsterChestS</text:p>
      <text:p text:style-name="Standard">MonsterChestT</text:p>
      <text:p text:style-name="Standard">MonsterChestU</text:p>
      <text:p text:style-name="Standard">MonsterChestV</text:p>
      <text:p text:style-name="Standard">MonsterChestW</text:p>
      <text:p text:style-name="Standard">MonsterChestX</text:p>
      <text:p text:style-name="Standard">MonsterChestY</text:p>
      <text:p text:style-name="Standard">MonsterChestZ</text:p>
      <text:p text:style-name="Standard">BaseBook</text:p>
      <text:p text:style-name="Standard">BlueBook</text:p>
      <text:p text:style-name="Standard">ABCsForBarbarians</text:p>
      <text:p text:style-name="Standard">ACyclopsPerspective</text:p>
      <text:p text:style-name="Standard">AdventurersAccoutrements</text:p>
      <text:p text:style-name="Standard">AHerpetomancersTale</text:p>
      <text:p text:style-name="Standard">AlchemistsCompendium</text:p>
      <text:p text:style-name="Standard">ALeprechaunsLedger</text:p>
      <text:p text:style-name="Standard">AlmanacOfAethericArtifacts</text:p>
      <text:p text:style-name="Standard">AnAmphibianAnecdote</text:p>
      <text:p text:style-name="Standard">AnatomyOfCorporealUndead</text:p>
      <text:p text:style-name="Standard">AnatomyOfKrakens</text:p>
      <text:p text:style-name="Standard">AnatomyOfReapers</text:p>
      <text:p text:style-name="Standard">AnatomyOfSlimes</text:p>
      <text:p text:style-name="Standard">AnatomyOfSpectralUndead</text:p>
      <text:p text:style-name="Standard">AncestorsAndTheOrcs</text:p>
      <text:p text:style-name="Standard">AnEldersAnthology</text:p>
      <text:p text:style-name="Standard">AnOrcishCookbook</text:p>
      <text:p text:style-name="Standard">AntecedantsOfElvenLaw</text:p>
      <text:p text:style-name="Standard">BakingWithABarbaricTwist</text:p>
      <text:p text:style-name="Standard">BakingWithBasilisks</text:p>
      <text:p text:style-name="Standard">BalladsOfTheBattleborne</text:p>
      <text:p text:style-name="Standard">BalladsOfTheBefuddledBard</text:p>
      <text:p text:style-name="Standard">BardsGuideToBizarreCreatures</text:p>
      <text:p text:style-name="Standard">BardsWorstBallads</text:p>
      <text:p text:style-name="Standard">BlacksmithsGuideToBuildingInterstellarSpaceships</text:p>
      <text:p text:style-name="Standard">ChildsGuideToBeginnerWitchcraft</text:p>
      <text:p text:style-name="Standard">ChroniclesOfMalidrex</text:p>
      <text:p text:style-name="Standard">ChroniclesOfTheCrimsonSorcerer</text:p>
      <text:p text:style-name="Standard">ChroniclesOfTheCrystalCaverns</text:p>
      <text:p text:style-name="Standard">CodexOfCelestialAlignments</text:p>
      <text:p text:style-name="Standard">CodicilsOfTheCrypticConjurers</text:p>
      <text:p text:style-name="Standard">CompassionTalesOfEmpathy</text:p>
      <text:p text:style-name="Standard">CompendiumOfCharmedCreatures</text:p>
      <text:p text:style-name="Standard">CompendiumOfCuriousConstellations</text:p>
      <text:p text:style-name="Standard">CompendiumOfMythicalBeasts</text:p>
      <text:p text:style-name="Standard">ConfessionsOfADisenchantedDryad</text:p>
      <text:p text:style-name="Standard">ConfessionsOfMinax</text:p>
      <text:p text:style-name="Standard">DarkTalesOfHiddenCults</text:p>
      <text:p text:style-name="Standard">DeitiesOfBritannia</text:p>
      <text:p text:style-name="Standard">DiariesOfADwarvenDentist</text:p>
      <text:p text:style-name="Standard">DiaryOfARogueGargoyle</text:p>
      <text:p text:style-name="Standard">EchoesOfEtherealEmpires</text:p>
      <text:p text:style-name="Standard">EchoesOfTheEtherealPlane</text:p>
      <text:p text:style-name="Standard">ElementalistsEthos</text:p>
      <text:p text:style-name="Standard">ElvenCarpentry</text:p>
      <text:p text:style-name="Standard">EnchantmentsOfTheElvenShoemaker</text:p>
      <text:p text:style-name="Standard">EnigmaOfElementalEquilibrium</text:p>
      <text:p text:style-name="Standard">EnigmaOfTheWhisperingWoods</text:p>
      <text:p text:style-name="Standard">EnigmasOfTheEldritchElves</text:p>
      <text:p text:style-name="Standard">EttinElegiesPoetryAnthology</text:p>
      <text:p text:style-name="Standard">EttinPoetry</text:p>
      <text:p text:style-name="Standard">FablesOfTheFey</text:p>
      <text:p text:style-name="Standard">FineDiningInTheUnderworld</text:p>
      <text:p text:style-name="Standard">FragmentsOfFuturity</text:p>
      <text:p text:style-name="Standard">GazerGossip</text:p>
      <text:p text:style-name="Standard">GnomesGuideToGiantNegotiations</text:p>
      <text:p text:style-name="Standard">GnomishGadgetsAndHowToTinkerThem</text:p>
      <text:p text:style-name="Standard">GoblinEtiquette</text:p>
      <text:p text:style-name="Standard">GoblinGastronomyGoneWild</text:p>
      <text:p text:style-name="Standard">GoblinsGuideToGreed</text:p>
      <text:p text:style-name="Standard">GuardiansOfTheGrimoire</text:p>
      <text:p text:style-name="Standard">GuideToNonHumanHorticulture</text:p>
      <text:p text:style-name="Standard">HilariousHarpyHijinks</text:p>
      <text:p text:style-name="Standard">HistoryAirElementals</text:p>
      <text:p text:style-name="Standard">HistoryFireElementals</text:p>
      <text:p text:style-name="Standard">HistoryOfDragons</text:p>
      <text:p text:style-name="Standard">HistoryOfEarthElementals</text:p>
      <text:p text:style-name="Standard">HistoryOfEttins</text:p>
      <text:p text:style-name="Standard">HistoryOfImps</text:p>
      <text:p text:style-name="Standard">HistoryOfLiches</text:p>
      <text:p text:style-name="Standard">HistoryOfLizardmen</text:p>
      <text:p text:style-name="Standard">HistoryOfMongbats</text:p>
      <text:p text:style-name="Standard">HistoryOfNecromancy</text:p>
      <text:p text:style-name="Standard">HistoryOfTerathans</text:p>
      <text:p text:style-name="Standard">HistoryOfTheCyclopes</text:p>
      <text:p text:style-name="Standard">HistoryOfTheDaemons</text:p>
      <text:p text:style-name="Standard">HistoryOfTheGargoyles</text:p>
      <text:p text:style-name="Standard">HistoryOfTheGazers</text:p>
      <text:p text:style-name="Standard">HistoryOfTheHarpies</text:p>
      <text:p text:style-name="Standard">HistoryOfTheHeadless</text:p>
      <text:p text:style-name="Standard">HistoryOfTheOphidians</text:p>
      <text:p text:style-name="Standard">HistoryOfTheOrcs</text:p>
      <text:p text:style-name="Standard">HistoryOfTheRatmen</text:p>
      <text:p text:style-name="Standard">HistoryOfTheTitans</text:p>
      <text:p text:style-name="Standard">HistoryOfTrolls</text:p>
      <text:p text:style-name="Standard">HistoryOfWaterElementals</text:p>
      <text:p text:style-name="Standard">HowToHaggleWithAHag</text:p>
      <text:p text:style-name="Standard">HumilitysTriumph</text:p>
      <text:p text:style-name="Standard">JestersJestBook</text:p>
      <text:p text:style-name="Standard">KnightsGuideToDragonDiplomacy</text:p>
      <text:p text:style-name="Standard">LegendsOfTheLostLyricum</text:p>
      <text:p text:style-name="Standard">LibrariansSecretSpells</text:p>
      <text:p text:style-name="Standard">LizardmensLostLegacy</text:p>
      <text:p text:style-name="Standard">LycanthropicLegends</text:p>
      <text:p text:style-name="Standard">MagicalPropertiesOfBlackPearl</text:p>
      <text:p text:style-name="Standard">MagicalPropertiesOfBloodMoss</text:p>
      <text:p text:style-name="Standard">MagicalPropertiesOfGarlic</text:p>
      <text:p text:style-name="Standard">MagicalPropertiesOfMandrakeRoot</text:p>
      <text:p text:style-name="Standard">MagicalPropertiesOfNightshade</text:p>
      <text:p text:style-name="Standard">MagicalPropertiesOfSpiderSilk</text:p>
      <text:p text:style-name="Standard">MagicalPropertiesOfSulfurousAsh</text:p>
      <text:p text:style-name="Standard">MalidrexHistory</text:p>
      <text:p text:style-name="Standard">MermaidMannersForLandwalkers</text:p>
      <text:p text:style-name="Standard">MimicMusingsAChestsPerspective</text:p>
      <text:p text:style-name="Standard">MinotaurMazeMasters</text:p>
      <text:p text:style-name="Standard">MisadventuresOfABumblingMage</text:p>
      <text:p text:style-name="Standard">MisadventuresOfAHalfTrollDiplomat</text:p>
      <text:p text:style-name="Standard">MisdeedsOfMischievousMimics</text:p>
      <text:p text:style-name="Standard">MoansOfMournfulGhosts</text:p>
      <text:p text:style-name="Standard">OdesToTheFallen</text:p>
      <text:p text:style-name="Standard">OdesToTheObsidianOgres</text:p>
      <text:p text:style-name="Standard">OgreBaking</text:p>
      <text:p text:style-name="Standard">OgreCoutureTailoringTips</text:p>
      <text:p text:style-name="Standard">OgreCuisineBeyondTheStewpot</text:p>
      <text:p text:style-name="Standard">OgreHaikus</text:p>
      <text:p text:style-name="Standard">OgreLordsAndHierarchy</text:p>
      <text:p text:style-name="Standard"><text:soft-page-break/>OgrePoetryBook</text:p>
      <text:p text:style-name="Standard">OgreTailoringBook</text:p>
      <text:p text:style-name="Standard">OnJestersBook</text:p>
      <text:p text:style-name="Standard">OnTheOriginOfGiantFrogs</text:p>
      <text:p text:style-name="Standard">OnTheVirtueOfCompassion</text:p>
      <text:p text:style-name="Standard">OnTheVirtueOfHonesty</text:p>
      <text:p text:style-name="Standard">OnTheVirtueOfHonor</text:p>
      <text:p text:style-name="Standard">OnTheVirtueOfHumility</text:p>
      <text:p text:style-name="Standard">OnTheVirtueOfJustice</text:p>
      <text:p text:style-name="Standard">OnTheVirtueOfSacrifice</text:p>
      <text:p text:style-name="Standard">OnTheVirtueOfSpirituality</text:p>
      <text:p text:style-name="Standard">OnTheVirtueOfValor</text:p>
      <text:p text:style-name="Standard">OrcishAlchemy</text:p>
      <text:p text:style-name="Standard">OrcishAlchemy2</text:p>
      <text:p text:style-name="Standard">OrcishBaking</text:p>
      <text:p text:style-name="Standard">OrcishBlacksmithingBook</text:p>
      <text:p text:style-name="Standard">OrcishCarpentryBook</text:p>
      <text:p text:style-name="Standard">OrcishFishingTechniques</text:p>
      <text:p text:style-name="Standard">OrcishHistory</text:p>
      <text:p text:style-name="Standard">OrcishStandUpComedy</text:p>
      <text:p text:style-name="Standard">OrcishTailoringBook</text:p>
      <text:p text:style-name="Standard">OrcishTinkeringBook</text:p>
      <text:p text:style-name="Standard">PathwaysToPerdition</text:p>
      <text:p text:style-name="Standard">PhantomsPhylactery</text:p>
      <text:p text:style-name="Standard">PixiePotions</text:p>
      <text:p text:style-name="Standard">PixiePranks</text:p>
      <text:p text:style-name="Standard">ProphetsOfThePast</text:p>
      <text:p text:style-name="Standard">QuixoticQuestsOfQuibbleQuasit</text:p>
      <text:p text:style-name="Standard">RatmenRiddles</text:p>
      <text:p text:style-name="Standard">RedBookOfRiddles</text:p>
      <text:p text:style-name="Standard">RiddleMastersBlueBook</text:p>
      <text:p text:style-name="Standard">RiddlesOfTheRunestone</text:p>
      <text:p text:style-name="Standard">RiseAndFallOfShadowlords</text:p>
      <text:p text:style-name="Standard">RulesOfAcquisition</text:p>
      <text:p text:style-name="Standard">RunesAndRuins</text:p>
      <text:p text:style-name="Standard">ScrollsOfTheSemiSaneSorcerer</text:p>
      <text:p text:style-name="Standard">ScrollsOfTheSubliminal</text:p>
      <text:p text:style-name="Standard">SecretLivesOfImps</text:p>
      <text:p text:style-name="Standard">SecretsOfTheLunarCult</text:p>
      <text:p text:style-name="Standard">SecretsOfTheSeers</text:p>
      <text:p text:style-name="Standard">ShadowsBehindTheStars</text:p>
      <text:p text:style-name="Standard">SilentSongsOfTheStoneGargoyles</text:p>
      <text:p text:style-name="Standard">SirensSingingLessons</text:p>
      <text:p text:style-name="Standard">SpeculationsOnGiantAnimals</text:p>
      <text:p text:style-name="Standard">SpeculationsOnIceAndFrost</text:p>
      <text:p text:style-name="Standard">SpeculationsOnOriginOfLordBritish</text:p>
      <text:p text:style-name="Standard">SpeculationsOnTheOriginOfMinax</text:p>
      <text:p text:style-name="Standard">SpeculationsOnWisps</text:p>
      <text:p text:style-name="Standard">StoriesOfRighteousness</text:p>
      <text:p text:style-name="Standard">TalesOfTheMysteriousMoonstones</text:p>
      <text:p text:style-name="Standard">TheAffairsOfWizards</text:p>
      <text:p text:style-name="Standard">TheAgeOfShadows</text:p>
      <text:p text:style-name="Standard">TheAlchemistsFormulary</text:p>
      <text:p text:style-name="Standard">TheArtOfWarMagic</text:p>
      <text:p text:style-name="Standard">TheClumsyNecromancer</text:p>
      <text:p text:style-name="Standard">TheCodeOfHonesty</text:p>
      <text:p text:style-name="Standard">TheDrunkenDragon</text:p>
      <text:p text:style-name="Standard">TheEclipsedMoon</text:p>
      <text:p text:style-name="Standard">TheForgottenFortress</text:p>
      <text:p text:style-name="Standard">TheHungoverHydra</text:p>
      <text:p text:style-name="Standard">TheJestersCode</text:p>
      <text:p text:style-name="Standard">TheMagicalPropertiesOfGinseng</text:p>
      <text:p text:style-name="Standard">TheMaidensQuest</text:p>
      <text:p text:style-name="Standard">TheNeedForOrderInBritannia</text:p>
      <text:p text:style-name="Standard">ThePhantomPipersOfPaws</text:p>
      <text:p text:style-name="Standard">TheRedAndTheGreyDragons</text:p>
      <text:p text:style-name="Standard">TheShardRealms</text:p>
      <text:p text:style-name="Standard">TheSirensCookbook</text:p>
      <text:p text:style-name="Standard">TheSovereignScrolls</text:p>
      <text:p text:style-name="Standard">TheSpectralCourt</text:p>
      <text:p text:style-name="Standard">TheThriftyThaumaturge</text:p>
      <text:p text:style-name="Standard">TheTitansForgottenLegacy</text:p>
      <text:p text:style-name="Standard">TheVirtueOfChaos</text:p>
      <text:p text:style-name="Standard">TheWraithWars</text:p>
      <text:p text:style-name="Standard">TreatisesOnTranscendentalMagics</text:p>
      <text:p text:style-name="Standard">TrollsGuideToBridgeEtiquette</text:p>
      <text:p text:style-name="Standard">TrollTalesFromTheBridge</text:p>
      <text:p text:style-name="Standard">UnheardTalesOfSosaria</text:p>
      <text:p text:style-name="Standard">UnlikelyUnityOfElvesAndEnts</text:p>
      <text:p text:style-name="Standard">VagrantVampires</text:p>
      <text:p text:style-name="Standard">VampiresGuideToBloodTypeDiets</text:p>
      <text:p text:style-name="Standard">VirtueLegendaryDeeds</text:p>
      <text:p text:style-name="Standard">VivaciousVenturesOfVexingValkyries</text:p>
      <text:p text:style-name="Standard">WerewolfsGuideToFur</text:p>
      <text:p text:style-name="Standard">WhenGolemsGrumble</text:p>
      <text:p text:style-name="Standard">WhispersFromTheVoid</text:p>
      <text:p text:style-name="Standard">WhispersOfWaterElementals</text:p>
      <text:p text:style-name="Standard">WizardsGuideToCulinaryMagic</text:p>
      <text:p text:style-name="Standard">WizardsGuideToWandering</text:p>
      <text:p text:style-name="Standard">WordsOfWispyWisdom</text:p>
      <text:p text:style-name="Standard">XenodochialXorns</text:p>
      <text:p text:style-name="Standard">YarnsOfTheYeti</text:p>
      <text:p text:style-name="Standard">ZenAndTheArtOfZombieMaintenance</text:p>
      <text:p text:style-name="Standard">AgapiteShovel</text:p>
      <text:p text:style-name="Standard">AshAxe</text:p>
      <text:p text:style-name="Standard">BaseKnife</text:p>
      <text:p text:style-name="Standard">Dagger</text:p>
      <text:p text:style-name="Standard">AssassinsDagger</text:p>
      <text:p text:style-name="Standard">BagOfBombs</text:p>
      <text:p text:style-name="Standard">BagOfHealth</text:p>
      <text:p text:style-name="Standard">BagOfJuice</text:p>
      <text:p text:style-name="Standard">BanishingOrb</text:p>
      <text:p text:style-name="Standard">BanishingRod</text:p>
      <text:p text:style-name="Standard">BeggarKingsCrown</text:p>
      <text:p text:style-name="Standard">BaseSword</text:p>
      <text:p text:style-name="Standard">BloodSword</text:p>
      <text:p text:style-name="Standard">BloodwoodAxe</text:p>
      <text:p text:style-name="Standard">BaseClothingOfCommand</text:p>
      <text:p text:style-name="Standard">BootsOfCommand</text:p>
      <text:p text:style-name="Standard">BraceletOfNaturesBounty</text:p>
      <text:p text:style-name="Standard">BronzeShovel</text:p>
      <text:p text:style-name="Standard">BaseTool</text:p>
      <text:p text:style-name="Standard">CampersBackpack</text:p>
      <text:p text:style-name="Standard">CopperShovel</text:p>
      <text:p text:style-name="Standard">DullCopperShovel</text:p>
      <text:p text:style-name="Standard">ExtraPack</text:p>
      <text:p text:style-name="Standard">FrostwoodAxe</text:p>
      <text:p text:style-name="Standard">GlovesOfCommand</text:p>
      <text:p text:style-name="Standard">GlovesOfTheGrandmasterThief</text:p>
      <text:p text:style-name="Standard">GoldenCrown</text:p>
      <text:p text:style-name="Standard">BaseShield</text:p>
      <text:p text:style-name="Standard">GoldenDrakelingScaleShield</text:p>
      <text:p text:style-name="Standard">GoldenShovel</text:p>
      <text:p text:style-name="Standard">GrandmastersRobe</text:p>
      <text:p text:style-name="Standard">HeartwoodAxe</text:p>
      <text:p text:style-name="Standard">BaseStaff</text:p>
      <text:p text:style-name="Standard">IcicleStaff</text:p>
      <text:p text:style-name="Standard">JesterHatOfCommand</text:p>
      <text:p text:style-name="Standard">BaseSpear</text:p>
      <text:p text:style-name="Standard">Pitchfork</text:p>
      <text:p text:style-name="Standard">LightLordsScepter</text:p>
      <text:p text:style-name="Standard">MagicMasterKey</text:p>
      <text:p text:style-name="Standard">MasterBall</text:p>
      <text:p text:style-name="Standard">MasterWeaponOil</text:p>
      <text:p text:style-name="Standard">OakAxe</text:p>
      <text:p text:style-name="Standard">PlantingGloves</text:p>
      <text:p text:style-name="Standard">PlateLeggingsOfCommand</text:p>
      <text:p text:style-name="Standard"><text:soft-page-break/>Pokeball</text:p>
      <text:p text:style-name="Standard">QuickswordEnilno</text:p>
      <text:p text:style-name="Standard">RodOfOrcControl</text:p>
      <text:p text:style-name="Standard">ScryingOrb</text:p>
      <text:p text:style-name="Standard">ShadowIronShovel</text:p>
      <text:p text:style-name="Standard">SiegeHammer</text:p>
      <text:p text:style-name="Standard">SnoopersMasterScope</text:p>
      <text:p text:style-name="Standard">StolenTile</text:p>
      <text:p text:style-name="Standard">ThiefsGlove</text:p>
      <text:p text:style-name="Standard">TileExcavatorShovel</text:p>
      <text:p text:style-name="Standard">TomeOfTime</text:p>
      <text:p text:style-name="Standard">LeatherGloves</text:p>
      <text:p text:style-name="Standard">TrapGloves</text:p>
      <text:p text:style-name="Standard">LeatherGorget</text:p>
      <text:p text:style-name="Standard">TrapGorget</text:p>
      <text:p text:style-name="Standard">LeatherLegs</text:p>
      <text:p text:style-name="Standard">TrapLegs</text:p>
      <text:p text:style-name="Standard">LeatherArms</text:p>
      <text:p text:style-name="Standard">TrapSleeves</text:p>
      <text:p text:style-name="Standard">LeatherChest</text:p>
      <text:p text:style-name="Standard">TrapTunic</text:p>
      <text:p text:style-name="Standard">UniversalAbsorbingDyeTub</text:p>
      <text:p text:style-name="Standard">ValoriteShovel</text:p>
      <text:p text:style-name="Standard">VeriteShovel</text:p>
      <text:p text:style-name="Standard">WeaponOil</text:p>
      <text:p text:style-name="Standard">WizardKey</text:p>
      <text:p text:style-name="Standard">YewAxe</text:p>
      <text:p text:style-name="Standard">AdventurersRope</text:p>
      <text:p text:style-name="Standard">MagicMushroom</text:p>
      <text:p text:style-name="Standard">RandomDrink</text:p>
      <text:p text:style-name="Standard">RandomFancyBakedGoods</text:p>
      <text:p text:style-name="Standard">RandomFancyBanner</text:p>
      <text:p text:style-name="Standard">RandomFancyCheese</text:p>
      <text:p text:style-name="Standard">RandomFancyCoin</text:p>
      <text:p text:style-name="Standard">RandomFancyCrystal</text:p>
      <text:p text:style-name="Standard">RandomFancyDinner</text:p>
      <text:p text:style-name="Standard">RandomFancyFish</text:p>
      <text:p text:style-name="Standard">RandomFancyIngot</text:p>
      <text:p text:style-name="Standard">RandomFancyInstrument</text:p>
      <text:p text:style-name="Standard">RandomFancyLightSource</text:p>
      <text:p text:style-name="Standard">RandomFancyMedicine</text:p>
      <text:p text:style-name="Standard">RandomFancyPainting</text:p>
      <text:p text:style-name="Standard">RandomFancyPlant</text:p>
      <text:p text:style-name="Standard">RandomFancyPotion</text:p>
      <text:p text:style-name="Standard">RandomFancyPottery</text:p>
      <text:p text:style-name="Standard">RandomFancyStatue</text:p>
      <text:p text:style-name="Standard">RandomFruitBasket</text:p>
      <text:p text:style-name="Standard">RandomTrophy</text:p>
      <text:p text:style-name="Standard">SkillOrb</text:p>
      <text:p text:style-name="Standard">StatCapOrb</text:p>
      <text:p text:style-name="Standard">TrailJournal</text:p>
      <text:p text:style-name="Standard">BaseAddon</text:p>
      <text:p text:style-name="Standard">TentDestroyer</text:p>
      <text:p text:style-name="Standard">SecureTent</text:p>
      <text:p text:style-name="Standard">TentWalls</text:p>
      <text:p text:style-name="Standard">TentRoof</text:p>
      <text:p text:style-name="Standard">TentFloor</text:p>
      <text:p text:style-name="Standard">TentTrim</text:p>
      <text:p text:style-name="Standard">TentDeed</text:p>
      <text:p text:style-name="Standard">TentVerifier</text:p>
      <text:p text:style-name="Standard">BodySashOfCommand</text:p>
      <text:p text:style-name="Standard">CloakOfCommand</text:p>
      <text:p text:style-name="Standard">Currency</text:p>
      <text:p text:style-name="Standard">Reward</text:p>
      <text:p text:style-name="Standard">Exhibit</text:p>
      <text:p text:style-name="Standard">LargeCrate</text:p>
      <text:p text:style-name="Standard">DisplayBox</text:p>
      <text:p text:style-name="Standard">MetalBox</text:p>
      <text:p text:style-name="Standard">StoneRewardHolder</text:p>
      <text:p text:style-name="Standard">StoneRewardVendor</text:p>
      <text:p text:style-name="Standard">BaseBlessingScroll</text:p>
      <text:p text:style-name="Standard">BlessingOfHonestyScroll</text:p>
      <text:p text:style-name="Standard">BlessingOfCompassionScroll</text:p>
      <text:p text:style-name="Standard">BlessingOfValorScroll</text:p>
      <text:p text:style-name="Standard">BlessingOfJusticeScroll</text:p>
      <text:p text:style-name="Standard">BlessingOfSacrificeScroll</text:p>
      <text:p text:style-name="Standard">BlessingOfHonorScroll</text:p>
      <text:p text:style-name="Standard">BlessingOfSpiritualityScroll</text:p>
      <text:p text:style-name="Standard">BlessingOfHumilityScroll</text:p>
      <text:p text:style-name="Standard">CustomIlshenarMoongate</text:p>
      <text:p text:style-name="Standard">DarkMoongate</text:p>
      <text:p text:style-name="Standard">BaseOuterTorso</text:p>
      <text:p text:style-name="Standard">EtherTitanRobe</text:p>
      <text:p text:style-name="Standard">EyeOfCompassion</text:p>
      <text:p text:style-name="Standard">MalasMoongate</text:p>
      <text:p text:style-name="Standard">MaxxiaScroll</text:p>
      <text:p text:style-name="Standard">TeleportToIlshenarItem</text:p>
      <text:p text:style-name="Standard">TeleportToMalasItem</text:p>
      <text:p text:style-name="Standard">TeleportToTokuno</text:p>
      <text:p text:style-name="Standard">TokunoMoongate</text:p>
      <text:p text:style-name="Standard">BaseNecklace</text:p>
      <text:p text:style-name="Standard">TwinPendantOfDespise</text:p>
      <text:p text:style-name="Standard">VictoryToken</text:p>
      <text:p text:style-name="Standard">BaseVirtueRune</text:p>
      <text:p text:style-name="Standard">HonestyRune</text:p>
      <text:p text:style-name="Standard">CompassionRune</text:p>
      <text:p text:style-name="Standard">ValorRune</text:p>
      <text:p text:style-name="Standard">JusticeRune</text:p>
      <text:p text:style-name="Standard">SacrificeRune</text:p>
      <text:p text:style-name="Standard">HonorRune</text:p>
      <text:p text:style-name="Standard">SpiritualityRune</text:p>
      <text:p text:style-name="Standard">HumilityRune</text:p>
      <text:p text:style-name="Standard">WingsOfSpirituality</text:p>
      <text:p text:style-name="Standard">WingsOfSpiritualityEffect</text:p>
      <text:p text:style-name="Standard">ZeonRune</text:p>
      <text:p text:style-name="Standard">AlchemyStone</text:p>
      <text:p text:style-name="Standard">FiveOvercapStatScroll</text:p>
      <text:p text:style-name="Standard">GamblingStone</text:p>
      <text:p text:style-name="Standard">IngotStone</text:p>
      <text:p text:style-name="Standard">RegStone</text:p>
      <text:p text:style-name="Standard">ScribeStone</text:p>
      <text:p text:style-name="Standard">SmithStone</text:p>
      <text:p text:style-name="Standard">SwarmOfFlies</text:p>
      <text:p text:style-name="Standard">TailorStone</text:p>
      <text:p text:style-name="Standard">TenMurdererKillRemoverDeed</text:p>
      <text:p text:style-name="Standard">BaseFish</text:p>
      <text:p text:style-name="Standard">AlbinoCourtesanFish</text:p>
      <text:p text:style-name="Standard">AlbinoFrog</text:p>
      <text:p text:style-name="Standard">BritainCrownFish</text:p>
      <text:p text:style-name="Standard">FandancerFish</text:p>
      <text:p text:style-name="Standard">GoldenBroadtail</text:p>
      <text:p text:style-name="Standard">Jellyfish</text:p>
      <text:p text:style-name="Standard">KillerFrog</text:p>
      <text:p text:style-name="Standard">LongClawCrab</text:p>
      <text:p text:style-name="Standard">MakotoCourtesanFish</text:p>
      <text:p text:style-name="Standard">MinocBlueFish</text:p>
      <text:p text:style-name="Standard">NujelmHoneyFish</text:p>
      <text:p text:style-name="Standard">PurpleFrog</text:p>
      <text:p text:style-name="Standard">RedDartFish</text:p>
      <text:p text:style-name="Standard">Shrimp</text:p>
      <text:p text:style-name="Standard">SmallMouthSuckerFin</text:p>
      <text:p text:style-name="Standard">SpeckledCrab</text:p>
      <text:p text:style-name="Standard">SpinedScratcherFish</text:p>
      <text:p text:style-name="Standard">SpottedBuccaneer</text:p>
      <text:p text:style-name="Standard">VesperReefTiger</text:p>
      <text:p text:style-name="Standard">YellowFinBluebelly</text:p>
      <text:p text:style-name="Standard">BrineShrimp</text:p>
      <text:p text:style-name="Standard">Coral</text:p>
      <text:p text:style-name="Standard">FullMoonFish</text:p>
      <text:p text:style-name="Standard">SeaHorseFish</text:p>
      <text:p text:style-name="Standard">StrippedFlakeFish</text:p>
      <text:p text:style-name="Standard">StrippedSosarianSwill</text:p>
      <text:p text:style-name="Standard">MessageInABottle</text:p>
      <text:p text:style-name="Standard">AquariumMessage</text:p>
      <text:p text:style-name="Standard">FishingPole</text:p>
      <text:p text:style-name="Standard">CaptainBlackheartsFishingPole</text:p>
      <text:p text:style-name="Standard">CraftysFishingHat</text:p>
      <text:p text:style-name="Standard"><text:soft-page-break/>FishBones</text:p>
      <text:p text:style-name="Standard">IslandStatue</text:p>
      <text:p text:style-name="Standard">Shell</text:p>
      <text:p text:style-name="Standard">ToyBoat</text:p>
      <text:p text:style-name="Standard">BaseShoes</text:p>
      <text:p text:style-name="Standard">WaterloggedBoots</text:p>
      <text:p text:style-name="Standard">BaseAddonContainer</text:p>
      <text:p text:style-name="Standard">Aquarium</text:p>
      <text:p text:style-name="Standard">BaseAddonContainerDeed</text:p>
      <text:p text:style-name="Standard">AquariumEastDeed</text:p>
      <text:p text:style-name="Standard">AquariumNorthDeed</text:p>
      <text:p text:style-name="Standard">SpecialFishingNet</text:p>
      <text:p text:style-name="Standard">AquariumFishNet</text:p>
      <text:p text:style-name="Standard">AquariumFishingNet</text:p>
      <text:p text:style-name="Standard">AquariumFood</text:p>
      <text:p text:style-name="Standard">FishBowl</text:p>
      <text:p text:style-name="Standard">VacationWafer</text:p>
      <text:p text:style-name="Standard">AddonToolComponent</text:p>
      <text:p text:style-name="Standard">CraftAddon</text:p>
      <text:p text:style-name="Standard">AddonComponent</text:p>
      <text:p text:style-name="Standard">LocalizedAddonComponent</text:p>
      <text:p text:style-name="Standard">ToolDropComponent</text:p>
      <text:p text:style-name="Standard">AlchemyStation</text:p>
      <text:p text:style-name="Standard">BaseAddonDeed</text:p>
      <text:p text:style-name="Standard">CraftAddonDeed</text:p>
      <text:p text:style-name="Standard">AlchemyStationDeed</text:p>
      <text:p text:style-name="Standard">BBQSmoker</text:p>
      <text:p text:style-name="Standard">BBQSmokerDeed</text:p>
      <text:p text:style-name="Standard">FletchingStation</text:p>
      <text:p text:style-name="Standard">FletchingStationDeed</text:p>
      <text:p text:style-name="Standard">SewingMachine</text:p>
      <text:p text:style-name="Standard">SewingMachineDeed</text:p>
      <text:p text:style-name="Standard">SmithingPress</text:p>
      <text:p text:style-name="Standard">SmithingPressDeed</text:p>
      <text:p text:style-name="Standard">SpinningLathe</text:p>
      <text:p text:style-name="Standard">SpinningLatheDeed</text:p>
      <text:p text:style-name="Standard">WritingDesk</text:p>
      <text:p text:style-name="Standard">WritingDeskDeed</text:p>
      <text:p text:style-name="Standard">DawnsMusicBox</text:p>
      <text:p text:style-name="Standard">MusicBoxGears</text:p>
      <text:p text:style-name="Standard">DawnsMusicBox</text:p>
      <text:p text:style-name="Standard">DawnsMusicGear</text:p>
      <text:p text:style-name="Standard">AbbatoirAddon</text:p>
      <text:p text:style-name="Standard">AbbatoirDeed</text:p>
      <text:p text:style-name="Standard">AnvilComponent</text:p>
      <text:p text:style-name="Standard">ForgeComponent</text:p>
      <text:p text:style-name="Standard">InstrumentedAddonComponent</text:p>
      <text:p text:style-name="Standard">AddonContainerComponent</text:p>
      <text:p text:style-name="Standard">LocalizedContainerComponent</text:p>
      <text:p text:style-name="Standard">TrainingDummy</text:p>
      <text:p text:style-name="Standard">AdvancedTrainingDummy</text:p>
      <text:p text:style-name="Standard">AdvancedTrainingDummyEastAddon</text:p>
      <text:p text:style-name="Standard">AdvancedTrainingDummyEastDeed</text:p>
      <text:p text:style-name="Standard">AdvancedTrainingDummySouthAddon</text:p>
      <text:p text:style-name="Standard">AdvancedTrainingDummySouthDeed</text:p>
      <text:p text:style-name="Standard">AlchemistTableEastAddon</text:p>
      <text:p text:style-name="Standard">AlchemistTableEastDeed</text:p>
      <text:p text:style-name="Standard">AlchemistTableSouthAddon</text:p>
      <text:p text:style-name="Standard">AlchemistTableSouthDeed</text:p>
      <text:p text:style-name="Standard">AnkhOfSacrificeComponent</text:p>
      <text:p text:style-name="Standard">AnkhOfSacrificeAddon</text:p>
      <text:p text:style-name="Standard">AnkhOfSacrificeDeed</text:p>
      <text:p text:style-name="Standard">AnvilEastAddon</text:p>
      <text:p text:style-name="Standard">AnvilEastDeed</text:p>
      <text:p text:style-name="Standard">AnvilSouthAddon</text:p>
      <text:p text:style-name="Standard">AnvilSouthDeed</text:p>
      <text:p text:style-name="Standard">AppleTrunkAddon</text:p>
      <text:p text:style-name="Standard">AppleTrunkDeed</text:p>
      <text:p text:style-name="Standard">ArcaneBookShelfAddonEast</text:p>
      <text:p text:style-name="Standard">ArcaneBookShelfDeedEast</text:p>
      <text:p text:style-name="Standard">ArcaneBookshelfEastAddon</text:p>
      <text:p text:style-name="Standard">ArcaneBookshelfEastDeed</text:p>
      <text:p text:style-name="Standard">ArcaneBookShelfAddonSouth</text:p>
      <text:p text:style-name="Standard">ArcaneBookShelfDeedSouth</text:p>
      <text:p text:style-name="Standard">ArcaneBookshelfSouthAddon</text:p>
      <text:p text:style-name="Standard">ArcaneBookshelfSouthDeed</text:p>
      <text:p text:style-name="Standard">ArcaneCircleAddon</text:p>
      <text:p text:style-name="Standard">ArcaneCircleDeed</text:p>
      <text:p text:style-name="Standard">ArcanistStatueEastAddon</text:p>
      <text:p text:style-name="Standard">ArcanistStatueEastDeed</text:p>
      <text:p text:style-name="Standard">ArcanistStatueSouthAddon</text:p>
      <text:p text:style-name="Standard">ArcanistStatueSouthDeed</text:p>
      <text:p text:style-name="Standard">ArcheryButte</text:p>
      <text:p text:style-name="Standard">ArcheryButteAddon</text:p>
      <text:p text:style-name="Standard">ArcheryButteDeed</text:p>
      <text:p text:style-name="Standard">AwesomeDisturbingPortraitComponent</text:p>
      <text:p text:style-name="Standard">AwesomeDisturbingPortraitAddon</text:p>
      <text:p text:style-name="Standard">AwesomeDisturbingPortraitDeed</text:p>
      <text:p text:style-name="Standard">BallotBox</text:p>
      <text:p text:style-name="Standard">BallotBoxAddon</text:p>
      <text:p text:style-name="Standard">BallotBoxDeed</text:p>
      <text:p text:style-name="Standard">Banner</text:p>
      <text:p text:style-name="Standard">BannerDeed</text:p>
      <text:p text:style-name="Standard">BrownBearRugEastAddon</text:p>
      <text:p text:style-name="Standard">BrownBearRugEastDeed</text:p>
      <text:p text:style-name="Standard">BrownBearRugSouthAddon</text:p>
      <text:p text:style-name="Standard">BrownBearRugSouthDeed</text:p>
      <text:p text:style-name="Standard">PolarBearRugEastAddon</text:p>
      <text:p text:style-name="Standard">PolarBearRugEastDeed</text:p>
      <text:p text:style-name="Standard">PolarBearRugSouthAddon</text:p>
      <text:p text:style-name="Standard">PolarBearRugSouthDeed</text:p>
      <text:p text:style-name="Standard">BedOfNailsComponent</text:p>
      <text:p text:style-name="Standard">BedOfNailsAddon</text:p>
      <text:p text:style-name="Standard">BedOfNailsDeed</text:p>
      <text:p text:style-name="Standard">BloodPentagram</text:p>
      <text:p text:style-name="Standard">BloodyPentagramComponent</text:p>
      <text:p text:style-name="Standard">BloodyPentagramAddon</text:p>
      <text:p text:style-name="Standard">BloodyPentagramDeed</text:p>
      <text:p text:style-name="Standard">BlueDecorativeRugAddon</text:p>
      <text:p text:style-name="Standard">BlueDecorativeRugDeed</text:p>
      <text:p text:style-name="Standard">BlueFancyRugAddon</text:p>
      <text:p text:style-name="Standard">BlueFancyRugDeed</text:p>
      <text:p text:style-name="Standard">BluePlainRugAddon</text:p>
      <text:p text:style-name="Standard">BluePlainRugDeed</text:p>
      <text:p text:style-name="Standard">BoneCouchComponent</text:p>
      <text:p text:style-name="Standard">BoneCouchAddon</text:p>
      <text:p text:style-name="Standard">BoneCouchDeed</text:p>
      <text:p text:style-name="Standard">BoneTableAddon</text:p>
      <text:p text:style-name="Standard">BoneTableDeed</text:p>
      <text:p text:style-name="Standard">BoneThroneComponent</text:p>
      <text:p text:style-name="Standard">BoneThroneAddon</text:p>
      <text:p text:style-name="Standard">BoneThroneDeed</text:p>
      <text:p text:style-name="Standard">RewardBrazier</text:p>
      <text:p text:style-name="Standard">RewardBrazierDeed</text:p>
      <text:p text:style-name="Standard">BrokenArmoireComponent</text:p>
      <text:p text:style-name="Standard">BrokenArmoireAddon</text:p>
      <text:p text:style-name="Standard">BrokenArmoireDeed</text:p>
      <text:p text:style-name="Standard">BrokenBedAddon</text:p>
      <text:p text:style-name="Standard">BrokenBedDeed</text:p>
      <text:p text:style-name="Standard">BrokenBookcaseComponent</text:p>
      <text:p text:style-name="Standard">BrokenBookcaseAddon</text:p>
      <text:p text:style-name="Standard">BrokenBookcaseDeed</text:p>
      <text:p text:style-name="Standard">BrokenChestOfDrawersComponent</text:p>
      <text:p text:style-name="Standard">BrokenChestOfDrawersAddon</text:p>
      <text:p text:style-name="Standard">BrokenChestOfDrawersDeed</text:p>
      <text:p text:style-name="Standard">BrokenCoveredChairComponent</text:p>
      <text:p text:style-name="Standard">BrokenCoveredChairAddon</text:p>
      <text:p text:style-name="Standard">BrokenCoveredChairDeed</text:p>
      <text:p text:style-name="Standard"><text:soft-page-break/>BrokenFallenChairComponent</text:p>
      <text:p text:style-name="Standard">BrokenFallenChairAddon</text:p>
      <text:p text:style-name="Standard">BrokenFallenChairDeed</text:p>
      <text:p text:style-name="Standard">BrokenVanityAddon</text:p>
      <text:p text:style-name="Standard">BrokenVanityDeed</text:p>
      <text:p text:style-name="Standard">CannonAddonComponent</text:p>
      <text:p text:style-name="Standard">CannonAddon</text:p>
      <text:p text:style-name="Standard">CannonDeed</text:p>
      <text:p text:style-name="Standard">CherryBlossomTreeAddon</text:p>
      <text:p text:style-name="Standard">CherryBlossomTreeDeed</text:p>
      <text:p text:style-name="Standard">CherryBlossomTrunkAddon</text:p>
      <text:p text:style-name="Standard">CherryBlossomTrunkDeed</text:p>
      <text:p text:style-name="Standard">CinnamonFancyRugAddon</text:p>
      <text:p text:style-name="Standard">CinnamonFancyRugDeed</text:p>
      <text:p text:style-name="Standard">ColoredAnvil</text:p>
      <text:p text:style-name="Standard">MiniHouseAddon</text:p>
      <text:p text:style-name="Standard">ContestMiniHouse</text:p>
      <text:p text:style-name="Standard">MiniHouseDeed</text:p>
      <text:p text:style-name="Standard">ContestMiniHouseDeed</text:p>
      <text:p text:style-name="Standard">BaseStatuette</text:p>
      <text:p text:style-name="Standard">ShimmeringEffusionStatuette</text:p>
      <text:p text:style-name="Standard">CorporealBrumeStatuette</text:p>
      <text:p text:style-name="Standard">CreepyPortraitComponent</text:p>
      <text:p text:style-name="Standard">CreepyPortraitAddon</text:p>
      <text:p text:style-name="Standard">CreepyPortraitDeed</text:p>
      <text:p text:style-name="Standard">CurtainsComponent</text:p>
      <text:p text:style-name="Standard">CurtainsAddon</text:p>
      <text:p text:style-name="Standard">CurtainsDeed</text:p>
      <text:p text:style-name="Standard">DartBoard</text:p>
      <text:p text:style-name="Standard">DartBoardEastAddon</text:p>
      <text:p text:style-name="Standard">DartBoardEastDeed</text:p>
      <text:p text:style-name="Standard">DartBoardSouthAddon</text:p>
      <text:p text:style-name="Standard">DartBoardSouthDeed</text:p>
      <text:p text:style-name="Standard">DecorativeShield</text:p>
      <text:p text:style-name="Standard">DecorativeShieldDeed</text:p>
      <text:p text:style-name="Standard">DistilleryEastAddon</text:p>
      <text:p text:style-name="Standard">DistilleryEastAddonDeed</text:p>
      <text:p text:style-name="Standard">DistillerySouthAddon</text:p>
      <text:p text:style-name="Standard">DistillerySouthAddonDeed</text:p>
      <text:p text:style-name="Standard">DisturbingPortraitComponent</text:p>
      <text:p text:style-name="Standard">DisturbingPortraitAddon</text:p>
      <text:p text:style-name="Standard">DisturbingPortraitDeed</text:p>
      <text:p text:style-name="Standard">DolphinRugAddon</text:p>
      <text:p text:style-name="Standard">InternalAddonComponent</text:p>
      <text:p text:style-name="Standard">DolphinRugAddonDeed</text:p>
      <text:p text:style-name="Standard">DreadHornStatuette</text:p>
      <text:p text:style-name="Standard">DreadSpiderStatuette</text:p>
      <text:p text:style-name="Standard">DressformFront</text:p>
      <text:p text:style-name="Standard">DressformSide</text:p>
      <text:p text:style-name="Standard">DungeonHitchingPost</text:p>
      <text:p text:style-name="Standard">ElvenBedEastAddon</text:p>
      <text:p text:style-name="Standard">ElvenBedEastDeed</text:p>
      <text:p text:style-name="Standard">ElvenBedSouthAddon</text:p>
      <text:p text:style-name="Standard">ElvenBedSouthDeed</text:p>
      <text:p text:style-name="Standard">ElvenDresserAddonEast</text:p>
      <text:p text:style-name="Standard">ElvenDresserDeedEast</text:p>
      <text:p text:style-name="Standard">ElvenDresserEastAddon</text:p>
      <text:p text:style-name="Standard">ElvenDresserEastDeed</text:p>
      <text:p text:style-name="Standard">ElvenDresserAddonSouth</text:p>
      <text:p text:style-name="Standard">ElvenDresserDeedSouth</text:p>
      <text:p text:style-name="Standard">ElvenDresserSouthAddon</text:p>
      <text:p text:style-name="Standard">ElvenDresserSouthDeed</text:p>
      <text:p text:style-name="Standard">ElvenForgeAddon</text:p>
      <text:p text:style-name="Standard">ElvenForgeDeed</text:p>
      <text:p text:style-name="Standard">ElvenLoveseatEastAddon</text:p>
      <text:p text:style-name="Standard">ElvenLoveseatEastDeed</text:p>
      <text:p text:style-name="Standard">ElvenLoveseatSouthAddon</text:p>
      <text:p text:style-name="Standard">ElvenLoveseatSouthDeed</text:p>
      <text:p text:style-name="Standard">ElvenSpinningwheelEastAddon</text:p>
      <text:p text:style-name="Standard">ElvenSpinningwheelEastDeed</text:p>
      <text:p text:style-name="Standard">ElvenSpinningwheelSouthAddon</text:p>
      <text:p text:style-name="Standard">ElvenSpinningwheelSouthDeed</text:p>
      <text:p text:style-name="Standard">ElvenStoveEastAddon</text:p>
      <text:p text:style-name="Standard">ElvenStoveEastDeed</text:p>
      <text:p text:style-name="Standard">ElvenStoveSouthAddon</text:p>
      <text:p text:style-name="Standard">ElvenStoveSouthDeed</text:p>
      <text:p text:style-name="Standard">ElvenWashBasinEastAddon</text:p>
      <text:p text:style-name="Standard">ElvenWashBasinEastDeed</text:p>
      <text:p text:style-name="Standard">ElvenWashBasinEastAddonWithDrawer</text:p>
      <text:p text:style-name="Standard">ElvenWashBasinEastWithDrawerDeed</text:p>
      <text:p text:style-name="Standard">ElvenWashBasinSouthAddon</text:p>
      <text:p text:style-name="Standard">ElvenWashBasinSouthDeed</text:p>
      <text:p text:style-name="Standard">ElvenWashBasinSouthAddonWithDrawer</text:p>
      <text:p text:style-name="Standard">ElvenWashBasinSouthWithDrawerDeed</text:p>
      <text:p text:style-name="Standard">FancyCouchEastAddon</text:p>
      <text:p text:style-name="Standard">FancyCouchEastDeed</text:p>
      <text:p text:style-name="Standard">FancyCouchNorthAddon</text:p>
      <text:p text:style-name="Standard">FancyCouchNorthDeed</text:p>
      <text:p text:style-name="Standard">FancyCouchSouthAddon</text:p>
      <text:p text:style-name="Standard">FancyCouchSouthDeed</text:p>
      <text:p text:style-name="Standard">FancyCouchWestAddon</text:p>
      <text:p text:style-name="Standard">FancyCouchWestDeed</text:p>
      <text:p text:style-name="Standard">FancyElvenTableEastAddon</text:p>
      <text:p text:style-name="Standard">FancyElvenTableEastDeed</text:p>
      <text:p text:style-name="Standard">FancyElvenTableSouthAddon</text:p>
      <text:p text:style-name="Standard">FancyElvenTableSouthDeed</text:p>
      <text:p text:style-name="Standard">FancyLoveseatEastAddon</text:p>
      <text:p text:style-name="Standard">FancyLoveseatEastDeed</text:p>
      <text:p text:style-name="Standard">FancyLoveseatNorthAddon</text:p>
      <text:p text:style-name="Standard">FancyLoveseatNorthDeed</text:p>
      <text:p text:style-name="Standard">FancyLoveseatSouthAddon</text:p>
      <text:p text:style-name="Standard">FancyLoveseatSouthDeed</text:p>
      <text:p text:style-name="Standard">FancyLoveseatWestAddon</text:p>
      <text:p text:style-name="Standard">FancyLoveseatWestDeed</text:p>
      <text:p text:style-name="Standard">FancyWoodenShelfEastAddon</text:p>
      <text:p text:style-name="Standard">FancyWoodenShelfEastDeed</text:p>
      <text:p text:style-name="Standard">FancyWoodenShelfSouthAddon</text:p>
      <text:p text:style-name="Standard">FancyWoodenShelfSouthDeed</text:p>
      <text:p text:style-name="Standard">FetidEssenceStatuette</text:p>
      <text:p text:style-name="Standard">FireColumnAddon</text:p>
      <text:p text:style-name="Standard">StoneFaceTrap</text:p>
      <text:p text:style-name="Standard">StoneFaceTrapNoDamage</text:p>
      <text:p text:style-name="Standard">FlamingHead</text:p>
      <text:p text:style-name="Standard">FlamingHeadDeed</text:p>
      <text:p text:style-name="Standard">FlourMillEastAddon</text:p>
      <text:p text:style-name="Standard">FlourMillEastDeed</text:p>
      <text:p text:style-name="Standard">FlourMillSouthAddon</text:p>
      <text:p text:style-name="Standard">FlourMillSouthDeed</text:p>
      <text:p text:style-name="Standard">LightFlowerTapestryEastAddon</text:p>
      <text:p text:style-name="Standard">LightFlowerTapestryEastDeed</text:p>
      <text:p text:style-name="Standard">LightFlowerTapestrySouthAddon</text:p>
      <text:p text:style-name="Standard">LightFlowerTapestrySouthDeed</text:p>
      <text:p text:style-name="Standard">DarkFlowerTapestryEastAddon</text:p>
      <text:p text:style-name="Standard">DarkFlowerTapestryEastDeed</text:p>
      <text:p text:style-name="Standard">DarkFlowerTapestrySouthAddon</text:p>
      <text:p text:style-name="Standard">DarkFlowerTapestrySouthDeed</text:p>
      <text:p text:style-name="Standard">StoneFountainAddon</text:p>
      <text:p text:style-name="Standard">FountainAddon</text:p>
      <text:p text:style-name="Standard">FountainDeed</text:p>
      <text:p text:style-name="Standard">FountainOfFortune</text:p>
      <text:p text:style-name="Standard">Bandage</text:p>
      <text:p text:style-name="Standard">EnhancedBandage</text:p>
      <text:p text:style-name="Standard">FountainOfLife</text:p>
      <text:p text:style-name="Standard">FountainOfLifeDeed</text:p>
      <text:p text:style-name="Standard">BaseFruitTreeAddon</text:p>
      <text:p text:style-name="Standard">AppleTreeAddon</text:p>
      <text:p text:style-name="Standard">AppleTreeDeed</text:p>
      <text:p text:style-name="Standard">PeachTreeAddon</text:p>
      <text:p text:style-name="Standard">PeachTreeDeed</text:p>
      <text:p text:style-name="Standard">GardenShedComponent</text:p>
      <text:p text:style-name="Standard"><text:soft-page-break/>GardenShedAddon</text:p>
      <text:p text:style-name="Standard">GardenShedBarrel</text:p>
      <text:p text:style-name="Standard">GardenShedDeed</text:p>
      <text:p text:style-name="Standard">GargishCotEastAddon</text:p>
      <text:p text:style-name="Standard">GargishCotEastDeed</text:p>
      <text:p text:style-name="Standard">GargishCotSouthAddon</text:p>
      <text:p text:style-name="Standard">GargishCotSouthDeed</text:p>
      <text:p text:style-name="Standard">GargishCouchEastAddon</text:p>
      <text:p text:style-name="Standard">GargishCouchEastDeed</text:p>
      <text:p text:style-name="Standard">GargishCouchSouthAddon</text:p>
      <text:p text:style-name="Standard">GargishCouchSouthDeed</text:p>
      <text:p text:style-name="Standard">GargishLongTableEastAddon</text:p>
      <text:p text:style-name="Standard">GargishLongTableEastDeed</text:p>
      <text:p text:style-name="Standard">GargishLongTableSouthAddon</text:p>
      <text:p text:style-name="Standard">GargishLongTableSouthDeed</text:p>
      <text:p text:style-name="Standard">GeoffreyCampAddon</text:p>
      <text:p text:style-name="Standard">GiantWeb1</text:p>
      <text:p text:style-name="Standard">GiantWeb2</text:p>
      <text:p text:style-name="Standard">GiantWeb3</text:p>
      <text:p text:style-name="Standard">GiantWeb4</text:p>
      <text:p text:style-name="Standard">GiantWeb5</text:p>
      <text:p text:style-name="Standard">GiantWeb6</text:p>
      <text:p text:style-name="Standard">GingerBreadHouseAddon</text:p>
      <text:p text:style-name="Standard">GingerBreadHouseDeed</text:p>
      <text:p text:style-name="Standard">GoblinTopiary</text:p>
      <text:p text:style-name="Standard">GoldCarpetAddon</text:p>
      <text:p text:style-name="Standard">goldcarpetAddonDeed</text:p>
      <text:p text:style-name="Standard">GoldenDecorativeRugAddon</text:p>
      <text:p text:style-name="Standard">GoldenDecorativeRugDeed</text:p>
      <text:p text:style-name="Standard">GozaMatEastAddon</text:p>
      <text:p text:style-name="Standard">GozaMatEastDeed</text:p>
      <text:p text:style-name="Standard">GozaMatSouthAddon</text:p>
      <text:p text:style-name="Standard">GozaMatSouthDeed</text:p>
      <text:p text:style-name="Standard">SquareGozaMatEastAddon</text:p>
      <text:p text:style-name="Standard">SquareGozaMatEastDeed</text:p>
      <text:p text:style-name="Standard">SquareGozaMatSouthAddon</text:p>
      <text:p text:style-name="Standard">SquareGozaMatSouthDeed</text:p>
      <text:p text:style-name="Standard">BrocadeGozaMatEastAddon</text:p>
      <text:p text:style-name="Standard">BrocadeGozaMatEastDeed</text:p>
      <text:p text:style-name="Standard">BrocadeGozaMatSouthAddon</text:p>
      <text:p text:style-name="Standard">BrocadeGozaMatSouthDeed</text:p>
      <text:p text:style-name="Standard">BrocadeSquareGozaMatEastAddon</text:p>
      <text:p text:style-name="Standard">BrocadeSquareGozaMatEastDeed</text:p>
      <text:p text:style-name="Standard">BrocadeSquareGozaMatSouthAddon</text:p>
      <text:p text:style-name="Standard">BrocadeSquareGozaMatSouthDeed</text:p>
      <text:p text:style-name="Standard">GrayBrickFireplaceEastAddon</text:p>
      <text:p text:style-name="Standard">GrayBrickFireplaceEastDeed</text:p>
      <text:p text:style-name="Standard">GrayBrickFireplaceSouthAddon</text:p>
      <text:p text:style-name="Standard">GrayBrickFireplaceSouthDeed</text:p>
      <text:p text:style-name="Standard">Guildstone</text:p>
      <text:p text:style-name="Standard">GuildstoneDeed</text:p>
      <text:p text:style-name="Standard">Guillotine</text:p>
      <text:p text:style-name="Standard">GuillotineComponent</text:p>
      <text:p text:style-name="Standard">GuillotineAddon</text:p>
      <text:p text:style-name="Standard">GuillotineDeed</text:p>
      <text:p text:style-name="Standard">HagCauldron</text:p>
      <text:p text:style-name="Standard">HagStew</text:p>
      <text:p text:style-name="Standard">HangingAxesAddon</text:p>
      <text:p text:style-name="Standard">HangingAxesDeed</text:p>
      <text:p text:style-name="Standard">HangingSkeleton</text:p>
      <text:p text:style-name="Standard">HangingSkeletonDeed</text:p>
      <text:p text:style-name="Standard">HangingSwordsAddon</text:p>
      <text:p text:style-name="Standard">HangingSwordsDeed</text:p>
      <text:p text:style-name="Standard">HaunterMirrorComponent</text:p>
      <text:p text:style-name="Standard">HaunterMirrorAddon</text:p>
      <text:p text:style-name="Standard">HauntedMirrorDeed</text:p>
      <text:p text:style-name="Standard">Cannon</text:p>
      <text:p text:style-name="Standard">CannonComponent</text:p>
      <text:p text:style-name="Standard">HearthOfHomeFire</text:p>
      <text:p text:style-name="Standard">HearthOfHomeFireDeed</text:p>
      <text:p text:style-name="Standard">HitchingPost</text:p>
      <text:p text:style-name="Standard">HolidayPottedPlant</text:p>
      <text:p text:style-name="Standard">PottedPlantDeed</text:p>
      <text:p text:style-name="Standard">HolidayTree</text:p>
      <text:p text:style-name="Standard">Ornament</text:p>
      <text:p text:style-name="Standard">TreeTrunk</text:p>
      <text:p text:style-name="Standard">HouseLadderAddon</text:p>
      <text:p text:style-name="Standard">HouseLadderDeed</text:p>
      <text:p text:style-name="Standard">IronMaidenAddon</text:p>
      <text:p text:style-name="Standard">IronMaidenDeed</text:p>
      <text:p text:style-name="Standard">JackOLantern</text:p>
      <text:p text:style-name="Standard">KoiPondAddon</text:p>
      <text:p text:style-name="Standard">KoiPondDeed</text:p>
      <text:p text:style-name="Standard">LargeBedEastAddon</text:p>
      <text:p text:style-name="Standard">LargeBedEastDeed</text:p>
      <text:p text:style-name="Standard">LargeBedSouthAddon</text:p>
      <text:p text:style-name="Standard">LargeBedSouthDeed</text:p>
      <text:p text:style-name="Standard">LargeFishingNetComponent</text:p>
      <text:p text:style-name="Standard">LargeFishingNetAddon</text:p>
      <text:p text:style-name="Standard">LargeFishingNetDeed</text:p>
      <text:p text:style-name="Standard">LargeForgeEastAddon</text:p>
      <text:p text:style-name="Standard">LargeForgeEastDeed</text:p>
      <text:p text:style-name="Standard">LargeForgeSouthAddon</text:p>
      <text:p text:style-name="Standard">LargeForgeSouthDeed</text:p>
      <text:p text:style-name="Standard">LargeGargoyleBedEastAddon</text:p>
      <text:p text:style-name="Standard">LargeGargoyleBedEastDeed</text:p>
      <text:p text:style-name="Standard">LargeGargoyleBedSouthAddon</text:p>
      <text:p text:style-name="Standard">LargeGargoyleBedSouthDeed</text:p>
      <text:p text:style-name="Standard">LargeStoneTableEastAddon</text:p>
      <text:p text:style-name="Standard">LargeStoneTableEastDeed</text:p>
      <text:p text:style-name="Standard">LargeStoneTableSouthAddon</text:p>
      <text:p text:style-name="Standard">LargeStoneTableSouthDeed</text:p>
      <text:p text:style-name="Standard">LighthouseAddon</text:p>
      <text:p text:style-name="Standard">LighthouseAddonDeed</text:p>
      <text:p text:style-name="Standard">LlamaTopiary</text:p>
      <text:p text:style-name="Standard">LongMetalTableEastAddon</text:p>
      <text:p text:style-name="Standard">LongMetalTableEastDeed</text:p>
      <text:p text:style-name="Standard">LongMetalTableSouthAddon</text:p>
      <text:p text:style-name="Standard">LongMetalTableSouthDeed</text:p>
      <text:p text:style-name="Standard">LongTableEastAddon</text:p>
      <text:p text:style-name="Standard">LongTableEastDeed</text:p>
      <text:p text:style-name="Standard">LongTableSouthAddon</text:p>
      <text:p text:style-name="Standard">LongTableSouthDeed</text:p>
      <text:p text:style-name="Standard">LongWoodenTableEastAddon</text:p>
      <text:p text:style-name="Standard">LongWoodenTableEastDeed</text:p>
      <text:p text:style-name="Standard">LongWoodenTableSouthAddon</text:p>
      <text:p text:style-name="Standard">LongWoodenTableSouthDeed</text:p>
      <text:p text:style-name="Standard">LoomEastAddon</text:p>
      <text:p text:style-name="Standard">LoomEastDeed</text:p>
      <text:p text:style-name="Standard">LoomSouthAddon</text:p>
      <text:p text:style-name="Standard">LoomSouthDeed</text:p>
      <text:p text:style-name="Standard">MantraEffervescenceStatuette</text:p>
      <text:p text:style-name="Standard">MediumStoneTableEastAddon</text:p>
      <text:p text:style-name="Standard">MediumStoneTableEastDeed</text:p>
      <text:p text:style-name="Standard">MediumStoneTableSouthAddon</text:p>
      <text:p text:style-name="Standard">MediumStoneTableSouthDeed</text:p>
      <text:p text:style-name="Standard">MedusaSNestAddon</text:p>
      <text:p text:style-name="Standard">MedusaSNestAddonDeed</text:p>
      <text:p text:style-name="Standard">MetalTableEastAddon</text:p>
      <text:p text:style-name="Standard">MetalTableEastDeed</text:p>
      <text:p text:style-name="Standard">MetalTableSouthAddon</text:p>
      <text:p text:style-name="Standard">MetalTableSouthDeed</text:p>
      <text:p text:style-name="Standard">MiniHouseAddonComponent</text:p>
      <text:p text:style-name="Standard">MiningCart</text:p>
      <text:p text:style-name="Standard">InternalAddonComponent</text:p>
      <text:p text:style-name="Standard">MiningCartDeed</text:p>
      <text:p text:style-name="Standard">MiniSoulForge</text:p>
      <text:p text:style-name="Standard">MiniSoulForgeDeed</text:p>
      <text:p text:style-name="Standard">MinotaurStatue</text:p>
      <text:p text:style-name="Standard">MinotaurStatueDeed</text:p>
      <text:p text:style-name="Standard">MinotaurStatuette</text:p>
      <text:p text:style-name="Standard">MountedPixieBlueComponent</text:p>
      <text:p text:style-name="Standard">MountedPixieBlueAddon</text:p>
      <text:p text:style-name="Standard"><text:soft-page-break/>MountedPixieBlueDeed</text:p>
      <text:p text:style-name="Standard">MountedPixieGreenComponent</text:p>
      <text:p text:style-name="Standard">MountedPixieGreenAddon</text:p>
      <text:p text:style-name="Standard">MountedPixieGreenDeed</text:p>
      <text:p text:style-name="Standard">MountedPixieLimeComponent</text:p>
      <text:p text:style-name="Standard">MountedPixieLimeAddon</text:p>
      <text:p text:style-name="Standard">MountedPixieLimeDeed</text:p>
      <text:p text:style-name="Standard">MountedPixieOrangeComponent</text:p>
      <text:p text:style-name="Standard">MountedPixieOrangeAddon</text:p>
      <text:p text:style-name="Standard">MountedPixieOrangeDeed</text:p>
      <text:p text:style-name="Standard">MountedPixieWhiteComponent</text:p>
      <text:p text:style-name="Standard">MountedPixieWhiteAddon</text:p>
      <text:p text:style-name="Standard">MountedPixieWhiteDeed</text:p>
      <text:p text:style-name="Standard">NexusComponent</text:p>
      <text:p text:style-name="Standard">NexusAddon</text:p>
      <text:p text:style-name="Standard">NexusAddonDeed</text:p>
      <text:p text:style-name="Standard">OphidianArchMageStatuette</text:p>
      <text:p text:style-name="Standard">OphidianKnightStatuette</text:p>
      <text:p text:style-name="Standard">OphidianMageStatuette</text:p>
      <text:p text:style-name="Standard">OphidianWarriorStatuette</text:p>
      <text:p text:style-name="Standard">OrnateElvenChestEastAddon</text:p>
      <text:p text:style-name="Standard">OrnateElvenChestEastDeed</text:p>
      <text:p text:style-name="Standard">OrnateElvenChestSouthAddon</text:p>
      <text:p text:style-name="Standard">OrnateElvenChestSouthDeed</text:p>
      <text:p text:style-name="Standard">OrnateElvenTableEastAddon</text:p>
      <text:p text:style-name="Standard">OrnateElvenTableEastDeed</text:p>
      <text:p text:style-name="Standard">OrnateElvenTableSouthAddon</text:p>
      <text:p text:style-name="Standard">OrnateElvenTableSouthDeed</text:p>
      <text:p text:style-name="Standard">OstardTopiary</text:p>
      <text:p text:style-name="Standard">BaseImprisonedMobile</text:p>
      <text:p text:style-name="Standard">ParoxysmusSwampDragonStatuette</text:p>
      <text:p text:style-name="Standard">ParrotItem</text:p>
      <text:p text:style-name="Standard">ParrotPerchAddon</text:p>
      <text:p text:style-name="Standard">ParrotPerchAddonDeed</text:p>
      <text:p text:style-name="Standard">PeachTrunkAddon</text:p>
      <text:p text:style-name="Standard">PeachTrunkDeed</text:p>
      <text:p text:style-name="Standard">PentagramAddon</text:p>
      <text:p text:style-name="Standard">PentagramDeed</text:p>
      <text:p text:style-name="Standard">PickpocketDip</text:p>
      <text:p text:style-name="Standard">PickpocketDipEastAddon</text:p>
      <text:p text:style-name="Standard">PickpocketDipEastDeed</text:p>
      <text:p text:style-name="Standard">PickpocketDipSouthAddon</text:p>
      <text:p text:style-name="Standard">PickpocketDipSouthDeed</text:p>
      <text:p text:style-name="Standard">PinkFancyRugAddon</text:p>
      <text:p text:style-name="Standard">PinkFancyRugDeed</text:p>
      <text:p text:style-name="Standard">PlagueBeastStatuette</text:p>
      <text:p text:style-name="Standard">PlainWoodenShelfEastAddon</text:p>
      <text:p text:style-name="Standard">PlainWoodenShelfEastDeed</text:p>
      <text:p text:style-name="Standard">PlainWoodenShelfSouthAddon</text:p>
      <text:p text:style-name="Standard">PlainWoodenShelfSouthDeed</text:p>
      <text:p text:style-name="Standard">PlantTapestryEastAddon</text:p>
      <text:p text:style-name="Standard">PlantTapestryEastDeed</text:p>
      <text:p text:style-name="Standard">PlantTapestrySouthAddon</text:p>
      <text:p text:style-name="Standard">PlantTapestrySouthDeed</text:p>
      <text:p text:style-name="Standard">BasePlayerBB</text:p>
      <text:p text:style-name="Standard">PlayerBBSouth</text:p>
      <text:p text:style-name="Standard">PlayerBBEast</text:p>
      <text:p text:style-name="Standard">PlushLoveseatEastAddon</text:p>
      <text:p text:style-name="Standard">PlushLoveseatEastDeed</text:p>
      <text:p text:style-name="Standard">PlushLoveseatSouthAddon</text:p>
      <text:p text:style-name="Standard">PlushLoveseatSouthDeed</text:p>
      <text:p text:style-name="Standard">PosedGoblinTopiary</text:p>
      <text:p text:style-name="Standard">RewardPottedCactus</text:p>
      <text:p text:style-name="Standard">PottedCactusDeed</text:p>
      <text:p text:style-name="Standard">PotteryWheelAddon</text:p>
      <text:p text:style-name="Standard">PotteryWheelAddonDeed</text:p>
      <text:p text:style-name="Standard">PyramidAddon</text:p>
      <text:p text:style-name="Standard">RedDeathStatuette</text:p>
      <text:p text:style-name="Standard">RedPlainRugAddon</text:p>
      <text:p text:style-name="Standard">RedPlainRugDeed</text:p>
      <text:p text:style-name="Standard">RejuvinationAddonComponent</text:p>
      <text:p text:style-name="Standard">BaseRejuvinationAnkh</text:p>
      <text:p text:style-name="Standard">RejuvinationAnkhWest</text:p>
      <text:p text:style-name="Standard">RejuvinationAnkhNorth</text:p>
      <text:p text:style-name="Standard">RitualTableAddon</text:p>
      <text:p text:style-name="Standard">RitualTableDeed</text:p>
      <text:p text:style-name="Standard">RoseRugAddon</text:p>
      <text:p text:style-name="Standard">InternalAddonComponent</text:p>
      <text:p text:style-name="Standard">RoseRugAddonDeed</text:p>
      <text:p text:style-name="Standard">RoyalSoulForge</text:p>
      <text:p text:style-name="Standard">RusticBenchEastAddon</text:p>
      <text:p text:style-name="Standard">RusticBenchEastDeed</text:p>
      <text:p text:style-name="Standard">RusticBenchSouthAddon</text:p>
      <text:p text:style-name="Standard">RusticBenchSouthDeed</text:p>
      <text:p text:style-name="Standard">SacrificialAltarAddon</text:p>
      <text:p text:style-name="Standard">SacrificialAltarDeed</text:p>
      <text:p text:style-name="Standard">SandstoneFireplaceEastAddon</text:p>
      <text:p text:style-name="Standard">SandstoneFireplaceEastDeed</text:p>
      <text:p text:style-name="Standard">SandstoneFireplaceSouthAddon</text:p>
      <text:p text:style-name="Standard">SandstoneFireplaceSouthDeed</text:p>
      <text:p text:style-name="Standard">SandstoneFountainAddon</text:p>
      <text:p text:style-name="Standard">ScarecrowComponent</text:p>
      <text:p text:style-name="Standard">ScarecrowAddon</text:p>
      <text:p text:style-name="Standard">ScarecrowDeed</text:p>
      <text:p text:style-name="Standard">SerpentPillarAddon</text:p>
      <text:p text:style-name="Standard">SheepStatue</text:p>
      <text:p text:style-name="Standard">InternalAddonComponent</text:p>
      <text:p text:style-name="Standard">SheepStatueDeed</text:p>
      <text:p text:style-name="Standard">ShrineOfWisdomAddon</text:p>
      <text:p text:style-name="Standard">ShrineOfWisdomComponent</text:p>
      <text:p text:style-name="Standard">SHTeleComponent</text:p>
      <text:p text:style-name="Standard">SHTeleporter</text:p>
      <text:p text:style-name="Standard">SkullPileAddon</text:p>
      <text:p text:style-name="Standard">SkullRugAddon</text:p>
      <text:p text:style-name="Standard">InternalAddonComponent</text:p>
      <text:p text:style-name="Standard">SkullRugAddonDeed</text:p>
      <text:p text:style-name="Standard">SlimeStatuette</text:p>
      <text:p text:style-name="Standard">SmallBedEastAddon</text:p>
      <text:p text:style-name="Standard">SmallBedEastDeed</text:p>
      <text:p text:style-name="Standard">SmallBedSouthAddon</text:p>
      <text:p text:style-name="Standard">SmallBedSouthDeed</text:p>
      <text:p text:style-name="Standard">SmallDisplayCaseEastAddon</text:p>
      <text:p text:style-name="Standard">SmallDisplayCaseEastDeed</text:p>
      <text:p text:style-name="Standard">SmallDisplayCaseSouthAddon</text:p>
      <text:p text:style-name="Standard">SmallDisplayCaseSouthDeed</text:p>
      <text:p text:style-name="Standard">SmallFishingNetComponent</text:p>
      <text:p text:style-name="Standard">SmallFishingNetAddon</text:p>
      <text:p text:style-name="Standard">SmallFishingNetDeed</text:p>
      <text:p text:style-name="Standard">SmallForgeAddon</text:p>
      <text:p text:style-name="Standard">SmallForgeDeed</text:p>
      <text:p text:style-name="Standard">SmallSoulForge</text:p>
      <text:p text:style-name="Standard">SmallSoulForgeDeed</text:p>
      <text:p text:style-name="Standard">SolenAntHoleComponent</text:p>
      <text:p text:style-name="Standard">SolenAntHole</text:p>
      <text:p text:style-name="Standard">SoulForge</text:p>
      <text:p text:style-name="Standard">SoulForgeDeed</text:p>
      <text:p text:style-name="Standard">SpinningwheelEastAddon</text:p>
      <text:p text:style-name="Standard">SpinningwheelEastDeed</text:p>
      <text:p text:style-name="Standard">SpinningwheelSouthAddon</text:p>
      <text:p text:style-name="Standard">SpinningwheelSouthDeed</text:p>
      <text:p text:style-name="Standard">SquirrelStatueEastAddon</text:p>
      <text:p text:style-name="Standard">SquirrelStatueEastDeed</text:p>
      <text:p text:style-name="Standard">SquirrelStatueSouthAddon</text:p>
      <text:p text:style-name="Standard">SquirrelStatueSouthDeed</text:p>
      <text:p text:style-name="Standard">StandingBrokenChairComponent</text:p>
      <text:p text:style-name="Standard">StandingBrokenChairAddon</text:p>
      <text:p text:style-name="Standard">StandingBrokenChairDeed</text:p>
      <text:p text:style-name="Standard">StoneStatueAddon</text:p>
      <text:p text:style-name="Standard">StoneStatueDeed</text:p>
      <text:p text:style-name="Standard">StoneAnkhComponent</text:p>
      <text:p text:style-name="Standard">StoneAnkh</text:p>
      <text:p text:style-name="Standard">StoneAnkhDeed</text:p>
      <text:p text:style-name="Standard">StoneAnvilEastAddon</text:p>
      <text:p text:style-name="Standard">StoneAnvilEastDeed</text:p>
      <text:p text:style-name="Standard"><text:soft-page-break/>StoneAnvilSouthAddon</text:p>
      <text:p text:style-name="Standard">StoneAnvilSouthDeed</text:p>
      <text:p text:style-name="Standard">StoneFireplaceEastAddon</text:p>
      <text:p text:style-name="Standard">StoneFireplaceEastDeed</text:p>
      <text:p text:style-name="Standard">StoneFireplaceSouthAddon</text:p>
      <text:p text:style-name="Standard">StoneFireplaceSouthDeed</text:p>
      <text:p text:style-name="Standard">StoneOvenEastAddon</text:p>
      <text:p text:style-name="Standard">StoneOvenEastDeed</text:p>
      <text:p text:style-name="Standard">StoneOvenSouthAddon</text:p>
      <text:p text:style-name="Standard">StoneOvenSouthDeed</text:p>
      <text:p text:style-name="Standard">SmallStretchedHideEastAddon</text:p>
      <text:p text:style-name="Standard">SmallStretchedHideEastDeed</text:p>
      <text:p text:style-name="Standard">SmallStretchedHideSouthAddon</text:p>
      <text:p text:style-name="Standard">SmallStretchedHideSouthDeed</text:p>
      <text:p text:style-name="Standard">MediumStretchedHideEastAddon</text:p>
      <text:p text:style-name="Standard">MediumStretchedHideEastDeed</text:p>
      <text:p text:style-name="Standard">MediumStretchedHideSouthAddon</text:p>
      <text:p text:style-name="Standard">MediumStretchedHideSouthDeed</text:p>
      <text:p text:style-name="Standard">SuitOfGoldArmorComponent</text:p>
      <text:p text:style-name="Standard">SuitOfGoldArmorAddon</text:p>
      <text:p text:style-name="Standard">SuitOfGoldArmorDeed</text:p>
      <text:p text:style-name="Standard">SuitOfSilverArmorComponent</text:p>
      <text:p text:style-name="Standard">SuitOfSilverArmorAddon</text:p>
      <text:p text:style-name="Standard">SuitOfSilverArmorDeed</text:p>
      <text:p text:style-name="Standard">TableWithBlueClothAddon</text:p>
      <text:p text:style-name="Standard">TableWithBlueClothDeed</text:p>
      <text:p text:style-name="Standard">TableWithOrangeClothAddon</text:p>
      <text:p text:style-name="Standard">TableWithOrangeClothDeed</text:p>
      <text:p text:style-name="Standard">TableWithPurpleClothAddon</text:p>
      <text:p text:style-name="Standard">TableWithPurpleClothDeed</text:p>
      <text:p text:style-name="Standard">TableWithRedClothAddon</text:p>
      <text:p text:style-name="Standard">TableWithRedClothDeed</text:p>
      <text:p text:style-name="Standard">TallElvenBedEastAddon</text:p>
      <text:p text:style-name="Standard">TallElvenBedEastDeed</text:p>
      <text:p text:style-name="Standard">TallElvenBedSouthAddon</text:p>
      <text:p text:style-name="Standard">TallElvenBedSouthDeed</text:p>
      <text:p text:style-name="Standard">TapestryOfSosaria</text:p>
      <text:p text:style-name="Standard">Telescope</text:p>
      <text:p text:style-name="Standard">TerMurDresserEastAddon</text:p>
      <text:p text:style-name="Standard">TerMurDresserEastDeed</text:p>
      <text:p text:style-name="Standard">TerMurDresserSouthAddon</text:p>
      <text:p text:style-name="Standard">TerMurDresserSouthDeed</text:p>
      <text:p text:style-name="Standard">TormentedMinotaurStatuette</text:p>
      <text:p text:style-name="Standard">TrainingDummyEastAddon</text:p>
      <text:p text:style-name="Standard">TrainingDummyEastDeed</text:p>
      <text:p text:style-name="Standard">TrainingDummySouthAddon</text:p>
      <text:p text:style-name="Standard">TrainingDummySouthDeed</text:p>
      <text:p text:style-name="Standard">TreeStump</text:p>
      <text:p text:style-name="Standard">InternalAddonComponent</text:p>
      <text:p text:style-name="Standard">TreeStumpDeed</text:p>
      <text:p text:style-name="Standard">UnmadeBedAddon</text:p>
      <text:p text:style-name="Standard">UnmadeBedDeed</text:p>
      <text:p text:style-name="Standard">UnsettlingPortraitComponent</text:p>
      <text:p text:style-name="Standard">UnsettlingPortraitAddon</text:p>
      <text:p text:style-name="Standard">UnsettlingPortraitDeed</text:p>
      <text:p text:style-name="Standard">VendorMallAddon</text:p>
      <text:p text:style-name="Standard">VendorMallAddonDeed</text:p>
      <text:p text:style-name="Standard">WallBannerComponent</text:p>
      <text:p text:style-name="Standard">WallBanner</text:p>
      <text:p text:style-name="Standard">WallBannerDeed</text:p>
      <text:p text:style-name="Standard">WallTorchComponent</text:p>
      <text:p text:style-name="Standard">WallTorchAddon</text:p>
      <text:p text:style-name="Standard">WallTorchDeed</text:p>
      <text:p text:style-name="Standard">WarriorStatueEastAddon</text:p>
      <text:p text:style-name="Standard">WarriorStatueEastDeed</text:p>
      <text:p text:style-name="Standard">WarriorStatueSouthAddon</text:p>
      <text:p text:style-name="Standard">WarriorStatueSouthDeed</text:p>
      <text:p text:style-name="Standard">WaterTroughEastAddon</text:p>
      <text:p text:style-name="Standard">WaterTroughEastDeed</text:p>
      <text:p text:style-name="Standard">WaterTroughSouthAddon</text:p>
      <text:p text:style-name="Standard">WaterTroughSouthDeed</text:p>
      <text:p text:style-name="Standard">WaterVatEast</text:p>
      <text:p text:style-name="Standard">WaterVatSouth</text:p>
      <text:p text:style-name="Standard">WeatheredBronzeArcherComponent</text:p>
      <text:p text:style-name="Standard">WeatheredBronzeArcherAddon</text:p>
      <text:p text:style-name="Standard">WeatheredBronzeArcherDeed</text:p>
      <text:p text:style-name="Standard">WeatheredBronzeFairySculptureComponent</text:p>
      <text:p text:style-name="Standard">WeatheredBronzeFairySculptureAddon</text:p>
      <text:p text:style-name="Standard">WeatheredBronzeFairySculptureDeed</text:p>
      <text:p text:style-name="Standard">WeatheredBronzeGlobeSculptureAddon</text:p>
      <text:p text:style-name="Standard">WeatheredBronzeGlobeSculptureDeed</text:p>
      <text:p text:style-name="Standard">WeatheredBronzeManOnABenchComponent</text:p>
      <text:p text:style-name="Standard">WeatheredBronzeManOnABenchAddon</text:p>
      <text:p text:style-name="Standard">WeatheredBronzeManOnABenchDeed</text:p>
      <text:p text:style-name="Standard">WoodenCoffinComponent</text:p>
      <text:p text:style-name="Standard">WoodenCoffinAddon</text:p>
      <text:p text:style-name="Standard">WoodenCoffinDeed</text:p>
      <text:p text:style-name="Standard">WoodenTableEastAddon</text:p>
      <text:p text:style-name="Standard">WoodenTableEastDeed</text:p>
      <text:p text:style-name="Standard">WoodenTableSouthAddon</text:p>
      <text:p text:style-name="Standard">WoodenTableSouthDeed</text:p>
      <text:p text:style-name="Standard">WreathAddon</text:p>
      <text:p text:style-name="Standard">WreathDeed</text:p>
      <text:p text:style-name="Standard">BaseBeverage</text:p>
      <text:p text:style-name="Standard">BeverageBottle</text:p>
      <text:p text:style-name="Standard">AdmiralsHeartyRum</text:p>
      <text:p text:style-name="Standard">BasePigmentsOfTokuno</text:p>
      <text:p text:style-name="Standard">PigmentsOfTokuno</text:p>
      <text:p text:style-name="Standard">Bleach</text:p>
      <text:p text:style-name="Standard">ElixirofAgapiteConversion</text:p>
      <text:p text:style-name="Standard">ElixirofGoldConversion</text:p>
      <text:p text:style-name="Standard">ElixirofMetalConversion</text:p>
      <text:p text:style-name="Standard">ElixirofValoriteConversion</text:p>
      <text:p text:style-name="Standard">ElixirofVeriteConversion</text:p>
      <text:p text:style-name="Standard">GobletOfCelebration</text:p>
      <text:p text:style-name="Standard">Food</text:p>
      <text:p text:style-name="Standard">GrapeBunch</text:p>
      <text:p text:style-name="Standard">HangoverCure</text:p>
      <text:p text:style-name="Standard">InfusedAlchemistsGem</text:p>
      <text:p text:style-name="Standard">VialofArmorEssence</text:p>
      <text:p text:style-name="Standard">BaseDecorationArtifact</text:p>
      <text:p text:style-name="Standard">AcademicBooksArtifact</text:p>
      <text:p text:style-name="Standard">ArtifactLargeVase</text:p>
      <text:p text:style-name="Standard">ArtifactVase</text:p>
      <text:p text:style-name="Standard">BakeKitsuneStatue</text:p>
      <text:p text:style-name="Standard">BaseDecorationContainerArtifact</text:p>
      <text:p text:style-name="Standard">CandelabraOfSouls</text:p>
      <text:p text:style-name="Standard">ChangelingStatue</text:p>
      <text:p text:style-name="Standard">CoffinPiece</text:p>
      <text:p text:style-name="Standard">BaseLight</text:p>
      <text:p text:style-name="Standard">BaseEquipableLight</text:p>
      <text:p text:style-name="Standard">Lantern</text:p>
      <text:p text:style-name="Standard">LibraryFriendLantern</text:p>
      <text:p text:style-name="Standard">CraftableFurniture</text:p>
      <text:p text:style-name="Standard">BigElvenChair</text:p>
      <text:p text:style-name="Standard">LibraryFriendReadingChair</text:p>
      <text:p text:style-name="Standard">SherryTheMouseQuotes</text:p>
      <text:p text:style-name="Standard">WyrdBeastmasterQuotes</text:p>
      <text:p text:style-name="Standard">MercenaryJustinQuotes</text:p>
      <text:p text:style-name="Standard">HeigelOfMoonglowQuotes</text:p>
      <text:p text:style-name="Standard">TraderHoraceQuotes</text:p>
      <text:p text:style-name="Standard">CollectionStatuette</text:p>
      <text:p text:style-name="Standard">SilverSteedZooStatuette</text:p>
      <text:p text:style-name="Standard"><text:soft-page-break/>QuagmireZooStatuette</text:p>
      <text:p text:style-name="Standard">BakeKitsuneZooStatuette</text:p>
      <text:p text:style-name="Standard">DireWolfZooStatuette</text:p>
      <text:p text:style-name="Standard">CraneZooStatuette</text:p>
      <text:p text:style-name="Standard">PolarBearZooStatuette</text:p>
      <text:p text:style-name="Standard">ChangelingZooStatuette</text:p>
      <text:p text:style-name="Standard">ReptalonZooStatuette</text:p>
      <text:p text:style-name="Standard">SpecialAchievementZooStatuette</text:p>
      <text:p text:style-name="Standard">CreepingVine</text:p>
      <text:p text:style-name="Standard">DemonSkull</text:p>
      <text:p text:style-name="Standard">DirtPatch</text:p>
      <text:p text:style-name="Standard">BackpackArtifact</text:p>
      <text:p text:style-name="Standard">BloodyWaterArtifact</text:p>
      <text:p text:style-name="Standard">BooksWestArtifact</text:p>
      <text:p text:style-name="Standard">BooksNorthArtifact</text:p>
      <text:p text:style-name="Standard">BooksFaceDownArtifact</text:p>
      <text:p text:style-name="Standard">BottleArtifact</text:p>
      <text:p text:style-name="Standard">BrazierArtifact</text:p>
      <text:p text:style-name="Standard">CocoonArtifact</text:p>
      <text:p text:style-name="Standard">DamagedBooksArtifact</text:p>
      <text:p text:style-name="Standard">EggCaseArtifact</text:p>
      <text:p text:style-name="Standard">GruesomeStandardArtifact</text:p>
      <text:p text:style-name="Standard">LampPostArtifact</text:p>
      <text:p text:style-name="Standard">LeatherTunicArtifact</text:p>
      <text:p text:style-name="Standard">RockArtifact</text:p>
      <text:p text:style-name="Standard">RuinedPaintingArtifact</text:p>
      <text:p text:style-name="Standard">SaddleArtifact</text:p>
      <text:p text:style-name="Standard">SkinnedDeerArtifact</text:p>
      <text:p text:style-name="Standard">SkinnedGoatArtifact</text:p>
      <text:p text:style-name="Standard">SkullCandleArtifact</text:p>
      <text:p text:style-name="Standard">StretchedHideArtifact</text:p>
      <text:p text:style-name="Standard">StuddedLeggingsArtifact</text:p>
      <text:p text:style-name="Standard">StuddedTunicArtifact</text:p>
      <text:p text:style-name="Standard">TarotCardsArtifact</text:p>
      <text:p text:style-name="Standard">HangingPlatemailArms</text:p>
      <text:p text:style-name="Standard">HangingPlatemailLeggings</text:p>
      <text:p text:style-name="Standard">HangingPlatemailTunic</text:p>
      <text:p text:style-name="Standard">ArcaneTable</text:p>
      <text:p text:style-name="Standard">ArtifactBookshelf</text:p>
      <text:p text:style-name="Standard">BaseArtifactLight</text:p>
      <text:p text:style-name="Standard">IncenseBurner</text:p>
      <text:p text:style-name="Standard">EvilIdolSkull</text:p>
      <text:p text:style-name="Standard">FerretImprisonedInCrystal</text:p>
      <text:p text:style-name="Standard">FigureheadOfBmvArarat</text:p>
      <text:p text:style-name="Standard">Futon</text:p>
      <text:p text:style-name="Standard">GhostShipAnchor</text:p>
      <text:p text:style-name="Standard">GoldBricks</text:p>
      <text:p text:style-name="Standard">GrapeVine</text:p>
      <text:p text:style-name="Standard">ImprisonedDog</text:p>
      <text:p text:style-name="Standard">ClonedItem</text:p>
      <text:p text:style-name="Standard">LargeFishingNet</text:p>
      <text:p text:style-name="Standard">LavaTile</text:p>
      <text:p text:style-name="Standard">LordBritishThroneAddon</text:p>
      <text:p text:style-name="Standard">LordBritishThroneDeed</text:p>
      <text:p text:style-name="Standard">MapOfTheKnownWorld</text:p>
      <text:p text:style-name="Standard">MedusaStatue</text:p>
      <text:p text:style-name="Standard">AncientShipModelOfTheHMSCape</text:p>
      <text:p text:style-name="Standard">MummifiedCorpse</text:p>
      <text:p text:style-name="Standard">VesperCollectionStatuette</text:p>
      <text:p text:style-name="Standard">TrollStatuette</text:p>
      <text:p text:style-name="Standard">CrystalBallStatuette</text:p>
      <text:p text:style-name="Standard">DevourerStatuette</text:p>
      <text:p text:style-name="Standard">SnowLadyStatuette</text:p>
      <text:p text:style-name="Standard">GolemStatuette</text:p>
      <text:p text:style-name="Standard">ExodusOverseerStatuette</text:p>
      <text:p text:style-name="Standard">JukaLordStatuette</text:p>
      <text:p text:style-name="Standard">MeerCaptainStatuette</text:p>
      <text:p text:style-name="Standard">MeerEternalStatuette</text:p>
      <text:p text:style-name="Standard">SolenQueenStatuette</text:p>
      <text:p text:style-name="Standard">VesperSpecialAchievementReplica</text:p>
      <text:p text:style-name="Standard">MonsterStatuette</text:p>
      <text:p text:style-name="Standard">PhillipsWoodenSteed</text:p>
      <text:p text:style-name="Standard">Pier</text:p>
      <text:p text:style-name="Standard">PolarBearStatue</text:p>
      <text:p text:style-name="Standard">QuagmireStatue</text:p>
      <text:p text:style-name="Standard">ReptalonStatue</text:p>
      <text:p text:style-name="Standard">GargishBentasVaseArtifact</text:p>
      <text:p text:style-name="Standard">GargishPortraitArtifact</text:p>
      <text:p text:style-name="Standard">DyingPlantArtifact</text:p>
      <text:p text:style-name="Standard">LargeDyingPlantArtifact</text:p>
      <text:p text:style-name="Standard">GargishLuckTotemArtifact</text:p>
      <text:p text:style-name="Standard">GargishKnowledgeTotemArtifact</text:p>
      <text:p text:style-name="Standard">BookOfTruthArtifact</text:p>
      <text:p text:style-name="Standard">GargishTraditionalVaseArtifact</text:p>
      <text:p text:style-name="Standard">GargishProtectiveTotemArtifact</text:p>
      <text:p text:style-name="Standard">PushmePullyuArtifact</text:p>
      <text:p text:style-name="Standard">LargePewterBowlArtifact</text:p>
      <text:p text:style-name="Standard">GargishMemorialStatueArtifact</text:p>
      <text:p text:style-name="Standard">StolenBottlesOfLiquor1Artifact</text:p>
      <text:p text:style-name="Standard">StolenBottlesOfLiquor2Artifact</text:p>
      <text:p text:style-name="Standard">StolenBottlesOfLiquor3Artifact</text:p>
      <text:p text:style-name="Standard">StolenBottlesOfLiquor4Artifact</text:p>
      <text:p text:style-name="Standard">BottlesOfSpoiledWine1Artifact</text:p>
      <text:p text:style-name="Standard">BottlesOfSpoiledWine2Artifact</text:p>
      <text:p text:style-name="Standard">BottlesOfSpoiledWine3Artifact</text:p>
      <text:p text:style-name="Standard">NaverysWeb1Artifact</text:p>
      <text:p text:style-name="Standard">NaverysWeb2Artifact</text:p>
      <text:p text:style-name="Standard">NaverysWeb3Artifact</text:p>
      <text:p text:style-name="Standard">NaverysWeb4Artifact</text:p>
      <text:p text:style-name="Standard">NaverysWeb5Artifact</text:p>
      <text:p text:style-name="Standard">NaverysWeb6Artifact</text:p>
      <text:p text:style-name="Standard">RottedOarsArtifact</text:p>
      <text:p text:style-name="Standard">BloodySpoonArtifact</text:p>
      <text:p text:style-name="Standard">MysteriousSupperArtifact</text:p>
      <text:p text:style-name="Standard">DriedUpInkWellArtifact</text:p>
      <text:p text:style-name="Standard">TyballsFlaskStandArtifact</text:p>
      <text:p text:style-name="Standard">BlockAndTackleArtifact</text:p>
      <text:p text:style-name="Standard">RemnantsOfMeatLoafArtifact</text:p>
      <text:p text:style-name="Standard">HalfEatenSupperArtifact</text:p>
      <text:p text:style-name="Standard">PricelessTreasureArtifact</text:p>
      <text:p text:style-name="Standard">FakeCopperIngotsArtifact</text:p>
      <text:p text:style-name="Standard">JugsOfGoblinRotgutArtifact</text:p>
      <text:p text:style-name="Standard">BatteredPanArtifact</text:p>
      <text:p text:style-name="Standard">RustedPanArtifact</text:p>
      <text:p text:style-name="Standard">SeahorseStatuette</text:p>
      <text:p text:style-name="Standard">Basket1Artifact</text:p>
      <text:p text:style-name="Standard">Basket2Artifact</text:p>
      <text:p text:style-name="Standard">Basket3WestArtifact</text:p>
      <text:p text:style-name="Standard">Basket3NorthArtifact</text:p>
      <text:p text:style-name="Standard">Basket4Artifact</text:p>
      <text:p text:style-name="Standard">Basket5WestArtifact</text:p>
      <text:p text:style-name="Standard">Basket5NorthArtifact</text:p>
      <text:p text:style-name="Standard">Basket6Artifact</text:p>
      <text:p text:style-name="Standard">BowlArtifact</text:p>
      <text:p text:style-name="Standard">BowlsVerticalArtifact</text:p>
      <text:p text:style-name="Standard">BowlsHorizontalArtifact</text:p>
      <text:p text:style-name="Standard">CupsArtifact</text:p>
      <text:p text:style-name="Standard">FanWestArtifact</text:p>
      <text:p text:style-name="Standard">FanNorthArtifact</text:p>
      <text:p text:style-name="Standard">TripleFanWestArtifact</text:p>
      <text:p text:style-name="Standard">TripleFanNorthArtifact</text:p>
      <text:p text:style-name="Standard">FlowersArtifact</text:p>
      <text:p text:style-name="Standard">Painting1WestArtifact</text:p>
      <text:p text:style-name="Standard">Painting1NorthArtifact</text:p>
      <text:p text:style-name="Standard">Painting2WestArtifact</text:p>
      <text:p text:style-name="Standard">Painting2NorthArtifact</text:p>
      <text:p text:style-name="Standard">Painting3Artifact</text:p>
      <text:p text:style-name="Standard">Painting4WestArtifact</text:p>
      <text:p text:style-name="Standard">Painting4NorthArtifact</text:p>
      <text:p text:style-name="Standard">Painting5WestArtifact</text:p>
      <text:p text:style-name="Standard">Painting5NorthArtifact</text:p>
      <text:p text:style-name="Standard">Painting6WestArtifact</text:p>
      <text:p text:style-name="Standard">Painting6NorthArtifact</text:p>
      <text:p text:style-name="Standard"><text:soft-page-break/>SakeArtifact</text:p>
      <text:p text:style-name="Standard">Sculpture1Artifact</text:p>
      <text:p text:style-name="Standard">Sculpture2Artifact</text:p>
      <text:p text:style-name="Standard">DolphinLeftArtifact</text:p>
      <text:p text:style-name="Standard">DolphinRightArtifact</text:p>
      <text:p text:style-name="Standard">ManStatuetteSouthArtifact</text:p>
      <text:p text:style-name="Standard">ManStatuetteEastArtifact</text:p>
      <text:p text:style-name="Standard">SwordDisplay1WestArtifact</text:p>
      <text:p text:style-name="Standard">SwordDisplay1NorthArtifact</text:p>
      <text:p text:style-name="Standard">SwordDisplay2WestArtifact</text:p>
      <text:p text:style-name="Standard">SwordDisplay2NorthArtifact</text:p>
      <text:p text:style-name="Standard">SwordDisplay3SouthArtifact</text:p>
      <text:p text:style-name="Standard">SwordDisplay3EastArtifact</text:p>
      <text:p text:style-name="Standard">SwordDisplay4WestArtifact</text:p>
      <text:p text:style-name="Standard">SwordDisplay4NorthArtifact</text:p>
      <text:p text:style-name="Standard">SwordDisplay5WestArtifact</text:p>
      <text:p text:style-name="Standard">SwordDisplay5NorthArtifact</text:p>
      <text:p text:style-name="Standard">TeapotWestArtifact</text:p>
      <text:p text:style-name="Standard">TeapotNorthArtifact</text:p>
      <text:p text:style-name="Standard">TowerLanternArtifact</text:p>
      <text:p text:style-name="Standard">Urn1Artifact</text:p>
      <text:p text:style-name="Standard">Urn2Artifact</text:p>
      <text:p text:style-name="Standard">ZenRock1Artifact</text:p>
      <text:p text:style-name="Standard">ZenRock2Artifact</text:p>
      <text:p text:style-name="Standard">ZenRock3Artifact</text:p>
      <text:p text:style-name="Standard">ShipModelOfTheHMSCape</text:p>
      <text:p text:style-name="Standard">ShipsBellOfBmvArarat</text:p>
      <text:p text:style-name="Standard">SkullPole</text:p>
      <text:p text:style-name="Standard">SnakeStatue</text:p>
      <text:p text:style-name="Standard">SternAnchorOfBmvArarat</text:p>
      <text:p text:style-name="Standard">SwampTile</text:p>
      <text:p text:style-name="Standard">TatteredAncientMummyWrapping</text:p>
      <text:p text:style-name="Standard">TenthAnniversarySculpture</text:p>
      <text:p text:style-name="Standard">StretchedDinosaurHide</text:p>
      <text:p text:style-name="Standard">CarvedMyrmydexGlyph</text:p>
      <text:p text:style-name="Standard">WakuOnASpit</text:p>
      <text:p text:style-name="Standard">SacredLavaRock</text:p>
      <text:p text:style-name="Standard">WhiteTigerFigurine</text:p>
      <text:p text:style-name="Standard">DragonTurtleHatchlingNet</text:p>
      <text:p text:style-name="Standard">TragicRemainsOfTravesty</text:p>
      <text:p text:style-name="Standard">WallBlood</text:p>
      <text:p text:style-name="Standard">WaterTile</text:p>
      <text:p text:style-name="Standard">Web</text:p>
      <text:p text:style-name="Standard">WindSpirit</text:p>
      <text:p text:style-name="Standard">WolfStatue</text:p>
      <text:p text:style-name="Standard">GreymistArms</text:p>
      <text:p text:style-name="Standard">GreymistChest</text:p>
      <text:p text:style-name="Standard">GreymistGloves</text:p>
      <text:p text:style-name="Standard">GreymistLegs</text:p>
      <text:p text:style-name="Standard">TigerPeltBustier</text:p>
      <text:p text:style-name="Standard">AloronsBustier</text:p>
      <text:p text:style-name="Standard">TigerPeltCollar</text:p>
      <text:p text:style-name="Standard">AloronsGorget</text:p>
      <text:p text:style-name="Standard">TigerPeltHelm</text:p>
      <text:p text:style-name="Standard">AloronsHelm</text:p>
      <text:p text:style-name="Standard">TigerPeltLegs</text:p>
      <text:p text:style-name="Standard">AloronsLegs</text:p>
      <text:p text:style-name="Standard">TigerPeltLongSkirt</text:p>
      <text:p text:style-name="Standard">AloronsLongSkirt</text:p>
      <text:p text:style-name="Standard">TigerPeltShorts</text:p>
      <text:p text:style-name="Standard">AloronsShorts</text:p>
      <text:p text:style-name="Standard">TigerPeltSkirt</text:p>
      <text:p text:style-name="Standard">AloronsSkirt</text:p>
      <text:p text:style-name="Standard">TigerPeltChest</text:p>
      <text:p text:style-name="Standard">AloronsTunic</text:p>
      <text:p text:style-name="Standard">AssassinArms</text:p>
      <text:p text:style-name="Standard">AssassinChest</text:p>
      <text:p text:style-name="Standard">AssassinGloves</text:p>
      <text:p text:style-name="Standard">AssassinLegs</text:p>
      <text:p text:style-name="Standard">GargishLeatherArms</text:p>
      <text:p text:style-name="Standard">BestialArms</text:p>
      <text:p text:style-name="Standard">GargishEarrings</text:p>
      <text:p text:style-name="Standard">BestialEarrings</text:p>
      <text:p text:style-name="Standard">BestialGloves</text:p>
      <text:p text:style-name="Standard">BestialGorget</text:p>
      <text:p text:style-name="Standard">BestialHelm</text:p>
      <text:p text:style-name="Standard">GargishClothKilt</text:p>
      <text:p text:style-name="Standard">BestialKilt</text:p>
      <text:p text:style-name="Standard">BestialLegs</text:p>
      <text:p text:style-name="Standard">GargishNecklace</text:p>
      <text:p text:style-name="Standard">BestialNecklace</text:p>
      <text:p text:style-name="Standard">DaemonArms</text:p>
      <text:p text:style-name="Standard">DaemonChest</text:p>
      <text:p text:style-name="Standard">DaemonGloves</text:p>
      <text:p text:style-name="Standard">DaemonHelm</text:p>
      <text:p text:style-name="Standard">DaemonLegs</text:p>
      <text:p text:style-name="Standard">DragonTurtleHideBustier</text:p>
      <text:p text:style-name="Standard">DardensBustier</text:p>
      <text:p text:style-name="Standard">DragonTurtleHideHelm</text:p>
      <text:p text:style-name="Standard">DardensHelm</text:p>
      <text:p text:style-name="Standard">DragonTurtleHideLegs</text:p>
      <text:p text:style-name="Standard">DardensLegs</text:p>
      <text:p text:style-name="Standard">DragonTurtleHideArms</text:p>
      <text:p text:style-name="Standard">DardensSleeves</text:p>
      <text:p text:style-name="Standard">DragonTurtleHideChest</text:p>
      <text:p text:style-name="Standard">DardensTunic</text:p>
      <text:p text:style-name="Standard">WoodlandChest</text:p>
      <text:p text:style-name="Standard">DarkwoodChest</text:p>
      <text:p text:style-name="Standard">RavenHelm</text:p>
      <text:p text:style-name="Standard">DarkwoodCrown</text:p>
      <text:p text:style-name="Standard">WoodlandGloves</text:p>
      <text:p text:style-name="Standard">DarkwoodGloves</text:p>
      <text:p text:style-name="Standard">WoodlandGorget</text:p>
      <text:p text:style-name="Standard">DarkwoodGorget</text:p>
      <text:p text:style-name="Standard">WoodlandLegs</text:p>
      <text:p text:style-name="Standard">DarkwoodLegs</text:p>
      <text:p text:style-name="Standard">WoodlandArms</text:p>
      <text:p text:style-name="Standard">DarkwoodPauldrons</text:p>
      <text:p text:style-name="Standard">BoneGloves</text:p>
      <text:p text:style-name="Standard">GrizzleGauntlets</text:p>
      <text:p text:style-name="Standard">BoneLegs</text:p>
      <text:p text:style-name="Standard">GrizzleGreaves</text:p>
      <text:p text:style-name="Standard">BoneHelm</text:p>
      <text:p text:style-name="Standard">GrizzleHelm</text:p>
      <text:p text:style-name="Standard">BoneChest</text:p>
      <text:p text:style-name="Standard">GrizzleTunic</text:p>
      <text:p text:style-name="Standard">BoneArms</text:p>
      <text:p text:style-name="Standard">GrizzleVambraces</text:p>
      <text:p text:style-name="Standard">LeafArms</text:p>
      <text:p text:style-name="Standard">HunterArms</text:p>
      <text:p text:style-name="Standard">LeafGloves</text:p>
      <text:p text:style-name="Standard">HunterGloves</text:p>
      <text:p text:style-name="Standard">LeafLegs</text:p>
      <text:p text:style-name="Standard">HunterLegs</text:p>
      <text:p text:style-name="Standard">LeafChest</text:p>
      <text:p text:style-name="Standard">HunterChest</text:p>
      <text:p text:style-name="Standard">InitiationArms</text:p>
      <text:p text:style-name="Standard">InitiationSuitBag</text:p>
      <text:p text:style-name="Standard">LeatherCap</text:p>
      <text:p text:style-name="Standard">InitiationCap</text:p>
      <text:p text:style-name="Standard">InitiationChest</text:p>
      <text:p text:style-name="Standard">InitiationGloves</text:p>
      <text:p text:style-name="Standard">InitiationGorget</text:p>
      <text:p text:style-name="Standard">InitiationLegs</text:p>
      <text:p text:style-name="Standard">VikingSword</text:p>
      <text:p text:style-name="Standard">Evocaricus</text:p>
      <text:p text:style-name="Standard">MetalKiteShield</text:p>
      <text:p text:style-name="Standard">MalekisHonor</text:p>
      <text:p text:style-name="Standard">Bascinet</text:p>
      <text:p text:style-name="Standard">KnightsBascinet</text:p>
      <text:p text:style-name="Standard">CloseHelm</text:p>
      <text:p text:style-name="Standard">KnightsCloseHelm</text:p>
      <text:p text:style-name="Standard">FemalePlateChest</text:p>
      <text:p text:style-name="Standard">KnightsFemalePlateChest</text:p>
      <text:p text:style-name="Standard">NorseHelm</text:p>
      <text:p text:style-name="Standard">KnightsNorseHelm</text:p>
      <text:p text:style-name="Standard"><text:soft-page-break/>PlateArms</text:p>
      <text:p text:style-name="Standard">KnightsPlateArms</text:p>
      <text:p text:style-name="Standard">PlateChest</text:p>
      <text:p text:style-name="Standard">KnightsPlateChest</text:p>
      <text:p text:style-name="Standard">PlateGloves</text:p>
      <text:p text:style-name="Standard">KnightsPlateGloves</text:p>
      <text:p text:style-name="Standard">PlateGorget</text:p>
      <text:p text:style-name="Standard">KnightsPlateGorget</text:p>
      <text:p text:style-name="Standard">PlateHelm</text:p>
      <text:p text:style-name="Standard">KnightsPlateHelm</text:p>
      <text:p text:style-name="Standard">PlateLegs</text:p>
      <text:p text:style-name="Standard">KnightsPlateLegs</text:p>
      <text:p text:style-name="Standard">BaseRing</text:p>
      <text:p text:style-name="Standard">GoldRing</text:p>
      <text:p text:style-name="Standard">EtoileBleue</text:p>
      <text:p text:style-name="Standard">LuneRouge</text:p>
      <text:p text:style-name="Standard">NovoBleue</text:p>
      <text:p text:style-name="Standard">SoleilRouge</text:p>
      <text:p text:style-name="Standard">HideChest</text:p>
      <text:p text:style-name="Standard">LeafweaveChest</text:p>
      <text:p text:style-name="Standard">HideGloves</text:p>
      <text:p text:style-name="Standard">LeafweaveGloves</text:p>
      <text:p text:style-name="Standard">HidePants</text:p>
      <text:p text:style-name="Standard">LeafweaveLegs</text:p>
      <text:p text:style-name="Standard">HidePauldrons</text:p>
      <text:p text:style-name="Standard">LeafweavePauldrons</text:p>
      <text:p text:style-name="Standard">BaseQuiver</text:p>
      <text:p text:style-name="Standard">Feathernock</text:p>
      <text:p text:style-name="Standard">Bow</text:p>
      <text:p text:style-name="Standard">Swiftflight</text:p>
      <text:p text:style-name="Standard">StuddedArms</text:p>
      <text:p text:style-name="Standard">MyrmidonArms</text:p>
      <text:p text:style-name="Standard">MyrmidonBascinet</text:p>
      <text:p text:style-name="Standard">StuddedChest</text:p>
      <text:p text:style-name="Standard">MyrmidonChest</text:p>
      <text:p text:style-name="Standard">StuddedGloves</text:p>
      <text:p text:style-name="Standard">MyrmidonGloves</text:p>
      <text:p text:style-name="Standard">StuddedGorget</text:p>
      <text:p text:style-name="Standard">MyrmidonGorget</text:p>
      <text:p text:style-name="Standard">StuddedLegs</text:p>
      <text:p text:style-name="Standard">MyrmidonLegs</text:p>
      <text:p text:style-name="Standard">DeathArms</text:p>
      <text:p text:style-name="Standard">DeathBoneHelm</text:p>
      <text:p text:style-name="Standard">DeathChest</text:p>
      <text:p text:style-name="Standard">DeathGloves</text:p>
      <text:p text:style-name="Standard">DeathLegs</text:p>
      <text:p text:style-name="Standard">PaladinArms</text:p>
      <text:p text:style-name="Standard">PaladinChest</text:p>
      <text:p text:style-name="Standard">PaladinGloves</text:p>
      <text:p text:style-name="Standard">PaladinGorget</text:p>
      <text:p text:style-name="Standard">PaladinHelm</text:p>
      <text:p text:style-name="Standard">PaladinLegs</text:p>
      <text:p text:style-name="Standard">RangerArms</text:p>
      <text:p text:style-name="Standard">RangerChest</text:p>
      <text:p text:style-name="Standard">RangerGloves</text:p>
      <text:p text:style-name="Standard">RangerGorget</text:p>
      <text:p text:style-name="Standard">RangerLegs</text:p>
      <text:p text:style-name="Standard">ScoutArms</text:p>
      <text:p text:style-name="Standard">StuddedBustierArms</text:p>
      <text:p text:style-name="Standard">ScoutBustier</text:p>
      <text:p text:style-name="Standard">ScoutChest</text:p>
      <text:p text:style-name="Standard">Circlet</text:p>
      <text:p text:style-name="Standard">ScoutCirclet</text:p>
      <text:p text:style-name="Standard">FemaleStuddedChest</text:p>
      <text:p text:style-name="Standard">ScoutFemaleChest</text:p>
      <text:p text:style-name="Standard">ScoutGloves</text:p>
      <text:p text:style-name="Standard">ScoutGorget</text:p>
      <text:p text:style-name="Standard">ScoutLegs</text:p>
      <text:p text:style-name="Standard">SmallPlateJingasa</text:p>
      <text:p text:style-name="Standard">ScoutSmallPlateJingasa</text:p>
      <text:p text:style-name="Standard">SorcererArms</text:p>
      <text:p text:style-name="Standard">SorcererChest</text:p>
      <text:p text:style-name="Standard">FemaleLeatherChest</text:p>
      <text:p text:style-name="Standard">SorcererFemaleChest</text:p>
      <text:p text:style-name="Standard">SorcererGloves</text:p>
      <text:p text:style-name="Standard">SorcererGorget</text:p>
      <text:p text:style-name="Standard">WizardsHat</text:p>
      <text:p text:style-name="Standard">SorcererHat</text:p>
      <text:p text:style-name="Standard">SorcererLegs</text:p>
      <text:p text:style-name="Standard">LeatherSkirt</text:p>
      <text:p text:style-name="Standard">SorcererSkirt</text:p>
      <text:p text:style-name="Standard">CompassionArms</text:p>
      <text:p text:style-name="Standard">HonestyGorget</text:p>
      <text:p text:style-name="Standard">HonorLegs</text:p>
      <text:p text:style-name="Standard">HumilityCloak</text:p>
      <text:p text:style-name="Standard">JusticeBreastplate</text:p>
      <text:p text:style-name="Standard">SacrificeSollerets</text:p>
      <text:p text:style-name="Standard">SpiritualityHelm</text:p>
      <text:p text:style-name="Standard">ValorGauntlets</text:p>
      <text:p text:style-name="Standard">GargishPlateArms</text:p>
      <text:p text:style-name="Standard">VirtuososArmbands</text:p>
      <text:p text:style-name="Standard">JesterHat</text:p>
      <text:p text:style-name="Standard">VirtuososCap</text:p>
      <text:p text:style-name="Standard">VirtuososCollar</text:p>
      <text:p text:style-name="Standard">VirtuososEarpieces</text:p>
      <text:p text:style-name="Standard">VirtuososKidGloves</text:p>
      <text:p text:style-name="Standard">VirtuososKilt</text:p>
      <text:p text:style-name="Standard">VirtuososNecklace</text:p>
      <text:p text:style-name="Standard">VirtuososTunic</text:p>
      <text:p text:style-name="Standard">HeaterShield</text:p>
      <text:p text:style-name="Standard">Aegis</text:p>
      <text:p text:style-name="Standard">DragonHelm</text:p>
      <text:p text:style-name="Standard">AegisOfGrace</text:p>
      <text:p text:style-name="Standard">AnimatedLegsoftheInsaneTinker</text:p>
      <text:p text:style-name="Standard">WoodenKiteShield</text:p>
      <text:p text:style-name="Standard">ArcaneShield</text:p>
      <text:p text:style-name="Standard">ArmorOfFortune</text:p>
      <text:p text:style-name="Standard">ArmsOfArmstrong</text:p>
      <text:p text:style-name="Standard">DragonChest</text:p>
      <text:p text:style-name="Standard">BasiliskHideBreastplate</text:p>
      <text:p text:style-name="Standard">BouraTailShield</text:p>
      <text:p text:style-name="Standard">BrambleCoat</text:p>
      <text:p text:style-name="Standard">ChainLegs</text:p>
      <text:p text:style-name="Standard">BritchesOfWarding</text:p>
      <text:p text:style-name="Standard">GargishPlateLegs</text:p>
      <text:p text:style-name="Standard">GargishBritchesOfWarding</text:p>
      <text:p text:style-name="Standard">BronzedArmorValkyrie</text:p>
      <text:p text:style-name="Standard">RingmailLegs</text:p>
      <text:p text:style-name="Standard">BulwarkLeggings</text:p>
      <text:p text:style-name="Standard">CandlewoodTorch</text:p>
      <text:p text:style-name="Standard">CastOffZombieSkin</text:p>
      <text:p text:style-name="Standard">CrownOfArcaneTemperament</text:p>
      <text:p text:style-name="Standard">CuffsOfTheArchmage</text:p>
      <text:p text:style-name="Standard">GargishStoneArms</text:p>
      <text:p text:style-name="Standard">GargishCuffsOfTheArchmage</text:p>
      <text:p text:style-name="Standard">MetalShield</text:p>
      <text:p text:style-name="Standard">DefenderOfTheMagus</text:p>
      <text:p text:style-name="Standard">GargishKiteShield</text:p>
      <text:p text:style-name="Standard">DragonHideShield</text:p>
      <text:p text:style-name="Standard">DupresShield</text:p>
      <text:p text:style-name="Standard">EscutcheonDeAriadne</text:p>
      <text:p text:style-name="Standard">FeyLeggings</text:p>
      <text:p text:style-name="Standard">GargishChaosShield</text:p>
      <text:p text:style-name="Standard">GargishSignOfChaos</text:p>
      <text:p text:style-name="Standard">GargishOrderShield</text:p>
      <text:p text:style-name="Standard">GargishSignOfOrder</text:p>
      <text:p text:style-name="Standard">GargishWoodenShield</text:p>
      <text:p text:style-name="Standard">GauntletsOfAnger</text:p>
      <text:p text:style-name="Standard">RingmailGloves</text:p>
      <text:p text:style-name="Standard">GauntletsOfNobility</text:p>
      <text:p text:style-name="Standard">GladiatorsCollar</text:p>
      <text:p text:style-name="Standard">DragonGloves</text:p>
      <text:p text:style-name="Standard">GlovesOfFeudalGrip</text:p>
      <text:p text:style-name="Standard">GargishPlateKilt</text:p>
      <text:p text:style-name="Standard">GargishKiltOfFeudalVise</text:p>
      <text:p text:style-name="Standard">BaseGlovesOfMining</text:p>
      <text:p text:style-name="Standard"><text:soft-page-break/>LeatherGlovesOfMining</text:p>
      <text:p text:style-name="Standard">StuddedGlovesOfMining</text:p>
      <text:p text:style-name="Standard">RingmailGlovesOfMining</text:p>
      <text:p text:style-name="Standard">GargishKiltOfMining</text:p>
      <text:p text:style-name="Standard">GlovesOfSafeguarding</text:p>
      <text:p text:style-name="Standard">GlovesOfThePugilist</text:p>
      <text:p text:style-name="Standard">HealersTouch</text:p>
      <text:p text:style-name="Standard">HeartOfTheLion</text:p>
      <text:p text:style-name="Standard">HelmOfInsight</text:p>
      <text:p text:style-name="Standard">WingedHelm</text:p>
      <text:p text:style-name="Standard">HelmOfSwiftness</text:p>
      <text:p text:style-name="Standard">HolyKnightsBreastplate</text:p>
      <text:p text:style-name="Standard">HumanFeyLeggings</text:p>
      <text:p text:style-name="Standard">ChaosShield</text:p>
      <text:p text:style-name="Standard">HumanSignOfChaos</text:p>
      <text:p text:style-name="Standard">OrderShield</text:p>
      <text:p text:style-name="Standard">HumanSignOfOrder</text:p>
      <text:p text:style-name="Standard">InquisitorsResolution</text:p>
      <text:p text:style-name="Standard">IronwoodCrown</text:p>
      <text:p text:style-name="Standard">JackalsCollar</text:p>
      <text:p text:style-name="Standard">KelpWovenLeggings</text:p>
      <text:p text:style-name="Standard">LeggingsOfBane</text:p>
      <text:p text:style-name="Standard">LeggingsOfEmbers</text:p>
      <text:p text:style-name="Standard">LightsRampart</text:p>
      <text:p text:style-name="Standard">LordBlackthornsExemplar</text:p>
      <text:p text:style-name="Standard">GargishClothChest</text:p>
      <text:p text:style-name="Standard">MantleOfTheFallen</text:p>
      <text:p text:style-name="Standard">MidnightBracers</text:p>
      <text:p text:style-name="Standard">MinaxsArmor</text:p>
      <text:p text:style-name="Standard">ChainChest</text:p>
      <text:p text:style-name="Standard">KeeoneansChainMail</text:p>
      <text:p text:style-name="Standard">VesperOrderShield</text:p>
      <text:p text:style-name="Standard">VesperChaosShield</text:p>
      <text:p text:style-name="Standard">MysticsGuard</text:p>
      <text:p text:style-name="Standard">OrcHelm</text:p>
      <text:p text:style-name="Standard">OrcChieftainHelm</text:p>
      <text:p text:style-name="Standard">OrcishVisage</text:p>
      <text:p text:style-name="Standard">OrnateCrownOfTheHarrower</text:p>
      <text:p text:style-name="Standard">LargeStoneShield</text:p>
      <text:p text:style-name="Standard">PillarOfStrength</text:p>
      <text:p text:style-name="Standard">ProtectoroftheBattleMage</text:p>
      <text:p text:style-name="Standard">ResonantShieldOfVengeance</text:p>
      <text:p text:style-name="Standard">BronzeShield</text:p>
      <text:p text:style-name="Standard">ResonantShieldOfVengeanceHuman</text:p>
      <text:p text:style-name="Standard">RoyalZooLeatherLegs</text:p>
      <text:p text:style-name="Standard">RoyalZooLeatherGloves</text:p>
      <text:p text:style-name="Standard">RoyalZooLeatherGorget</text:p>
      <text:p text:style-name="Standard">RoyalZooLeatherArms</text:p>
      <text:p text:style-name="Standard">RoyalZooLeatherChest</text:p>
      <text:p text:style-name="Standard">RoyalZooLeatherFemaleChest</text:p>
      <text:p text:style-name="Standard">RoyalZooPlateLegs</text:p>
      <text:p text:style-name="Standard">RoyalZooPlateGloves</text:p>
      <text:p text:style-name="Standard">RoyalZooPlateGorget</text:p>
      <text:p text:style-name="Standard">RoyalZooPlateArms</text:p>
      <text:p text:style-name="Standard">RoyalZooPlateChest</text:p>
      <text:p text:style-name="Standard">RoyalZooPlateFemaleChest</text:p>
      <text:p text:style-name="Standard">RoyalZooPlateHelm</text:p>
      <text:p text:style-name="Standard">RoyalZooStuddedLegs</text:p>
      <text:p text:style-name="Standard">RoyalZooStuddedGloves</text:p>
      <text:p text:style-name="Standard">RoyalZooStuddedGorget</text:p>
      <text:p text:style-name="Standard">RoyalZooStuddedArms</text:p>
      <text:p text:style-name="Standard">RoyalZooStuddedChest</text:p>
      <text:p text:style-name="Standard">RoyalZooStuddedFemaleChest</text:p>
      <text:p text:style-name="Standard">SamuraiHelm</text:p>
      <text:p text:style-name="Standard">SentinelsGuard</text:p>
      <text:p text:style-name="Standard">ShadowDancerLeggings</text:p>
      <text:p text:style-name="Standard">ShieldOfInvulnerability</text:p>
      <text:p text:style-name="Standard">ShroudOfDeceit</text:p>
      <text:p text:style-name="Standard">SongWovenMantle</text:p>
      <text:p text:style-name="Standard">SpellWovenBritches</text:p>
      <text:p text:style-name="Standard">GargishClothArms</text:p>
      <text:p text:style-name="Standard">SpinedBloodwormBracers</text:p>
      <text:p text:style-name="Standard">StitchersMittens</text:p>
      <text:p text:style-name="Standard">SummonersKilt</text:p>
      <text:p text:style-name="Standard">SurgeShield</text:p>
      <text:p text:style-name="Standard">TongueoftheBeast</text:p>
      <text:p text:style-name="Standard">TunicOfFire</text:p>
      <text:p text:style-name="Standard">TunicOfGuarding</text:p>
      <text:p text:style-name="Standard">LeatherNinjaJacket</text:p>
      <text:p text:style-name="Standard">TwilightJacket</text:p>
      <text:p text:style-name="Standard">LeatherBustierArms</text:p>
      <text:p text:style-name="Standard">ValkyrieArmor</text:p>
      <text:p text:style-name="Standard">VioletCourage</text:p>
      <text:p text:style-name="Standard">VoiceOfTheFallenKing</text:p>
      <text:p text:style-name="Standard">VoidInfusedKilt</text:p>
      <text:p text:style-name="Standard">LeatherNinjaPants</text:p>
      <text:p text:style-name="Standard">WalkersLeggings</text:p>
      <text:p text:style-name="Standard">WallofHungryMouths</text:p>
      <text:p text:style-name="Standard">WardedDemonboneBracers</text:p>
      <text:p text:style-name="Standard">Robe</text:p>
      <text:p text:style-name="Standard">AcidProofRobe</text:p>
      <text:p text:style-name="Standard">ANecromancerShroud</text:p>
      <text:p text:style-name="Standard">AnniversaryRobe</text:p>
      <text:p text:style-name="Standard">PlainDress</text:p>
      <text:p text:style-name="Standard">AntiqueWeddingDress</text:p>
      <text:p text:style-name="Standard">Bandana</text:p>
      <text:p text:style-name="Standard">BurglarsBandana</text:p>
      <text:p text:style-name="Standard">TricorneHat</text:p>
      <text:p text:style-name="Standard">CaptainJohnsHat</text:p>
      <text:p text:style-name="Standard">CloakOfDeath</text:p>
      <text:p text:style-name="Standard">CloakOfLife</text:p>
      <text:p text:style-name="Standard">BaseCloak</text:p>
      <text:p text:style-name="Standard">Cloak</text:p>
      <text:p text:style-name="Standard">CloakOfLight</text:p>
      <text:p text:style-name="Standard">GargishClothWingArmor</text:p>
      <text:p text:style-name="Standard">WingArmorOfLight</text:p>
      <text:p text:style-name="Standard">CloakOfPower</text:p>
      <text:p text:style-name="Standard">CloakOfSilence</text:p>
      <text:p text:style-name="Standard">ConjureresGarb</text:p>
      <text:p text:style-name="Standard">ConjureresGarbHarbringer</text:p>
      <text:p text:style-name="Standard">BaseWaist</text:p>
      <text:p text:style-name="Standard">HalfApron</text:p>
      <text:p text:style-name="Standard">CrimsonCincture</text:p>
      <text:p text:style-name="Standard">GargoyleHalfApron</text:p>
      <text:p text:style-name="Standard">GargishCrimsonCincture</text:p>
      <text:p text:style-name="Standard">CrownOfTalKeesh</text:p>
      <text:p text:style-name="Standard">Boots</text:p>
      <text:p text:style-name="Standard">DetectiveBoots</text:p>
      <text:p text:style-name="Standard">HornedTribalMask</text:p>
      <text:p text:style-name="Standard">DivineCountenance</text:p>
      <text:p text:style-name="Standard">DreadPirateHat</text:p>
      <text:p text:style-name="Standard">EmbroideredOakLeafCloak</text:p>
      <text:p text:style-name="Standard">HatOfTheMagi</text:p>
      <text:p text:style-name="Standard">HoodedShroudOfShadows</text:p>
      <text:p text:style-name="Standard">DeerMask</text:p>
      <text:p text:style-name="Standard">HuntersHeaddress</text:p>
      <text:p text:style-name="Standard">JadeArmband</text:p>
      <text:p text:style-name="Standard">BaseMiddleTorso</text:p>
      <text:p text:style-name="Standard">BodySash</text:p>
      <text:p text:style-name="Standard">LieutenantOfTheBritannianRoyalGuard</text:p>
      <text:p text:style-name="Standard">GargishSash</text:p>
      <text:p text:style-name="Standard">GargishLieutenantOfTheBritannianRoyalGuard</text:p>
      <text:p text:style-name="Standard">MagicalDoor</text:p>
      <text:p text:style-name="Standard">SavageMask</text:p>
      <text:p text:style-name="Standard">MarkOfTravesty</text:p>
      <text:p text:style-name="Standard">MysticsGarb</text:p>
      <text:p text:style-name="Standard">Obi</text:p>
      <text:p text:style-name="Standard">ObiDiEnse</text:p>
      <text:p text:style-name="Standard">FurBoots</text:p>
      <text:p text:style-name="Standard">PadsOfTheCuSidhe</text:p>
      <text:p text:style-name="Standard">PhilosophersHat</text:p>
      <text:p text:style-name="Standard">PolarBearMask</text:p>
      <text:p text:style-name="Standard">RangersCloakOfAugmentation</text:p>
      <text:p text:style-name="Standard">RobeOfTheEclipse</text:p>
      <text:p text:style-name="Standard"><text:soft-page-break/>RobeOfTheEquinox</text:p>
      <text:p text:style-name="Standard">RoyalGuardInvestigatorsCloak</text:p>
      <text:p text:style-name="Standard">RunedSashOfWarding</text:p>
      <text:p text:style-name="Standard">GargishRunedSashOfWarding</text:p>
      <text:p text:style-name="Standard">SamaritanRobe</text:p>
      <text:p text:style-name="Standard">SashOfMight</text:p>
      <text:p text:style-name="Standard">ShadowCloakOfRejuvenation</text:p>
      <text:p text:style-name="Standard">GargishShadowCloakOfRejuvenation</text:p>
      <text:p text:style-name="Standard">ShroudOfTheCondemned</text:p>
      <text:p text:style-name="Standard">Sandals</text:p>
      <text:p text:style-name="Standard">SolesOfProvidence</text:p>
      <text:p text:style-name="Standard">SpiritOfTheTotem</text:p>
      <text:p text:style-name="Standard">Tangle1</text:p>
      <text:p text:style-name="Standard">GargishTangle1</text:p>
      <text:p text:style-name="Standard">TheMostKnowledgePerson</text:p>
      <text:p text:style-name="Standard">TheRobeOfBritanniaAri</text:p>
      <text:p text:style-name="Standard">TheScholarsHalo</text:p>
      <text:p text:style-name="Standard">GargishLeatherWingArmor</text:p>
      <text:p text:style-name="Standard">WardensArmorOfAugmentation</text:p>
      <text:p text:style-name="Standard">ElvenGlasses</text:p>
      <text:p text:style-name="Standard">AnthropomorphistGlasses</text:p>
      <text:p text:style-name="Standard">ArtsGlasses</text:p>
      <text:p text:style-name="Standard">BrightsightLenses</text:p>
      <text:p text:style-name="Standard">GargishGlasses</text:p>
      <text:p text:style-name="Standard">GargishBrightsightLenses</text:p>
      <text:p text:style-name="Standard">Glasses</text:p>
      <text:p text:style-name="Standard">MaceAndShieldGlasses</text:p>
      <text:p text:style-name="Standard">GargishMaceAndShieldGlasses</text:p>
      <text:p text:style-name="Standard">GlassesOfTheArts</text:p>
      <text:p text:style-name="Standard">GargishGlassesOfTheArts</text:p>
      <text:p text:style-name="Standard">TradesGlasses</text:p>
      <text:p text:style-name="Standard">GargishTradesGlasses</text:p>
      <text:p text:style-name="Standard">WizardsCrystalGlasses</text:p>
      <text:p text:style-name="Standard">GargishWizardsCrystalGlasses</text:p>
      <text:p text:style-name="Standard">TreasuresAndTrinketsGlasses</text:p>
      <text:p text:style-name="Standard">GargishTreasuresAndTrinketsGlasses</text:p>
      <text:p text:style-name="Standard">FoldedSteelGlasses</text:p>
      <text:p text:style-name="Standard">GargishFoldedSteelGlasses</text:p>
      <text:p text:style-name="Standard">LightOfWayGlasses</text:p>
      <text:p text:style-name="Standard">LyricalGlasses</text:p>
      <text:p text:style-name="Standard">MaritimeGlasses</text:p>
      <text:p text:style-name="Standard">NecromanticGlasses</text:p>
      <text:p text:style-name="Standard">NightEyes</text:p>
      <text:p text:style-name="Standard">PoisonedGlasses</text:p>
      <text:p text:style-name="Standard">TradeGlasses</text:p>
      <text:p text:style-name="Standard">TreasureTrinketGlasses</text:p>
      <text:p text:style-name="Standard">WizardsGlasses</text:p>
      <text:p text:style-name="Standard">BaseInstrument</text:p>
      <text:p text:style-name="Standard">DreadFlute</text:p>
      <text:p text:style-name="Standard">LapHarp</text:p>
      <text:p text:style-name="Standard">GwennosHarp</text:p>
      <text:p text:style-name="Standard">Lute</text:p>
      <text:p text:style-name="Standard">IolosLute</text:p>
      <text:p text:style-name="Standard">AlchemistsBauble</text:p>
      <text:p text:style-name="Standard">SilverNecklace</text:p>
      <text:p text:style-name="Standard">AmuletOfRighteousness</text:p>
      <text:p text:style-name="Standard">AnkhPendant</text:p>
      <text:p text:style-name="Standard">BarreraaksRing</text:p>
      <text:p text:style-name="Standard">BraceletOfHealth</text:p>
      <text:p text:style-name="Standard">BraceletOfPrimalConsumption</text:p>
      <text:p text:style-name="Standard">BraceletOfResilience</text:p>
      <text:p text:style-name="Standard">BurningAmber</text:p>
      <text:p text:style-name="Standard">SilverBracelet</text:p>
      <text:p text:style-name="Standard">ClaspOfConcentration</text:p>
      <text:p text:style-name="Standard">CrystallineRing</text:p>
      <text:p text:style-name="Standard">DemonBridleRing</text:p>
      <text:p text:style-name="Standard">SilverRing</text:p>
      <text:p text:style-name="Standard">DjinnisRing</text:p>
      <text:p text:style-name="Standard">BaseEarrings</text:p>
      <text:p text:style-name="Standard">GoldEarrings</text:p>
      <text:p text:style-name="Standard">DragonJadeEarrings</text:p>
      <text:p text:style-name="Standard">RedVelvetGiftBox</text:p>
      <text:p text:style-name="Standard">EarringBoxSet</text:p>
      <text:p text:style-name="Standard">EarringsOfProtection</text:p>
      <text:p text:style-name="Standard">EssenceOfBattle</text:p>
      <text:p text:style-name="Standard">GoldNecklace</text:p>
      <text:p text:style-name="Standard">Lavaliere</text:p>
      <text:p text:style-name="Standard">LuckyNecklace</text:p>
      <text:p text:style-name="Standard">VesperCollectionRing</text:p>
      <text:p text:style-name="Standard">VesperCollectionNecklace</text:p>
      <text:p text:style-name="Standard">VesperCollectionBracelet</text:p>
      <text:p text:style-name="Standard">VesperCollectionEarrings</text:p>
      <text:p text:style-name="Standard">NecklaceofDiligence</text:p>
      <text:p text:style-name="Standard">ObsidianEarrings</text:p>
      <text:p text:style-name="Standard">OrnamentOfTheMagician</text:p>
      <text:p text:style-name="Standard">PendantOfTheMagi</text:p>
      <text:p text:style-name="Standard">PetrifiedMatriarchsTongue</text:p>
      <text:p text:style-name="Standard">ReginasRing</text:p>
      <text:p text:style-name="Standard">ResilientBracer</text:p>
      <text:p text:style-name="Standard">RingOfTheElements</text:p>
      <text:p text:style-name="Standard">RingOfTheSavant</text:p>
      <text:p text:style-name="Standard">RingOfTheVile</text:p>
      <text:p text:style-name="Standard">TokenOfHolyFavor</text:p>
      <text:p text:style-name="Standard">TorcOfTheGuardians</text:p>
      <text:p text:style-name="Standard">Venom</text:p>
      <text:p text:style-name="Standard">ElvenQuiver</text:p>
      <text:p text:style-name="Standard">QuiverOfBlight</text:p>
      <text:p text:style-name="Standard">QuiverOfElements</text:p>
      <text:p text:style-name="Standard">QuiverOfFire</text:p>
      <text:p text:style-name="Standard">QuiverOfIce</text:p>
      <text:p text:style-name="Standard">QuiverOfInfinity</text:p>
      <text:p text:style-name="Standard">QuiverOfLightning</text:p>
      <text:p text:style-name="Standard">QuiverOfRage</text:p>
      <text:p text:style-name="Standard">Spellbook</text:p>
      <text:p text:style-name="Standard">ClaininsSpellbook</text:p>
      <text:p text:style-name="Standard">ConjurersGrimoire</text:p>
      <text:p text:style-name="Standard">FallenMysticsSpellbook</text:p>
      <text:p text:style-name="Standard">HallowedSpellbook</text:p>
      <text:p text:style-name="Standard">NecromancerSpellbook</text:p>
      <text:p text:style-name="Standard">OssianGrimoire</text:p>
      <text:p text:style-name="Standard">Runebook</text:p>
      <text:p text:style-name="Standard">ScrappersCompendium</text:p>
      <text:p text:style-name="Standard">Crossbow</text:p>
      <text:p text:style-name="Standard">Abhorrence</text:p>
      <text:p text:style-name="Standard">StoneWarSword</text:p>
      <text:p text:style-name="Standard">AbyssalBlade</text:p>
      <text:p text:style-name="Standard">BaseThrown</text:p>
      <text:p text:style-name="Standard">Cyclone</text:p>
      <text:p text:style-name="Standard">AbyssReaver</text:p>
      <text:p text:style-name="Standard">ElvenMachete</text:p>
      <text:p text:style-name="Standard">AdventurersMachete</text:p>
      <text:p text:style-name="Standard">WildStaff</text:p>
      <text:p text:style-name="Standard">AncientWildStaff</text:p>
      <text:p text:style-name="Standard">ArcanistsWildStaff</text:p>
      <text:p text:style-name="Standard">WarMace</text:p>
      <text:p text:style-name="Standard">ArcticDeathDealer</text:p>
      <text:p text:style-name="Standard">MagicalShortbow</text:p>
      <text:p text:style-name="Standard">AssassinsShortbow</text:p>
      <text:p text:style-name="Standard">BaseAxe</text:p>
      <text:p text:style-name="Standard">BattleAxe</text:p>
      <text:p text:style-name="Standard">AxeOfAbandon</text:p>
      <text:p text:style-name="Standard">DoubleAxe</text:p>
      <text:p text:style-name="Standard">AxeOfTheHeavens</text:p>
      <text:p text:style-name="Standard">DualShortAxes</text:p>
      <text:p text:style-name="Standard">AxesOfFury</text:p>
      <text:p text:style-name="Standard">BansheesCall</text:p>
      <text:p text:style-name="Standard">ElvenCompositeLongbow</text:p>
      <text:p text:style-name="Standard">BarbedLongbow</text:p>
      <text:p text:style-name="Standard">RuneBlade</text:p>
      <text:p text:style-name="Standard">BladeDance</text:p>
      <text:p text:style-name="Standard">Shortblade</text:p>
      <text:p text:style-name="Standard">BladeOfBattle</text:p>
      <text:p text:style-name="Standard">Katana</text:p>
      <text:p text:style-name="Standard">BladeOfInsanity</text:p>
      <text:p text:style-name="Standard">Longsword</text:p>
      <text:p text:style-name="Standard"><text:soft-page-break/>BladeOfTheRighteous</text:p>
      <text:p text:style-name="Standard">BasePoleArm</text:p>
      <text:p text:style-name="Standard">Halberd</text:p>
      <text:p text:style-name="Standard">BlazeOfDeath</text:p>
      <text:p text:style-name="Standard">BlightGrippedLongbow</text:p>
      <text:p text:style-name="Standard">BoneCrusher</text:p>
      <text:p text:style-name="Standard">DiamondMace</text:p>
      <text:p text:style-name="Standard">Bonesmasher</text:p>
      <text:p text:style-name="Standard">Boomstick</text:p>
      <text:p text:style-name="Standard">CompositeBow</text:p>
      <text:p text:style-name="Standard">BowOfTheInfiniteSwarm</text:p>
      <text:p text:style-name="Standard">SoulGlaive</text:p>
      <text:p text:style-name="Standard">GlaiveOfTheInfiniteSwarm</text:p>
      <text:p text:style-name="Standard">BowOfTheJukaKing</text:p>
      <text:p text:style-name="Standard">BraveKnightOfTheBritannia</text:p>
      <text:p text:style-name="Standard">GargishPlateChest</text:p>
      <text:p text:style-name="Standard">BreastplateOfTheBerserker</text:p>
      <text:p text:style-name="Standard">BoneHarvester</text:p>
      <text:p text:style-name="Standard">BreathOfTheDead</text:p>
      <text:p text:style-name="Standard">WarCleaver</text:p>
      <text:p text:style-name="Standard">ButchersWarCleaver</text:p>
      <text:p text:style-name="Standard">Calm</text:p>
      <text:p text:style-name="Standard">Scimitar</text:p>
      <text:p text:style-name="Standard">CaptainJohnesBlade</text:p>
      <text:p text:style-name="Standard">GlassSword</text:p>
      <text:p text:style-name="Standard">GargishCaptainJohnesBlade</text:p>
      <text:p text:style-name="Standard">Cutlass</text:p>
      <text:p text:style-name="Standard">CaptainQuacklebushsCutlass</text:p>
      <text:p text:style-name="Standard">BladedStaff</text:p>
      <text:p text:style-name="Standard">CavalrysFolly</text:p>
      <text:p text:style-name="Standard">Club</text:p>
      <text:p text:style-name="Standard">CavortingClub</text:p>
      <text:p text:style-name="Standard">ChannelersDefender</text:p>
      <text:p text:style-name="Standard">AssassinSpike</text:p>
      <text:p text:style-name="Standard">ChargedAssassinSpike</text:p>
      <text:p text:style-name="Standard">ChurchillsWarMace</text:p>
      <text:p text:style-name="Standard">Tekagi</text:p>
      <text:p text:style-name="Standard">ClawsOfTheBerserker</text:p>
      <text:p text:style-name="Standard">Cleaver</text:p>
      <text:p text:style-name="Standard">ColdBlood</text:p>
      <text:p text:style-name="Standard">ElvenSpellblade</text:p>
      <text:p text:style-name="Standard">ColdForgedBlade</text:p>
      <text:p text:style-name="Standard">CorruptedRuneBlade</text:p>
      <text:p text:style-name="Standard">DualPointedSpear</text:p>
      <text:p text:style-name="Standard">Craven</text:p>
      <text:p text:style-name="Standard">RadiantScimitar</text:p>
      <text:p text:style-name="Standard">DarkglowScimitar</text:p>
      <text:p text:style-name="Standard">DiscMace</text:p>
      <text:p text:style-name="Standard">DeathsHead</text:p>
      <text:p text:style-name="Standard">Spear</text:p>
      <text:p text:style-name="Standard">DemonHuntersStandard</text:p>
      <text:p text:style-name="Standard">DiseasedMachete</text:p>
      <text:p text:style-name="Standard">DraconisWrath</text:p>
      <text:p text:style-name="Standard">DragonsEnd</text:p>
      <text:p text:style-name="Standard">Kryss</text:p>
      <text:p text:style-name="Standard">DreadsRevenge</text:p>
      <text:p text:style-name="Standard">QuarterStaff</text:p>
      <text:p text:style-name="Standard">EmberStaff</text:p>
      <text:p text:style-name="Standard">ShortSpear</text:p>
      <text:p text:style-name="Standard">EnchantedTitanLegBone</text:p>
      <text:p text:style-name="Standard">GnarledStaff</text:p>
      <text:p text:style-name="Standard">Equivocation</text:p>
      <text:p text:style-name="Standard">GargishGnarledStaff</text:p>
      <text:p text:style-name="Standard">GargishEquivocation</text:p>
      <text:p text:style-name="Standard">EternalGuardianStaff</text:p>
      <text:p text:style-name="Standard">FaerieFire</text:p>
      <text:p text:style-name="Standard">FangOfRactus</text:p>
      <text:p text:style-name="Standard">FierySpellblade</text:p>
      <text:p text:style-name="Standard">FleshRipper</text:p>
      <text:p text:style-name="Standard">FNPitchfork</text:p>
      <text:p text:style-name="Standard">Frostbringer</text:p>
      <text:p text:style-name="Standard">FrozenLongbow</text:p>
      <text:p text:style-name="Standard">GargishStoneLegs</text:p>
      <text:p text:style-name="Standard">GiantSteps</text:p>
      <text:p text:style-name="Standard">BlackStaff</text:p>
      <text:p text:style-name="Standard">GlacialStaff</text:p>
      <text:p text:style-name="Standard">Glenda</text:p>
      <text:p text:style-name="Standard">OrnateAxe</text:p>
      <text:p text:style-name="Standard">GuardianAxe</text:p>
      <text:p text:style-name="Standard">HardenedWildStaff</text:p>
      <text:p text:style-name="Standard">Heartseeker</text:p>
      <text:p text:style-name="Standard">HolySword</text:p>
      <text:p text:style-name="Standard">IcyScimitar</text:p>
      <text:p text:style-name="Standard">IcySpellblade</text:p>
      <text:p text:style-name="Standard">InfusedGlassStave</text:p>
      <text:p text:style-name="Standard">IronwoodCompositeBow</text:p>
      <text:p text:style-name="Standard">JaanasStaff</text:p>
      <text:p text:style-name="Standard">WarAxe</text:p>
      <text:p text:style-name="Standard">JadeWarAxe</text:p>
      <text:p text:style-name="Standard">JocklesQuicksword</text:p>
      <text:p text:style-name="Standard">ShepherdsCrook</text:p>
      <text:p text:style-name="Standard">KatrinasCrook</text:p>
      <text:p text:style-name="Standard">KnightsWarCleaver</text:p>
      <text:p text:style-name="Standard">Leafblade</text:p>
      <text:p text:style-name="Standard">LeafbladeOfEase</text:p>
      <text:p text:style-name="Standard">DreadSword</text:p>
      <text:p text:style-name="Standard">LegacyOfDespair</text:p>
      <text:p text:style-name="Standard">Bardiche</text:p>
      <text:p text:style-name="Standard">LegacyOfTheDreadLord</text:p>
      <text:p text:style-name="Standard">BloodBlade</text:p>
      <text:p text:style-name="Standard">LifeSyphon</text:p>
      <text:p text:style-name="Standard">GargishTalwar</text:p>
      <text:p text:style-name="Standard">LightInTheVoid</text:p>
      <text:p text:style-name="Standard">LongbowOfMight</text:p>
      <text:p text:style-name="Standard">Luckblade</text:p>
      <text:p text:style-name="Standard">LuminousRuneBlade</text:p>
      <text:p text:style-name="Standard">Lance</text:p>
      <text:p text:style-name="Standard">LunaLance</text:p>
      <text:p text:style-name="Standard">MacheteOfDefense</text:p>
      <text:p text:style-name="Standard">MagekillerAssassinSpike</text:p>
      <text:p text:style-name="Standard">MagekillerLeafblade</text:p>
      <text:p text:style-name="Standard">MagesRuneBlade</text:p>
      <text:p text:style-name="Standard">Broadsword</text:p>
      <text:p text:style-name="Standard">Mangler</text:p>
      <text:p text:style-name="Standard">Hatchet</text:p>
      <text:p text:style-name="Standard">MelisandesCorrodedHatchet</text:p>
      <text:p text:style-name="Standard">MischiefMaker</text:p>
      <text:p text:style-name="Standard">BlackthornsKryss</text:p>
      <text:p text:style-name="Standard">SwordOfJustice</text:p>
      <text:p text:style-name="Standard">ExecutionersAxe</text:p>
      <text:p text:style-name="Standard">GeoffreysAxe</text:p>
      <text:p text:style-name="Standard">MysticalShortbow</text:p>
      <text:p text:style-name="Standard">NightsKiss</text:p>
      <text:p text:style-name="Standard">HeavyCrossbow</text:p>
      <text:p text:style-name="Standard">NoxRangersHeavyCrossbow</text:p>
      <text:p text:style-name="Standard">OblivionsNeedle</text:p>
      <text:p text:style-name="Standard">OrcishMachete</text:p>
      <text:p text:style-name="Standard">OverseerSunderedBlade</text:p>
      <text:p text:style-name="Standard">Pike</text:p>
      <text:p text:style-name="Standard">Pacify</text:p>
      <text:p text:style-name="Standard">SerpentStoneStaff</text:p>
      <text:p text:style-name="Standard">PetrifiedSnake</text:p>
      <text:p text:style-name="Standard">PhantomStaff</text:p>
      <text:p text:style-name="Standard">Pincer</text:p>
      <text:p text:style-name="Standard">GargishBattleAxe</text:p>
      <text:p text:style-name="Standard">GargishPincer</text:p>
      <text:p text:style-name="Standard">Scepter</text:p>
      <text:p text:style-name="Standard">PixieSwatter</text:p>
      <text:p text:style-name="Standard">Quell</text:p>
      <text:p text:style-name="Standard">RaedsGlory</text:p>
      <text:p text:style-name="Standard">RangersShortbow</text:p>
      <text:p text:style-name="Standard">Boomerang</text:p>
      <text:p text:style-name="Standard">RaptorClaw</text:p>
      <text:p text:style-name="Standard">WarFork</text:p>
      <text:p text:style-name="Standard">RecarosRiposte</text:p>
      <text:p text:style-name="Standard">ResonantStaffofEnlightenment</text:p>
      <text:p text:style-name="Standard">RighteousAnger</text:p>
      <text:p text:style-name="Standard"><text:soft-page-break/>SkinningKnife</text:p>
      <text:p text:style-name="Standard">RoyalGuardSurvivalKnife</text:p>
      <text:p text:style-name="Standard">RuneBladeOfKnowledge</text:p>
      <text:p text:style-name="Standard">RuneCarvingKnife</text:p>
      <text:p text:style-name="Standard">RunedDriftwoodBow</text:p>
      <text:p text:style-name="Standard">Runesabre</text:p>
      <text:p text:style-name="Standard">SapphireMace</text:p>
      <text:p text:style-name="Standard">ScepterOfTheChief</text:p>
      <text:p text:style-name="Standard">SerpentsFang</text:p>
      <text:p text:style-name="Standard">RepeatingCrossbow</text:p>
      <text:p text:style-name="Standard">ShaminoCrossbow</text:p>
      <text:p text:style-name="Standard">ShardThrasher</text:p>
      <text:p text:style-name="Standard">SilvanisFeywoodBow</text:p>
      <text:p text:style-name="Standard">SilverSerpentBlade</text:p>
      <text:p text:style-name="Standard">SingingAxe</text:p>
      <text:p text:style-name="Standard">SlayerLongbow</text:p>
      <text:p text:style-name="Standard">SoulSeeker</text:p>
      <text:p text:style-name="Standard">SpellbladeOfDefense</text:p>
      <text:p text:style-name="Standard">StaffOfPower</text:p>
      <text:p text:style-name="Standard">GlassStaff</text:p>
      <text:p text:style-name="Standard">StaffOfResonance</text:p>
      <text:p text:style-name="Standard">StaffOfShatteredDreams</text:p>
      <text:p text:style-name="Standard">StaffOfTheMagi</text:p>
      <text:p text:style-name="Standard">DoubleBladedStaff</text:p>
      <text:p text:style-name="Standard">StandardOfChaos</text:p>
      <text:p text:style-name="Standard">StandardOfChaosG</text:p>
      <text:p text:style-name="Standard">GargishDagger</text:p>
      <text:p text:style-name="Standard">StoneDragonsTooth</text:p>
      <text:p text:style-name="Standard">StoneSlithClaw</text:p>
      <text:p text:style-name="Standard">StormCaller</text:p>
      <text:p text:style-name="Standard">Scythe</text:p>
      <text:p text:style-name="Standard">Subdue</text:p>
      <text:p text:style-name="Standard">SwordOfShatteredHopes</text:p>
      <text:p text:style-name="Standard">TalonBite</text:p>
      <text:p text:style-name="Standard">Maul</text:p>
      <text:p text:style-name="Standard">TheBeserkersMaul</text:p>
      <text:p text:style-name="Standard">TwoHandedAxe</text:p>
      <text:p text:style-name="Standard">TheDeceiver</text:p>
      <text:p text:style-name="Standard">TheDragonSlayer</text:p>
      <text:p text:style-name="Standard">NoDachi</text:p>
      <text:p text:style-name="Standard">TheDragonsTail</text:p>
      <text:p text:style-name="Standard">TheDryadBow</text:p>
      <text:p text:style-name="Standard">HammerPick</text:p>
      <text:p text:style-name="Standard">TheImpalersPick</text:p>
      <text:p text:style-name="Standard">TheNightReaper</text:p>
      <text:p text:style-name="Standard">TheTaskmaster</text:p>
      <text:p text:style-name="Standard">ThornedWildStaff</text:p>
      <text:p text:style-name="Standard">ThunderingAxe</text:p>
      <text:p text:style-name="Standard">WarHammer</text:p>
      <text:p text:style-name="Standard">TitansHammer</text:p>
      <text:p text:style-name="Standard">TrueAssassinSpike</text:p>
      <text:p text:style-name="Standard">TrueLeafblade</text:p>
      <text:p text:style-name="Standard">TrueRadiantScimitar</text:p>
      <text:p text:style-name="Standard">TrueSpellblade</text:p>
      <text:p text:style-name="Standard">TrueWarCleaver</text:p>
      <text:p text:style-name="Standard">TwinklingScimitar</text:p>
      <text:p text:style-name="Standard">ValkyriesGlaive</text:p>
      <text:p text:style-name="Standard">VampiricEssence</text:p>
      <text:p text:style-name="Standard">WildfireBow</text:p>
      <text:p text:style-name="Standard">WindOfCorruption</text:p>
      <text:p text:style-name="Standard">WindOfCorruptionHuman</text:p>
      <text:p text:style-name="Standard">Windsong</text:p>
      <text:p text:style-name="Standard">WoundingAssassinSpike</text:p>
      <text:p text:style-name="Standard">WrathOfTheDryad</text:p>
      <text:p text:style-name="Standard">ZyronicClaw</text:p>
      <text:p text:style-name="Standard">BaseTalisman</text:p>
      <text:p text:style-name="Standard">ConjurersTrinket</text:p>
      <text:p text:style-name="Standard">FrostguardTalisman</text:p>
      <text:p text:style-name="Standard">JadeSnakeHead</text:p>
      <text:p text:style-name="Standard">TinkerTools</text:p>
      <text:p text:style-name="Standard">AmeliasToolbox</text:p>
      <text:p text:style-name="Standard">Pickaxe</text:p>
      <text:p text:style-name="Standard">JacobsPickaxe</text:p>
      <text:p text:style-name="Standard">XenrrFishingPole</text:p>
      <text:p text:style-name="Standard">CompassionsEye</text:p>
      <text:p text:style-name="Standard">UnicornManeWovenSandals</text:p>
      <text:p text:style-name="Standard">LeatherTalons</text:p>
      <text:p text:style-name="Standard">UnicornManeWovenTalons</text:p>
      <text:p text:style-name="Standard">DespicableQuiver</text:p>
      <text:p text:style-name="Standard">UnforgivenVeil</text:p>
      <text:p text:style-name="Standard">HailstormHuman</text:p>
      <text:p text:style-name="Standard">GargishWarFork</text:p>
      <text:p text:style-name="Standard">HailstormGargoyle</text:p>
      <text:p text:style-name="Standard">Kama</text:p>
      <text:p text:style-name="Standard">DarkenedSky</text:p>
      <text:p text:style-name="Standard">Kasa</text:p>
      <text:p text:style-name="Standard">KasaOfTheRajin</text:p>
      <text:p text:style-name="Standard">PlateDo</text:p>
      <text:p text:style-name="Standard">RuneBeetleCarapace</text:p>
      <text:p text:style-name="Standard">LeatherNinjaMitts</text:p>
      <text:p text:style-name="Standard">Stormgrip</text:p>
      <text:p text:style-name="Standard">SwordOfTheStampede</text:p>
      <text:p text:style-name="Standard">Daisho</text:p>
      <text:p text:style-name="Standard">SwordsOfProsperity</text:p>
      <text:p text:style-name="Standard">Yumi</text:p>
      <text:p text:style-name="Standard">TheHorselord</text:p>
      <text:p text:style-name="Standard">TomeOfLostKnowledge</text:p>
      <text:p text:style-name="Standard">Tessen</text:p>
      <text:p text:style-name="Standard">WindsEdge</text:p>
      <text:p text:style-name="Standard">AncientFarmersKasa</text:p>
      <text:p text:style-name="Standard">AncientSamuraiDo</text:p>
      <text:p text:style-name="Standard">LeatherHiroSode</text:p>
      <text:p text:style-name="Standard">ArmsOfTacticalExcellence</text:p>
      <text:p text:style-name="Standard">ClothNinjaHood</text:p>
      <text:p text:style-name="Standard">BlackLotusHood</text:p>
      <text:p text:style-name="Standard">PlateBattleKabuto</text:p>
      <text:p text:style-name="Standard">DaimyosHelm</text:p>
      <text:p text:style-name="Standard">Sai</text:p>
      <text:p text:style-name="Standard">DemonForks</text:p>
      <text:p text:style-name="Standard">Nunchaku</text:p>
      <text:p text:style-name="Standard">DragonNunchaku</text:p>
      <text:p text:style-name="Standard">Tetsubo</text:p>
      <text:p text:style-name="Standard">Exiler</text:p>
      <text:p text:style-name="Standard">GlovesOfTheSun</text:p>
      <text:p text:style-name="Standard">HanzosBow</text:p>
      <text:p text:style-name="Standard">PlateSuneate</text:p>
      <text:p text:style-name="Standard">LegsOfStability</text:p>
      <text:p text:style-name="Standard">Bokuto</text:p>
      <text:p text:style-name="Standard">PeasantsBokuto</text:p>
      <text:p text:style-name="Standard">PilferedDancerFans</text:p>
      <text:p text:style-name="Standard">TheDestroyer</text:p>
      <text:p text:style-name="Standard">TomeOfEnlightenment</text:p>
      <text:p text:style-name="Standard">LeatherMempo</text:p>
      <text:p text:style-name="Standard">LeurociansMempoOfFortune</text:p>
      <text:p text:style-name="Standard">AncientUrn</text:p>
      <text:p text:style-name="Standard">HonorableSwords</text:p>
      <text:p text:style-name="Standard">ChestOfHeirlooms</text:p>
      <text:p text:style-name="Standard">BambooFlute</text:p>
      <text:p text:style-name="Standard">FluteOfRenewal</text:p>
      <text:p text:style-name="Standard">LesserPigmentsOfTokuno</text:p>
      <text:p text:style-name="Standard">MetalPigmentsOfTokuno</text:p>
      <text:p text:style-name="Standard">BaseSpecialScrollBook</text:p>
      <text:p text:style-name="Standard">PowerScrollBook</text:p>
      <text:p text:style-name="Standard">ScrollOfAlacrityBook</text:p>
      <text:p text:style-name="Standard">ScrollOfTranscendenceBook</text:p>
      <text:p text:style-name="Standard">BaseJournal</text:p>
      <text:p text:style-name="Standard">BaseLocalizedBook</text:p>
      <text:p text:style-name="Standard">RedBook</text:p>
      <text:p text:style-name="Standard">BlackthornWelcomeBook</text:p>
      <text:p text:style-name="Standard">BrownBook</text:p>
      <text:p text:style-name="Standard">BookOfCircles</text:p>
      <text:p text:style-name="Standard">DrakovsJournal</text:p>
      <text:p text:style-name="Standard">FropozJournal</text:p>
      <text:p text:style-name="Standard">GargishDocumentBook</text:p>
      <text:p text:style-name="Standard">Note</text:p>
      <text:p text:style-name="Standard">GargishDocumentNote</text:p>
      <text:p text:style-name="Standard">ChallengeRite</text:p>
      <text:p text:style-name="Standard"><text:soft-page-break/>OnTheVoid</text:p>
      <text:p text:style-name="Standard">InMemory</text:p>
      <text:p text:style-name="Standard">ChronicleOfTheGargoyleQueen1</text:p>
      <text:p text:style-name="Standard">AnthenaeumDecree</text:p>
      <text:p text:style-name="Standard">LetterFromTheKing</text:p>
      <text:p text:style-name="Standard">ShilaxrinarsMemorial</text:p>
      <text:p text:style-name="Standard">ToTheHighScholar</text:p>
      <text:p text:style-name="Standard">ToTheHighBroodmother</text:p>
      <text:p text:style-name="Standard">ReplyToTheHighScholar</text:p>
      <text:p text:style-name="Standard">AccessToTheIsle</text:p>
      <text:p text:style-name="Standard">GargoyleBook100</text:p>
      <text:p text:style-name="Standard">GargoyleBook200</text:p>
      <text:p text:style-name="Standard">GrimmochJournal1</text:p>
      <text:p text:style-name="Standard">GrimmochJournal2</text:p>
      <text:p text:style-name="Standard">GrimmochJournal3</text:p>
      <text:p text:style-name="Standard">GrimmochJournal6</text:p>
      <text:p text:style-name="Standard">GrimmochJournal7</text:p>
      <text:p text:style-name="Standard">GrimmochJournal11</text:p>
      <text:p text:style-name="Standard">GrimmochJournal14</text:p>
      <text:p text:style-name="Standard">GrimmochJournal17</text:p>
      <text:p text:style-name="Standard">GrimmochJournal23</text:p>
      <text:p text:style-name="Standard">KaburJournal</text:p>
      <text:p text:style-name="Standard">GrammarOfOrcish</text:p>
      <text:p text:style-name="Standard">CallToAnarchy</text:p>
      <text:p text:style-name="Standard">ArmsAndWeaponsPrimer</text:p>
      <text:p text:style-name="Standard">SongOfSamlethe</text:p>
      <text:p text:style-name="Standard">TaleOfThreeTribes</text:p>
      <text:p text:style-name="Standard">GuideToGuilds</text:p>
      <text:p text:style-name="Standard">BirdsOfBritannia</text:p>
      <text:p text:style-name="Standard">BritannianFlora</text:p>
      <text:p text:style-name="Standard">ChildrenTalesVol2</text:p>
      <text:p text:style-name="Standard">TalesOfVesperVol1</text:p>
      <text:p text:style-name="Standard">DeceitDungeonOfHorror</text:p>
      <text:p text:style-name="Standard">DimensionalTravel</text:p>
      <text:p text:style-name="Standard">EthicalHedonism</text:p>
      <text:p text:style-name="Standard">MyStory</text:p>
      <text:p text:style-name="Standard">DiversityOfOurLand</text:p>
      <text:p text:style-name="Standard">QuestOfVirtues</text:p>
      <text:p text:style-name="Standard">RegardingLlamas</text:p>
      <text:p text:style-name="Standard">TalkingToWisps</text:p>
      <text:p text:style-name="Standard">TamingDragons</text:p>
      <text:p text:style-name="Standard">BoldStranger</text:p>
      <text:p text:style-name="Standard">BurningOfTrinsic</text:p>
      <text:p text:style-name="Standard">TheFight</text:p>
      <text:p text:style-name="Standard">LifeOfATravellingMinstrel</text:p>
      <text:p text:style-name="Standard">MajorTradeAssociation</text:p>
      <text:p text:style-name="Standard">RankingsOfTrades</text:p>
      <text:p text:style-name="Standard">WildGirlOfTheForest</text:p>
      <text:p text:style-name="Standard">TreatiseOnAlchemy</text:p>
      <text:p text:style-name="Standard">VirtueBook</text:p>
      <text:p text:style-name="Standard">LysanderNotebook1</text:p>
      <text:p text:style-name="Standard">LysanderNotebook2</text:p>
      <text:p text:style-name="Standard">LysanderNotebook3</text:p>
      <text:p text:style-name="Standard">LysanderNotebook7</text:p>
      <text:p text:style-name="Standard">LysanderNotebook8</text:p>
      <text:p text:style-name="Standard">LysanderNotebook11</text:p>
      <text:p text:style-name="Standard">NewAquariumBook</text:p>
      <text:p text:style-name="Standard">RunicAtlas</text:p>
      <text:p text:style-name="Standard">ShrineMantra</text:p>
      <text:p text:style-name="Standard">TanBook</text:p>
      <text:p text:style-name="Standard">TavarasJournal1</text:p>
      <text:p text:style-name="Standard">TavarasJournal2</text:p>
      <text:p text:style-name="Standard">TavarasJournal3</text:p>
      <text:p text:style-name="Standard">TavarasJournal6</text:p>
      <text:p text:style-name="Standard">TavarasJournal7</text:p>
      <text:p text:style-name="Standard">TavarasJournal8</text:p>
      <text:p text:style-name="Standard">TavarasJournal9</text:p>
      <text:p text:style-name="Standard">TavarasJournal11</text:p>
      <text:p text:style-name="Standard">TavarasJournal14</text:p>
      <text:p text:style-name="Standard">TavarasJournal16</text:p>
      <text:p text:style-name="Standard">TavarasJournal16b</text:p>
      <text:p text:style-name="Standard">TavarasJournal17</text:p>
      <text:p text:style-name="Standard">TavarasJournal19</text:p>
      <text:p text:style-name="Standard">TranslatedGargoyleJournal</text:p>
      <text:p text:style-name="Standard">BasePotion</text:p>
      <text:p text:style-name="Standard">BaseAgilityPotion</text:p>
      <text:p text:style-name="Standard">AgilityPotion</text:p>
      <text:p text:style-name="Standard">SpellScroll</text:p>
      <text:p text:style-name="Standard">AgilityScroll</text:p>
      <text:p text:style-name="Standard">AlterContract</text:p>
      <text:p text:style-name="Standard">AnimateDeadScroll</text:p>
      <text:p text:style-name="Standard">AnimatedWeaponScroll</text:p>
      <text:p text:style-name="Standard">ArchCureScroll</text:p>
      <text:p text:style-name="Standard">ArchProtectionScroll</text:p>
      <text:p text:style-name="Standard">Wasabi</text:p>
      <text:p text:style-name="Standard">WasabiClumps</text:p>
      <text:p text:style-name="Standard">EmptyBentoBox</text:p>
      <text:p text:style-name="Standard">BentoBox</text:p>
      <text:p text:style-name="Standard">SushiRolls</text:p>
      <text:p text:style-name="Standard">SushiPlatter</text:p>
      <text:p text:style-name="Standard">GreenTeaBasket</text:p>
      <text:p text:style-name="Standard">GreenTea</text:p>
      <text:p text:style-name="Standard">MisoSoup</text:p>
      <text:p text:style-name="Standard">WhiteMisoSoup</text:p>
      <text:p text:style-name="Standard">RedMisoSoup</text:p>
      <text:p text:style-name="Standard">AwaseMisoSoup</text:p>
      <text:p text:style-name="Standard">BankCheck</text:p>
      <text:p text:style-name="Standard">BarkeepContract</text:p>
      <text:p text:style-name="Standard">BaseConflagrationPotion</text:p>
      <text:p text:style-name="Standard">InternalItem</text:p>
      <text:p text:style-name="Standard">BaseConfusionBlastPotion</text:p>
      <text:p text:style-name="Standard">BaseCurePotion</text:p>
      <text:p text:style-name="Standard">BaseExplodingTarPotion</text:p>
      <text:p text:style-name="Standard">BaseExplosionPotion</text:p>
      <text:p text:style-name="Standard">BaseHealPotion</text:p>
      <text:p text:style-name="Standard">BaseMagicalFood</text:p>
      <text:p text:style-name="Standard">BasePoisonPotion</text:p>
      <text:p text:style-name="Standard">BaseRefreshPotion</text:p>
      <text:p text:style-name="Standard">BaseRewardTitleDeed</text:p>
      <text:p text:style-name="Standard">BaseRewardTitleToken</text:p>
      <text:p text:style-name="Standard">BaseStrengthPotion</text:p>
      <text:p text:style-name="Standard">BaseWaterContainer</text:p>
      <text:p text:style-name="Standard">Bedroll</text:p>
      <text:p text:style-name="Standard">BegBedRoll</text:p>
      <text:p text:style-name="Standard">Jug</text:p>
      <text:p text:style-name="Standard">CeramicMug</text:p>
      <text:p text:style-name="Standard">PewterMug</text:p>
      <text:p text:style-name="Standard">Goblet</text:p>
      <text:p text:style-name="Standard">GlassMug</text:p>
      <text:p text:style-name="Standard">Pitcher</text:p>
      <text:p text:style-name="Standard">Glass</text:p>
      <text:p text:style-name="Standard">GlassBottle</text:p>
      <text:p text:style-name="Standard">BladeSpiritsScroll</text:p>
      <text:p text:style-name="Standard">BlessScroll</text:p>
      <text:p text:style-name="Standard">BloodOathScroll</text:p>
      <text:p text:style-name="Standard">Bola</text:p>
      <text:p text:style-name="Standard">BombardScroll</text:p>
      <text:p text:style-name="Standard">EmptyWoodenBowl</text:p>
      <text:p text:style-name="Standard">EmptyPewterBowl</text:p>
      <text:p text:style-name="Standard">WoodenBowlOfCarrots</text:p>
      <text:p text:style-name="Standard">WoodenBowlOfCorn</text:p>
      <text:p text:style-name="Standard">WoodenBowlOfLettuce</text:p>
      <text:p text:style-name="Standard">WoodenBowlOfPeas</text:p>
      <text:p text:style-name="Standard">PewterBowlOfCarrots</text:p>
      <text:p text:style-name="Standard">PewterBowlOfCorn</text:p>
      <text:p text:style-name="Standard">PewterBowlOfLettuce</text:p>
      <text:p text:style-name="Standard">PewterBowlOfPeas</text:p>
      <text:p text:style-name="Standard">PewterBowlOfPotatos</text:p>
      <text:p text:style-name="Standard">EmptyWoodenTub</text:p>
      <text:p text:style-name="Standard">EmptyPewterTub</text:p>
      <text:p text:style-name="Standard">BowlOfRotwormStew</text:p>
      <text:p text:style-name="Standard">WoodenBowlOfStew</text:p>
      <text:p text:style-name="Standard">WoodenBowlOfTomatoSoup</text:p>
      <text:p text:style-name="Standard">Bucket</text:p>
      <text:p text:style-name="Standard">ChainLightningScroll</text:p>
      <text:p text:style-name="Standard">CheeseWedge</text:p>
      <text:p text:style-name="Standard"><text:soft-page-break/>BegCheeseWedge</text:p>
      <text:p text:style-name="Standard">CocoaLiquor</text:p>
      <text:p text:style-name="Standard">SackOfSugar</text:p>
      <text:p text:style-name="Standard">CocoaButter</text:p>
      <text:p text:style-name="Standard">SweetCocoaButter</text:p>
      <text:p text:style-name="Standard">Vanilla</text:p>
      <text:p text:style-name="Standard">CocoaPulp</text:p>
      <text:p text:style-name="Standard">BaseSweet</text:p>
      <text:p text:style-name="Standard">DarkChocolate</text:p>
      <text:p text:style-name="Standard">MilkChocolate</text:p>
      <text:p text:style-name="Standard">WhiteChocolate</text:p>
      <text:p text:style-name="Standard">CleansingWindsScroll</text:p>
      <text:p text:style-name="Standard">ClothingBlessDeed</text:p>
      <text:p text:style-name="Standard">ClumsyScroll</text:p>
      <text:p text:style-name="Standard">CommodityDeed</text:p>
      <text:p text:style-name="Standard">BroadcastCrystal</text:p>
      <text:p text:style-name="Standard">ReceiverCrystal</text:p>
      <text:p text:style-name="Standard">ConflagrationPotion</text:p>
      <text:p text:style-name="Standard">ConfusionBlastPotion</text:p>
      <text:p text:style-name="Standard">CookableFood</text:p>
      <text:p text:style-name="Standard">RawRibs</text:p>
      <text:p text:style-name="Standard">RawLambLeg</text:p>
      <text:p text:style-name="Standard">RawChickenLeg</text:p>
      <text:p text:style-name="Standard">RawBird</text:p>
      <text:p text:style-name="Standard">UnbakedPeachCobbler</text:p>
      <text:p text:style-name="Standard">UnbakedFruitPie</text:p>
      <text:p text:style-name="Standard">UnbakedMeatPie</text:p>
      <text:p text:style-name="Standard">UnbakedPumpkinPie</text:p>
      <text:p text:style-name="Standard">UnbakedApplePie</text:p>
      <text:p text:style-name="Standard">UncookedCheesePizza</text:p>
      <text:p text:style-name="Standard">UncookedSausagePizza</text:p>
      <text:p text:style-name="Standard">UnbakedQuiche</text:p>
      <text:p text:style-name="Standard">Eggs</text:p>
      <text:p text:style-name="Standard">BrightlyColoredEggs</text:p>
      <text:p text:style-name="Standard">EasterEggs</text:p>
      <text:p text:style-name="Standard">CookieMix</text:p>
      <text:p text:style-name="Standard">CakeMix</text:p>
      <text:p text:style-name="Standard">RawFishSteak</text:p>
      <text:p text:style-name="Standard">RawRotwormMeat</text:p>
      <text:p text:style-name="Standard">Cookies</text:p>
      <text:p text:style-name="Standard">BegCookies</text:p>
      <text:p text:style-name="Standard">Dough</text:p>
      <text:p text:style-name="Standard">SweetDough</text:p>
      <text:p text:style-name="Standard">JarHoney</text:p>
      <text:p text:style-name="Standard">BowlFlour</text:p>
      <text:p text:style-name="Standard">WoodenBowl</text:p>
      <text:p text:style-name="Standard">SackFlour</text:p>
      <text:p text:style-name="Standard">Eggshells</text:p>
      <text:p text:style-name="Standard">WheatSheaf</text:p>
      <text:p text:style-name="Standard">CorpseSkinScroll</text:p>
      <text:p text:style-name="Standard">CreateFoodScroll</text:p>
      <text:p text:style-name="Standard">CreepyCake</text:p>
      <text:p text:style-name="Standard">CunningScroll</text:p>
      <text:p text:style-name="Standard">CurePotion</text:p>
      <text:p text:style-name="Standard">CureScroll</text:p>
      <text:p text:style-name="Standard">CurseScroll</text:p>
      <text:p text:style-name="Standard">CurseWeaponScroll</text:p>
      <text:p text:style-name="Standard">DarkglowPotion</text:p>
      <text:p text:style-name="Standard">Dates</text:p>
      <text:p text:style-name="Standard">BegDates</text:p>
      <text:p text:style-name="Standard">DeadlyPoisonPotion</text:p>
      <text:p text:style-name="Standard">TastyTreat</text:p>
      <text:p text:style-name="Standard">DeliciouslyTastyTreat</text:p>
      <text:p text:style-name="Standard">DispelFieldScroll</text:p>
      <text:p text:style-name="Standard">DispelScroll</text:p>
      <text:p text:style-name="Standard">DragonBardingDeed</text:p>
      <text:p text:style-name="Standard">EagleStrikeScroll</text:p>
      <text:p text:style-name="Standard">EarthquakeScroll</text:p>
      <text:p text:style-name="Standard">EggBomb</text:p>
      <text:p text:style-name="Standard">ElixirOfRebirth</text:p>
      <text:p text:style-name="Standard">EnchantedApple</text:p>
      <text:p text:style-name="Standard">EnchantScroll</text:p>
      <text:p text:style-name="Standard">EndlessDecanter</text:p>
      <text:p text:style-name="Standard">EnergyBoltScroll</text:p>
      <text:p text:style-name="Standard">EnergyFieldScroll</text:p>
      <text:p text:style-name="Standard">EnergyVortexScroll</text:p>
      <text:p text:style-name="Standard">BaseEngravingTool</text:p>
      <text:p text:style-name="Standard">LeatherContainerEngraver</text:p>
      <text:p text:style-name="Standard">WoodenContainerEngraver</text:p>
      <text:p text:style-name="Standard">MetalContainerEngraver</text:p>
      <text:p text:style-name="Standard">FoodEngraver</text:p>
      <text:p text:style-name="Standard">SpellbookEngraver</text:p>
      <text:p text:style-name="Standard">StatuetteEngravingTool</text:p>
      <text:p text:style-name="Standard">ArmorEngravingTool</text:p>
      <text:p text:style-name="Standard">EodonianPotion</text:p>
      <text:p text:style-name="Standard">BarrabHemolymphConcentrate</text:p>
      <text:p text:style-name="Standard">JukariBurnPoiltice</text:p>
      <text:p text:style-name="Standard">KurakAmbushersEssence</text:p>
      <text:p text:style-name="Standard">BarakoDraftOfMight</text:p>
      <text:p text:style-name="Standard">UraliTranceTonic</text:p>
      <text:p text:style-name="Standard">SakkhraProphylaxisPotion</text:p>
      <text:p text:style-name="Standard">MyrmidexEggsac</text:p>
      <text:p text:style-name="Standard">LavaBerry</text:p>
      <text:p text:style-name="Standard">LavaBerryBush</text:p>
      <text:p text:style-name="Standard">PerfectBanana</text:p>
      <text:p text:style-name="Standard">RiverMossDecorate</text:p>
      <text:p text:style-name="Standard">RiverMoss</text:p>
      <text:p text:style-name="Standard">EarOfCorn</text:p>
      <text:p text:style-name="Standard">BlueCorn</text:p>
      <text:p text:style-name="Standard">CornStalk</text:p>
      <text:p text:style-name="Standard">MoonstoneCrystalShard</text:p>
      <text:p text:style-name="Standard">EvilOmenScroll</text:p>
      <text:p text:style-name="Standard">ExorcismScroll</text:p>
      <text:p text:style-name="Standard">ExplodingTarPotion</text:p>
      <text:p text:style-name="Standard">ExplosionPotion</text:p>
      <text:p text:style-name="Standard">ExplosionScroll</text:p>
      <text:p text:style-name="Standard">FeeblemindScroll</text:p>
      <text:p text:style-name="Standard">FireballScroll</text:p>
      <text:p text:style-name="Standard">Firebomb</text:p>
      <text:p text:style-name="Standard">FirebombField</text:p>
      <text:p text:style-name="Standard">FireFieldScroll</text:p>
      <text:p text:style-name="Standard">FishSteak</text:p>
      <text:p text:style-name="Standard">BegFishSteak</text:p>
      <text:p text:style-name="Standard">FlamestrikeScroll</text:p>
      <text:p text:style-name="Standard">FlowerGarland</text:p>
      <text:p text:style-name="Standard">BegFlowerGarland</text:p>
      <text:p text:style-name="Standard">BreadLoaf</text:p>
      <text:p text:style-name="Standard">Bacon</text:p>
      <text:p text:style-name="Standard">SlabOfBacon</text:p>
      <text:p text:style-name="Standard">CheeseWheel</text:p>
      <text:p text:style-name="Standard">CheeseSlice</text:p>
      <text:p text:style-name="Standard">FrenchBread</text:p>
      <text:p text:style-name="Standard">FriedEggs</text:p>
      <text:p text:style-name="Standard">CookedBird</text:p>
      <text:p text:style-name="Standard">RoastPig</text:p>
      <text:p text:style-name="Standard">Sausage</text:p>
      <text:p text:style-name="Standard">Ham</text:p>
      <text:p text:style-name="Standard">Cake</text:p>
      <text:p text:style-name="Standard">Ribs</text:p>
      <text:p text:style-name="Standard">Muffins</text:p>
      <text:p text:style-name="Standard">CheesePizza</text:p>
      <text:p text:style-name="Standard">SausagePizza</text:p>
      <text:p text:style-name="Standard">FruitPie</text:p>
      <text:p text:style-name="Standard">MeatPie</text:p>
      <text:p text:style-name="Standard">PumpkinPie</text:p>
      <text:p text:style-name="Standard">ApplePie</text:p>
      <text:p text:style-name="Standard">PeachCobbler</text:p>
      <text:p text:style-name="Standard">Quiche</text:p>
      <text:p text:style-name="Standard">LambLeg</text:p>
      <text:p text:style-name="Standard">ChickenLeg</text:p>
      <text:p text:style-name="Standard">HoneydewMelon</text:p>
      <text:p text:style-name="Standard">YellowGourd</text:p>
      <text:p text:style-name="Standard">GreenGourd</text:p>
      <text:p text:style-name="Standard">Turnip</text:p>
      <text:p text:style-name="Standard">SheafOfHay</text:p>
      <text:p text:style-name="Standard">ThreeTieredCake</text:p>
      <text:p text:style-name="Standard">ForgedPardon</text:p>
      <text:p text:style-name="Standard"><text:soft-page-break/>BegFrenchBread</text:p>
      <text:p text:style-name="Standard">FruitBowl</text:p>
      <text:p text:style-name="Standard">FruitBasket</text:p>
      <text:p text:style-name="Standard">Banana</text:p>
      <text:p text:style-name="Standard">Bananas</text:p>
      <text:p text:style-name="Standard">SplitCoconut</text:p>
      <text:p text:style-name="Standard">Lemon</text:p>
      <text:p text:style-name="Standard">Lemons</text:p>
      <text:p text:style-name="Standard">Lime</text:p>
      <text:p text:style-name="Standard">Limes</text:p>
      <text:p text:style-name="Standard">Coconut</text:p>
      <text:p text:style-name="Standard">OpenCoconut</text:p>
      <text:p text:style-name="Standard">Grapes</text:p>
      <text:p text:style-name="Standard">Peach</text:p>
      <text:p text:style-name="Standard">Pear</text:p>
      <text:p text:style-name="Standard">Apple</text:p>
      <text:p text:style-name="Standard">Watermelon</text:p>
      <text:p text:style-name="Standard">SmallWatermelon</text:p>
      <text:p text:style-name="Standard">Squash</text:p>
      <text:p text:style-name="Standard">Cantaloupe</text:p>
      <text:p text:style-name="Standard">Plum</text:p>
      <text:p text:style-name="Standard">FukiyaDarts</text:p>
      <text:p text:style-name="Standard">GateTravelScroll</text:p>
      <text:p text:style-name="Standard">GemMiningBook</text:p>
      <text:p text:style-name="Standard">GlassblowingBook</text:p>
      <text:p text:style-name="Standard">Gold</text:p>
      <text:p text:style-name="Standard">GoldFoil</text:p>
      <text:p text:style-name="Standard">GorgonLense</text:p>
      <text:p text:style-name="Standard">GreaterAgilityPotion</text:p>
      <text:p text:style-name="Standard">GreaterConflagrationPotion</text:p>
      <text:p text:style-name="Standard">GreaterConfusionBlastPotion</text:p>
      <text:p text:style-name="Standard">GreaterCurePotion</text:p>
      <text:p text:style-name="Standard">GreaterExplosionPotion</text:p>
      <text:p text:style-name="Standard">GreaterHealPotion</text:p>
      <text:p text:style-name="Standard">GreaterHealScroll</text:p>
      <text:p text:style-name="Standard">GreaterPoisonPotion</text:p>
      <text:p text:style-name="Standard">GreaterStrengthPotion</text:p>
      <text:p text:style-name="Standard">GreenThorns</text:p>
      <text:p text:style-name="Standard">GreenThornsSHTeleporter</text:p>
      <text:p text:style-name="Standard">GrizzledMareStatuette</text:p>
      <text:p text:style-name="Standard">GuildDeed</text:p>
      <text:p text:style-name="Standard">HailStormScroll</text:p>
      <text:p text:style-name="Standard">HairDye</text:p>
      <text:p text:style-name="Standard">HairRestylingDeed</text:p>
      <text:p text:style-name="Standard">HarmScroll</text:p>
      <text:p text:style-name="Standard">HarvestWine</text:p>
      <text:p text:style-name="Standard">HealingStone</text:p>
      <text:p text:style-name="Standard">HealingStoneScroll</text:p>
      <text:p text:style-name="Standard">HealPotion</text:p>
      <text:p text:style-name="Standard">HealScroll</text:p>
      <text:p text:style-name="Standard">HeritageToken</text:p>
      <text:p text:style-name="Standard">HitchingRope</text:p>
      <text:p text:style-name="Standard">CandyCane</text:p>
      <text:p text:style-name="Standard">GingerBreadCookie</text:p>
      <text:p text:style-name="Standard">HolidayTreeDeed</text:p>
      <text:p text:style-name="Standard">HorrificBeastScroll</text:p>
      <text:p text:style-name="Standard">HouseRaffleDeed</text:p>
      <text:p text:style-name="Standard">IncognitoScroll</text:p>
      <text:p text:style-name="Standard">InvisibilityPotion</text:p>
      <text:p text:style-name="Standard">InvisibilityScroll</text:p>
      <text:p text:style-name="Standard">IrresistiblyTastyTreat</text:p>
      <text:p text:style-name="Standard">ItemBlessDeed</text:p>
      <text:p text:style-name="Standard">JellyBeans</text:p>
      <text:p text:style-name="Standard">Kindling</text:p>
      <text:p text:style-name="Standard">BegLantern</text:p>
      <text:p text:style-name="Standard">LesserCurePotion</text:p>
      <text:p text:style-name="Standard">LesserExplosionPotion</text:p>
      <text:p text:style-name="Standard">LesserHealPotion</text:p>
      <text:p text:style-name="Standard">LesserPoisonPotion</text:p>
      <text:p text:style-name="Standard">LichFormScroll</text:p>
      <text:p text:style-name="Standard">LightningScroll</text:p>
      <text:p text:style-name="Standard">BegLiquorPitcher</text:p>
      <text:p text:style-name="Standard">Lockpick</text:p>
      <text:p text:style-name="Standard">Lollipops</text:p>
      <text:p text:style-name="Standard">MagicArrowScroll</text:p>
      <text:p text:style-name="Standard">MagicLockScroll</text:p>
      <text:p text:style-name="Standard">MagicReflectScroll</text:p>
      <text:p text:style-name="Standard">MagicTrapScroll</text:p>
      <text:p text:style-name="Standard">MagicUnTrapScroll</text:p>
      <text:p text:style-name="Standard">ManaDrainScroll</text:p>
      <text:p text:style-name="Standard">ManaVampireScroll</text:p>
      <text:p text:style-name="Standard">MarkScroll</text:p>
      <text:p text:style-name="Standard">MasonryBook</text:p>
      <text:p text:style-name="Standard">MassCurseScroll</text:p>
      <text:p text:style-name="Standard">MassDispelScroll</text:p>
      <text:p text:style-name="Standard">MassSleepScroll</text:p>
      <text:p text:style-name="Standard">MelisandesFermentedWine</text:p>
      <text:p text:style-name="Standard">MelisandesHairDye</text:p>
      <text:p text:style-name="Standard">MeteorSwarmScroll</text:p>
      <text:p text:style-name="Standard">MindBlastScroll</text:p>
      <text:p text:style-name="Standard">MindRotScroll</text:p>
      <text:p text:style-name="Standard">Moonstone</text:p>
      <text:p text:style-name="Standard">MrPlainsCookies</text:p>
      <text:p text:style-name="Standard">MurkyMilk</text:p>
      <text:p text:style-name="Standard">NameChangeDeed</text:p>
      <text:p text:style-name="Standard">NetherBoltScroll</text:p>
      <text:p text:style-name="Standard">NetherCycloneScroll</text:p>
      <text:p text:style-name="Standard">NewPlayerTicket</text:p>
      <text:p text:style-name="Standard">NightSightPotion</text:p>
      <text:p text:style-name="Standard">NightSightScroll</text:p>
      <text:p text:style-name="Standard">NougatSwirl</text:p>
      <text:p text:style-name="Standard">ChocolateNutcracker</text:p>
      <text:p text:style-name="Standard">OilCloth</text:p>
      <text:p text:style-name="Standard">OrangePetals</text:p>
      <text:p text:style-name="Standard">PainSpikeScroll</text:p>
      <text:p text:style-name="Standard">ParalyzeFieldScroll</text:p>
      <text:p text:style-name="Standard">ParalyzeScroll</text:p>
      <text:p text:style-name="Standard">ParasiticPotion</text:p>
      <text:p text:style-name="Standard">ParrotWafer</text:p>
      <text:p text:style-name="Standard">PersonalAttendantDeed</text:p>
      <text:p text:style-name="Standard">PersonalAttendantToken</text:p>
      <text:p text:style-name="Standard">PersonalBlessDeed</text:p>
      <text:p text:style-name="Standard">BegPizza</text:p>
      <text:p text:style-name="Standard">ContractOfEmployment</text:p>
      <text:p text:style-name="Standard">PoisonFieldScroll</text:p>
      <text:p text:style-name="Standard">PoisonPotion</text:p>
      <text:p text:style-name="Standard">PoisonScroll</text:p>
      <text:p text:style-name="Standard">PoisonStrikeScroll</text:p>
      <text:p text:style-name="Standard">PolymorphScroll</text:p>
      <text:p text:style-name="Standard">PoppiesDust</text:p>
      <text:p text:style-name="Standard">PowderOfTemperament</text:p>
      <text:p text:style-name="Standard">PowderOfTranslocation</text:p>
      <text:p text:style-name="Standard">SpecialScroll</text:p>
      <text:p text:style-name="Standard">PowerScroll</text:p>
      <text:p text:style-name="Standard">PromotionalToken</text:p>
      <text:p text:style-name="Standard">ProtectionScroll</text:p>
      <text:p text:style-name="Standard">PumpkinPizza</text:p>
      <text:p text:style-name="Standard">PurgeMagicScroll</text:p>
      <text:p text:style-name="Standard">ReactiveArmorScroll</text:p>
      <text:p text:style-name="Standard">RecallScroll</text:p>
      <text:p text:style-name="Standard">RecipeScroll</text:p>
      <text:p text:style-name="Standard">DoomRecipeScroll</text:p>
      <text:p text:style-name="Standard">RedLeaves</text:p>
      <text:p text:style-name="Standard">RefreshPotion</text:p>
      <text:p text:style-name="Standard">RepairDeed</text:p>
      <text:p text:style-name="Standard">ResurrectionScroll</text:p>
      <text:p text:style-name="Standard">RevealScroll</text:p>
      <text:p text:style-name="Standard">RewardCake</text:p>
      <text:p text:style-name="Standard">RisingColossusScroll</text:p>
      <text:p text:style-name="Standard">RunedSwitch</text:p>
      <text:p text:style-name="Standard">BegSake</text:p>
      <text:p text:style-name="Standard">SandMiningBook</text:p>
      <text:p text:style-name="Standard">ScrollBinderDeed</text:p>
      <text:p text:style-name="Standard">ScrollofAlacrity</text:p>
      <text:p text:style-name="Standard">ScrollofTranscendence</text:p>
      <text:p text:style-name="Standard">BaseShirt</text:p>
      <text:p text:style-name="Standard">Shirt</text:p>
      <text:p text:style-name="Standard"><text:soft-page-break/>BegShirt</text:p>
      <text:p text:style-name="Standard">Shuriken</text:p>
      <text:p text:style-name="Standard">SkinTingeingTincture</text:p>
      <text:p text:style-name="Standard">SleepScroll</text:p>
      <text:p text:style-name="Standard">SmokeBomb</text:p>
      <text:p text:style-name="Standard">SOS</text:p>
      <text:p text:style-name="Standard">SoulStone</text:p>
      <text:p text:style-name="Standard">SoulstoneFragment</text:p>
      <text:p text:style-name="Standard">BlueSoulstone</text:p>
      <text:p text:style-name="Standard">RedSoulstone</text:p>
      <text:p text:style-name="Standard">VioletSoulstone</text:p>
      <text:p text:style-name="Standard">SoulstoneFragmentToken</text:p>
      <text:p text:style-name="Standard">SoulstoneToken</text:p>
      <text:p text:style-name="Standard">SpecialBeardDye</text:p>
      <text:p text:style-name="Standard">FabledFishingNet</text:p>
      <text:p text:style-name="Standard">SpecialHairDye</text:p>
      <text:p text:style-name="Standard">SpellPlagueScroll</text:p>
      <text:p text:style-name="Standard">SpellTriggerScroll</text:p>
      <text:p text:style-name="Standard">ArcaneCircleScroll</text:p>
      <text:p text:style-name="Standard">GiftOfRenewalScroll</text:p>
      <text:p text:style-name="Standard">ImmolatingWeaponScroll</text:p>
      <text:p text:style-name="Standard">AttuneWeaponScroll</text:p>
      <text:p text:style-name="Standard">ThunderstormScroll</text:p>
      <text:p text:style-name="Standard">NatureFuryScroll</text:p>
      <text:p text:style-name="Standard">SummonFeyScroll</text:p>
      <text:p text:style-name="Standard">SummonFiendScroll</text:p>
      <text:p text:style-name="Standard">ReaperFormScroll</text:p>
      <text:p text:style-name="Standard">WildfireScroll</text:p>
      <text:p text:style-name="Standard">EssenceOfWindScroll</text:p>
      <text:p text:style-name="Standard">DryadAllureScroll</text:p>
      <text:p text:style-name="Standard">EtherealVoyageScroll</text:p>
      <text:p text:style-name="Standard">WordOfDeathScroll</text:p>
      <text:p text:style-name="Standard">GiftOfLifeScroll</text:p>
      <text:p text:style-name="Standard">ArcaneEmpowermentScroll</text:p>
      <text:p text:style-name="Standard">StatCapScroll</text:p>
      <text:p text:style-name="Standard">BegStew</text:p>
      <text:p text:style-name="Standard">StoneFormScroll</text:p>
      <text:p text:style-name="Standard">StoneMiningBook</text:p>
      <text:p text:style-name="Standard">StrangleScroll</text:p>
      <text:p text:style-name="Standard">StrengthPotion</text:p>
      <text:p text:style-name="Standard">StrengthScroll</text:p>
      <text:p text:style-name="Standard">SummonAirElementalScroll</text:p>
      <text:p text:style-name="Standard">SummonCreatureScroll</text:p>
      <text:p text:style-name="Standard">SummonDaemonScroll</text:p>
      <text:p text:style-name="Standard">SummonEarthElementalScroll</text:p>
      <text:p text:style-name="Standard">SummonFamiliarScroll</text:p>
      <text:p text:style-name="Standard">SummonFireElementalScroll</text:p>
      <text:p text:style-name="Standard">SummonWaterElementalScroll</text:p>
      <text:p text:style-name="Standard">Taffy</text:p>
      <text:p text:style-name="Standard">TaxidermyKit</text:p>
      <text:p text:style-name="Standard">TrophyAddon</text:p>
      <text:p text:style-name="Standard">TrophyDeed</text:p>
      <text:p text:style-name="Standard">TelekinisisScroll</text:p>
      <text:p text:style-name="Standard">TeleportScroll</text:p>
      <text:p text:style-name="Standard">BaseComplexFood</text:p>
      <text:p text:style-name="Standard">SweetPotatoPie</text:p>
      <text:p text:style-name="Standard">SliceOfPie</text:p>
      <text:p text:style-name="Standard">MashedSweetPotatoes</text:p>
      <text:p text:style-name="Standard">BasketOfRolls</text:p>
      <text:p text:style-name="Standard">DinnerRoll</text:p>
      <text:p text:style-name="Standard">TurkeyPlatter</text:p>
      <text:p text:style-name="Standard">TurkeyDinner</text:p>
      <text:p text:style-name="Standard">RoastDuck</text:p>
      <text:p text:style-name="Standard">RoastTurkey</text:p>
      <text:p text:style-name="Standard">RoastChicken</text:p>
      <text:p text:style-name="Standard">TurkeyLeg</text:p>
      <text:p text:style-name="Standard">GibletGravey</text:p>
      <text:p text:style-name="Standard">TotalRefreshPotion</text:p>
      <text:p text:style-name="Standard">MapItem</text:p>
      <text:p text:style-name="Standard">TreasureMap</text:p>
      <text:p text:style-name="Standard">TreasureChestDirt</text:p>
      <text:p text:style-name="Standard">TribalPaint</text:p>
      <text:p text:style-name="Standard">BegTurnip</text:p>
      <text:p text:style-name="Standard">UnlockScroll</text:p>
      <text:p text:style-name="Standard">VampiricEmbraceScroll</text:p>
      <text:p text:style-name="Standard">Carrot</text:p>
      <text:p text:style-name="Standard">Cabbage</text:p>
      <text:p text:style-name="Standard">Onion</text:p>
      <text:p text:style-name="Standard">Lettuce</text:p>
      <text:p text:style-name="Standard">Pumpkin</text:p>
      <text:p text:style-name="Standard">SmallPumpkin</text:p>
      <text:p text:style-name="Standard">VendorRentalContract</text:p>
      <text:p text:style-name="Standard">VengefulSpiritScroll</text:p>
      <text:p text:style-name="Standard">WallOfStoneScroll</text:p>
      <text:p text:style-name="Standard">WaterBarrel</text:p>
      <text:p text:style-name="Standard">BegWaterPitcher</text:p>
      <text:p text:style-name="Standard">Tub</text:p>
      <text:p text:style-name="Standard">WeakenScroll</text:p>
      <text:p text:style-name="Standard">BegWine</text:p>
      <text:p text:style-name="Standard">BegWinePitcher</text:p>
      <text:p text:style-name="Standard">WitherScroll</text:p>
      <text:p text:style-name="Standard">WraithFormScroll</text:p>
      <text:p text:style-name="Standard">WrappedCandy</text:p>
      <text:p text:style-name="Standard">WrathGrapes</text:p>
      <text:p text:style-name="Standard">MahjongGame</text:p>
      <text:p text:style-name="Standard">AlchemyBag</text:p>
      <text:p text:style-name="Standard">BaseRewardBag</text:p>
      <text:p text:style-name="Standard">AverageImbuingBag</text:p>
      <text:p text:style-name="Standard">BaseBoard</text:p>
      <text:p text:style-name="Standard">Backgammon</text:p>
      <text:p text:style-name="Standard">BagOfAllReagents</text:p>
      <text:p text:style-name="Standard">BagOfingots</text:p>
      <text:p text:style-name="Standard">BagOfNecromancerReagents</text:p>
      <text:p text:style-name="Standard">BagOfNecroReagents</text:p>
      <text:p text:style-name="Standard">BagOfReagents</text:p>
      <text:p text:style-name="Standard">BagOfSmokeBombs</text:p>
      <text:p text:style-name="Standard">BaseTrash</text:p>
      <text:p text:style-name="Standard">BaseTreasureChest</text:p>
      <text:p text:style-name="Standard">BaseTreasureChestMod</text:p>
      <text:p text:style-name="Standard">BoilingCauldronAddon</text:p>
      <text:p text:style-name="Standard">BoilingCauldronDeed</text:p>
      <text:p text:style-name="Standard">BulgingMuseumBag</text:p>
      <text:p text:style-name="Standard">CheckerBoard</text:p>
      <text:p text:style-name="Standard">Chessboard</text:p>
      <text:p text:style-name="Standard">CleanupTrashBarrel</text:p>
      <text:p text:style-name="Standard">ClosedBarrel</text:p>
      <text:p text:style-name="Standard">CommodityDeedBox</text:p>
      <text:p text:style-name="Standard">Backpack</text:p>
      <text:p text:style-name="Standard">CreatureBackpack</text:p>
      <text:p text:style-name="Standard">StrongBackpack</text:p>
      <text:p text:style-name="Standard">Pouch</text:p>
      <text:p text:style-name="Standard">BaseBagBall</text:p>
      <text:p text:style-name="Standard">SmallBagBall</text:p>
      <text:p text:style-name="Standard">LargeBagBall</text:p>
      <text:p text:style-name="Standard">Keg</text:p>
      <text:p text:style-name="Standard">PicnicBasket</text:p>
      <text:p text:style-name="Standard">Basket</text:p>
      <text:p text:style-name="Standard">WoodenBox</text:p>
      <text:p text:style-name="Standard">SmallCrate</text:p>
      <text:p text:style-name="Standard">MediumCrate</text:p>
      <text:p text:style-name="Standard">MetalChest</text:p>
      <text:p text:style-name="Standard">MetalGoldenChest</text:p>
      <text:p text:style-name="Standard">PlainWoodenChest</text:p>
      <text:p text:style-name="Standard">OrnateWoodenChest</text:p>
      <text:p text:style-name="Standard">GildedWoodenChest</text:p>
      <text:p text:style-name="Standard">WoodenFootLocker</text:p>
      <text:p text:style-name="Standard">FinishedWoodenChest</text:p>
      <text:p text:style-name="Standard">GargishChest</text:p>
      <text:p text:style-name="Standard">AcademicBookCase</text:p>
      <text:p text:style-name="Standard">BaseCraftsmanSatchel</text:p>
      <text:p text:style-name="Standard">FletcherCraftsmanSatchel</text:p>
      <text:p text:style-name="Standard">TailorsCraftsmanSatchel</text:p>
      <text:p text:style-name="Standard">SmithsCraftsmanSatchel</text:p>
      <text:p text:style-name="Standard">TinkersCraftsmanSatchel</text:p>
      <text:p text:style-name="Standard">CarpentersCraftsmanSatchel</text:p>
      <text:p text:style-name="Standard">DecorativeBox</text:p>
      <text:p text:style-name="Standard">DustyMuseumBag</text:p>
      <text:p text:style-name="Standard"><text:soft-page-break/>EssenceBox</text:p>
      <text:p text:style-name="Standard">FancyElvenArmoire</text:p>
      <text:p text:style-name="Standard">FillableContainer</text:p>
      <text:p text:style-name="Standard">LibraryBookcase</text:p>
      <text:p text:style-name="Standard">FillableLargeCrate</text:p>
      <text:p text:style-name="Standard">FillableSmallCrate</text:p>
      <text:p text:style-name="Standard">FillableWoodenBox</text:p>
      <text:p text:style-name="Standard">FillableMetalBox</text:p>
      <text:p text:style-name="Standard">FillableBarrel</text:p>
      <text:p text:style-name="Standard">FillableMetalChest</text:p>
      <text:p text:style-name="Standard">FillableMetalGoldenChest</text:p>
      <text:p text:style-name="Standard">FillableWoodenChest</text:p>
      <text:p text:style-name="Standard">FurnitureContainer</text:p>
      <text:p text:style-name="Standard">TallCabinet</text:p>
      <text:p text:style-name="Standard">ShortCabinet</text:p>
      <text:p text:style-name="Standard">RedArmoire</text:p>
      <text:p text:style-name="Standard">CherryArmoire</text:p>
      <text:p text:style-name="Standard">MapleArmoire</text:p>
      <text:p text:style-name="Standard">ElegantArmoire</text:p>
      <text:p text:style-name="Standard">FullBookcase</text:p>
      <text:p text:style-name="Standard">EmptyBookcase</text:p>
      <text:p text:style-name="Standard">Drawer</text:p>
      <text:p text:style-name="Standard">FancyDrawer</text:p>
      <text:p text:style-name="Standard">Armoire</text:p>
      <text:p text:style-name="Standard">FancyArmoire</text:p>
      <text:p text:style-name="Standard">GargoyleWoodenChest</text:p>
      <text:p text:style-name="Standard">GemologistsSatchel</text:p>
      <text:p text:style-name="Standard">GiftBox</text:p>
      <text:p text:style-name="Standard">GiftBoxRectangle</text:p>
      <text:p text:style-name="Standard">GiftBoxCube</text:p>
      <text:p text:style-name="Standard">GiftBoxCylinder</text:p>
      <text:p text:style-name="Standard">GiftBoxOctogon</text:p>
      <text:p text:style-name="Standard">GiftBoxAngel</text:p>
      <text:p text:style-name="Standard">GiftBoxNeon</text:p>
      <text:p text:style-name="Standard">JaacarBox</text:p>
      <text:p text:style-name="Standard">MarkContainer</text:p>
      <text:p text:style-name="Standard">MeagerImbuingBag</text:p>
      <text:p text:style-name="Standard">MeagerMuseumBag</text:p>
      <text:p text:style-name="Standard">ParagonChest</text:p>
      <text:p text:style-name="Standard">PlagueBeastBackpack</text:p>
      <text:p text:style-name="Standard">BaseRewardBackpack</text:p>
      <text:p text:style-name="Standard">DustyAdventurersBackpack</text:p>
      <text:p text:style-name="Standard">DustyExplorersBackpack</text:p>
      <text:p text:style-name="Standard">DustyHuntersBackpack</text:p>
      <text:p text:style-name="Standard">SmallTrinketBag</text:p>
      <text:p text:style-name="Standard">TrinketBag</text:p>
      <text:p text:style-name="Standard">TreasureBag</text:p>
      <text:p text:style-name="Standard">LargeTreasureBag</text:p>
      <text:p text:style-name="Standard">RewardBox</text:p>
      <text:p text:style-name="Standard">SalvageBag</text:p>
      <text:p text:style-name="Standard">ScribeBag</text:p>
      <text:p text:style-name="Standard">ScrollBox</text:p>
      <text:p text:style-name="Standard">ScrollBox2</text:p>
      <text:p text:style-name="Standard">ScrollBox3</text:p>
      <text:p text:style-name="Standard">ShipsStrongbox</text:p>
      <text:p text:style-name="Standard">SimpleElvenArmoire</text:p>
      <text:p text:style-name="Standard">SmithBag</text:p>
      <text:p text:style-name="Standard">GreenStocking</text:p>
      <text:p text:style-name="Standard">RedStocking</text:p>
      <text:p text:style-name="Standard">StrongBox</text:p>
      <text:p text:style-name="Standard">TailorBag</text:p>
      <text:p text:style-name="Standard">TownTrashBarrel</text:p>
      <text:p text:style-name="Standard">TrashBarrel</text:p>
      <text:p text:style-name="Standard">TrashChest</text:p>
      <text:p text:style-name="Standard">WoodenTreasureChest</text:p>
      <text:p text:style-name="Standard">MetalGoldenTreasureChest</text:p>
      <text:p text:style-name="Standard">MetalTreasureChest</text:p>
      <text:p text:style-name="Standard">TreasureLevel1</text:p>
      <text:p text:style-name="Standard">TreasureLevel1h</text:p>
      <text:p text:style-name="Standard">TreasureLevel2</text:p>
      <text:p text:style-name="Standard">TreasureLevel3</text:p>
      <text:p text:style-name="Standard">TreasureLevel4</text:p>
      <text:p text:style-name="Standard">TreasureMapChest</text:p>
      <text:p text:style-name="Standard">UnknownBardSkeleton</text:p>
      <text:p text:style-name="Standard">UnknownRogueSkeleton</text:p>
      <text:p text:style-name="Standard">UnknownMageSkeleton</text:p>
      <text:p text:style-name="Standard">ValuableImbuingBag</text:p>
      <text:p text:style-name="Standard">VanityAddon</text:p>
      <text:p text:style-name="Standard">VanityDeed</text:p>
      <text:p text:style-name="Standard">WinterGiftPackage2003</text:p>
      <text:p text:style-name="Standard">BonePile</text:p>
      <text:p text:style-name="Standard">Corpse</text:p>
      <text:p text:style-name="Standard">DecayedCorpse</text:p>
      <text:p text:style-name="Standard">Head</text:p>
      <text:p text:style-name="Standard">LeftArm</text:p>
      <text:p text:style-name="Standard">LeftLeg</text:p>
      <text:p text:style-name="Standard">RibCage</text:p>
      <text:p text:style-name="Standard">RightArm</text:p>
      <text:p text:style-name="Standard">RightLeg</text:p>
      <text:p text:style-name="Standard">Torso</text:p>
      <text:p text:style-name="Standard">BaseWall</text:p>
      <text:p text:style-name="Standard">AcidWall</text:p>
      <text:p text:style-name="Standard">AcidWall1</text:p>
      <text:p text:style-name="Standard">AllegiancePouch</text:p>
      <text:p text:style-name="Standard">AngelDecoration</text:p>
      <text:p text:style-name="Standard">DecoArrowShafts</text:p>
      <text:p text:style-name="Standard">BasePaintedMask</text:p>
      <text:p text:style-name="Standard">BasePiece</text:p>
      <text:p text:style-name="Standard">BaseSign</text:p>
      <text:p text:style-name="Standard">BaseSliding</text:p>
      <text:p text:style-name="Standard">WoodenBench</text:p>
      <text:p text:style-name="Standard">Blood</text:p>
      <text:p text:style-name="Standard">DecoBottlesOfLiquor</text:p>
      <text:p text:style-name="Standard">Brazier</text:p>
      <text:p text:style-name="Standard">BrazierTall</text:p>
      <text:p text:style-name="Standard">DecoBridleSouth</text:p>
      <text:p text:style-name="Standard">DecoBridleEast</text:p>
      <text:p text:style-name="Standard">BrokenChair</text:p>
      <text:p text:style-name="Standard">Candelabra</text:p>
      <text:p text:style-name="Standard">CandelabraStand</text:p>
      <text:p text:style-name="Standard">CandleLarge</text:p>
      <text:p text:style-name="Standard">CandleLong</text:p>
      <text:p text:style-name="Standard">CandleShort</text:p>
      <text:p text:style-name="Standard">CandleSkull</text:p>
      <text:p text:style-name="Standard">Cards</text:p>
      <text:p text:style-name="Standard">Cards2</text:p>
      <text:p text:style-name="Standard">Cards3</text:p>
      <text:p text:style-name="Standard">Cards4</text:p>
      <text:p text:style-name="Standard">DecoCards5</text:p>
      <text:p text:style-name="Standard">ChairInAGhostCostume</text:p>
      <text:p text:style-name="Standard">FancyWoodenChairCushion</text:p>
      <text:p text:style-name="Standard">WoodenChairCushion</text:p>
      <text:p text:style-name="Standard">WoodenChair</text:p>
      <text:p text:style-name="Standard">BambooChair</text:p>
      <text:p text:style-name="Standard">StoneChair</text:p>
      <text:p text:style-name="Standard">OrnateElvenChair</text:p>
      <text:p text:style-name="Standard">ElvenReadingChair</text:p>
      <text:p text:style-name="Standard">TerMurStyleChair</text:p>
      <text:p text:style-name="Standard">Checkers</text:p>
      <text:p text:style-name="Standard">Checkers2</text:p>
      <text:p text:style-name="Standard">Chessmen</text:p>
      <text:p text:style-name="Standard">Chessmen2</text:p>
      <text:p text:style-name="Standard">Chessmen3</text:p>
      <text:p text:style-name="Standard">PaintedEvilClownMask</text:p>
      <text:p text:style-name="Standard">ColoredSmallWebs</text:p>
      <text:p text:style-name="Standard">CrossbowBolts</text:p>
      <text:p text:style-name="Standard">MagicCrystalBall</text:p>
      <text:p text:style-name="Standard">PaintedDaemonMask</text:p>
      <text:p text:style-name="Standard">DamageableItem</text:p>
      <text:p text:style-name="Standard">TestDamageableItem</text:p>
      <text:p text:style-name="Standard">DarkSource</text:p>
      <text:p text:style-name="Standard">DarkWoodWall</text:p>
      <text:p text:style-name="Standard">DecoBlackmoor</text:p>
      <text:p text:style-name="Standard">DecoBloodspawn</text:p>
      <text:p text:style-name="Standard">DecoBrimstone</text:p>
      <text:p text:style-name="Standard">DecoCrystalBall</text:p>
      <text:p text:style-name="Standard">DecoDeckOfTarot</text:p>
      <text:p text:style-name="Standard"><text:soft-page-break/>DecoDeckOfTarot2</text:p>
      <text:p text:style-name="Standard">DecoDragonsBlood</text:p>
      <text:p text:style-name="Standard">DecoDragonsBlood2</text:p>
      <text:p text:style-name="Standard">DecoEyeOfNewt</text:p>
      <text:p text:style-name="Standard">DecoFlower</text:p>
      <text:p text:style-name="Standard">DecoFlower2</text:p>
      <text:p text:style-name="Standard">DecoGarlic</text:p>
      <text:p text:style-name="Standard">DecoGarlic2</text:p>
      <text:p text:style-name="Standard">DecoGarlicBulb</text:p>
      <text:p text:style-name="Standard">DecoGarlicBulb2</text:p>
      <text:p text:style-name="Standard">DecoGinseng</text:p>
      <text:p text:style-name="Standard">DecoGinseng2</text:p>
      <text:p text:style-name="Standard">DecoGinsengRoot</text:p>
      <text:p text:style-name="Standard">DecoGinsengRoot2</text:p>
      <text:p text:style-name="Standard">DecoGoldIngot</text:p>
      <text:p text:style-name="Standard">DecoGoldIngot2</text:p>
      <text:p text:style-name="Standard">DecoGoldIngots</text:p>
      <text:p text:style-name="Standard">DecoGoldIngots2</text:p>
      <text:p text:style-name="Standard">DecoGoldIngots3</text:p>
      <text:p text:style-name="Standard">DecoGoldIngots4</text:p>
      <text:p text:style-name="Standard">DecoHay</text:p>
      <text:p text:style-name="Standard">DecoHay2</text:p>
      <text:p text:style-name="Standard">DecoHorseDung</text:p>
      <text:p text:style-name="Standard">DecoIronIngot</text:p>
      <text:p text:style-name="Standard">DecoIronIngot2</text:p>
      <text:p text:style-name="Standard">DecoIronIngots</text:p>
      <text:p text:style-name="Standard">DecoIronIngots2</text:p>
      <text:p text:style-name="Standard">DecoIronIngots3</text:p>
      <text:p text:style-name="Standard">DecoIronIngots4</text:p>
      <text:p text:style-name="Standard">DecoIronIngots5</text:p>
      <text:p text:style-name="Standard">DecoIronIngots6</text:p>
      <text:p text:style-name="Standard">DecoMagicalCrystal</text:p>
      <text:p text:style-name="Standard">DecoMandrake</text:p>
      <text:p text:style-name="Standard">DecoMandrake2</text:p>
      <text:p text:style-name="Standard">DecoMandrake3</text:p>
      <text:p text:style-name="Standard">DecoMandrakeRoot</text:p>
      <text:p text:style-name="Standard">DecoMandrakeRoot2</text:p>
      <text:p text:style-name="Standard">DecoNightshade</text:p>
      <text:p text:style-name="Standard">DecoNightshade2</text:p>
      <text:p text:style-name="Standard">DecoNightshade3</text:p>
      <text:p text:style-name="Standard">DecoObsidian</text:p>
      <text:p text:style-name="Standard">DecoPumice</text:p>
      <text:p text:style-name="Standard">DecorativeCarpet</text:p>
      <text:p text:style-name="Standard">DecorativeShield1</text:p>
      <text:p text:style-name="Standard">DecorativeShield2</text:p>
      <text:p text:style-name="Standard">DecorativeShield3</text:p>
      <text:p text:style-name="Standard">DecorativeShield4</text:p>
      <text:p text:style-name="Standard">DecorativeShield5</text:p>
      <text:p text:style-name="Standard">DecorativeShield6</text:p>
      <text:p text:style-name="Standard">DecorativeShield7</text:p>
      <text:p text:style-name="Standard">DecorativeShield8</text:p>
      <text:p text:style-name="Standard">DecorativeShield9</text:p>
      <text:p text:style-name="Standard">DecorativeShield10</text:p>
      <text:p text:style-name="Standard">DecorativeShield11</text:p>
      <text:p text:style-name="Standard">DecorativeShieldSword1North</text:p>
      <text:p text:style-name="Standard">DecorativeShieldSword1West</text:p>
      <text:p text:style-name="Standard">DecorativeShieldSword2North</text:p>
      <text:p text:style-name="Standard">DecorativeShieldSword2West</text:p>
      <text:p text:style-name="Standard">DecorativeTopiary</text:p>
      <text:p text:style-name="Standard">DecorativeVines</text:p>
      <text:p text:style-name="Standard">DecorativeBowWest</text:p>
      <text:p text:style-name="Standard">DecorativeBowNorth</text:p>
      <text:p text:style-name="Standard">DecorativeAxeNorth</text:p>
      <text:p text:style-name="Standard">DecorativeAxeWest</text:p>
      <text:p text:style-name="Standard">DecorativeSwordNorth</text:p>
      <text:p text:style-name="Standard">InternalItem</text:p>
      <text:p text:style-name="Standard">DecorativeSwordWest</text:p>
      <text:p text:style-name="Standard">InternalItem</text:p>
      <text:p text:style-name="Standard">DecorativeDAxeNorth</text:p>
      <text:p text:style-name="Standard">InternalItem</text:p>
      <text:p text:style-name="Standard">DecorativeDAxeWest</text:p>
      <text:p text:style-name="Standard">InternalItem</text:p>
      <text:p text:style-name="Standard">DecoRock</text:p>
      <text:p text:style-name="Standard">DecoRock2</text:p>
      <text:p text:style-name="Standard">DecoRocks</text:p>
      <text:p text:style-name="Standard">DecoRocks2</text:p>
      <text:p text:style-name="Standard">DecoRoseOfTrinsic</text:p>
      <text:p text:style-name="Standard">DecoRoseOfTrinsic2</text:p>
      <text:p text:style-name="Standard">DecoRoseOfTrinsic3</text:p>
      <text:p text:style-name="Standard">DecoSilverIngot</text:p>
      <text:p text:style-name="Standard">DecoSilverIngot2</text:p>
      <text:p text:style-name="Standard">DecoSilverIngots</text:p>
      <text:p text:style-name="Standard">DecoSilverIngots2</text:p>
      <text:p text:style-name="Standard">DecoSilverIngots3</text:p>
      <text:p text:style-name="Standard">DecoSilverIngots4</text:p>
      <text:p text:style-name="Standard">DecoSilverIngots5</text:p>
      <text:p text:style-name="Standard">DecoSpittoon</text:p>
      <text:p text:style-name="Standard">DecoTarot</text:p>
      <text:p text:style-name="Standard">DecoTarot2</text:p>
      <text:p text:style-name="Standard">DecoTarot3</text:p>
      <text:p text:style-name="Standard">DecoTarot4</text:p>
      <text:p text:style-name="Standard">DecoTarot5</text:p>
      <text:p text:style-name="Standard">DecoTarot6</text:p>
      <text:p text:style-name="Standard">DecoTarot7</text:p>
      <text:p text:style-name="Standard">DecoWyrmsHeart</text:p>
      <text:p text:style-name="Standard">DesCityWallSouth</text:p>
      <text:p text:style-name="Standard">DesCityWallEast</text:p>
      <text:p text:style-name="Standard">DragonLamp</text:p>
      <text:p text:style-name="Standard">DungeonWallAndVineAddon</text:p>
      <text:p text:style-name="Standard">DungeonWallComponent</text:p>
      <text:p text:style-name="Standard">EasleSouth</text:p>
      <text:p text:style-name="Standard">EasleEast</text:p>
      <text:p text:style-name="Standard">EasleNorth</text:p>
      <text:p text:style-name="Standard">ElvenAlchemyTable</text:p>
      <text:p text:style-name="Standard">ElvenPodium</text:p>
      <text:p text:style-name="Standard">EmptyJar</text:p>
      <text:p text:style-name="Standard">EmptyJars</text:p>
      <text:p text:style-name="Standard">EmptyJars2</text:p>
      <text:p text:style-name="Standard">EmptyJars3</text:p>
      <text:p text:style-name="Standard">EmptyJars4</text:p>
      <text:p text:style-name="Standard">SmallEmptyPot</text:p>
      <text:p text:style-name="Standard">LargeEmptyPot</text:p>
      <text:p text:style-name="Standard">EmptyToolKit</text:p>
      <text:p text:style-name="Standard">EmptyToolKit2</text:p>
      <text:p text:style-name="Standard">EternallyCorruptTree</text:p>
      <text:p text:style-name="Standard">PaintedEvilJesterMask</text:p>
      <text:p text:style-name="Standard">ExcellentIronMaiden</text:p>
      <text:p text:style-name="Standard">ExecutionersCap</text:p>
      <text:p text:style-name="Standard">FestiveCactus</text:p>
      <text:p text:style-name="Standard">BaseFloor</text:p>
      <text:p text:style-name="Standard">StonePaversLight</text:p>
      <text:p text:style-name="Standard">StonePaversMedium</text:p>
      <text:p text:style-name="Standard">StonePaversDark</text:p>
      <text:p text:style-name="Standard">GreyFlagstones</text:p>
      <text:p text:style-name="Standard">SandFlagstones</text:p>
      <text:p text:style-name="Standard">MarbleFloor</text:p>
      <text:p text:style-name="Standard">GreenMarbleFloor</text:p>
      <text:p text:style-name="Standard">GreyMarbleFloor</text:p>
      <text:p text:style-name="Standard">CobblestonesFloor</text:p>
      <text:p text:style-name="Standard">SandstoneFloorN</text:p>
      <text:p text:style-name="Standard">SandstoneFloorW</text:p>
      <text:p text:style-name="Standard">DarkSandstoneFloorN</text:p>
      <text:p text:style-name="Standard">DarkSandstoneFloorW</text:p>
      <text:p text:style-name="Standard">BricksFloor1</text:p>
      <text:p text:style-name="Standard">BricksFloor2</text:p>
      <text:p text:style-name="Standard">CaveFloorCenter</text:p>
      <text:p text:style-name="Standard">CaveFloorSouth</text:p>
      <text:p text:style-name="Standard">CaveFloorEast</text:p>
      <text:p text:style-name="Standard">CaveFloorWest</text:p>
      <text:p text:style-name="Standard">CaveFloorNorth</text:p>
      <text:p text:style-name="Standard">MarblePavers</text:p>
      <text:p text:style-name="Standard">BlueSlateFloorCenter</text:p>
      <text:p text:style-name="Standard">GreySlateFloor</text:p>
      <text:p text:style-name="Standard">DecoFullJar</text:p>
      <text:p text:style-name="Standard">DecoFullJars3</text:p>
      <text:p text:style-name="Standard">DecoFullJars4</text:p>
      <text:p text:style-name="Standard">Fur</text:p>
      <text:p text:style-name="Standard"><text:soft-page-break/>GargishBanner</text:p>
      <text:p text:style-name="Standard">GargishSculpture</text:p>
      <text:p text:style-name="Standard">GargoyleCandelabra</text:p>
      <text:p text:style-name="Standard">GargoyleChair</text:p>
      <text:p text:style-name="Standard">GargoyleEndTable</text:p>
      <text:p text:style-name="Standard">GargoyleFloorMirror</text:p>
      <text:p text:style-name="Standard">GargoylePainting</text:p>
      <text:p text:style-name="Standard">GargoyleShortTableAddon</text:p>
      <text:p text:style-name="Standard">GargoyleShortTableDeed</text:p>
      <text:p text:style-name="Standard">GargoyleVase</text:p>
      <text:p text:style-name="Standard">GargoyleWallMirror</text:p>
      <text:p text:style-name="Standard">GiantReplicaAcorn</text:p>
      <text:p text:style-name="Standard">SmallFlask</text:p>
      <text:p text:style-name="Standard">MediumFlask</text:p>
      <text:p text:style-name="Standard">LargeFlask</text:p>
      <text:p text:style-name="Standard">CurvedFlask</text:p>
      <text:p text:style-name="Standard">LongFlask</text:p>
      <text:p text:style-name="Standard">SpinningHourglass</text:p>
      <text:p text:style-name="Standard">GreenBottle</text:p>
      <text:p text:style-name="Standard">RedBottle</text:p>
      <text:p text:style-name="Standard">SmallBrownBottle</text:p>
      <text:p text:style-name="Standard">SmallGreenBottle</text:p>
      <text:p text:style-name="Standard">SmallVioletBottle</text:p>
      <text:p text:style-name="Standard">TinyYellowBottle</text:p>
      <text:p text:style-name="Standard">SmallBlueFlask</text:p>
      <text:p text:style-name="Standard">SmallYellowFlask</text:p>
      <text:p text:style-name="Standard">SmallRedFlask</text:p>
      <text:p text:style-name="Standard">SmallEmptyFlask</text:p>
      <text:p text:style-name="Standard">YellowBeaker</text:p>
      <text:p text:style-name="Standard">RedBeaker</text:p>
      <text:p text:style-name="Standard">BlueBeaker</text:p>
      <text:p text:style-name="Standard">GreenBeaker</text:p>
      <text:p text:style-name="Standard">EmptyCurvedFlaskW</text:p>
      <text:p text:style-name="Standard">RedCurvedFlask</text:p>
      <text:p text:style-name="Standard">LtBlueCurvedFlask</text:p>
      <text:p text:style-name="Standard">EmptyCurvedFlaskE</text:p>
      <text:p text:style-name="Standard">BlueCurvedFlask</text:p>
      <text:p text:style-name="Standard">GreenCurvedFlask</text:p>
      <text:p text:style-name="Standard">RedRibbedFlask</text:p>
      <text:p text:style-name="Standard">VioletRibbedFlask</text:p>
      <text:p text:style-name="Standard">EmptyRibbedFlask</text:p>
      <text:p text:style-name="Standard">LargeYellowFlask</text:p>
      <text:p text:style-name="Standard">LargeVioletFlask</text:p>
      <text:p text:style-name="Standard">LargeEmptyFlask</text:p>
      <text:p text:style-name="Standard">AniRedRibbedFlask</text:p>
      <text:p text:style-name="Standard">AniLargeVioletFlask</text:p>
      <text:p text:style-name="Standard">AniSmallBlueFlask</text:p>
      <text:p text:style-name="Standard">SmallBlueBottle</text:p>
      <text:p text:style-name="Standard">SmallGreenBottle2</text:p>
      <text:p text:style-name="Standard">EmptyVialsWRack</text:p>
      <text:p text:style-name="Standard">FullVialsWRack</text:p>
      <text:p text:style-name="Standard">EmptyVial</text:p>
      <text:p text:style-name="Standard">HourglassAni</text:p>
      <text:p text:style-name="Standard">Hourglass</text:p>
      <text:p text:style-name="Standard">TinyRedBottle</text:p>
      <text:p text:style-name="Standard">EmptyVenomVial</text:p>
      <text:p text:style-name="Standard">Globe</text:p>
      <text:p text:style-name="Standard">GlobOfMonstreousInterredGrizzle</text:p>
      <text:p text:style-name="Standard">GrimWarning</text:p>
      <text:p text:style-name="Standard">GrizzledSkullCollection</text:p>
      <text:p text:style-name="Standard">HalfEmptyJar</text:p>
      <text:p text:style-name="Standard">HalfEmptyJars</text:p>
      <text:p text:style-name="Standard">Jars2</text:p>
      <text:p text:style-name="Standard">Jars3</text:p>
      <text:p text:style-name="Standard">Jars4</text:p>
      <text:p text:style-name="Standard">HalloweenGuillotine</text:p>
      <text:p text:style-name="Standard">HalloweenPumpkin</text:p>
      <text:p text:style-name="Standard">HangingLantern</text:p>
      <text:p text:style-name="Standard">HeatingStand</text:p>
      <text:p text:style-name="Standard">HolidayBell</text:p>
      <text:p text:style-name="Standard">HornAbyssalInferno</text:p>
      <text:p text:style-name="Standard">HoveringWisp</text:p>
      <text:p text:style-name="Standard">IcicleLargeSouth</text:p>
      <text:p text:style-name="Standard">IcicleMedSouth</text:p>
      <text:p text:style-name="Standard">IcicleSmallSouth</text:p>
      <text:p text:style-name="Standard">IcicleLargeEast</text:p>
      <text:p text:style-name="Standard">IcicleMedEast</text:p>
      <text:p text:style-name="Standard">IcicleSmallEast</text:p>
      <text:p text:style-name="Standard">IcyPatch</text:p>
      <text:p text:style-name="Standard">KepetchWax</text:p>
      <text:p text:style-name="Standard">LampPost1</text:p>
      <text:p text:style-name="Standard">LampPost2</text:p>
      <text:p text:style-name="Standard">LampPost3</text:p>
      <text:p text:style-name="Standard">Lever</text:p>
      <text:p text:style-name="Standard">LightOfTheWinterSolstice</text:p>
      <text:p text:style-name="Standard">LightSource</text:p>
      <text:p text:style-name="Standard">Sign</text:p>
      <text:p text:style-name="Standard">LocalizedSign</text:p>
      <text:p text:style-name="Standard">Lockpicks</text:p>
      <text:p text:style-name="Standard">Lodestone</text:p>
      <text:p text:style-name="Standard">MangledHeadOfDreadhorn</text:p>
      <text:p text:style-name="Standard">MeltedWax</text:p>
      <text:p text:style-name="Standard">MinotaurHedge</text:p>
      <text:p text:style-name="Standard">MistletoeAddon</text:p>
      <text:p text:style-name="Standard">MistletoeDeed</text:p>
      <text:p text:style-name="Standard">MonsterousInterredGrizzleMaggots</text:p>
      <text:p text:style-name="Standard">MountedDreadHorn</text:p>
      <text:p text:style-name="Standard">TallMusicStandLeft</text:p>
      <text:p text:style-name="Standard">TallMusicStandRight</text:p>
      <text:p text:style-name="Standard">ShortMusicStandLeft</text:p>
      <text:p text:style-name="Standard">ShortMusicStandRight</text:p>
      <text:p text:style-name="Standard">Obelisk</text:p>
      <text:p text:style-name="Standard">OrderBanner</text:p>
      <text:p text:style-name="Standard">ChaosBanner</text:p>
      <text:p text:style-name="Standard">OrigamiPaper</text:p>
      <text:p text:style-name="Standard">OrigamiButterfly</text:p>
      <text:p text:style-name="Standard">OrigamiSwan</text:p>
      <text:p text:style-name="Standard">OrigamiFrog</text:p>
      <text:p text:style-name="Standard">OrigamiShape</text:p>
      <text:p text:style-name="Standard">OrigamiSongbird</text:p>
      <text:p text:style-name="Standard">OrigamiFish</text:p>
      <text:p text:style-name="Standard">OrigamiDragon</text:p>
      <text:p text:style-name="Standard">OrigamiBunny</text:p>
      <text:p text:style-name="Standard">LargePainting</text:p>
      <text:p text:style-name="Standard">WomanPortrait1</text:p>
      <text:p text:style-name="Standard">WomanPortrait2</text:p>
      <text:p text:style-name="Standard">ManPortrait1</text:p>
      <text:p text:style-name="Standard">ManPortrait2</text:p>
      <text:p text:style-name="Standard">LadyPortrait1</text:p>
      <text:p text:style-name="Standard">LadyPortrait2</text:p>
      <text:p text:style-name="Standard">PaperLantern</text:p>
      <text:p text:style-name="Standard">ParoxysmusCorrodedStein</text:p>
      <text:p text:style-name="Standard">ParoxysmusDinner</text:p>
      <text:p text:style-name="Standard">PileOfGlacialSnow</text:p>
      <text:p text:style-name="Standard">Coal</text:p>
      <text:p text:style-name="Standard">BadCard</text:p>
      <text:p text:style-name="Standard">Spam</text:p>
      <text:p text:style-name="Standard">PaintedPlagueMask</text:p>
      <text:p text:style-name="Standard">PlayingCards</text:p>
      <text:p text:style-name="Standard">PlayingCards2</text:p>
      <text:p text:style-name="Standard">RedPoinsettia</text:p>
      <text:p text:style-name="Standard">WhitePoinsettia</text:p>
      <text:p text:style-name="Standard">PaintedPorcelainMask</text:p>
      <text:p text:style-name="Standard">PottedCactus</text:p>
      <text:p text:style-name="Standard">PottedCactus1</text:p>
      <text:p text:style-name="Standard">PottedCactus2</text:p>
      <text:p text:style-name="Standard">PottedCactus3</text:p>
      <text:p text:style-name="Standard">PottedCactus4</text:p>
      <text:p text:style-name="Standard">PottedCactus5</text:p>
      <text:p text:style-name="Standard">PottedPlant</text:p>
      <text:p text:style-name="Standard">PottedPlant1</text:p>
      <text:p text:style-name="Standard">PottedPlant2</text:p>
      <text:p text:style-name="Standard">PottedTree</text:p>
      <text:p text:style-name="Standard">PottedTree1</text:p>
      <text:p text:style-name="Standard">PumpkinScarecrow</text:p>
      <text:p text:style-name="Standard"><text:soft-page-break/>Rope</text:p>
      <text:p text:style-name="Standard">IronWire</text:p>
      <text:p text:style-name="Standard">SilverWire</text:p>
      <text:p text:style-name="Standard">GoldWire</text:p>
      <text:p text:style-name="Standard">CopperWire</text:p>
      <text:p text:style-name="Standard">WhiteDriedFlowers</text:p>
      <text:p text:style-name="Standard">GreenDriedFlowers</text:p>
      <text:p text:style-name="Standard">DriedOnions</text:p>
      <text:p text:style-name="Standard">DriedHerbs</text:p>
      <text:p text:style-name="Standard">HorseShoes</text:p>
      <text:p text:style-name="Standard">ForgedMetal</text:p>
      <text:p text:style-name="Standard">Whip</text:p>
      <text:p text:style-name="Standard">PaintsAndBrush</text:p>
      <text:p text:style-name="Standard">PenAndInk</text:p>
      <text:p text:style-name="Standard">ChiselsNorth</text:p>
      <text:p text:style-name="Standard">ChiselsWest</text:p>
      <text:p text:style-name="Standard">DirtyPan</text:p>
      <text:p text:style-name="Standard">DirtySmallRoundPot</text:p>
      <text:p text:style-name="Standard">DirtyPot</text:p>
      <text:p text:style-name="Standard">DirtyRoundPot</text:p>
      <text:p text:style-name="Standard">DirtyFrypan</text:p>
      <text:p text:style-name="Standard">DirtySmallPot</text:p>
      <text:p text:style-name="Standard">DirtyKettle</text:p>
      <text:p text:style-name="Standard">RarewoodChest</text:p>
      <text:p text:style-name="Standard">RedHangingLantern</text:p>
      <text:p text:style-name="Standard">RockingHorse</text:p>
      <text:p text:style-name="Standard">RoseInAVase</text:p>
      <text:p text:style-name="Standard">RoundPaperLantern</text:p>
      <text:p text:style-name="Standard">RuinedFallenChairA</text:p>
      <text:p text:style-name="Standard">RuinedArmoire</text:p>
      <text:p text:style-name="Standard">RuinedBookcase</text:p>
      <text:p text:style-name="Standard">RuinedBooks</text:p>
      <text:p text:style-name="Standard">CoveredChair</text:p>
      <text:p text:style-name="Standard">RuinedFallenChairB</text:p>
      <text:p text:style-name="Standard">RuinedChair</text:p>
      <text:p text:style-name="Standard">RuinedClock</text:p>
      <text:p text:style-name="Standard">RuinedDrawers</text:p>
      <text:p text:style-name="Standard">RuinedPainting</text:p>
      <text:p text:style-name="Standard">WoodDebris</text:p>
      <text:p text:style-name="Standard">RuinedTapestry</text:p>
      <text:p text:style-name="Standard">SAShadowWall1South</text:p>
      <text:p text:style-name="Standard">SAShadowWall1East</text:p>
      <text:p text:style-name="Standard">SAStoneWall1South</text:p>
      <text:p text:style-name="Standard">SAStoneWall1East</text:p>
      <text:p text:style-name="Standard">SAStoneWall2South</text:p>
      <text:p text:style-name="Standard">SAStoneWall2East</text:p>
      <text:p text:style-name="Standard">BambooScreen</text:p>
      <text:p text:style-name="Standard">ShojiScreen</text:p>
      <text:p text:style-name="Standard">SecretShadowWallNS</text:p>
      <text:p text:style-name="Standard">SecretDungeonWallNS</text:p>
      <text:p text:style-name="Standard">SecretStoneWallNS</text:p>
      <text:p text:style-name="Standard">ShipwreckedItem</text:p>
      <text:p text:style-name="Standard">ShojiLantern</text:p>
      <text:p text:style-name="Standard">SingingBall</text:p>
      <text:p text:style-name="Standard">SkullsOnPike</text:p>
      <text:p text:style-name="Standard">BlueSnowflake</text:p>
      <text:p text:style-name="Standard">WhiteSnowflake</text:p>
      <text:p text:style-name="Standard">SnowGlobe</text:p>
      <text:p text:style-name="Standard">SnowGlobeOne</text:p>
      <text:p text:style-name="Standard">SnowGlobeTwo</text:p>
      <text:p text:style-name="Standard">SnowGlobeThree</text:p>
      <text:p text:style-name="Standard">Snowman</text:p>
      <text:p text:style-name="Standard">SnowPile</text:p>
      <text:p text:style-name="Standard">SnowPileDeco</text:p>
      <text:p text:style-name="Standard">SnowStatuePegasus</text:p>
      <text:p text:style-name="Standard">SnowStatueSeahorse</text:p>
      <text:p text:style-name="Standard">SnowStatueMermaid</text:p>
      <text:p text:style-name="Standard">SnowStatueGriffon</text:p>
      <text:p text:style-name="Standard">SnowStatueDeed</text:p>
      <text:p text:style-name="Standard">SnowyTree</text:p>
      <text:p text:style-name="Standard">StainedGlassLamp</text:p>
      <text:p text:style-name="Standard">Static</text:p>
      <text:p text:style-name="Standard">LocalizedStatic</text:p>
      <text:p text:style-name="Standard">StatueSouth</text:p>
      <text:p text:style-name="Standard">StatueSouth2</text:p>
      <text:p text:style-name="Standard">StatueNorth</text:p>
      <text:p text:style-name="Standard">StatueWest</text:p>
      <text:p text:style-name="Standard">StatueEast</text:p>
      <text:p text:style-name="Standard">StatueEast2</text:p>
      <text:p text:style-name="Standard">StatueSouthEast</text:p>
      <text:p text:style-name="Standard">BustSouth</text:p>
      <text:p text:style-name="Standard">BustEast</text:p>
      <text:p text:style-name="Standard">StatuePegasusSouth</text:p>
      <text:p text:style-name="Standard">StatuePegasusEast</text:p>
      <text:p text:style-name="Standard">SmallTowerSculpture</text:p>
      <text:p text:style-name="Standard">StatueGargoyleEast</text:p>
      <text:p text:style-name="Standard">StatueGargoyleSouth</text:p>
      <text:p text:style-name="Standard">StatueGryphonEast</text:p>
      <text:p text:style-name="Standard">StatueGryphonSouth</text:p>
      <text:p text:style-name="Standard">StoneWallAndVineAddon</text:p>
      <text:p text:style-name="Standard">StoneWallComponent</text:p>
      <text:p text:style-name="Standard">MagicVinesComponent</text:p>
      <text:p text:style-name="Standard">Stool</text:p>
      <text:p text:style-name="Standard">FootStool</text:p>
      <text:p text:style-name="Standard">StringOfPartsOfParoxysmusVictims</text:p>
      <text:p text:style-name="Standard">SubtextSign</text:p>
      <text:p text:style-name="Standard">SweatOfParoxysmus</text:p>
      <text:p text:style-name="Standard">ElegantLowTable</text:p>
      <text:p text:style-name="Standard">PlainLowTable</text:p>
      <text:p text:style-name="Standard">LargeTable</text:p>
      <text:p text:style-name="Standard">Nightstand</text:p>
      <text:p text:style-name="Standard">YewWoodTable</text:p>
      <text:p text:style-name="Standard">TerMurStyleTable</text:p>
      <text:p text:style-name="Standard">TaintedMushroom</text:p>
      <text:p text:style-name="Standard">TallDoubleLamp</text:p>
      <text:p text:style-name="Standard">Tapestry1N</text:p>
      <text:p text:style-name="Standard">InternalItem</text:p>
      <text:p text:style-name="Standard">Tapestry2N</text:p>
      <text:p text:style-name="Standard">InternalItem</text:p>
      <text:p text:style-name="Standard">Tapestry2W</text:p>
      <text:p text:style-name="Standard">InternalItem</text:p>
      <text:p text:style-name="Standard">Tapestry3N</text:p>
      <text:p text:style-name="Standard">InternalItem</text:p>
      <text:p text:style-name="Standard">Tapestry3W</text:p>
      <text:p text:style-name="Standard">InternalItem</text:p>
      <text:p text:style-name="Standard">Tapestry4N</text:p>
      <text:p text:style-name="Standard">InternalItem</text:p>
      <text:p text:style-name="Standard">Tapestry4W</text:p>
      <text:p text:style-name="Standard">InternalItem</text:p>
      <text:p text:style-name="Standard">Tapestry5N</text:p>
      <text:p text:style-name="Standard">InternalItem</text:p>
      <text:p text:style-name="Standard">Tapestry5W</text:p>
      <text:p text:style-name="Standard">InternalItem</text:p>
      <text:p text:style-name="Standard">Tapestry6N</text:p>
      <text:p text:style-name="Standard">InternalItem</text:p>
      <text:p text:style-name="Standard">Tapestry6W</text:p>
      <text:p text:style-name="Standard">InternalItem</text:p>
      <text:p text:style-name="Standard">TatteredWallMapSouth</text:p>
      <text:p text:style-name="Standard">TatteredWallMapEast</text:p>
      <text:p text:style-name="Standard">TerMurStyleCandelabra</text:p>
      <text:p text:style-name="Standard">ThickGrayStoneWall</text:p>
      <text:p text:style-name="Standard">ThinBrickWall</text:p>
      <text:p text:style-name="Standard">ThinStoneWall</text:p>
      <text:p text:style-name="Standard">ThorvaldsMedallion</text:p>
      <text:p text:style-name="Standard">Throne</text:p>
      <text:p text:style-name="Standard">WoodenThrone</text:p>
      <text:p text:style-name="Standard">TombstoneOfTheDamned</text:p>
      <text:p text:style-name="Standard">ToolKit</text:p>
      <text:p text:style-name="Standard">TormentedChains</text:p>
      <text:p text:style-name="Standard">TravestysCollectionOfShells</text:p>
      <text:p text:style-name="Standard">TravestysFineTeakwoodTray</text:p>
      <text:p text:style-name="Standard">TravestysSushiPreparations</text:p>
      <text:p text:style-name="Standard">DecoTray2</text:p>
      <text:p text:style-name="Standard">DecoTray</text:p>
      <text:p text:style-name="Standard">UnfinishedBarrel</text:p>
      <text:p text:style-name="Standard">UpholsteredChairComponent</text:p>
      <text:p text:style-name="Standard"><text:soft-page-break/>UpholsteredChairDeed</text:p>
      <text:p text:style-name="Standard">UpholsteredChairAddon</text:p>
      <text:p text:style-name="Standard">BaseUtensil</text:p>
      <text:p text:style-name="Standard">Fork</text:p>
      <text:p text:style-name="Standard">ForkLeft</text:p>
      <text:p text:style-name="Standard">ForkRight</text:p>
      <text:p text:style-name="Standard">Spoon</text:p>
      <text:p text:style-name="Standard">SpoonLeft</text:p>
      <text:p text:style-name="Standard">SpoonRight</text:p>
      <text:p text:style-name="Standard">Knife</text:p>
      <text:p text:style-name="Standard">KnifeLeft</text:p>
      <text:p text:style-name="Standard">KnifeRight</text:p>
      <text:p text:style-name="Standard">Plate</text:p>
      <text:p text:style-name="Standard">ValentinesCard</text:p>
      <text:p text:style-name="Standard">ValentinesCardSouth</text:p>
      <text:p text:style-name="Standard">ValentinesCardEast</text:p>
      <text:p text:style-name="Standard">Vase</text:p>
      <text:p text:style-name="Standard">LargeVase</text:p>
      <text:p text:style-name="Standard">SmallUrn</text:p>
      <text:p text:style-name="Standard">Vines</text:p>
      <text:p text:style-name="Standard">WallSconce</text:p>
      <text:p text:style-name="Standard">WallTorch</text:p>
      <text:p text:style-name="Standard">WhiteHangingLantern</text:p>
      <text:p text:style-name="Standard">WhiteStoneWall</text:p>
      <text:p text:style-name="Standard">BaseWindChimes</text:p>
      <text:p text:style-name="Standard">WindChimes</text:p>
      <text:p text:style-name="Standard">FancyWindChimes</text:p>
      <text:p text:style-name="Standard">WritingTable</text:p>
      <text:p text:style-name="Standard">Buckler</text:p>
      <text:p text:style-name="Standard">ChainCoif</text:p>
      <text:p text:style-name="Standard">ChainHatsuburi</text:p>
      <text:p text:style-name="Standard">DecorativePlateKabuto</text:p>
      <text:p text:style-name="Standard">DragonArms</text:p>
      <text:p text:style-name="Standard">DragonLegs</text:p>
      <text:p text:style-name="Standard">EvilOrcHelm</text:p>
      <text:p text:style-name="Standard">FemaleGargishLeatherArms</text:p>
      <text:p text:style-name="Standard">FemaleGargishLeatherChest</text:p>
      <text:p text:style-name="Standard">FemaleGargishLeatherKilt</text:p>
      <text:p text:style-name="Standard">FemaleGargishLeatherLegs</text:p>
      <text:p text:style-name="Standard">FemaleGargishPlateArms</text:p>
      <text:p text:style-name="Standard">FemaleGargishPlateChest</text:p>
      <text:p text:style-name="Standard">FemaleGargishPlateKilt</text:p>
      <text:p text:style-name="Standard">FemaleGargishPlateLegs</text:p>
      <text:p text:style-name="Standard">FemaleGargishStoneArms</text:p>
      <text:p text:style-name="Standard">FemaleGargishStoneChest</text:p>
      <text:p text:style-name="Standard">FemaleGargishStoneKilt</text:p>
      <text:p text:style-name="Standard">FemaleGargishStoneLegs</text:p>
      <text:p text:style-name="Standard">FemaleLeafChest</text:p>
      <text:p text:style-name="Standard">FemaleElvenPlateChest</text:p>
      <text:p text:style-name="Standard">GargishClothArmsArmor</text:p>
      <text:p text:style-name="Standard">FemaleGargishClothArmsArmor</text:p>
      <text:p text:style-name="Standard">GargishClothChestArmor</text:p>
      <text:p text:style-name="Standard">FemaleGargishClothChestArmor</text:p>
      <text:p text:style-name="Standard">GargishClothLegsArmor</text:p>
      <text:p text:style-name="Standard">FemaleGargishClothLegsArmor</text:p>
      <text:p text:style-name="Standard">GargishClothKiltArmor</text:p>
      <text:p text:style-name="Standard">FemaleGargishClothKiltArmor</text:p>
      <text:p text:style-name="Standard">GargishLeatherChest</text:p>
      <text:p text:style-name="Standard">GargishLeatherKilt</text:p>
      <text:p text:style-name="Standard">GargishLeatherLegs</text:p>
      <text:p text:style-name="Standard">GargishStoneChest</text:p>
      <text:p text:style-name="Standard">GargishStoneKilt</text:p>
      <text:p text:style-name="Standard">GemmedCirclet</text:p>
      <text:p text:style-name="Standard">HeavyPlateJingasa</text:p>
      <text:p text:style-name="Standard">Helmet</text:p>
      <text:p text:style-name="Standard">HideFemaleChest</text:p>
      <text:p text:style-name="Standard">HideGorget</text:p>
      <text:p text:style-name="Standard">LargePlateShield</text:p>
      <text:p text:style-name="Standard">LeafGorget</text:p>
      <text:p text:style-name="Standard">LeafTonlet</text:p>
      <text:p text:style-name="Standard">LeatherDo</text:p>
      <text:p text:style-name="Standard">LeatherHaidate</text:p>
      <text:p text:style-name="Standard">LeatherJingasa</text:p>
      <text:p text:style-name="Standard">LeatherNinjaHood</text:p>
      <text:p text:style-name="Standard">LeatherShorts</text:p>
      <text:p text:style-name="Standard">LeatherSuneate</text:p>
      <text:p text:style-name="Standard">LightPlateJingasa</text:p>
      <text:p text:style-name="Standard">MediumPlateShield</text:p>
      <text:p text:style-name="Standard">PlateHaidate</text:p>
      <text:p text:style-name="Standard">PlateHatsuburi</text:p>
      <text:p text:style-name="Standard">PlateHiroSode</text:p>
      <text:p text:style-name="Standard">PlateMempo</text:p>
      <text:p text:style-name="Standard">RingmailArms</text:p>
      <text:p text:style-name="Standard">RingmailChest</text:p>
      <text:p text:style-name="Standard">RoyalCirclet</text:p>
      <text:p text:style-name="Standard">SmallPlateShield</text:p>
      <text:p text:style-name="Standard">StandardPlateKabuto</text:p>
      <text:p text:style-name="Standard">StuddedDo</text:p>
      <text:p text:style-name="Standard">StuddedHaidate</text:p>
      <text:p text:style-name="Standard">StuddedHiroSode</text:p>
      <text:p text:style-name="Standard">StuddedMempo</text:p>
      <text:p text:style-name="Standard">StuddedSuneate</text:p>
      <text:p text:style-name="Standard">VultureHelm</text:p>
      <text:p text:style-name="Standard">WoodenShield</text:p>
      <text:p text:style-name="Standard">FemaleGargishClothArms</text:p>
      <text:p text:style-name="Standard">MaleGargishClothArms</text:p>
      <text:p text:style-name="Standard">RewardCloak</text:p>
      <text:p text:style-name="Standard">FurCape</text:p>
      <text:p text:style-name="Standard">GargishFancyRobe</text:p>
      <text:p text:style-name="Standard">GargishRobe</text:p>
      <text:p text:style-name="Standard">GargoyleTailMale</text:p>
      <text:p text:style-name="Standard">GargoyleTailFemale</text:p>
      <text:p text:style-name="Standard">Bonnet</text:p>
      <text:p text:style-name="Standard">ZooMemberBonnet</text:p>
      <text:p text:style-name="Standard">FloppyHat</text:p>
      <text:p text:style-name="Standard">ZooMemberFloppyHat</text:p>
      <text:p text:style-name="Standard">FeatheredHat</text:p>
      <text:p text:style-name="Standard">LibraryFriendFeatheredHat</text:p>
      <text:p text:style-name="Standard">JesterHatOfChuckles</text:p>
      <text:p text:style-name="Standard">NystulsWizardsHat</text:p>
      <text:p text:style-name="Standard">SkullCap</text:p>
      <text:p text:style-name="Standard">GypsyHeaddress</text:p>
      <text:p text:style-name="Standard">WideBrimHat</text:p>
      <text:p text:style-name="Standard">Cap</text:p>
      <text:p text:style-name="Standard">TribalMask</text:p>
      <text:p text:style-name="Standard">TallStrawHat</text:p>
      <text:p text:style-name="Standard">StrawHat</text:p>
      <text:p text:style-name="Standard">OrcishKinMask</text:p>
      <text:p text:style-name="Standard">OrcMask</text:p>
      <text:p text:style-name="Standard">MagicWizardsHat</text:p>
      <text:p text:style-name="Standard">ChefsToque</text:p>
      <text:p text:style-name="Standard">LeatherNinjaBelt</text:p>
      <text:p text:style-name="Standard">FullApron</text:p>
      <text:p text:style-name="Standard">Doublet</text:p>
      <text:p text:style-name="Standard">Surcoat</text:p>
      <text:p text:style-name="Standard">Tunic</text:p>
      <text:p text:style-name="Standard">FormalShirt</text:p>
      <text:p text:style-name="Standard">JesterSuit</text:p>
      <text:p text:style-name="Standard">JinBaori</text:p>
      <text:p text:style-name="Standard">BaseOuterLegs</text:p>
      <text:p text:style-name="Standard">FurSarong</text:p>
      <text:p text:style-name="Standard">Skirt</text:p>
      <text:p text:style-name="Standard">Kilt</text:p>
      <text:p text:style-name="Standard">Hakama</text:p>
      <text:p text:style-name="Standard">FemaleGargishClothKilt</text:p>
      <text:p text:style-name="Standard">MaleGargishClothKilt</text:p>
      <text:p text:style-name="Standard">GuildedKilt</text:p>
      <text:p text:style-name="Standard">CheckeredKilt</text:p>
      <text:p text:style-name="Standard">FancyKilt</text:p>
      <text:p text:style-name="Standard">ZooMemberSkirt</text:p>
      <text:p text:style-name="Standard">ZooMemberBodySash</text:p>
      <text:p text:style-name="Standard">ZooMemberRobe</text:p>
      <text:p text:style-name="Standard">ZooMemberCloak</text:p>
      <text:p text:style-name="Standard">LibraryFriendBodySash</text:p>
      <text:p text:style-name="Standard">LibraryFriendDoublet</text:p>
      <text:p text:style-name="Standard"><text:soft-page-break/>LibraryFriendSurcoat</text:p>
      <text:p text:style-name="Standard">LibraryFriendCloak</text:p>
      <text:p text:style-name="Standard">Adranath</text:p>
      <text:p text:style-name="Standard">OdricsRobe</text:p>
      <text:p text:style-name="Standard">BaronLenshiresCloak</text:p>
      <text:p text:style-name="Standard">GildedDress</text:p>
      <text:p text:style-name="Standard">FancyDress</text:p>
      <text:p text:style-name="Standard">DeathRobe</text:p>
      <text:p text:style-name="Standard">RewardRobe</text:p>
      <text:p text:style-name="Standard">RewardDress</text:p>
      <text:p text:style-name="Standard">RewardGargishRobe</text:p>
      <text:p text:style-name="Standard">RewardGargishFancyRobe</text:p>
      <text:p text:style-name="Standard">MonkRobe</text:p>
      <text:p text:style-name="Standard">Kamishimo</text:p>
      <text:p text:style-name="Standard">HakamaShita</text:p>
      <text:p text:style-name="Standard">MaleKimono</text:p>
      <text:p text:style-name="Standard">FemaleKimono</text:p>
      <text:p text:style-name="Standard">MaleElvenRobe</text:p>
      <text:p text:style-name="Standard">FemaleElvenRobe</text:p>
      <text:p text:style-name="Standard">FloweredDress</text:p>
      <text:p text:style-name="Standard">EveningGown</text:p>
      <text:p text:style-name="Standard">Epaulette</text:p>
      <text:p text:style-name="Standard">GargishEpaulette</text:p>
      <text:p text:style-name="Standard">LibraryFriendSkirt</text:p>
      <text:p text:style-name="Standard">BasePants</text:p>
      <text:p text:style-name="Standard">LongPants</text:p>
      <text:p text:style-name="Standard">LibraryFriendPants</text:p>
      <text:p text:style-name="Standard">MalabellesDress</text:p>
      <text:p text:style-name="Standard">ShortPants</text:p>
      <text:p text:style-name="Standard">TattsukeHakama</text:p>
      <text:p text:style-name="Standard">ElvenPants</text:p>
      <text:p text:style-name="Standard">GargishClothLegs</text:p>
      <text:p text:style-name="Standard">FemaleGargishClothLegs</text:p>
      <text:p text:style-name="Standard">MaleGargishClothLegs</text:p>
      <text:p text:style-name="Standard">PlateTalons</text:p>
      <text:p text:style-name="Standard">FancyShirt</text:p>
      <text:p text:style-name="Standard">ClothNinjaJacket</text:p>
      <text:p text:style-name="Standard">ElvenShirt</text:p>
      <text:p text:style-name="Standard">ElvenDarkShirt</text:p>
      <text:p text:style-name="Standard">FemaleGargishClothChest</text:p>
      <text:p text:style-name="Standard">MaleGargishClothChest</text:p>
      <text:p text:style-name="Standard">ThighBoots</text:p>
      <text:p text:style-name="Standard">ZooMemberThighBoots</text:p>
      <text:p text:style-name="Standard">Shoes</text:p>
      <text:p text:style-name="Standard">NinjaTabi</text:p>
      <text:p text:style-name="Standard">SamuraiTabi</text:p>
      <text:p text:style-name="Standard">Waraji</text:p>
      <text:p text:style-name="Standard">ElvenBoots</text:p>
      <text:p text:style-name="Standard">JesterShoes</text:p>
      <text:p text:style-name="Standard">BaseSuit</text:p>
      <text:p text:style-name="Standard">StaffRobe</text:p>
      <text:p text:style-name="Standard">WoodlandBelt</text:p>
      <text:p text:style-name="Standard">GargishApron</text:p>
      <text:p text:style-name="Standard">AudChar</text:p>
      <text:p text:style-name="Standard">CelloComponent</text:p>
      <text:p text:style-name="Standard">CelloDeed</text:p>
      <text:p text:style-name="Standard">CelloAddon</text:p>
      <text:p text:style-name="Standard">CowBellComponent</text:p>
      <text:p text:style-name="Standard">CowBellDeed</text:p>
      <text:p text:style-name="Standard">CowBellAddon</text:p>
      <text:p text:style-name="Standard">Drums</text:p>
      <text:p text:style-name="Standard">FireHorn</text:p>
      <text:p text:style-name="Standard">Harp</text:p>
      <text:p text:style-name="Standard">SnakeCharmerFlute</text:p>
      <text:p text:style-name="Standard">Tambourine</text:p>
      <text:p text:style-name="Standard">TambourineTassel</text:p>
      <text:p text:style-name="Standard">TrumpetComponent</text:p>
      <text:p text:style-name="Standard">TrumpetDeed</text:p>
      <text:p text:style-name="Standard">TrumpetAddon</text:p>
      <text:p text:style-name="Standard">WallMountedBellSouthDeed</text:p>
      <text:p text:style-name="Standard">WallMountedBellSouthAddon</text:p>
      <text:p text:style-name="Standard">WallMountedBellEastDeed</text:p>
      <text:p text:style-name="Standard">WallMountedBellEastAddon</text:p>
      <text:p text:style-name="Standard">Beads</text:p>
      <text:p text:style-name="Standard">BlueDiamondRing</text:p>
      <text:p text:style-name="Standard">BrilliantAmberBracelet</text:p>
      <text:p text:style-name="Standard">DarkSapphireBracelet</text:p>
      <text:p text:style-name="Standard">SilverEarrings</text:p>
      <text:p text:style-name="Standard">EcruCitrineRing</text:p>
      <text:p text:style-name="Standard">FireRubyBracelet</text:p>
      <text:p text:style-name="Standard">GargishBracelet</text:p>
      <text:p text:style-name="Standard">GargishAmulet</text:p>
      <text:p text:style-name="Standard">GargishStoneAmulet</text:p>
      <text:p text:style-name="Standard">GargishRing</text:p>
      <text:p text:style-name="Standard">Necklace</text:p>
      <text:p text:style-name="Standard">GoldBeadNecklace</text:p>
      <text:p text:style-name="Standard">SilverBeadNecklace</text:p>
      <text:p text:style-name="Standard">PerfectEmeraldRing</text:p>
      <text:p text:style-name="Standard">StaffRing</text:p>
      <text:p text:style-name="Standard">TurqouiseRing</text:p>
      <text:p text:style-name="Standard">WhitePearlBracelet</text:p>
      <text:p text:style-name="Standard">Candle</text:p>
      <text:p text:style-name="Standard">LanternOfSouls</text:p>
      <text:p text:style-name="Standard">Torch</text:p>
      <text:p text:style-name="Standard">TwilightLantern</text:p>
      <text:p text:style-name="Standard">BookOfBushido</text:p>
      <text:p text:style-name="Standard">BookOfChivalry</text:p>
      <text:p text:style-name="Standard">BookOfMasteries</text:p>
      <text:p text:style-name="Standard">BookOfNinjitsu</text:p>
      <text:p text:style-name="Standard">MysticBook</text:p>
      <text:p text:style-name="Standard">CompleteNecromancerSpellbook</text:p>
      <text:p text:style-name="Standard">SpellweavingBook</text:p>
      <text:p text:style-name="Standard">BaseCostume</text:p>
      <text:p text:style-name="Standard">BloodwormCostume</text:p>
      <text:p text:style-name="Standard">CentaurCostume</text:p>
      <text:p text:style-name="Standard">CyclopsCostume</text:p>
      <text:p text:style-name="Standard">DeathShroud</text:p>
      <text:p text:style-name="Standard">DrakeCostume</text:p>
      <text:p text:style-name="Standard">DreamWraithCostume</text:p>
      <text:p text:style-name="Standard">DupreSuit</text:p>
      <text:p text:style-name="Standard">EtherealWarriorCostume</text:p>
      <text:p text:style-name="Standard">ExodusMinionCostume</text:p>
      <text:p text:style-name="Standard">FireElementalCostume</text:p>
      <text:p text:style-name="Standard">GazerCostume</text:p>
      <text:p text:style-name="Standard">GiantPixieCostume</text:p>
      <text:p text:style-name="Standard">GiantToadCostume</text:p>
      <text:p text:style-name="Standard">GoreFiendCostume</text:p>
      <text:p text:style-name="Standard">LadyOfTheSnowCostume</text:p>
      <text:p text:style-name="Standard">LordBlackthorneSuit</text:p>
      <text:p text:style-name="Standard">LordBritishSuit</text:p>
      <text:p text:style-name="Standard">MaddeningHorrorCostume</text:p>
      <text:p text:style-name="Standard">MinotaurCostume</text:p>
      <text:p text:style-name="Standard">MongbatCostume</text:p>
      <text:p text:style-name="Standard">OniCostume</text:p>
      <text:p text:style-name="Standard">OphidianMatriarchCostume</text:p>
      <text:p text:style-name="Standard">OphidianWarriorCostume</text:p>
      <text:p text:style-name="Standard">PixieCostume</text:p>
      <text:p text:style-name="Standard">SatyrCostume</text:p>
      <text:p text:style-name="Standard">ShadowWyrmCostume</text:p>
      <text:p text:style-name="Standard">SkeletonCostume</text:p>
      <text:p text:style-name="Standard">SkitteringHopperCostume</text:p>
      <text:p text:style-name="Standard">SolenWarriorCostume</text:p>
      <text:p text:style-name="Standard">TerathanWarriorCostume</text:p>
      <text:p text:style-name="Standard">TitanCostume</text:p>
      <text:p text:style-name="Standard">VoidWandererCostume</text:p>
      <text:p text:style-name="Standard">WispCostume</text:p>
      <text:p text:style-name="Standard">WolfSpiderCostume</text:p>
      <text:p text:style-name="Standard">ZombieCostume</text:p>
      <text:p text:style-name="Standard">BloodwoodSpirit</text:p>
      <text:p text:style-name="Standard">TreatiseonAlchemyTalisman</text:p>
      <text:p text:style-name="Standard">PrimerOnArmsTalisman</text:p>
      <text:p text:style-name="Standard">MyBookTalisman</text:p>
      <text:p text:style-name="Standard">TalkingtoWispsTalisman</text:p>
      <text:p text:style-name="Standard">GrammarOfOrchishTalisman</text:p>
      <text:p text:style-name="Standard">BirdsofBritanniaTalisman</text:p>
      <text:p text:style-name="Standard"><text:soft-page-break/>TheLifeOfTravelingMinstrelTalisman</text:p>
      <text:p text:style-name="Standard">ManaPhasingOrb</text:p>
      <text:p text:style-name="Standard">RandomTalisman</text:p>
      <text:p text:style-name="Standard">Slither</text:p>
      <text:p text:style-name="Standard">TalismanofGoblinSlaying</text:p>
      <text:p text:style-name="Standard">BaseFormTalisman</text:p>
      <text:p text:style-name="Standard">FerretFormTalisman</text:p>
      <text:p text:style-name="Standard">SquirrelFormTalisman</text:p>
      <text:p text:style-name="Standard">CuSidheFormTalisman</text:p>
      <text:p text:style-name="Standard">ReptalonFormTalisman</text:p>
      <text:p text:style-name="Standard">TotemOfVoid</text:p>
      <text:p text:style-name="Standard">Axe</text:p>
      <text:p text:style-name="Standard">BaseWand</text:p>
      <text:p text:style-name="Standard">BoneMachete</text:p>
      <text:p text:style-name="Standard">ButcherKnife</text:p>
      <text:p text:style-name="Standard">ClumsyWand</text:p>
      <text:p text:style-name="Standard">CrescentBlade</text:p>
      <text:p text:style-name="Standard">EmeraldMace</text:p>
      <text:p text:style-name="Standard">FeebleWand</text:p>
      <text:p text:style-name="Standard">FireballWand</text:p>
      <text:p text:style-name="Standard">MagicWand</text:p>
      <text:p text:style-name="Standard">FireworksWand</text:p>
      <text:p text:style-name="Standard">Fists</text:p>
      <text:p text:style-name="Standard">Fukiya</text:p>
      <text:p text:style-name="Standard">GargishAxe</text:p>
      <text:p text:style-name="Standard">GargishBardiche</text:p>
      <text:p text:style-name="Standard">GargishBoneHarvester</text:p>
      <text:p text:style-name="Standard">GargishButcherKnife</text:p>
      <text:p text:style-name="Standard">GargishCleaver</text:p>
      <text:p text:style-name="Standard">GargishDaisho</text:p>
      <text:p text:style-name="Standard">GargishKatana</text:p>
      <text:p text:style-name="Standard">GargishKryss</text:p>
      <text:p text:style-name="Standard">GargishLance</text:p>
      <text:p text:style-name="Standard">GargishMaul</text:p>
      <text:p text:style-name="Standard">GargishPike</text:p>
      <text:p text:style-name="Standard">GargishScythe</text:p>
      <text:p text:style-name="Standard">GargishTekagi</text:p>
      <text:p text:style-name="Standard">GargishTessen</text:p>
      <text:p text:style-name="Standard">GargishWarHammer</text:p>
      <text:p text:style-name="Standard">GreaterHealWand</text:p>
      <text:p text:style-name="Standard">HarmWand</text:p>
      <text:p text:style-name="Standard">HealWand</text:p>
      <text:p text:style-name="Standard">HeavyOrnateAxe</text:p>
      <text:p text:style-name="Standard">IDWand</text:p>
      <text:p text:style-name="Standard">JukaBow</text:p>
      <text:p text:style-name="Standard">Lajatang</text:p>
      <text:p text:style-name="Standard">LargeBattleAxe</text:p>
      <text:p text:style-name="Standard">LightningWand</text:p>
      <text:p text:style-name="Standard">LightweightShortbow</text:p>
      <text:p text:style-name="Standard">Mace</text:p>
      <text:p text:style-name="Standard">MagicArrowWand</text:p>
      <text:p text:style-name="Standard">ManaDrainWand</text:p>
      <text:p text:style-name="Standard">OrcishBow</text:p>
      <text:p text:style-name="Standard">PaladinSword</text:p>
      <text:p text:style-name="Standard">RubyMace</text:p>
      <text:p text:style-name="Standard">SerratedWarCleaver</text:p>
      <text:p text:style-name="Standard">SilverEtchedMace</text:p>
      <text:p text:style-name="Standard">ThinLongsword</text:p>
      <text:p text:style-name="Standard">TribalSpear</text:p>
      <text:p text:style-name="Standard">Wakizashi</text:p>
      <text:p text:style-name="Standard">WeaknessWand</text:p>
      <text:p text:style-name="Standard">AutomatonActuator</text:p>
      <text:p text:style-name="Standard">AutomatonStatue</text:p>
      <text:p text:style-name="Standard">KotlAutomatonHead</text:p>
      <text:p text:style-name="Standard">BlackrockAutomatonHead</text:p>
      <text:p text:style-name="Standard">BlackrockMoonstone</text:p>
      <text:p text:style-name="Standard">BrokenAutomatonHead</text:p>
      <text:p text:style-name="Standard">InoperativeAutomatonHead</text:p>
      <text:p text:style-name="Standard">SeedBox</text:p>
      <text:p text:style-name="Standard">AcidVine</text:p>
      <text:p text:style-name="Standard">AnkhWest</text:p>
      <text:p text:style-name="Standard">InternalItem</text:p>
      <text:p text:style-name="Standard">AnkhNorth</text:p>
      <text:p text:style-name="Standard">InternalItem</text:p>
      <text:p text:style-name="Standard">Anvil</text:p>
      <text:p text:style-name="Standard">Forge</text:p>
      <text:p text:style-name="Standard">BaseDecayingItem</text:p>
      <text:p text:style-name="Standard">BaseDoor</text:p>
      <text:p text:style-name="Standard">BaseSwitch</text:p>
      <text:p text:style-name="Standard">PeerlessAltar</text:p>
      <text:p text:style-name="Standard">BedlamAltar</text:p>
      <text:p text:style-name="Standard">BlightedGroveAltar</text:p>
      <text:p text:style-name="Standard">BaseBulletinBoard</text:p>
      <text:p text:style-name="Standard">BulletinBoard</text:p>
      <text:p text:style-name="Standard">BulletinMessage</text:p>
      <text:p text:style-name="Standard">Campfire</text:p>
      <text:p text:style-name="Standard">ChickenCoop</text:p>
      <text:p text:style-name="Standard">ChickenLizardEgg</text:p>
      <text:p text:style-name="Standard">CitadelAltar</text:p>
      <text:p text:style-name="Standard">CoralTheOwl</text:p>
      <text:p text:style-name="Standard">DeceitBrazier</text:p>
      <text:p text:style-name="Standard">DespiseAnkh</text:p>
      <text:p text:style-name="Standard">IronGateShort</text:p>
      <text:p text:style-name="Standard">IronGate</text:p>
      <text:p text:style-name="Standard">LightWoodGate</text:p>
      <text:p text:style-name="Standard">DarkWoodGate</text:p>
      <text:p text:style-name="Standard">MetalDoor</text:p>
      <text:p text:style-name="Standard">BarredMetalDoor</text:p>
      <text:p text:style-name="Standard">BarredMetalDoor2</text:p>
      <text:p text:style-name="Standard">RattanDoor</text:p>
      <text:p text:style-name="Standard">DarkWoodDoor</text:p>
      <text:p text:style-name="Standard">MediumWoodDoor</text:p>
      <text:p text:style-name="Standard">MetalDoor2</text:p>
      <text:p text:style-name="Standard">LightWoodDoor</text:p>
      <text:p text:style-name="Standard">StrongWoodDoor</text:p>
      <text:p text:style-name="Standard">DragonTurtleEgg</text:p>
      <text:p text:style-name="Standard">EtherealRetouchingTool</text:p>
      <text:p text:style-name="Standard">FarmableCrop</text:p>
      <text:p text:style-name="Standard">FarmableCabbage</text:p>
      <text:p text:style-name="Standard">FarmableCarrot</text:p>
      <text:p text:style-name="Standard">FarmableCotton</text:p>
      <text:p text:style-name="Standard">FarmableFlax</text:p>
      <text:p text:style-name="Standard">FarmableLettuce</text:p>
      <text:p text:style-name="Standard">FarmableOnion</text:p>
      <text:p text:style-name="Standard">FarmablePumpkin</text:p>
      <text:p text:style-name="Standard">FarmableTurnip</text:p>
      <text:p text:style-name="Standard">FarmableWheat</text:p>
      <text:p text:style-name="Standard">FireColumnTrap</text:p>
      <text:p text:style-name="Standard">FlameSpurtTrap</text:p>
      <text:p text:style-name="Standard">GasTrap</text:p>
      <text:p text:style-name="Standard">GiantSpikeTrap</text:p>
      <text:p text:style-name="Standard">GoblinFloorTrap</text:p>
      <text:p text:style-name="Standard">GoblinFloorTrapKit</text:p>
      <text:p text:style-name="Standard">CraftableHouseItem</text:p>
      <text:p text:style-name="Standard">CraftableHouseAddonComponent</text:p>
      <text:p text:style-name="Standard">CraftableHouseAddon</text:p>
      <text:p text:style-name="Standard">CraftableHouseAddonDeed</text:p>
      <text:p text:style-name="Standard">CraftableHouseDoorDeed</text:p>
      <text:p text:style-name="Standard">BaseHouseDoor</text:p>
      <text:p text:style-name="Standard">MetalHouseDoor</text:p>
      <text:p text:style-name="Standard">CraftableMetalHouseDoor</text:p>
      <text:p text:style-name="Standard">CraftableStoneHouseDoor</text:p>
      <text:p text:style-name="Standard">DarkWoodHouseDoor</text:p>
      <text:p text:style-name="Standard">GenericHouseDoor</text:p>
      <text:p text:style-name="Standard">HouseRaffleStone</text:p>
      <text:p text:style-name="Standard">Incubator</text:p>
      <text:p text:style-name="Standard">LargeForgeWest</text:p>
      <text:p text:style-name="Standard">InternalItem</text:p>
      <text:p text:style-name="Standard">InternalItem2</text:p>
      <text:p text:style-name="Standard">LargeForgeEast</text:p>
      <text:p text:style-name="Standard">InternalItem</text:p>
      <text:p text:style-name="Standard">InternalItem2</text:p>
      <text:p text:style-name="Standard">MushroomTrap</text:p>
      <text:p text:style-name="Standard">ParoxysmusAltar</text:p>
      <text:p text:style-name="Standard">PortcullisNS</text:p>
      <text:p text:style-name="Standard"><text:soft-page-break/>PortcullisEW</text:p>
      <text:p text:style-name="Standard">PowerGenerator</text:p>
      <text:p text:style-name="Standard">ControlPanel</text:p>
      <text:p text:style-name="Standard">PrimevalLichPuzzleLever</text:p>
      <text:p text:style-name="Standard">PrimevalLichPuzzle</text:p>
      <text:p text:style-name="Standard">PrismOfLightAltar</text:p>
      <text:p text:style-name="Standard">PrismOfLightPillar</text:p>
      <text:p text:style-name="Standard">PublicMoongate</text:p>
      <text:p text:style-name="Standard">SawTrap</text:p>
      <text:p text:style-name="Standard">ScaleCollar</text:p>
      <text:p text:style-name="Standard">SecretStoneDoor1</text:p>
      <text:p text:style-name="Standard">SecretDungeonDoor</text:p>
      <text:p text:style-name="Standard">SecretStoneDoor2</text:p>
      <text:p text:style-name="Standard">SecretWoodenDoor</text:p>
      <text:p text:style-name="Standard">SecretLightWoodDoor</text:p>
      <text:p text:style-name="Standard">SecretStoneDoor3</text:p>
      <text:p text:style-name="Standard">SerpentNest</text:p>
      <text:p text:style-name="Standard">SerpentPillar</text:p>
      <text:p text:style-name="Standard">SerpentsJawbone</text:p>
      <text:p text:style-name="Standard">PaperSlidingDoor</text:p>
      <text:p text:style-name="Standard">ClothSlidingDoor</text:p>
      <text:p text:style-name="Standard">WoodenSlidingDoor</text:p>
      <text:p text:style-name="Standard">SpiderWebbing</text:p>
      <text:p text:style-name="Standard">SpikeTrap</text:p>
      <text:p text:style-name="Standard">StealableArtifactsSpawner</text:p>
      <text:p text:style-name="Standard">UnderworldSwitchWE</text:p>
      <text:p text:style-name="Standard">TwistedWealdAltar</text:p>
      <text:p text:style-name="Standard">WallSafe</text:p>
      <text:p text:style-name="Standard">WallSafeDeed</text:p>
      <text:p text:style-name="Standard">AbyssBarrier</text:p>
      <text:p text:style-name="Standard">AcidSlime</text:p>
      <text:p text:style-name="Standard">Beard</text:p>
      <text:p text:style-name="Standard">GenericBeard</text:p>
      <text:p text:style-name="Standard">LongBeard</text:p>
      <text:p text:style-name="Standard">ShortBeard</text:p>
      <text:p text:style-name="Standard">Goatee</text:p>
      <text:p text:style-name="Standard">Mustache</text:p>
      <text:p text:style-name="Standard">MediumShortBeard</text:p>
      <text:p text:style-name="Standard">MediumLongBeard</text:p>
      <text:p text:style-name="Standard">Vandyke</text:p>
      <text:p text:style-name="Standard">BedlamTele</text:p>
      <text:p text:style-name="Standard">Teleporter</text:p>
      <text:p text:style-name="Standard">BlightedGroveTele</text:p>
      <text:p text:style-name="Standard">BlightedGroveTreeInTele</text:p>
      <text:p text:style-name="Standard">BlightedGroveTreeOutTele</text:p>
      <text:p text:style-name="Standard">Blocker</text:p>
      <text:p text:style-name="Standard">DynamicTeleporter</text:p>
      <text:p text:style-name="Standard">BlueNinjaQuestTeleporter</text:p>
      <text:p text:style-name="Standard">CitadelTele</text:p>
      <text:p text:style-name="Standard">ClickTeleporter</text:p>
      <text:p text:style-name="Standard">CrystalTeleporter</text:p>
      <text:p text:style-name="Standard">DespiseTeleporter</text:p>
      <text:p text:style-name="Standard">GateTeleporter</text:p>
      <text:p text:style-name="Standard">InternalTeleporter</text:p>
      <text:p text:style-name="Standard">EffectController</text:p>
      <text:p text:style-name="Standard">EffectItem</text:p>
      <text:p text:style-name="Standard">GreenNinjaQuestTeleporter</text:p>
      <text:p text:style-name="Standard">GuildTeleporter</text:p>
      <text:p text:style-name="Standard">Hair</text:p>
      <text:p text:style-name="Standard">GenericHair</text:p>
      <text:p text:style-name="Standard">Mohawk</text:p>
      <text:p text:style-name="Standard">PageboyHair</text:p>
      <text:p text:style-name="Standard">BunsHair</text:p>
      <text:p text:style-name="Standard">LongHair</text:p>
      <text:p text:style-name="Standard">ShortHair</text:p>
      <text:p text:style-name="Standard">PonyTail</text:p>
      <text:p text:style-name="Standard">Afro</text:p>
      <text:p text:style-name="Standard">ReceedingHair</text:p>
      <text:p text:style-name="Standard">TwoPigTails</text:p>
      <text:p text:style-name="Standard">KrisnaHair</text:p>
      <text:p text:style-name="Standard">InvisibleTile</text:p>
      <text:p text:style-name="Standard">RevealTile</text:p>
      <text:p text:style-name="Standard">LabyrinthIslandTele</text:p>
      <text:p text:style-name="Standard">LabyrinthTele</text:p>
      <text:p text:style-name="Standard">LOSBlocker</text:p>
      <text:p text:style-name="Standard">MacawSpawner</text:p>
      <text:p text:style-name="Standard">MacawNest</text:p>
      <text:p text:style-name="Standard">ConfirmationMoongate</text:p>
      <text:p text:style-name="Standard">MoonstoneGate</text:p>
      <text:p text:style-name="Standard">MorphItem</text:p>
      <text:p text:style-name="Standard">PaintedCavesTele</text:p>
      <text:p text:style-name="Standard">ParoxysmusTele</text:p>
      <text:p text:style-name="Standard">ParoxysmusTeleFel</text:p>
      <text:p text:style-name="Standard">PoolOfAcid</text:p>
      <text:p text:style-name="Standard">PrismOfLightTele</text:p>
      <text:p text:style-name="Standard">PrismOfLightTeleFel</text:p>
      <text:p text:style-name="Standard">CrystalFieldTele</text:p>
      <text:p text:style-name="Standard">PvPWarnTeleporter</text:p>
      <text:p text:style-name="Standard">ResGate</text:p>
      <text:p text:style-name="Standard">SanctuaryTele</text:p>
      <text:p text:style-name="Standard">SkillTeleporter</text:p>
      <text:p text:style-name="Standard">KeywordTeleporter</text:p>
      <text:p text:style-name="Standard">WaitTeleporter</text:p>
      <text:p text:style-name="Standard">TimeoutTeleporter</text:p>
      <text:p text:style-name="Standard">TimeoutGoal</text:p>
      <text:p text:style-name="Standard">ConditionTeleporter</text:p>
      <text:p text:style-name="Standard">TeleportRope</text:p>
      <text:p text:style-name="Standard">TwistedWealdTele</text:p>
      <text:p text:style-name="Standard">UnderworldTele</text:p>
      <text:p text:style-name="Standard">UzeraanTurmoilTeleporter</text:p>
      <text:p text:style-name="Standard">WarningItem</text:p>
      <text:p text:style-name="Standard">HintItem</text:p>
      <text:p text:style-name="Standard">WayPoint</text:p>
      <text:p text:style-name="Standard">WhiteNinjaQuestTeleporter</text:p>
      <text:p text:style-name="Standard">AbscessTail</text:p>
      <text:p text:style-name="Standard">AbyssKey</text:p>
      <text:p text:style-name="Standard">AcidProofRope</text:p>
      <text:p text:style-name="Standard">AlbinoSquirrelImprisonedInCrystal</text:p>
      <text:p text:style-name="Standard">AlchemistsBandage</text:p>
      <text:p text:style-name="Standard">SmithHammer</text:p>
      <text:p text:style-name="Standard">AndrosGratitude</text:p>
      <text:p text:style-name="Standard">ArielHavenWritofMembership</text:p>
      <text:p text:style-name="Standard">BagOfJewels</text:p>
      <text:p text:style-name="Standard">BasinOfCrystalClearWater</text:p>
      <text:p text:style-name="Standard">PeerlessKey</text:p>
      <text:p text:style-name="Standard">MasterKey</text:p>
      <text:p text:style-name="Standard">BedlamKey</text:p>
      <text:p text:style-name="Standard">BellOfTheDead</text:p>
      <text:p text:style-name="Standard">BlightedCotton</text:p>
      <text:p text:style-name="Standard">BlightedGroveKey</text:p>
      <text:p text:style-name="Standard">BlueKey1</text:p>
      <text:p text:style-name="Standard">Bluekeyfragment</text:p>
      <text:p text:style-name="Standard">BouraSkin</text:p>
      <text:p text:style-name="Standard">BridesLetter</text:p>
      <text:p text:style-name="Standard">Wool</text:p>
      <text:p text:style-name="Standard">BritannianWool</text:p>
      <text:p text:style-name="Standard">BrokenCrystals</text:p>
      <text:p text:style-name="Standard">Cauldron</text:p>
      <text:p text:style-name="Standard">ChylothShroud</text:p>
      <text:p text:style-name="Standard">ChylothStaff</text:p>
      <text:p text:style-name="Standard">CitadelKey</text:p>
      <text:p text:style-name="Standard">CoagulatedLegs</text:p>
      <text:p text:style-name="Standard">CoilsFang</text:p>
      <text:p text:style-name="Standard">CompletedTuitionReimbursementForm</text:p>
      <text:p text:style-name="Standard">CreepyWeeds</text:p>
      <text:p text:style-name="Standard">CrushedCrystals</text:p>
      <text:p text:style-name="Standard">CrystalBallOfKnowledge</text:p>
      <text:p text:style-name="Standard">CrystalCaveBarrier</text:p>
      <text:p text:style-name="Standard">CrystallineFragments</text:p>
      <text:p text:style-name="Standard">DaemonBloodChest</text:p>
      <text:p text:style-name="Standard">HornOfRetreat</text:p>
      <text:p text:style-name="Standard">DarkTidesHorn</text:p>
      <text:p text:style-name="Standard">DarkTidesTeleporter</text:p>
      <text:p text:style-name="Standard">DeBoorShield</text:p>
      <text:p text:style-name="Standard">DisintegratingThesisNotes</text:p>
      <text:p text:style-name="Standard"><text:soft-page-break/>DragonFlameKey</text:p>
      <text:p text:style-name="Standard">DragonFlameSectBadge</text:p>
      <text:p text:style-name="Standard">DreadSpiderSilk</text:p>
      <text:p text:style-name="Standard">DryadsBlessing</text:p>
      <text:p text:style-name="Standard">QuestItem</text:p>
      <text:p text:style-name="Standard">EminosKatana</text:p>
      <text:p text:style-name="Standard">EminosKatanaChest</text:p>
      <text:p text:style-name="Standard">EnchantedPaints</text:p>
      <text:p text:style-name="Standard">NiporailemsTreasure</text:p>
      <text:p text:style-name="Standard">TreasureSand</text:p>
      <text:p text:style-name="Standard">FriendOfTheLibraryToken</text:p>
      <text:p text:style-name="Standard">GamanHorns</text:p>
      <text:p text:style-name="Standard">GaramonsBook</text:p>
      <text:p text:style-name="Standard">GaramonsBook1</text:p>
      <text:p text:style-name="Standard">GelatanousSkull</text:p>
      <text:p text:style-name="Standard">GiftForArielle</text:p>
      <text:p text:style-name="Standard">GnawsFang</text:p>
      <text:p text:style-name="Standard">GoldenSkull</text:p>
      <text:p text:style-name="Standard">GrandGrimoire</text:p>
      <text:p text:style-name="Standard">GrobusFur</text:p>
      <text:p text:style-name="Standard">GuardianBarrier</text:p>
      <text:p text:style-name="Standard">HagApprenticeCorpse</text:p>
      <text:p text:style-name="Standard">HaochisKatana</text:p>
      <text:p text:style-name="Standard">HaochisKatanaGenerator</text:p>
      <text:p text:style-name="Standard">HaochisTreasureChest</text:p>
      <text:p text:style-name="Standard">HonorCandle</text:p>
      <text:p text:style-name="Standard">HornOfTheDreadhorn</text:p>
      <text:p text:style-name="Standard">HydraScale</text:p>
      <text:p text:style-name="Standard">IcyHeart</text:p>
      <text:p text:style-name="Standard">InspectedKegofGreaterPoison</text:p>
      <text:p text:style-name="Standard">InspectedKegofTotalRefreshment</text:p>
      <text:p text:style-name="Standard">IrksBrain</text:p>
      <text:p text:style-name="Standard">JaggedCrystals</text:p>
      <text:p text:style-name="Standard">KirinBrains</text:p>
      <text:p text:style-name="Standard">KronusScroll</text:p>
      <text:p text:style-name="Standard">KronusScrollBox</text:p>
      <text:p text:style-name="Standard">LetterOfIntroduction</text:p>
      <text:p text:style-name="Standard">MasteringWeaving</text:p>
      <text:p text:style-name="Standard">LibrariansKey</text:p>
      <text:p text:style-name="Standard">LibraryApplication</text:p>
      <text:p text:style-name="Standard">LissithsSilk</text:p>
      <text:p text:style-name="Standard">LuckyDagger</text:p>
      <text:p text:style-name="Standard">MaabusCoffin</text:p>
      <text:p text:style-name="Standard">MaabusCoffinComponent</text:p>
      <text:p text:style-name="Standard">MagicalRope</text:p>
      <text:p text:style-name="Standard">MagicFlute</text:p>
      <text:p text:style-name="Standard">BaseQuestItem</text:p>
      <text:p text:style-name="Standard">MapFragment</text:p>
      <text:p text:style-name="Standard">MedusaKey</text:p>
      <text:p text:style-name="Standard">MiniatureMushroom</text:p>
      <text:p text:style-name="Standard">MinotaurArtifact</text:p>
      <text:p text:style-name="Standard">MirrorOfPurification</text:p>
      <text:p text:style-name="Standard">ModifiedClockworkAssembly</text:p>
      <text:p text:style-name="Standard">MoonfireBrew</text:p>
      <text:p text:style-name="Standard">BigFish</text:p>
      <text:p text:style-name="Standard">MudPuppy</text:p>
      <text:p text:style-name="Standard">NaxMarker</text:p>
      <text:p text:style-name="Standard">NotarizedApplication</text:p>
      <text:p text:style-name="Standard">NoteForZoel</text:p>
      <text:p text:style-name="Standard">Obsidian</text:p>
      <text:p text:style-name="Standard">OfficialSealingWax</text:p>
      <text:p text:style-name="Standard">OrdersFromMinax</text:p>
      <text:p text:style-name="Standard">PaintedImage</text:p>
      <text:p text:style-name="Standard">ParoxysmusKey</text:p>
      <text:p text:style-name="Standard">PartiallyDigestedTorso</text:p>
      <text:p text:style-name="Standard">PiecesOfCrystal</text:p>
      <text:p text:style-name="Standard">PileofInspectedAgapiteIngots</text:p>
      <text:p text:style-name="Standard">PileofInspectedBronzeIngots</text:p>
      <text:p text:style-name="Standard">PileofInspectedCopperIngots</text:p>
      <text:p text:style-name="Standard">PileofInspectedDullCopperIngots</text:p>
      <text:p text:style-name="Standard">PileofInspectedGoldIngots</text:p>
      <text:p text:style-name="Standard">PileofInspectedShadowIronIngots</text:p>
      <text:p text:style-name="Standard">PixieLeg</text:p>
      <text:p text:style-name="Standard">PlagueBeastInnard</text:p>
      <text:p text:style-name="Standard">PlagueBeastComponent</text:p>
      <text:p text:style-name="Standard">PlagueBeastBlood</text:p>
      <text:p text:style-name="Standard">PlagueBeastGland</text:p>
      <text:p text:style-name="Standard">PlagueBeastHeart</text:p>
      <text:p text:style-name="Standard">PlagueBeastMutationCore</text:p>
      <text:p text:style-name="Standard">PlagueBeastOrgan</text:p>
      <text:p text:style-name="Standard">PlagueBeastMaidenOrgan</text:p>
      <text:p text:style-name="Standard">PlagueBeastRockOrgan</text:p>
      <text:p text:style-name="Standard">PlagueBeastRubbleOrgan</text:p>
      <text:p text:style-name="Standard">PlagueBeastBackupOrgan</text:p>
      <text:p text:style-name="Standard">PlagueBeastMainOrgan</text:p>
      <text:p text:style-name="Standard">PlagueBeastVein</text:p>
      <text:p text:style-name="Standard">PortraitOfTheBride</text:p>
      <text:p text:style-name="Standard">PrimitiveFetish</text:p>
      <text:p text:style-name="Standard">Amber</text:p>
      <text:p text:style-name="Standard">PrismaticAmber</text:p>
      <text:p text:style-name="Standard">PrismaticCrystal</text:p>
      <text:p text:style-name="Standard">PrismOfLightAdmissionTicket</text:p>
      <text:p text:style-name="Standard">PrismOfLightKey</text:p>
      <text:p text:style-name="Standard">ProtectorsEssence</text:p>
      <text:p text:style-name="Standard">PutridHeart</text:p>
      <text:p text:style-name="Standard">QuestDaemonBlood</text:p>
      <text:p text:style-name="Standard">QuestDaemonBone</text:p>
      <text:p text:style-name="Standard">QuestFertileDirt</text:p>
      <text:p text:style-name="Standard">RedHerring</text:p>
      <text:p text:style-name="Standard">RedKey1</text:p>
      <text:p text:style-name="Standard">Redkeyfragment</text:p>
      <text:p text:style-name="Standard">ReginasLetter</text:p>
      <text:p text:style-name="Standard">ResolvesBridle</text:p>
      <text:p text:style-name="Standard">SabrixsEye</text:p>
      <text:p text:style-name="Standard">SalivasFeather</text:p>
      <text:p text:style-name="Standard">SamplesOfCorruptedWater</text:p>
      <text:p text:style-name="Standard">AcidSac</text:p>
      <text:p text:style-name="Standard">AncientPotteryFragments</text:p>
      <text:p text:style-name="Standard">BouraPelt</text:p>
      <text:p text:style-name="Standard">ClawSlasherVeils</text:p>
      <text:p text:style-name="Standard">CongealedSlugAcid</text:p>
      <text:p text:style-name="Standard">EnchantedEssence</text:p>
      <text:p text:style-name="Standard">FairyDragonWing</text:p>
      <text:p text:style-name="Standard">LeatherWolfSkin</text:p>
      <text:p text:style-name="Standard">LuckyCoin</text:p>
      <text:p text:style-name="Standard">MagicalResidue</text:p>
      <text:p text:style-name="Standard">PileInspectedIngots</text:p>
      <text:p text:style-name="Standard">RelicFragment</text:p>
      <text:p text:style-name="Standard">SearedFireAntGoo</text:p>
      <text:p text:style-name="Standard">StygianDragonHead</text:p>
      <text:p text:style-name="Standard">TatteredAncientScroll</text:p>
      <text:p text:style-name="Standard">UndamagedIronBeetleScale</text:p>
      <text:p text:style-name="Standard">UndeadGargHorn</text:p>
      <text:p text:style-name="Standard">UndeadGargMedallion</text:p>
      <text:p text:style-name="Standard">UntranslatedAncientTome</text:p>
      <text:p text:style-name="Standard">CrystalDust</text:p>
      <text:p text:style-name="Standard">BarrelOfBarley</text:p>
      <text:p text:style-name="Standard">FlintsLogbook</text:p>
      <text:p text:style-name="Standard">BottleOfFlintsPungnentBrew</text:p>
      <text:p text:style-name="Standard">KegOfFlintsPungnentBrew</text:p>
      <text:p text:style-name="Standard">FloorTrapComponent</text:p>
      <text:p text:style-name="Standard">QuestHintItem</text:p>
      <text:p text:style-name="Standard">DuganMissingQuestCorpse</text:p>
      <text:p text:style-name="Standard">FlintLostBarrelHint</text:p>
      <text:p text:style-name="Standard">FlintLostLogbookHint</text:p>
      <text:p text:style-name="Standard">SatietyCure</text:p>
      <text:p text:style-name="Standard">ScatteredCrystals</text:p>
      <text:p text:style-name="Standard">SchmendrickApprenticeCorpse</text:p>
      <text:p text:style-name="Standard">SchmendrickScrollOfPower</text:p>
      <text:p text:style-name="Standard">ScrollOfAbraxus</text:p>
      <text:p text:style-name="Standard">SealedNotesForJamal</text:p>
      <text:p text:style-name="Standard">SealingWaxOrder</text:p>
      <text:p text:style-name="Standard">SecretWall</text:p>
      <text:p text:style-name="Standard">SecretSwitch</text:p>
      <text:p text:style-name="Standard"><text:soft-page-break/>SerpentFangKey</text:p>
      <text:p text:style-name="Standard">SerpentFangSectBadge</text:p>
      <text:p text:style-name="Standard">SeveredElfEars</text:p>
      <text:p text:style-name="Standard">SeveredHumanEars</text:p>
      <text:p text:style-name="Standard">ShatteredCrystals</text:p>
      <text:p text:style-name="Standard">ShimmeringCrystals</text:p>
      <text:p text:style-name="Standard">SignedTuitionReimbursementForm</text:p>
      <text:p text:style-name="Standard">SpeckledPoisonSac</text:p>
      <text:p text:style-name="Standard">SpiritBottle</text:p>
      <text:p text:style-name="Standard">SpleenOfThePutrefier</text:p>
      <text:p text:style-name="Standard">StolenRing</text:p>
      <text:p text:style-name="Standard">StoutWhip</text:p>
      <text:p text:style-name="Standard">SummoningAltar</text:p>
      <text:p text:style-name="Standard">TaintedSeeds</text:p>
      <text:p text:style-name="Standard">TaintedTreeSample</text:p>
      <text:p text:style-name="Standard">ThornyBriar</text:p>
      <text:p text:style-name="Standard">ThrashersTail</text:p>
      <text:p text:style-name="Standard">TigerClawKey</text:p>
      <text:p text:style-name="Standard">TigerClawSectBadge</text:p>
      <text:p text:style-name="Standard">TransparentHeart</text:p>
      <text:p text:style-name="Standard">TreatForDrithen</text:p>
      <text:p text:style-name="Standard">TripartiteKey</text:p>
      <text:p text:style-name="Standard">TuitionReimbursementForm</text:p>
      <text:p text:style-name="Standard">TwistedWealdKey</text:p>
      <text:p text:style-name="Standard">TyballsKey</text:p>
      <text:p text:style-name="Standard">UnicornRibs</text:p>
      <text:p text:style-name="Standard">UzeraanTurmoilHorn</text:p>
      <text:p text:style-name="Standard">VaultOfSecretsBarrier</text:p>
      <text:p text:style-name="Standard">VoidCrystalOfCorruptedArcaneEssence</text:p>
      <text:p text:style-name="Standard">VoidCrystalOfCorruptedSpiritualEssence</text:p>
      <text:p text:style-name="Standard">VoidCrystalOfCorruptedMysticalEssence</text:p>
      <text:p text:style-name="Standard">WispOrb</text:p>
      <text:p text:style-name="Standard">YellowKey1</text:p>
      <text:p text:style-name="Standard">AbyssalCloth</text:p>
      <text:p text:style-name="Standard">Amethyst</text:p>
      <text:p text:style-name="Standard">AnimalPheromone</text:p>
      <text:p text:style-name="Standard">ArcaneGem</text:p>
      <text:p text:style-name="Standard">ArcanicRuneStone</text:p>
      <text:p text:style-name="Standard">Arrow</text:p>
      <text:p text:style-name="Standard">Axle</text:p>
      <text:p text:style-name="Standard">AxleGears</text:p>
      <text:p text:style-name="Standard">BarrelLid</text:p>
      <text:p text:style-name="Standard">BarrelStaves</text:p>
      <text:p text:style-name="Standard">BarrelHoops</text:p>
      <text:p text:style-name="Standard">BarrelTap</text:p>
      <text:p text:style-name="Standard">BatWing</text:p>
      <text:p text:style-name="Standard">Beeswax</text:p>
      <text:p text:style-name="Standard">BlackPearl</text:p>
      <text:p text:style-name="Standard">BlankScroll</text:p>
      <text:p text:style-name="Standard">Bloodmoss</text:p>
      <text:p text:style-name="Standard">BloodOfTheDarkFather</text:p>
      <text:p text:style-name="Standard">BaseWoodBoard</text:p>
      <text:p text:style-name="Standard">Board</text:p>
      <text:p text:style-name="Standard">HeartwoodBoard</text:p>
      <text:p text:style-name="Standard">BloodwoodBoard</text:p>
      <text:p text:style-name="Standard">FrostwoodBoard</text:p>
      <text:p text:style-name="Standard">OakBoard</text:p>
      <text:p text:style-name="Standard">AshBoard</text:p>
      <text:p text:style-name="Standard">YewBoard</text:p>
      <text:p text:style-name="Standard">BolaBall</text:p>
      <text:p text:style-name="Standard">Bolt</text:p>
      <text:p text:style-name="Standard">BoltOfCloth</text:p>
      <text:p text:style-name="Standard">Bone</text:p>
      <text:p text:style-name="Standard">Bottle</text:p>
      <text:p text:style-name="Standard">BottleIchor</text:p>
      <text:p text:style-name="Standard">ChagaMushroom</text:p>
      <text:p text:style-name="Standard">Citrine</text:p>
      <text:p text:style-name="Standard">ClockFrame</text:p>
      <text:p text:style-name="Standard">ClockParts</text:p>
      <text:p text:style-name="Standard">ClockworkAssembly</text:p>
      <text:p text:style-name="Standard">Cloth</text:p>
      <text:p text:style-name="Standard">CutUpCloth</text:p>
      <text:p text:style-name="Standard">CombineCloth</text:p>
      <text:p text:style-name="Standard">Cotton</text:p>
      <text:p text:style-name="Standard">CrushedGlass</text:p>
      <text:p text:style-name="Standard">CrystallineBlackrock</text:p>
      <text:p text:style-name="Standard">CrystalShards</text:p>
      <text:p text:style-name="Standard">DaemonBlood</text:p>
      <text:p text:style-name="Standard">DaemonBone</text:p>
      <text:p text:style-name="Standard">DaemonClaw</text:p>
      <text:p text:style-name="Standard">DeadWood</text:p>
      <text:p text:style-name="Standard">DelicateScales</text:p>
      <text:p text:style-name="Standard">Diamond</text:p>
      <text:p text:style-name="Standard">DragonBlood</text:p>
      <text:p text:style-name="Standard">ElvenFletching</text:p>
      <text:p text:style-name="Standard">Emerald</text:p>
      <text:p text:style-name="Standard">EnchantedSwitch</text:p>
      <text:p text:style-name="Standard">EssenceAchievement</text:p>
      <text:p text:style-name="Standard">EssenceBalance</text:p>
      <text:p text:style-name="Standard">EssenceControl</text:p>
      <text:p text:style-name="Standard">EssenceDiligence</text:p>
      <text:p text:style-name="Standard">EssenceDirection</text:p>
      <text:p text:style-name="Standard">EssenceFeeling</text:p>
      <text:p text:style-name="Standard">EssenceOrder</text:p>
      <text:p text:style-name="Standard">EssencePassion</text:p>
      <text:p text:style-name="Standard">EssencePersistence</text:p>
      <text:p text:style-name="Standard">EssencePrecision</text:p>
      <text:p text:style-name="Standard">EssenceSingularity</text:p>
      <text:p text:style-name="Standard">FaeryDust</text:p>
      <text:p text:style-name="Standard">Feather</text:p>
      <text:p text:style-name="Standard">FertileDirt</text:p>
      <text:p text:style-name="Standard">FeyWings</text:p>
      <text:p text:style-name="Standard">Fish</text:p>
      <text:p text:style-name="Standard">Flax</text:p>
      <text:p text:style-name="Standard">BouraFur</text:p>
      <text:p text:style-name="Standard">KepetchFur</text:p>
      <text:p text:style-name="Standard">Garlic</text:p>
      <text:p text:style-name="Standard">Gears</text:p>
      <text:p text:style-name="Standard">Ginseng</text:p>
      <text:p text:style-name="Standard">GoblinBlood</text:p>
      <text:p text:style-name="Standard">BaseGranite</text:p>
      <text:p text:style-name="Standard">Granite</text:p>
      <text:p text:style-name="Standard">DullCopperGranite</text:p>
      <text:p text:style-name="Standard">ShadowIronGranite</text:p>
      <text:p text:style-name="Standard">CopperGranite</text:p>
      <text:p text:style-name="Standard">BronzeGranite</text:p>
      <text:p text:style-name="Standard">GoldGranite</text:p>
      <text:p text:style-name="Standard">AgapiteGranite</text:p>
      <text:p text:style-name="Standard">VeriteGranite</text:p>
      <text:p text:style-name="Standard">ValoriteGranite</text:p>
      <text:p text:style-name="Standard">GraveDust</text:p>
      <text:p text:style-name="Standard">BaseHides</text:p>
      <text:p text:style-name="Standard">Hides</text:p>
      <text:p text:style-name="Standard">SpinedHides</text:p>
      <text:p text:style-name="Standard">HornedHides</text:p>
      <text:p text:style-name="Standard">BarbedHides</text:p>
      <text:p text:style-name="Standard">Hinge</text:p>
      <text:p text:style-name="Standard">HollowPrism</text:p>
      <text:p text:style-name="Standard">ExplosiveGoo</text:p>
      <text:p text:style-name="Standard">BaseIngot</text:p>
      <text:p text:style-name="Standard">IronIngot</text:p>
      <text:p text:style-name="Standard">DullCopperIngot</text:p>
      <text:p text:style-name="Standard">ShadowIronIngot</text:p>
      <text:p text:style-name="Standard">CopperIngot</text:p>
      <text:p text:style-name="Standard">BronzeIngot</text:p>
      <text:p text:style-name="Standard">GoldIngot</text:p>
      <text:p text:style-name="Standard">AgapiteIngot</text:p>
      <text:p text:style-name="Standard">VeriteIngot</text:p>
      <text:p text:style-name="Standard">ValoriteIngot</text:p>
      <text:p text:style-name="Standard">JeweledFiligree</text:p>
      <text:p text:style-name="Standard">LavaSerpentCrust</text:p>
      <text:p text:style-name="Standard">BaseLeather</text:p>
      <text:p text:style-name="Standard">Leather</text:p>
      <text:p text:style-name="Standard"><text:soft-page-break/>SpinedLeather</text:p>
      <text:p text:style-name="Standard">HornedLeather</text:p>
      <text:p text:style-name="Standard">BarbedLeather</text:p>
      <text:p text:style-name="Standard">BaseLog</text:p>
      <text:p text:style-name="Standard">Log</text:p>
      <text:p text:style-name="Standard">HeartwoodLog</text:p>
      <text:p text:style-name="Standard">BloodwoodLog</text:p>
      <text:p text:style-name="Standard">FrostwoodLog</text:p>
      <text:p text:style-name="Standard">OakLog</text:p>
      <text:p text:style-name="Standard">AshLog</text:p>
      <text:p text:style-name="Standard">YewLog</text:p>
      <text:p text:style-name="Standard">BaseMagicFish</text:p>
      <text:p text:style-name="Standard">PrizedFish</text:p>
      <text:p text:style-name="Standard">WondrousFish</text:p>
      <text:p text:style-name="Standard">TrulyRareFish</text:p>
      <text:p text:style-name="Standard">PeculiarFish</text:p>
      <text:p text:style-name="Standard">MandrakeRoot</text:p>
      <text:p text:style-name="Standard">MedusaBlood</text:p>
      <text:p text:style-name="Standard">MedusaDarkScales</text:p>
      <text:p text:style-name="Standard">MedusaLightScales</text:p>
      <text:p text:style-name="Standard">Blight</text:p>
      <text:p text:style-name="Standard">LuminescentFungi</text:p>
      <text:p text:style-name="Standard">CapturedEssence</text:p>
      <text:p text:style-name="Standard">EyeOfTheTravesty</text:p>
      <text:p text:style-name="Standard">Corruption</text:p>
      <text:p text:style-name="Standard">DreadHornMane</text:p>
      <text:p text:style-name="Standard">ParasiticPlant</text:p>
      <text:p text:style-name="Standard">Muculent</text:p>
      <text:p text:style-name="Standard">DiseasedBark</text:p>
      <text:p text:style-name="Standard">BarkFragment</text:p>
      <text:p text:style-name="Standard">GrizzledBones</text:p>
      <text:p text:style-name="Standard">LardOfParoxysmus</text:p>
      <text:p text:style-name="Standard">PerfectEmerald</text:p>
      <text:p text:style-name="Standard">DarkSapphire</text:p>
      <text:p text:style-name="Standard">Turquoise</text:p>
      <text:p text:style-name="Standard">EcruCitrine</text:p>
      <text:p text:style-name="Standard">WhitePearl</text:p>
      <text:p text:style-name="Standard">FireRuby</text:p>
      <text:p text:style-name="Standard">BlueDiamond</text:p>
      <text:p text:style-name="Standard">BrilliantAmber</text:p>
      <text:p text:style-name="Standard">Scourge</text:p>
      <text:p text:style-name="Standard">Putrefication</text:p>
      <text:p text:style-name="Standard">Taint</text:p>
      <text:p text:style-name="Standard">PristineDreadHorn</text:p>
      <text:p text:style-name="Standard">SwitchItem</text:p>
      <text:p text:style-name="Standard">Nightshade</text:p>
      <text:p text:style-name="Standard">NoxCrystal</text:p>
      <text:p text:style-name="Standard">OilFlask</text:p>
      <text:p text:style-name="Standard">BaseOre</text:p>
      <text:p text:style-name="Standard">IronOre</text:p>
      <text:p text:style-name="Standard">DullCopperOre</text:p>
      <text:p text:style-name="Standard">ShadowIronOre</text:p>
      <text:p text:style-name="Standard">CopperOre</text:p>
      <text:p text:style-name="Standard">BronzeOre</text:p>
      <text:p text:style-name="Standard">GoldOre</text:p>
      <text:p text:style-name="Standard">AgapiteOre</text:p>
      <text:p text:style-name="Standard">VeriteOre</text:p>
      <text:p text:style-name="Standard">ValoriteOre</text:p>
      <text:p text:style-name="Standard">PigIron</text:p>
      <text:p text:style-name="Standard">PlantClippings</text:p>
      <text:p text:style-name="Standard">PolishedMeteorite</text:p>
      <text:p text:style-name="Standard">PotionKeg</text:p>
      <text:p text:style-name="Standard">PowderedIron</text:p>
      <text:p text:style-name="Standard">PowerCrystal</text:p>
      <text:p text:style-name="Standard">PrimalLichDust</text:p>
      <text:p text:style-name="Standard">RaptorTeeth</text:p>
      <text:p text:style-name="Standard">RecallRune</text:p>
      <text:p text:style-name="Standard">ReflectiveWolfEye</text:p>
      <text:p text:style-name="Standard">Ruby</text:p>
      <text:p text:style-name="Standard">RunedPrism</text:p>
      <text:p text:style-name="Standard">Sand</text:p>
      <text:p text:style-name="Standard">Sapphire</text:p>
      <text:p text:style-name="Standard">BaseScales</text:p>
      <text:p text:style-name="Standard">RedScales</text:p>
      <text:p text:style-name="Standard">YellowScales</text:p>
      <text:p text:style-name="Standard">BlackScales</text:p>
      <text:p text:style-name="Standard">GreenScales</text:p>
      <text:p text:style-name="Standard">WhiteScales</text:p>
      <text:p text:style-name="Standard">BlueScales</text:p>
      <text:p text:style-name="Standard">ScouringToxin</text:p>
      <text:p text:style-name="Standard">Seed</text:p>
      <text:p text:style-name="Standard">SeedOfRenewal</text:p>
      <text:p text:style-name="Standard">SextantParts</text:p>
      <text:p text:style-name="Standard">Shaft</text:p>
      <text:p text:style-name="Standard">SilverSerpentVenom</text:p>
      <text:p text:style-name="Standard">SilverSnakeSkin</text:p>
      <text:p text:style-name="Standard">SlithEye</text:p>
      <text:p text:style-name="Standard">SlithTongue</text:p>
      <text:p text:style-name="Standard">SmallFish</text:p>
      <text:p text:style-name="Standard">SpiderCarapace</text:p>
      <text:p text:style-name="Standard">SpidersSilk</text:p>
      <text:p text:style-name="Standard">Springs</text:p>
      <text:p text:style-name="Standard">StarSapphire</text:p>
      <text:p text:style-name="Standard">SulfurousAsh</text:p>
      <text:p text:style-name="Standard">Tourmaline</text:p>
      <text:p text:style-name="Standard">ToxicVenomSac</text:p>
      <text:p text:style-name="Standard">TribalBerry</text:p>
      <text:p text:style-name="Standard">UncutCloth</text:p>
      <text:p text:style-name="Standard">UndyingFlesh</text:p>
      <text:p text:style-name="Standard">UnholyBone</text:p>
      <text:p text:style-name="Standard">VialOfVitriol</text:p>
      <text:p text:style-name="Standard">VoidCore</text:p>
      <text:p text:style-name="Standard">VoidEssence</text:p>
      <text:p text:style-name="Standard">VoidOrb</text:p>
      <text:p text:style-name="Standard">WoodPulp</text:p>
      <text:p text:style-name="Standard">TaintedWool</text:p>
      <text:p text:style-name="Standard">WorkableGlass</text:p>
      <text:p text:style-name="Standard">BaseClothMaterial</text:p>
      <text:p text:style-name="Standard">DarkYarn</text:p>
      <text:p text:style-name="Standard">LightYarn</text:p>
      <text:p text:style-name="Standard">LightYarnUnraveled</text:p>
      <text:p text:style-name="Standard">SpoolOfThread</text:p>
      <text:p text:style-name="Standard">ZoogiFungus</text:p>
      <text:p text:style-name="Standard">AbyssalHairDye</text:p>
      <text:p text:style-name="Standard">AncestralGravestone</text:p>
      <text:p text:style-name="Standard">ArmorEngravingToolToken</text:p>
      <text:p text:style-name="Standard">BulkOrderBookCover</text:p>
      <text:p text:style-name="Standard">BagOfBulkOrderCovers</text:p>
      <text:p text:style-name="Standard">CharacterReincarnationToken</text:p>
      <text:p text:style-name="Standard">CommemorativeRobe</text:p>
      <text:p text:style-name="Standard">DecorativeBlackwidowAddon</text:p>
      <text:p text:style-name="Standard">DecorativeBlackwidowDeed</text:p>
      <text:p text:style-name="Standard">FallenLogAddon</text:p>
      <text:p text:style-name="Standard">FallenLogDeed</text:p>
      <text:p text:style-name="Standard">FreshGreenLadyBug</text:p>
      <text:p text:style-name="Standard">GenderChangeToken</text:p>
      <text:p text:style-name="Standard">GreenGoblinStatuette</text:p>
      <text:p text:style-name="Standard">GreyGoblinStatuette</text:p>
      <text:p text:style-name="Standard">HaochisPigment</text:p>
      <text:p text:style-name="Standard">HildebrandtDragonRugAddon</text:p>
      <text:p text:style-name="Standard">HildebrandtDragonRugDeed</text:p>
      <text:p text:style-name="Standard">HoodedBritanniaRobe</text:p>
      <text:p text:style-name="Standard">LargeGlowingLadyBug</text:p>
      <text:p text:style-name="Standard">MapleTreeAddon</text:p>
      <text:p text:style-name="Standard">MapleTreeDeed</text:p>
      <text:p text:style-name="Standard">MerchantsTrinket</text:p>
      <text:p text:style-name="Standard">MythicCharacterToken</text:p>
      <text:p text:style-name="Standard">NameChangeToken</text:p>
      <text:p text:style-name="Standard">NaturalHairDye</text:p>
      <text:p text:style-name="Standard">PetBrandingIron</text:p>
      <text:p text:style-name="Standard">RaceChangeToken</text:p>
      <text:p text:style-name="Standard">SmugglersEdge</text:p>
      <text:p text:style-name="Standard">GargishSmugglersEdge</text:p>
      <text:p text:style-name="Standard">SnowTreeAddon</text:p>
      <text:p text:style-name="Standard">SnowTreeDeed</text:p>
      <text:p text:style-name="Standard">StableSlotIncreaseToken</text:p>
      <text:p text:style-name="Standard">UndertakersStaff</text:p>
      <text:p text:style-name="Standard"><text:soft-page-break/>VirtueShield</text:p>
      <text:p text:style-name="Standard">WillowTreeAddon</text:p>
      <text:p text:style-name="Standard">WillowTreeDeed</text:p>
      <text:p text:style-name="Standard">WoodenBookcase</text:p>
      <text:p text:style-name="Standard">WoodworkersBench</text:p>
      <text:p text:style-name="Standard">WoodworkersBenchDeed</text:p>
      <text:p text:style-name="Standard">SmallWorldTreeRugAddon</text:p>
      <text:p text:style-name="Standard">SmallWorldTreeRugAddonDeed</text:p>
      <text:p text:style-name="Standard">LargeWorldTreeRugAddon</text:p>
      <text:p text:style-name="Standard">LargeWorldTreeRugAddonDeed</text:p>
      <text:p text:style-name="Standard">AncientSmithyHammer</text:p>
      <text:p text:style-name="Standard">BagOfSending</text:p>
      <text:p text:style-name="Standard">BallOfSummoning</text:p>
      <text:p text:style-name="Standard">BaseRunicTool</text:p>
      <text:p text:style-name="Standard">BegFishingPole</text:p>
      <text:p text:style-name="Standard">DyeTub</text:p>
      <text:p text:style-name="Standard">BlackDyeTub</text:p>
      <text:p text:style-name="Standard">BlankMap</text:p>
      <text:p text:style-name="Standard">BlazeDyeTub</text:p>
      <text:p text:style-name="Standard">Blowpipe</text:p>
      <text:p text:style-name="Standard">BraceletOfBinding</text:p>
      <text:p text:style-name="Standard">PieceWhiteChecker</text:p>
      <text:p text:style-name="Standard">PieceBlackChecker</text:p>
      <text:p text:style-name="Standard">PieceWhiteKing</text:p>
      <text:p text:style-name="Standard">PieceBlackKing</text:p>
      <text:p text:style-name="Standard">PieceWhiteQueen</text:p>
      <text:p text:style-name="Standard">PieceBlackQueen</text:p>
      <text:p text:style-name="Standard">PieceWhiteRook</text:p>
      <text:p text:style-name="Standard">PieceBlackRook</text:p>
      <text:p text:style-name="Standard">PieceWhiteBishop</text:p>
      <text:p text:style-name="Standard">PieceBlackBishop</text:p>
      <text:p text:style-name="Standard">PieceWhiteKnight</text:p>
      <text:p text:style-name="Standard">PieceBlackKnight</text:p>
      <text:p text:style-name="Standard">PieceWhitePawn</text:p>
      <text:p text:style-name="Standard">PieceBlackPawn</text:p>
      <text:p text:style-name="Standard">ChestOfSending</text:p>
      <text:p text:style-name="Standard">CityMap</text:p>
      <text:p text:style-name="Standard">Clock</text:p>
      <text:p text:style-name="Standard">ClockTime</text:p>
      <text:p text:style-name="Standard">ClockRight</text:p>
      <text:p text:style-name="Standard">ClockLeft</text:p>
      <text:p text:style-name="Standard">LargeGrandfatherClock</text:p>
      <text:p text:style-name="Standard">SmallGrandfatherClock</text:p>
      <text:p text:style-name="Standard">WhiteGrandfatherClock</text:p>
      <text:p text:style-name="Standard">Dices</text:p>
      <text:p text:style-name="Standard">DisguiseKit</text:p>
      <text:p text:style-name="Standard">DovetailSaw</text:p>
      <text:p text:style-name="Standard">DrawKnife</text:p>
      <text:p text:style-name="Standard">Dyes</text:p>
      <text:p text:style-name="Standard">FletcherTools</text:p>
      <text:p text:style-name="Standard">FlourSifter</text:p>
      <text:p text:style-name="Standard">ForgedMetalOfArtifacts</text:p>
      <text:p text:style-name="Standard">Froe</text:p>
      <text:p text:style-name="Standard">FurnitureDyeTub</text:p>
      <text:p text:style-name="Standard">GargoylesPickaxe</text:p>
      <text:p text:style-name="Standard">EtherealMount</text:p>
      <text:p text:style-name="Standard">GMEthereal</text:p>
      <text:p text:style-name="Standard">GMEthVirtual</text:p>
      <text:p text:style-name="Standard">GMHidingStone</text:p>
      <text:p text:style-name="Standard">GreaterBraceletOfBinding</text:p>
      <text:p text:style-name="Standard">Hammer</text:p>
      <text:p text:style-name="Standard">HammerOfHephaestus</text:p>
      <text:p text:style-name="Standard">HolidayTimepiece</text:p>
      <text:p text:style-name="Standard">IndecipherableMap</text:p>
      <text:p text:style-name="Standard">Inshave</text:p>
      <text:p text:style-name="Standard">InteriorDecorator</text:p>
      <text:p text:style-name="Standard">JointingPlane</text:p>
      <text:p text:style-name="Standard">Key</text:p>
      <text:p text:style-name="Standard">KeyRing</text:p>
      <text:p text:style-name="Standard">LeatherDyeTub</text:p>
      <text:p text:style-name="Standard">LocalMap</text:p>
      <text:p text:style-name="Standard">MalletAndChisel</text:p>
      <text:p text:style-name="Standard">MapmakersPen</text:p>
      <text:p text:style-name="Standard">Skeletonkey</text:p>
      <text:p text:style-name="Standard">MasterSkeletonKey</text:p>
      <text:p text:style-name="Standard">MetallicClothDyeTub</text:p>
      <text:p text:style-name="Standard">MetallicDyeTub</text:p>
      <text:p text:style-name="Standard">MetallicLeatherDyeTub</text:p>
      <text:p text:style-name="Standard">MortarPestle</text:p>
      <text:p text:style-name="Standard">MouldingPlane</text:p>
      <text:p text:style-name="Standard">Nails</text:p>
      <text:p text:style-name="Standard">PenOfWisdom</text:p>
      <text:p text:style-name="Standard">PetBondingPotion</text:p>
      <text:p text:style-name="Standard">PresetMap</text:p>
      <text:p text:style-name="Standard">ProspectorsTool</text:p>
      <text:p text:style-name="Standard">RewardBlackDyeTub</text:p>
      <text:p text:style-name="Standard">RollingPin</text:p>
      <text:p text:style-name="Standard">RoseOfTrinsic</text:p>
      <text:p text:style-name="Standard">RoseOfTrinsicPetal</text:p>
      <text:p text:style-name="Standard">RunebookDyeTub</text:p>
      <text:p text:style-name="Standard">RunicDovetailSaw</text:p>
      <text:p text:style-name="Standard">RunicFletcherTool</text:p>
      <text:p text:style-name="Standard">RunicHammer</text:p>
      <text:p text:style-name="Standard">RunicMalletAndChisel</text:p>
      <text:p text:style-name="Standard">RunicSewingKit</text:p>
      <text:p text:style-name="Standard">Saw</text:p>
      <text:p text:style-name="Standard">Scales</text:p>
      <text:p text:style-name="Standard">Scissors</text:p>
      <text:p text:style-name="Standard">Scorp</text:p>
      <text:p text:style-name="Standard">ScribesPen</text:p>
      <text:p text:style-name="Standard">SeaChart</text:p>
      <text:p text:style-name="Standard">SewingKit</text:p>
      <text:p text:style-name="Standard">Sextant</text:p>
      <text:p text:style-name="Standard">Shovel</text:p>
      <text:p text:style-name="Standard">Skillet</text:p>
      <text:p text:style-name="Standard">SledgeHammer</text:p>
      <text:p text:style-name="Standard">SledgeHammerWeapon</text:p>
      <text:p text:style-name="Standard">SmithyHammer</text:p>
      <text:p text:style-name="Standard">SmoothingPlane</text:p>
      <text:p text:style-name="Standard">SpecialDyeTub</text:p>
      <text:p text:style-name="Standard">Spyglass</text:p>
      <text:p text:style-name="Standard">StaffOrb</text:p>
      <text:p text:style-name="Standard">StatuetteDyeTub</text:p>
      <text:p text:style-name="Standard">SturdyPickaxe</text:p>
      <text:p text:style-name="Standard">SturdyShovel</text:p>
      <text:p text:style-name="Standard">TinkersTools</text:p>
      <text:p text:style-name="Standard">Tongs</text:p>
      <text:p text:style-name="Standard">WeaponEngravingTool</text:p>
      <text:p text:style-name="Standard">WorldMap</text:p>
      <text:p text:style-name="Standard">WristWatch</text:p>
      <text:p text:style-name="Standard">ShardPoller</text:p>
      <text:p text:style-name="Standard">ToggleItem</text:p>
      <text:p text:style-name="Standard">WeatherMap</text:p>
      <text:p text:style-name="Standard">TransferItem</text:p>
      <text:p text:style-name="Standard">EyeOfNavrey</text:p>
      <text:p text:style-name="Standard">InfernalOoze</text:p>
      <text:p text:style-name="Standard">VirtualMountItem</text:p>
      <text:p text:style-name="Standard">ClonedItem</text:p>
      <text:p text:style-name="Standard">ClonedItem</text:p>
      <text:p text:style-name="Standard">StainedOoze</text:p>
      <text:p text:style-name="Standard">AcidPopper</text:p>
      <text:p text:style-name="Standard">InternalItem</text:p>
      <text:p text:style-name="Standard">MountItem</text:p>
      <text:p text:style-name="Standard">BSQEggSac</text:p>
      <text:p text:style-name="Standard">EowmuStatue</text:p>
      <text:p text:style-name="Standard">EtherealHorse</text:p>
      <text:p text:style-name="Standard">EtherealLlama</text:p>
      <text:p text:style-name="Standard">EtherealOstard</text:p>
      <text:p text:style-name="Standard">EtherealRidgeback</text:p>
      <text:p text:style-name="Standard">EtherealUnicorn</text:p>
      <text:p text:style-name="Standard">EtherealBeetle</text:p>
      <text:p text:style-name="Standard">EtherealKirin</text:p>
      <text:p text:style-name="Standard">EtherealSwampDragon</text:p>
      <text:p text:style-name="Standard">RideablePolarBear</text:p>
      <text:p text:style-name="Standard">EtherealCuSidhe</text:p>
      <text:p text:style-name="Standard"><text:soft-page-break/>EtherealHiryu</text:p>
      <text:p text:style-name="Standard">EtherealReptalon</text:p>
      <text:p text:style-name="Standard">ChargerOfTheFallen</text:p>
      <text:p text:style-name="Standard">EtherealBoura</text:p>
      <text:p text:style-name="Standard">EtherealAncientHellHound</text:p>
      <text:p text:style-name="Standard">EtherealTiger</text:p>
      <text:p text:style-name="Standard">EtherealTarantula</text:p>
      <text:p text:style-name="Standard">EtherealLasher</text:p>
      <text:p text:style-name="Standard">EtherealSerpentineDragon</text:p>
      <text:p text:style-name="Standard">BunnyHole</text:p>
      <text:p text:style-name="Standard">LasherStatue</text:p>
      <text:p text:style-name="Standard">MilitiaFighterCorpse</text:p>
      <text:p text:style-name="Standard">RSQEggSac</text:p>
      <text:p text:style-name="Standard">WindrunnerStatue</text:p>
      <text:p text:style-name="Standard">FletchersSatchel</text:p>
      <text:p text:style-name="Standard">AriellesBauble</text:p>
      <text:p text:style-name="Standard">ChefsSatchel</text:p>
      <text:p text:style-name="Standard">OldRing</text:p>
      <text:p text:style-name="Standard">OldNecklace</text:p>
      <text:p text:style-name="Standard">CrateForSledge</text:p>
      <text:p text:style-name="Standard">DenthesJournal</text:p>
      <text:p text:style-name="Standard">EgwexemWrit</text:p>
      <text:p text:style-name="Standard">SmithsSatchel</text:p>
      <text:p text:style-name="Standard">LumberjacksSatchel</text:p>
      <text:p text:style-name="Standard">CarpentersSatchel</text:p>
      <text:p text:style-name="Standard">RedLeatherBook</text:p>
      <text:p text:style-name="Standard">MinersSatchel</text:p>
      <text:p text:style-name="Standard">BuyBackpack</text:p>
      <text:p text:style-name="Standard">TinkersSatchel</text:p>
      <text:p text:style-name="Standard">PeppercornFishsteak</text:p>
      <text:p text:style-name="Standard">VendorBackpack</text:p>
      <text:p text:style-name="Standard">PlayerVendorPlaceholder</text:p>
      <text:p text:style-name="Standard">PersonalLetterAhie</text:p>
      <text:p text:style-name="Standard">AlchemistsSatchel</text:p>
      <text:p text:style-name="Standard">SosariaSap</text:p>
      <text:p text:style-name="Standard">SummonedPaladinMoongate</text:p>
      <text:p text:style-name="Standard">BaseBoat</text:p>
      <text:p text:style-name="Standard">BaseBoatDeed</text:p>
      <text:p text:style-name="Standard">BaseDockedBoat</text:p>
      <text:p text:style-name="Standard">Hold</text:p>
      <text:p text:style-name="Standard">LargeBoat</text:p>
      <text:p text:style-name="Standard">LargeBoatDeed</text:p>
      <text:p text:style-name="Standard">LargeDockedBoat</text:p>
      <text:p text:style-name="Standard">LargeDragonBoat</text:p>
      <text:p text:style-name="Standard">LargeDragonBoatDeed</text:p>
      <text:p text:style-name="Standard">LargeDockedDragonBoat</text:p>
      <text:p text:style-name="Standard">MediumBoat</text:p>
      <text:p text:style-name="Standard">MediumBoatDeed</text:p>
      <text:p text:style-name="Standard">MediumDockedBoat</text:p>
      <text:p text:style-name="Standard">MediumDragonBoat</text:p>
      <text:p text:style-name="Standard">MediumDragonBoatDeed</text:p>
      <text:p text:style-name="Standard">MediumDockedDragonBoat</text:p>
      <text:p text:style-name="Standard">Plank</text:p>
      <text:p text:style-name="Standard">SmallBoat</text:p>
      <text:p text:style-name="Standard">SmallBoatDeed</text:p>
      <text:p text:style-name="Standard">SmallDockedBoat</text:p>
      <text:p text:style-name="Standard">SmallDragonBoat</text:p>
      <text:p text:style-name="Standard">SmallDragonBoatDeed</text:p>
      <text:p text:style-name="Standard">SmallDockedDragonBoat</text:p>
      <text:p text:style-name="Standard">TillerMan</text:p>
      <text:p text:style-name="Standard">BaseCamp</text:p>
      <text:p text:style-name="Standard">BankerCamp</text:p>
      <text:p text:style-name="Standard">BrigandCamp</text:p>
      <text:p text:style-name="Standard">ElfBrigandCamp</text:p>
      <text:p text:style-name="Standard">HealerCamp</text:p>
      <text:p text:style-name="Standard">LizardmenCamp</text:p>
      <text:p text:style-name="Standard">MageCamp</text:p>
      <text:p text:style-name="Standard">OrcCamp</text:p>
      <text:p text:style-name="Standard">PrisonerCamp</text:p>
      <text:p text:style-name="Standard">RatCamp</text:p>
      <text:p text:style-name="Standard">BaseHouse</text:p>
      <text:p text:style-name="Standard">TransferItem</text:p>
      <text:p text:style-name="Standard">HouseDeed</text:p>
      <text:p text:style-name="Standard">StonePlasterHouseDeed</text:p>
      <text:p text:style-name="Standard">FieldStoneHouseDeed</text:p>
      <text:p text:style-name="Standard">SmallBrickHouseDeed</text:p>
      <text:p text:style-name="Standard">WoodHouseDeed</text:p>
      <text:p text:style-name="Standard">WoodPlasterHouseDeed</text:p>
      <text:p text:style-name="Standard">ThatchedRoofCottageDeed</text:p>
      <text:p text:style-name="Standard">BrickHouseDeed</text:p>
      <text:p text:style-name="Standard">TwoStoryWoodPlasterHouseDeed</text:p>
      <text:p text:style-name="Standard">TwoStoryStonePlasterHouseDeed</text:p>
      <text:p text:style-name="Standard">TowerDeed</text:p>
      <text:p text:style-name="Standard">KeepDeed</text:p>
      <text:p text:style-name="Standard">CastleDeed</text:p>
      <text:p text:style-name="Standard">LargePatioDeed</text:p>
      <text:p text:style-name="Standard">LargeMarbleDeed</text:p>
      <text:p text:style-name="Standard">SmallTowerDeed</text:p>
      <text:p text:style-name="Standard">LogCabinDeed</text:p>
      <text:p text:style-name="Standard">SandstonePatioDeed</text:p>
      <text:p text:style-name="Standard">VillaDeed</text:p>
      <text:p text:style-name="Standard">StoneWorkshopDeed</text:p>
      <text:p text:style-name="Standard">MarbleWorkshopDeed</text:p>
      <text:p text:style-name="Standard">HouseFoundation</text:p>
      <text:p text:style-name="Standard">HousePlacementTool</text:p>
      <text:p text:style-name="Standard">SmallOldHouse</text:p>
      <text:p text:style-name="Standard">GuildHouse</text:p>
      <text:p text:style-name="Standard">TwoStoryHouse</text:p>
      <text:p text:style-name="Standard">Tower</text:p>
      <text:p text:style-name="Standard">Keep</text:p>
      <text:p text:style-name="Standard">Castle</text:p>
      <text:p text:style-name="Standard">LargePatioHouse</text:p>
      <text:p text:style-name="Standard">LargeMarbleHouse</text:p>
      <text:p text:style-name="Standard">SmallTower</text:p>
      <text:p text:style-name="Standard">LogCabin</text:p>
      <text:p text:style-name="Standard">SandStonePatio</text:p>
      <text:p text:style-name="Standard">TwoStoryVilla</text:p>
      <text:p text:style-name="Standard">SmallShop</text:p>
      <text:p text:style-name="Standard">HouseSign</text:p>
      <text:p text:style-name="Standard">HouseTeleporter</text:p>
      <text:p text:style-name="Standard">HouseTeleporterTile</text:p>
      <text:p text:style-name="Standard">HouseTeleporterTileBag</text:p>
      <text:p text:style-name="Standard">HouseTeleporterInstructions</text:p>
      <text:p text:style-name="Standard">MovingCrate</text:p>
      <text:p text:style-name="Standard">PackingBox</text:p>
      <text:p text:style-name="Standard">NoHousingItem</text:p>
      <text:p text:style-name="Standard">PreviewHouse</text:p>
      <text:p text:style-name="Standard">ForTheLifeOfBritanniaSash</text:p>
      <text:p text:style-name="Standard">GoldShield</text:p>
      <text:p text:style-name="Standard">HumilityShrinePersistence</text:p>
      <text:p text:style-name="Standard">IronChain</text:p>
      <text:p text:style-name="Standard">GreyCloak</text:p>
      <text:p text:style-name="Standard">SeasonedSkillet</text:p>
      <text:p text:style-name="Standard">VillageCauldron</text:p>
      <text:p text:style-name="Standard">ShortStool</text:p>
      <text:p text:style-name="Standard">FriendshipMug</text:p>
      <text:p text:style-name="Standard">BrassRing</text:p>
      <text:p text:style-name="Standard">WornHammer</text:p>
      <text:p text:style-name="Standard">PairOfWorkGloves</text:p>
      <text:p text:style-name="Standard">ShepherdsCrookOfHumility</text:p>
      <text:p text:style-name="Standard">SpecialPrintingOfVirtue</text:p>
      <text:p text:style-name="Standard">HiddenTreasuresTreasureMap</text:p>
      <text:p text:style-name="Standard">SaltySeaMIB</text:p>
      <text:p text:style-name="Standard">SaltySeaSOS</text:p>
      <text:p text:style-name="Standard">MyrmidexIdol</text:p>
      <text:p text:style-name="Standard">StasisChamberPowerCore</text:p>
      <text:p text:style-name="Standard">StasisChamberActivator</text:p>
      <text:p text:style-name="Standard">StasisChamberRegulator</text:p>
      <text:p text:style-name="Standard">StasisChamberStator</text:p>
      <text:p text:style-name="Standard">BottledMyrmidexPheromone</text:p>
      <text:p text:style-name="Standard">BottleOfConcentratedInsecticide</text:p>
      <text:p text:style-name="Standard">MyrmidexPopulationReport</text:p>
      <text:p text:style-name="Standard">UnabridgedAtlasOfEodon</text:p>
      <text:p text:style-name="Standard">MyrmidexRewardBag</text:p>
      <text:p text:style-name="Standard"><text:soft-page-break/>EodonianRewardBag</text:p>
      <text:p text:style-name="Standard">MoonstoneCrystal</text:p>
      <text:p text:style-name="Standard">KotlPowerCore</text:p>
      <text:p text:style-name="Standard">EodonianWallMap</text:p>
      <text:p text:style-name="Standard">RawMoonstoneLargeAddon</text:p>
      <text:p text:style-name="Standard">RawMoonstoneLargeAddonDeed</text:p>
      <text:p text:style-name="Standard">RawMoonstoneSmallAddon</text:p>
      <text:p text:style-name="Standard">RawMoonstoneSmallAddonDeed</text:p>
      <text:p text:style-name="Standard">MyrmidexPitTeleporter</text:p>
      <text:p text:style-name="Standard">MyrmidexQueenTeleporter</text:p>
      <text:p text:style-name="Standard">OozeItem</text:p>
      <text:p text:style-name="Standard">FreezeItem</text:p>
      <text:p text:style-name="Standard">NestWithEgg</text:p>
      <text:p text:style-name="Standard">KingBlackthornOrders</text:p>
      <text:p text:style-name="Standard">MosaicOfHeluzz</text:p>
      <text:p text:style-name="Standard">TotemOfFabozz</text:p>
      <text:p text:style-name="Standard">FiresOfKukuzz</text:p>
      <text:p text:style-name="Standard">SkullOfMotazz</text:p>
      <text:p text:style-name="Standard">SkullOfAphazz</text:p>
      <text:p text:style-name="Standard">TigerRugAddon</text:p>
      <text:p text:style-name="Standard">TigerRugAddonDeed</text:p>
      <text:p text:style-name="Standard">BananaHoardAddon</text:p>
      <text:p text:style-name="Standard">BananaHoardAddonDeed</text:p>
      <text:p text:style-name="Standard">DinosaurHunterRewardTitleDeed</text:p>
      <text:p text:style-name="Standard">LavaRockDisplay</text:p>
      <text:p text:style-name="Standard">DragonTurtleFountainAddon</text:p>
      <text:p text:style-name="Standard">DragonTurtleFountainAddonDeed</text:p>
      <text:p text:style-name="Standard">PetTigerCubStatuette</text:p>
      <text:p text:style-name="Standard">UniqueTreasureBag</text:p>
      <text:p text:style-name="Standard">MyrmidexHill</text:p>
      <text:p text:style-name="Standard">CubEnclosure</text:p>
      <text:p text:style-name="Standard">EnclosureDoor</text:p>
      <text:p text:style-name="Standard">ClockworkMechanism</text:p>
      <text:p text:style-name="Standard">CompletedClockworkAssembly</text:p>
      <text:p text:style-name="Standard">MechanicalLifeManual</text:p>
      <text:p text:style-name="Standard">SuteksDirtyGear</text:p>
      <text:p text:style-name="Standard">SutekIngredientItem</text:p>
      <text:p text:style-name="Standard">ShrineOfSingularity</text:p>
      <text:p text:style-name="Standard">BatteredBucket</text:p>
      <text:p text:style-name="Standard">PileofInspectedValoriteIngots</text:p>
      <text:p text:style-name="Standard">PileofInspectedVeriteIngots</text:p>
      <text:p text:style-name="Standard">TreefellowWood</text:p>
      <text:p text:style-name="Standard">UndeadGargoyleMedallions</text:p>
      <text:p text:style-name="Standard">SpawnPersistence</text:p>
      <text:p text:style-name="Standard">AnniversaryBag18th</text:p>
      <text:p text:style-name="Standard">AnniversaryCard</text:p>
      <text:p text:style-name="Standard">AnniversaryPlate</text:p>
      <text:p text:style-name="Standard">AnniversaryVaseShort</text:p>
      <text:p text:style-name="Standard">AnniversaryVaseTall</text:p>
      <text:p text:style-name="Standard">EnchantedTimepiece</text:p>
      <text:p text:style-name="Standard">RefinementComponent</text:p>
      <text:p text:style-name="Standard">RefinementItem</text:p>
      <text:p text:style-name="Standard">LeatherBraid</text:p>
      <text:p text:style-name="Standard">MalleableAlloy</text:p>
      <text:p text:style-name="Standard">SolventFlask</text:p>
      <text:p text:style-name="Standard">BasketCraftable</text:p>
      <text:p text:style-name="Standard">PicnicBasket2</text:p>
      <text:p text:style-name="Standard">RoundBasket</text:p>
      <text:p text:style-name="Standard">RoundBasketHandles</text:p>
      <text:p text:style-name="Standard">SmallBushel</text:p>
      <text:p text:style-name="Standard">SmallRoundBasket</text:p>
      <text:p text:style-name="Standard">SmallSquareBasket</text:p>
      <text:p text:style-name="Standard">SquareBasket</text:p>
      <text:p text:style-name="Standard">TallBasket</text:p>
      <text:p text:style-name="Standard">TallRoundBasket</text:p>
      <text:p text:style-name="Standard">WinnowingBasket</text:p>
      <text:p text:style-name="Standard">BasketWeavingBook</text:p>
      <text:p text:style-name="Standard">Clippers</text:p>
      <text:p text:style-name="Standard">ColorFixative</text:p>
      <text:p text:style-name="Standard">DryReeds</text:p>
      <text:p text:style-name="Standard">SoftenedReeds</text:p>
      <text:p text:style-name="Standard">CrystalGranules</text:p>
      <text:p text:style-name="Standard">NaturalDye</text:p>
      <text:p text:style-name="Standard">PlantPigment</text:p>
      <text:p text:style-name="Standard">SilverSapling</text:p>
      <text:p text:style-name="Standard">SilverSaplingSeed</text:p>
      <text:p text:style-name="Standard">BulkOrderBook</text:p>
      <text:p text:style-name="Standard">BODRewardTitleDeed</text:p>
      <text:p text:style-name="Standard">DrSpectorsLenses</text:p>
      <text:p text:style-name="Standard">FermentationBarrel</text:p>
      <text:p text:style-name="Standard">BottleOfWine</text:p>
      <text:p text:style-name="Standard">GuaranteedSpellbookImprovementTalisman</text:p>
      <text:p text:style-name="Standard">KotlBlackRod</text:p>
      <text:p text:style-name="Standard">GargishKotlBlackRod</text:p>
      <text:p text:style-name="Standard">MasterChefsApron</text:p>
      <text:p text:style-name="Standard">MasterCraftsmanTalisman</text:p>
      <text:p text:style-name="Standard">PlumTreeAddon</text:p>
      <text:p text:style-name="Standard">PlumTreeAddonDeed</text:p>
      <text:p text:style-name="Standard">PowderOfFortKeg</text:p>
      <text:p text:style-name="Standard">RockHammer</text:p>
      <text:p text:style-name="Standard">SpecialNaturalDye</text:p>
      <text:p text:style-name="Standard">LargeBOD</text:p>
      <text:p text:style-name="Standard">LargeAlchemyBOD</text:p>
      <text:p text:style-name="Standard">LargeCarpentryBOD</text:p>
      <text:p text:style-name="Standard">LargeCookingBOD</text:p>
      <text:p text:style-name="Standard">LargeFletchingBOD</text:p>
      <text:p text:style-name="Standard">LargeInscriptionBOD</text:p>
      <text:p text:style-name="Standard">LargeSmithBOD</text:p>
      <text:p text:style-name="Standard">LargeTailorBOD</text:p>
      <text:p text:style-name="Standard">LargeTinkerBOD</text:p>
      <text:p text:style-name="Standard">SmallBOD</text:p>
      <text:p text:style-name="Standard">SmallAlchemyBOD</text:p>
      <text:p text:style-name="Standard">SmallCarpentryBOD</text:p>
      <text:p text:style-name="Standard">SmallCookingBOD</text:p>
      <text:p text:style-name="Standard">SmallFletchingBOD</text:p>
      <text:p text:style-name="Standard">SmallInscriptionBOD</text:p>
      <text:p text:style-name="Standard">SmallSmithBOD</text:p>
      <text:p text:style-name="Standard">SmallTailorBOD</text:p>
      <text:p text:style-name="Standard">SmallTinkerBOD</text:p>
      <text:p text:style-name="Standard">ChampionSpawnController</text:p>
      <text:p text:style-name="Standard">ChampionAltar</text:p>
      <text:p text:style-name="Standard">ChampionPlatform</text:p>
      <text:p text:style-name="Standard">ChampionSkull</text:p>
      <text:p text:style-name="Standard">ChampionSkullBrazier</text:p>
      <text:p text:style-name="Standard">ChampionSkullPlatform</text:p>
      <text:p text:style-name="Standard">ChampionSpawn</text:p>
      <text:p text:style-name="Standard">IdolOfTheChampion</text:p>
      <text:p text:style-name="Standard">HarrowerGate</text:p>
      <text:p text:style-name="Standard">StarRoomGate</text:p>
      <text:p text:style-name="Standard">InterchangeableAddonDeed</text:p>
      <text:p text:style-name="Standard">InterchangeableAddon</text:p>
      <text:p text:style-name="Standard">CityBanner</text:p>
      <text:p text:style-name="Standard">CityBannerDeed</text:p>
      <text:p text:style-name="Standard">BoxOfRopes</text:p>
      <text:p text:style-name="Standard">CityMessageBoard</text:p>
      <text:p text:style-name="Standard">CityStone</text:p>
      <text:p text:style-name="Standard">GuardsmansRope</text:p>
      <text:p text:style-name="Standard">CityBook</text:p>
      <text:p text:style-name="Standard">LoyaltyBookYew</text:p>
      <text:p text:style-name="Standard">LoyaltyBookJhelom</text:p>
      <text:p text:style-name="Standard">LoyaltyBookMoonglow</text:p>
      <text:p text:style-name="Standard">LoyaltyBookTrinsic</text:p>
      <text:p text:style-name="Standard">LoyaltyBookMinoc</text:p>
      <text:p text:style-name="Standard">LoyaltyBookNewMagincia</text:p>
      <text:p text:style-name="Standard">LoyaltyBookVesper</text:p>
      <text:p text:style-name="Standard">LoyaltyBookSkaraBrae</text:p>
      <text:p text:style-name="Standard">LoyaltyBookBritain</text:p>
      <text:p text:style-name="Standard">ExpiredVoucher</text:p>
      <text:p text:style-name="Standard">ForgedArtwork</text:p>
      <text:p text:style-name="Standard">LittleBlackBook</text:p>
      <text:p text:style-name="Standard">MysteriousNote</text:p>
      <text:p text:style-name="Standard">RewardSign</text:p>
      <text:p text:style-name="Standard"><text:soft-page-break/>SlimsShadowVeil</text:p>
      <text:p text:style-name="Standard">CityDonationItem</text:p>
      <text:p text:style-name="Standard">CityItemDonation</text:p>
      <text:p text:style-name="Standard">CityPetDonation</text:p>
      <text:p text:style-name="Standard">TradeOrderCrate</text:p>
      <text:p text:style-name="Standard">CompassionPigment</text:p>
      <text:p text:style-name="Standard">IntenseTealPigment</text:p>
      <text:p text:style-name="Standard">TyrianPurplePigment</text:p>
      <text:p text:style-name="Standard">MottledSunsetBluePigment</text:p>
      <text:p text:style-name="Standard">MossyGreenPigment</text:p>
      <text:p text:style-name="Standard">VibrantOcherPigment</text:p>
      <text:p text:style-name="Standard">OliveGreenPigment</text:p>
      <text:p text:style-name="Standard">PolishedBronzePigment</text:p>
      <text:p text:style-name="Standard">GlossyBluePigment</text:p>
      <text:p text:style-name="Standard">BlackAndGreenPigment</text:p>
      <text:p text:style-name="Standard">DeepVioletPigment</text:p>
      <text:p text:style-name="Standard">AuraOfAmberPigment</text:p>
      <text:p text:style-name="Standard">MurkySeagreenPigment</text:p>
      <text:p text:style-name="Standard">ShadowyBluePigment</text:p>
      <text:p text:style-name="Standard">GleamingFuchsiaPigment</text:p>
      <text:p text:style-name="Standard">GlossyFuchsiaPigment</text:p>
      <text:p text:style-name="Standard">DeepBluePigment</text:p>
      <text:p text:style-name="Standard">VibranSeagreenPigment</text:p>
      <text:p text:style-name="Standard">MurkyAmberPigment</text:p>
      <text:p text:style-name="Standard">VibrantCrimsonPigment</text:p>
      <text:p text:style-name="Standard">ReflectiveShadowPigment</text:p>
      <text:p text:style-name="Standard">StarBluePigment</text:p>
      <text:p text:style-name="Standard">MotherOfPearlPigment</text:p>
      <text:p text:style-name="Standard">LiquidSunshinePigment</text:p>
      <text:p text:style-name="Standard">DarkVoidPigment</text:p>
      <text:p text:style-name="Standard">ArachnidDoom</text:p>
      <text:p text:style-name="Standard">Bamboo</text:p>
      <text:p text:style-name="Standard">Beehive</text:p>
      <text:p text:style-name="Standard">BootsOfTheCrystalHydra</text:p>
      <text:p text:style-name="Standard">BootsOfTheIceWyrm</text:p>
      <text:p text:style-name="Standard">BootsOfTheLavaLizard</text:p>
      <text:p text:style-name="Standard">BootsOfTheThrasher</text:p>
      <text:p text:style-name="Standard">ChaosTileAddon</text:p>
      <text:p text:style-name="Standard">ChaosTileDeed</text:p>
      <text:p text:style-name="Standard">ChestOfDrawers</text:p>
      <text:p text:style-name="Standard">CompassionVirtueTileAddon</text:p>
      <text:p text:style-name="Standard">CompassionVirtueTileDeed</text:p>
      <text:p text:style-name="Standard">DragonHeadAddon</text:p>
      <text:p text:style-name="Standard">DragonHeadComponent</text:p>
      <text:p text:style-name="Standard">DragonHeadAddonDeed</text:p>
      <text:p text:style-name="Standard">DragonHeadOld</text:p>
      <text:p text:style-name="Standard">DragonHeadDeedOld</text:p>
      <text:p text:style-name="Standard">DuelistsEdge</text:p>
      <text:p text:style-name="Standard">FirePitAddon</text:p>
      <text:p text:style-name="Standard">FirePitDeed</text:p>
      <text:p text:style-name="Standard">FootedChestOfDrawers</text:p>
      <text:p text:style-name="Standard">HonestyVirtueTileAddon</text:p>
      <text:p text:style-name="Standard">HonestyVirtueTileDeed</text:p>
      <text:p text:style-name="Standard">HonorVirtueTileAddon</text:p>
      <text:p text:style-name="Standard">HonorVirtueTileDeed</text:p>
      <text:p text:style-name="Standard">HorseBardingAddon</text:p>
      <text:p text:style-name="Standard">HorseBardingDeed</text:p>
      <text:p text:style-name="Standard">HumilityVirtueTileAddon</text:p>
      <text:p text:style-name="Standard">HumilityVirtueTileDeed</text:p>
      <text:p text:style-name="Standard">JusticeVirtueTileAddon</text:p>
      <text:p text:style-name="Standard">JusticeVirtueTileDeed</text:p>
      <text:p text:style-name="Standard">LillyPad</text:p>
      <text:p text:style-name="Standard">LillyPads</text:p>
      <text:p text:style-name="Standard">LuckyCharm</text:p>
      <text:p text:style-name="Standard">Mailbox</text:p>
      <text:p text:style-name="Standard">Mushrooms1</text:p>
      <text:p text:style-name="Standard">Mushrooms2</text:p>
      <text:p text:style-name="Standard">Mushrooms3</text:p>
      <text:p text:style-name="Standard">Mushrooms4</text:p>
      <text:p text:style-name="Standard">MysticsMemento</text:p>
      <text:p text:style-name="Standard">HumansAndElvesRobe</text:p>
      <text:p text:style-name="Standard">GargoylesAreOurFriendsRobe</text:p>
      <text:p text:style-name="Standard">WeArePiratesRobe</text:p>
      <text:p text:style-name="Standard">FollowerOfBaneRobe</text:p>
      <text:p text:style-name="Standard">QueenDawnForeverRobe</text:p>
      <text:p text:style-name="Standard">NaturesTears</text:p>
      <text:p text:style-name="Standard">NecromancersPhylactery</text:p>
      <text:p text:style-name="Standard">NestWithEggs</text:p>
      <text:p text:style-name="Standard">NocturneEarrings</text:p>
      <text:p text:style-name="Standard">OrnateElvenTapestry</text:p>
      <text:p text:style-name="Standard">PresentationStone</text:p>
      <text:p text:style-name="Standard">PrimordialDecay</text:p>
      <text:p text:style-name="Standard">RefinementAmalgamator</text:p>
      <text:p text:style-name="Standard">SacrificeVirtueTileAddon</text:p>
      <text:p text:style-name="Standard">SacrificeVirtueTileDeed</text:p>
      <text:p text:style-name="Standard">SherryTheMouseStatue</text:p>
      <text:p text:style-name="Standard">SnakeSkinBoots</text:p>
      <text:p text:style-name="Standard">SoldiersMedal</text:p>
      <text:p text:style-name="Standard">SophisticatedElvenTapestry</text:p>
      <text:p text:style-name="Standard">SpiritualityVirtueTileAddon</text:p>
      <text:p text:style-name="Standard">SpiritualityVirtueTileDeed</text:p>
      <text:p text:style-name="Standard">StewardBackpack</text:p>
      <text:p text:style-name="Standard">StewardDeed</text:p>
      <text:p text:style-name="Standard">TableLamp</text:p>
      <text:p text:style-name="Standard">ValorVirtueTileAddon</text:p>
      <text:p text:style-name="Standard">ValorVirtueTileDeed</text:p>
      <text:p text:style-name="Standard">VollemHeldInCrystal</text:p>
      <text:p text:style-name="Standard">WizardsCurio</text:p>
      <text:p text:style-name="Standard">YuccaTree</text:p>
      <text:p text:style-name="Standard">PointExchanceStone</text:p>
      <text:p text:style-name="Standard">BaseCollectionItem</text:p>
      <text:p text:style-name="Standard">VesperDonationBox</text:p>
      <text:p text:style-name="Standard">MoonglowDonationBox</text:p>
      <text:p text:style-name="Standard">Sapphired20</text:p>
      <text:p text:style-name="Standard">DisplayStatue</text:p>
      <text:p text:style-name="Standard">UOBoard</text:p>
      <text:p text:style-name="Standard">GauntletSpawner</text:p>
      <text:p text:style-name="Standard">LeverPuzzleController</text:p>
      <text:p text:style-name="Standard">LampRoomBox</text:p>
      <text:p text:style-name="Standard">LeverPuzzleStatue</text:p>
      <text:p text:style-name="Standard">LeverPuzzleLever</text:p>
      <text:p text:style-name="Standard">LampRoomTeleporter</text:p>
      <text:p text:style-name="Standard">EthicsPersistence</text:p>
      <text:p text:style-name="Standard">ProfessionalBountyBoard</text:p>
      <text:p text:style-name="Standard">CorgulsEnchantedSash</text:p>
      <text:p text:style-name="Standard">CorgulsHandbookOnMysticism</text:p>
      <text:p text:style-name="Standard">CorgulsHandbookOnTheUndead</text:p>
      <text:p text:style-name="Standard">CullingBlade</text:p>
      <text:p text:style-name="Standard">EnchantedBladeAddon</text:p>
      <text:p text:style-name="Standard">EnchantedBladeDeed</text:p>
      <text:p text:style-name="Standard">EnchantedCoralBracelet</text:p>
      <text:p text:style-name="Standard">EnchantedVortexAddon</text:p>
      <text:p text:style-name="Standard">EnchantedVortexDeed</text:p>
      <text:p text:style-name="Standard">HelmOfVengence</text:p>
      <text:p text:style-name="Standard">LeviathanHideBracers</text:p>
      <text:p text:style-name="Standard">RingOfTheSoulbinder</text:p>
      <text:p text:style-name="Standard">RuneEngravedPegLeg</text:p>
      <text:p text:style-name="Standard">SmilingMoonBlade</text:p>
      <text:p text:style-name="Standard">WandOfThunderingGlory</text:p>
      <text:p text:style-name="Standard">BaseCannon</text:p>
      <text:p text:style-name="Standard">LightShipCannon</text:p>
      <text:p text:style-name="Standard">HeavyShipCannon</text:p>
      <text:p text:style-name="Standard">LightCannonball</text:p>
      <text:p text:style-name="Standard">HeavyCannonball</text:p>
      <text:p text:style-name="Standard">LightFlameCannonball</text:p>
      <text:p text:style-name="Standard">HeavyFlameCannonball</text:p>
      <text:p text:style-name="Standard">LightFrostCannonball</text:p>
      <text:p text:style-name="Standard">HeavyFrostCannonball</text:p>
      <text:p text:style-name="Standard">ShipCannonDeed</text:p>
      <text:p text:style-name="Standard">LightShipCannonDeed</text:p>
      <text:p text:style-name="Standard">HeavyShipCannonDeed</text:p>
      <text:p text:style-name="Standard">Fusecord</text:p>
      <text:p text:style-name="Standard">LightGrapeshot</text:p>
      <text:p text:style-name="Standard">HeavyGrapeshot</text:p>
      <text:p text:style-name="Standard">Matches</text:p>
      <text:p text:style-name="Standard">LightPowderCharge</text:p>
      <text:p text:style-name="Standard"><text:soft-page-break/>HeavyPowderCharge</text:p>
      <text:p text:style-name="Standard">Ramrod</text:p>
      <text:p text:style-name="Standard">Swab</text:p>
      <text:p text:style-name="Standard">Bait</text:p>
      <text:p text:style-name="Standard">BaseHighseasFish</text:p>
      <text:p text:style-name="Standard">BaseCrabAndLobster</text:p>
      <text:p text:style-name="Standard">RareCrabAndLobster</text:p>
      <text:p text:style-name="Standard">Crab</text:p>
      <text:p text:style-name="Standard">Lobster</text:p>
      <text:p text:style-name="Standard">AppleCrab</text:p>
      <text:p text:style-name="Standard">BlueCrab</text:p>
      <text:p text:style-name="Standard">DungeonessCrab</text:p>
      <text:p text:style-name="Standard">KingCrab</text:p>
      <text:p text:style-name="Standard">RockCrab</text:p>
      <text:p text:style-name="Standard">SnowCrab</text:p>
      <text:p text:style-name="Standard">StoneCrab</text:p>
      <text:p text:style-name="Standard">SpiderCrab</text:p>
      <text:p text:style-name="Standard">TunnelCrab</text:p>
      <text:p text:style-name="Standard">VoidCrab</text:p>
      <text:p text:style-name="Standard">CrustyLobster</text:p>
      <text:p text:style-name="Standard">FredLobster</text:p>
      <text:p text:style-name="Standard">HummerLobster</text:p>
      <text:p text:style-name="Standard">RockLobster</text:p>
      <text:p text:style-name="Standard">ShovelNoseLobster</text:p>
      <text:p text:style-name="Standard">SpineyLobster</text:p>
      <text:p text:style-name="Standard">BlueLobster</text:p>
      <text:p text:style-name="Standard">BloodLobster</text:p>
      <text:p text:style-name="Standard">DreadLobster</text:p>
      <text:p text:style-name="Standard">VoidLobster</text:p>
      <text:p text:style-name="Standard">StoneCrabMeat</text:p>
      <text:p text:style-name="Standard">SpiderCrabMeat</text:p>
      <text:p text:style-name="Standard">BlueLobsterMeat</text:p>
      <text:p text:style-name="Standard">Amberjack</text:p>
      <text:p text:style-name="Standard">BlackSeabass</text:p>
      <text:p text:style-name="Standard">BlueGrouper</text:p>
      <text:p text:style-name="Standard">BlueFish</text:p>
      <text:p text:style-name="Standard">BluegillSunfish</text:p>
      <text:p text:style-name="Standard">Bonefish</text:p>
      <text:p text:style-name="Standard">Bonito</text:p>
      <text:p text:style-name="Standard">BrookTrout</text:p>
      <text:p text:style-name="Standard">CapeCod</text:p>
      <text:p text:style-name="Standard">CaptainSnook</text:p>
      <text:p text:style-name="Standard">Cobia</text:p>
      <text:p text:style-name="Standard">CragSnapper</text:p>
      <text:p text:style-name="Standard">CutThroatTrout</text:p>
      <text:p text:style-name="Standard">DarkFish</text:p>
      <text:p text:style-name="Standard">DemonTrout</text:p>
      <text:p text:style-name="Standard">DrakeFish</text:p>
      <text:p text:style-name="Standard">DungeonChub</text:p>
      <text:p text:style-name="Standard">GraySnapper</text:p>
      <text:p text:style-name="Standard">GreenCatfish</text:p>
      <text:p text:style-name="Standard">GrimCisco</text:p>
      <text:p text:style-name="Standard">Haddock</text:p>
      <text:p text:style-name="Standard">InfernalTuna</text:p>
      <text:p text:style-name="Standard">KokaneeSalmon</text:p>
      <text:p text:style-name="Standard">LurkerFish</text:p>
      <text:p text:style-name="Standard">MahiMahi</text:p>
      <text:p text:style-name="Standard">OrcBass</text:p>
      <text:p text:style-name="Standard">PikeFish</text:p>
      <text:p text:style-name="Standard">PumpkinSeedSunfish</text:p>
      <text:p text:style-name="Standard">RainbowTrout</text:p>
      <text:p text:style-name="Standard">RedDrum</text:p>
      <text:p text:style-name="Standard">RedGrouper</text:p>
      <text:p text:style-name="Standard">RedSnook</text:p>
      <text:p text:style-name="Standard">RedbellyBream</text:p>
      <text:p text:style-name="Standard">Shad</text:p>
      <text:p text:style-name="Standard">SmallmouthBass</text:p>
      <text:p text:style-name="Standard">SnaggletoothBass</text:p>
      <text:p text:style-name="Standard">Tarpon</text:p>
      <text:p text:style-name="Standard">TormentedPike</text:p>
      <text:p text:style-name="Standard">UncommonShiner</text:p>
      <text:p text:style-name="Standard">Walleye</text:p>
      <text:p text:style-name="Standard">YellowPerch</text:p>
      <text:p text:style-name="Standard">YellowfinTuna</text:p>
      <text:p text:style-name="Standard">BaseFishPie</text:p>
      <text:p text:style-name="Standard">AutumnDragonfishPie</text:p>
      <text:p text:style-name="Standard">BullFishPie</text:p>
      <text:p text:style-name="Standard">CrystalFishPie</text:p>
      <text:p text:style-name="Standard">FairySalmonPie</text:p>
      <text:p text:style-name="Standard">FireFishPie</text:p>
      <text:p text:style-name="Standard">GiantKoiPie</text:p>
      <text:p text:style-name="Standard">GreatBarracudaPie</text:p>
      <text:p text:style-name="Standard">HolyMackerelPie</text:p>
      <text:p text:style-name="Standard">LavaFishPie</text:p>
      <text:p text:style-name="Standard">ReaperFishPie</text:p>
      <text:p text:style-name="Standard">SummerDragonfishPie</text:p>
      <text:p text:style-name="Standard">UnicornFishPie</text:p>
      <text:p text:style-name="Standard">YellowtailBarracudaPie</text:p>
      <text:p text:style-name="Standard">StoneCrabPie</text:p>
      <text:p text:style-name="Standard">SpiderCrabPie</text:p>
      <text:p text:style-name="Standard">BlueLobsterPie</text:p>
      <text:p text:style-name="Standard">BaseFishingHook</text:p>
      <text:p text:style-name="Standard">LavaHook</text:p>
      <text:p text:style-name="Standard">DredgingHook</text:p>
      <text:p text:style-name="Standard">JunkProofHook</text:p>
      <text:p text:style-name="Standard">RareFish</text:p>
      <text:p text:style-name="Standard">AbyssalDragonfish</text:p>
      <text:p text:style-name="Standard">BlackMarlin</text:p>
      <text:p text:style-name="Standard">BlueMarlin</text:p>
      <text:p text:style-name="Standard">DungeonPike</text:p>
      <text:p text:style-name="Standard">GiantSamuraiFish</text:p>
      <text:p text:style-name="Standard">GoldenTuna</text:p>
      <text:p text:style-name="Standard">Kingfish</text:p>
      <text:p text:style-name="Standard">LanternFish</text:p>
      <text:p text:style-name="Standard">RainbowFish</text:p>
      <text:p text:style-name="Standard">SeekerFish</text:p>
      <text:p text:style-name="Standard">SpringDragonfish</text:p>
      <text:p text:style-name="Standard">StoneFish</text:p>
      <text:p text:style-name="Standard">WinterDragonfish</text:p>
      <text:p text:style-name="Standard">ZombieFish</text:p>
      <text:p text:style-name="Standard">AutumnDragonfish</text:p>
      <text:p text:style-name="Standard">BullFish</text:p>
      <text:p text:style-name="Standard">CrystalFish</text:p>
      <text:p text:style-name="Standard">FairySalmon</text:p>
      <text:p text:style-name="Standard">FireFish</text:p>
      <text:p text:style-name="Standard">GiantKoi</text:p>
      <text:p text:style-name="Standard">GreatBarracuda</text:p>
      <text:p text:style-name="Standard">HolyMackerel</text:p>
      <text:p text:style-name="Standard">LavaFish</text:p>
      <text:p text:style-name="Standard">ReaperFish</text:p>
      <text:p text:style-name="Standard">SummerDragonfish</text:p>
      <text:p text:style-name="Standard">UnicornFish</text:p>
      <text:p text:style-name="Standard">YellowtailBarracuda</text:p>
      <text:p text:style-name="Standard">AutumnDragonfishSteak</text:p>
      <text:p text:style-name="Standard">BullFishSteak</text:p>
      <text:p text:style-name="Standard">CrystalFishSteak</text:p>
      <text:p text:style-name="Standard">FairySalmonSteak</text:p>
      <text:p text:style-name="Standard">FireFishSteak</text:p>
      <text:p text:style-name="Standard">GiantKoiSteak</text:p>
      <text:p text:style-name="Standard">GreatBarracudaSteak</text:p>
      <text:p text:style-name="Standard">HolyMackerelSteak</text:p>
      <text:p text:style-name="Standard">LavaFishSteak</text:p>
      <text:p text:style-name="Standard">ReaperFishSteak</text:p>
      <text:p text:style-name="Standard">SummerDragonfishSteak</text:p>
      <text:p text:style-name="Standard">UnicornFishSteak</text:p>
      <text:p text:style-name="Standard">YellowtailBarracudaSteak</text:p>
      <text:p text:style-name="Standard">FishTrophyDeed</text:p>
      <text:p text:style-name="Standard">FishTrophy</text:p>
      <text:p text:style-name="Standard">TrophyComponent</text:p>
      <text:p text:style-name="Standard">BlackPowder</text:p>
      <text:p text:style-name="Standard">Charcoal</text:p>
      <text:p text:style-name="Standard">MentoSeasoning</text:p>
      <text:p text:style-name="Standard">SamuelsSecretSauce</text:p>
      <text:p text:style-name="Standard">DarkTruffle</text:p>
      <text:p text:style-name="Standard">FreshGinger</text:p>
      <text:p text:style-name="Standard">FishOilFlask</text:p>
      <text:p text:style-name="Standard">Matchcord</text:p>
      <text:p text:style-name="Standard"><text:soft-page-break/>NiterDeposit</text:p>
      <text:p text:style-name="Standard">Potash</text:p>
      <text:p text:style-name="Standard">Saltpeter</text:p>
      <text:p text:style-name="Standard">FishermansHat</text:p>
      <text:p text:style-name="Standard">FishermansTrousers</text:p>
      <text:p text:style-name="Standard">FishermansVest</text:p>
      <text:p text:style-name="Standard">FishermansEelskinGloves</text:p>
      <text:p text:style-name="Standard">FishermansChestguard</text:p>
      <text:p text:style-name="Standard">FishermansKilt</text:p>
      <text:p text:style-name="Standard">FishermansArms</text:p>
      <text:p text:style-name="Standard">FishermansEarrings</text:p>
      <text:p text:style-name="Standard">YellowPolkaDotBikini</text:p>
      <text:p text:style-name="Standard">BoatPaint</text:p>
      <text:p text:style-name="Standard">PermanentBoatPaint</text:p>
      <text:p text:style-name="Standard">BoatPaintRemover</text:p>
      <text:p text:style-name="Standard">CorgulAltar</text:p>
      <text:p text:style-name="Standard">CorgulIslandMap</text:p>
      <text:p text:style-name="Standard">StoneFootwear</text:p>
      <text:p text:style-name="Standard">CrackedLavaRockSouth</text:p>
      <text:p text:style-name="Standard">CrackedLavaRockEast</text:p>
      <text:p text:style-name="Standard">GeodeSouth</text:p>
      <text:p text:style-name="Standard">GeodeEast</text:p>
      <text:p text:style-name="Standard">GeodeShardSouth</text:p>
      <text:p text:style-name="Standard">GeodeShardEast</text:p>
      <text:p text:style-name="Standard">LavaRock</text:p>
      <text:p text:style-name="Standard">StonePaver</text:p>
      <text:p text:style-name="Standard">LobsterTrap</text:p>
      <text:p text:style-name="Standard">LavaLobsterTrap</text:p>
      <text:p text:style-name="Standard">OracleOfTheSea</text:p>
      <text:p text:style-name="Standard">RuinedShipPlans</text:p>
      <text:p text:style-name="Standard">SeaMarketBuoy</text:p>
      <text:p text:style-name="Standard">ShipCrate</text:p>
      <text:p text:style-name="Standard">SmugglersCache</text:p>
      <text:p text:style-name="Standard">SmugglersLiquor</text:p>
      <text:p text:style-name="Standard">WhiteClothDyeTub</text:p>
      <text:p text:style-name="Standard">BaseGalleon</text:p>
      <text:p text:style-name="Standard">BoatMountItem</text:p>
      <text:p text:style-name="Standard">BritannianShip</text:p>
      <text:p text:style-name="Standard">BritannianShipDeed</text:p>
      <text:p text:style-name="Standard">DockedBritannianShip</text:p>
      <text:p text:style-name="Standard">GalleonContainer</text:p>
      <text:p text:style-name="Standard">GalleonHold</text:p>
      <text:p text:style-name="Standard">HoldItem</text:p>
      <text:p text:style-name="Standard">GargishGalleon</text:p>
      <text:p text:style-name="Standard">GargishGalleonDeed</text:p>
      <text:p text:style-name="Standard">DockedGargishGalleon</text:p>
      <text:p text:style-name="Standard">MooringLine</text:p>
      <text:p text:style-name="Standard">OrcishGalleon</text:p>
      <text:p text:style-name="Standard">OrcishGalleonDeed</text:p>
      <text:p text:style-name="Standard">DockedOrcishGalleon</text:p>
      <text:p text:style-name="Standard">RowBoat</text:p>
      <text:p text:style-name="Standard">Rudder</text:p>
      <text:p text:style-name="Standard">RudderHandle</text:p>
      <text:p text:style-name="Standard">RowBoatDeed</text:p>
      <text:p text:style-name="Standard">DockedRowBoat</text:p>
      <text:p text:style-name="Standard">ShipRune</text:p>
      <text:p text:style-name="Standard">ShipWheel</text:p>
      <text:p text:style-name="Standard">TokunoGalleon</text:p>
      <text:p text:style-name="Standard">TokunoGalleonDeed</text:p>
      <text:p text:style-name="Standard">DockedTokunoGalleon</text:p>
      <text:p text:style-name="Standard">BindingPole</text:p>
      <text:p text:style-name="Standard">BindingRope</text:p>
      <text:p text:style-name="Standard">DeathCertificate</text:p>
      <text:p text:style-name="Standard">FishingGuideBook1</text:p>
      <text:p text:style-name="Standard">FishingGuideBook2</text:p>
      <text:p text:style-name="Standard">FishingGuideBook3</text:p>
      <text:p text:style-name="Standard">FishingGuideBook4</text:p>
      <text:p text:style-name="Standard">FishingGuideBook5</text:p>
      <text:p text:style-name="Standard">FishingGuideBook6</text:p>
      <text:p text:style-name="Standard">ShippingCrate</text:p>
      <text:p text:style-name="Standard">MarkerItem</text:p>
      <text:p text:style-name="Standard">BountyQuestSpawner</text:p>
      <text:p text:style-name="Standard">AuctionSafe</text:p>
      <text:p text:style-name="Standard">InternalComponent</text:p>
      <text:p text:style-name="Standard">AuctionSafeDeed</text:p>
      <text:p text:style-name="Standard">CardOfSemidar</text:p>
      <text:p text:style-name="Standard">ClimbingVine</text:p>
      <text:p text:style-name="Standard">EodonTribeRewardTitleToken</text:p>
      <text:p text:style-name="Standard">DefenderOfEodonTitleDeed</text:p>
      <text:p text:style-name="Standard">DefenderOfTheMyrmidexTitleDeed</text:p>
      <text:p text:style-name="Standard">FlameOfTheJukariTitleDeed</text:p>
      <text:p text:style-name="Standard">AmbusherOfTheKurakTitleDeed</text:p>
      <text:p text:style-name="Standard">TrooperOfTheBarakoTitleDeed</text:p>
      <text:p text:style-name="Standard">ThunderOfTheUraliTitleDeed</text:p>
      <text:p text:style-name="Standard">HerderOfTheSakkhraTitleDeed</text:p>
      <text:p text:style-name="Standard">ColonizerOfTheBarrabTitleDeed</text:p>
      <text:p text:style-name="Standard">TigerPelt</text:p>
      <text:p text:style-name="Standard">WhiteTigerPelt</text:p>
      <text:p text:style-name="Standard">BlackTigerPelt</text:p>
      <text:p text:style-name="Standard">DragonTurtleScute</text:p>
      <text:p text:style-name="Standard">FireItem</text:p>
      <text:p text:style-name="Standard">AllegianceIdol</text:p>
      <text:p text:style-name="Standard">BattleFlag</text:p>
      <text:p text:style-name="Standard">BattleSpawner</text:p>
      <text:p text:style-name="Standard">MoonstonePowerGeneratorAddon</text:p>
      <text:p text:style-name="Standard">InternalComponent</text:p>
      <text:p text:style-name="Standard">MoonstonePowerGenerator</text:p>
      <text:p text:style-name="Standard">ArmoryAddon</text:p>
      <text:p text:style-name="Standard">BarAddon</text:p>
      <text:p text:style-name="Standard">BelfryAddon</text:p>
      <text:p text:style-name="Standard">ShadowguardFountainAddon</text:p>
      <text:p text:style-name="Standard">OrchardAddon</text:p>
      <text:p text:style-name="Standard">AnonsBoots</text:p>
      <text:p text:style-name="Standard">AnonsBootsGargoyle</text:p>
      <text:p text:style-name="Standard">AnonsSpellbook</text:p>
      <text:p text:style-name="Standard">BalakaisShamanStaff</text:p>
      <text:p text:style-name="Standard">BalakaisShamanStaffGargoyle</text:p>
      <text:p text:style-name="Standard">EnchantressCameo</text:p>
      <text:p text:style-name="Standard">GrugorsShield</text:p>
      <text:p text:style-name="Standard">GrugorsShieldGargoyle</text:p>
      <text:p text:style-name="Standard">HalawasHuntingBow</text:p>
      <text:p text:style-name="Standard">HalawasHuntingBowGargoyle</text:p>
      <text:p text:style-name="Standard">HawkwindsRobe</text:p>
      <text:p text:style-name="Standard">JumusSacredHide</text:p>
      <text:p text:style-name="Standard">JumusSacredHideGargoyle</text:p>
      <text:p text:style-name="Standard">JuonarsGrimoire</text:p>
      <text:p text:style-name="Standard">LereisHuntingSpear</text:p>
      <text:p text:style-name="Standard">LereisHuntingSpearGargoyle</text:p>
      <text:p text:style-name="Standard">MinaxsSandles</text:p>
      <text:p text:style-name="Standard">MinaxsSandlesGargoyle</text:p>
      <text:p text:style-name="Standard">OzymandiasObi</text:p>
      <text:p text:style-name="Standard">OzymandiasObiGargoyle</text:p>
      <text:p text:style-name="Standard">ShantysWaders</text:p>
      <text:p text:style-name="Standard">ShantysWadersGargoyle</text:p>
      <text:p text:style-name="Standard">TotemOfTheTribe</text:p>
      <text:p text:style-name="Standard">WamapsBoneEarrings</text:p>
      <text:p text:style-name="Standard">WamapsBoneEarringsGargoyle</text:p>
      <text:p text:style-name="Standard">UnstableTimeRift</text:p>
      <text:p text:style-name="Standard">MocapotlsObsidianSword</text:p>
      <text:p text:style-name="Standard">ShadowguardController</text:p>
      <text:p text:style-name="Standard">ShadowguardBottleOfLiquor</text:p>
      <text:p text:style-name="Standard">ShadowguardApple</text:p>
      <text:p text:style-name="Standard">ShadowguardCypress</text:p>
      <text:p text:style-name="Standard">ShadowguardCypressFoilage</text:p>
      <text:p text:style-name="Standard">Phylactery</text:p>
      <text:p text:style-name="Standard">CursedSuitOfArmor</text:p>
      <text:p text:style-name="Standard">PurifyingFlames</text:p>
      <text:p text:style-name="Standard">ShadowguardCanal</text:p>
      <text:p text:style-name="Standard">ShadowguardSpigot</text:p>
      <text:p text:style-name="Standard">ShadowguardDrain</text:p>
      <text:p text:style-name="Standard">MagicDrakeWing</text:p>
      <text:p text:style-name="Standard">FeedingBell</text:p>
      <text:p text:style-name="Standard"><text:soft-page-break/>WitheringBones</text:p>
      <text:p text:style-name="Standard">TatteredBook</text:p>
      <text:p text:style-name="Standard">CousteauPerronAddon</text:p>
      <text:p text:style-name="Standard">CusteauPerronHouseDoor</text:p>
      <text:p text:style-name="Standard">IceCrystals</text:p>
      <text:p text:style-name="Standard">MasterThinkerContoller</text:p>
      <text:p text:style-name="Standard">MasterThinkerDecor</text:p>
      <text:p text:style-name="Standard">AquaGem</text:p>
      <text:p text:style-name="Standard">AquaPendant</text:p>
      <text:p text:style-name="Standard">BearingAssembly</text:p>
      <text:p text:style-name="Standard">BootsOfBallast</text:p>
      <text:p text:style-name="Standard">BrokenShipwreckRemains</text:p>
      <text:p text:style-name="Standard">CanvassRobe</text:p>
      <text:p text:style-name="Standard">FlyWheel</text:p>
      <text:p text:style-name="Standard">IceWyrmScale</text:p>
      <text:p text:style-name="Standard">LockerKey</text:p>
      <text:p text:style-name="Standard">MercutiosCutlass</text:p>
      <text:p text:style-name="Standard">NictitatingLens</text:p>
      <text:p text:style-name="Standard">GargishNictitatingLens</text:p>
      <text:p text:style-name="Standard">OrcishSchematics</text:p>
      <text:p text:style-name="Standard">PowerCore</text:p>
      <text:p text:style-name="Standard">SalvagerSuitPlans</text:p>
      <text:p text:style-name="Standard">PerfectBlackPearlDecor</text:p>
      <text:p text:style-name="Standard">PerfectBlackPearl</text:p>
      <text:p text:style-name="Standard">BurstingBrimstoneDecor</text:p>
      <text:p text:style-name="Standard">BurstingBrimstone</text:p>
      <text:p text:style-name="Standard">BrightDaemonBloodDecor</text:p>
      <text:p text:style-name="Standard">BrightDaemonBlood</text:p>
      <text:p text:style-name="Standard">MightyMandrakeDecor</text:p>
      <text:p text:style-name="Standard">MightyMandrake</text:p>
      <text:p text:style-name="Standard">BurlyBoneDecor</text:p>
      <text:p text:style-name="Standard">BurlyBone</text:p>
      <text:p text:style-name="Standard">StorageLocker</text:p>
      <text:p text:style-name="Standard">UnknownShipwreck</text:p>
      <text:p text:style-name="Standard">WillemHartesHat</text:p>
      <text:p text:style-name="Standard">WireSpool</text:p>
      <text:p text:style-name="Standard">CalculationsScroll</text:p>
      <text:p text:style-name="Standard">CaptainsLogScroll</text:p>
      <text:p text:style-name="Standard">CousteauPerronScroll</text:p>
      <text:p text:style-name="Standard">CusteauPerronNote</text:p>
      <text:p text:style-name="Standard">EliseTrentScroll</text:p>
      <text:p text:style-name="Standard">JosefSkimmonsScroll</text:p>
      <text:p text:style-name="Standard">JournalScroll</text:p>
      <text:p text:style-name="Standard">LedgerScroll</text:p>
      <text:p text:style-name="Standard">LiamDeFoeScroll</text:p>
      <text:p text:style-name="Standard">MadelineHarteScroll</text:p>
      <text:p text:style-name="Standard">MasterThinkerSchematics</text:p>
      <text:p text:style-name="Standard">SealedLettersScroll</text:p>
      <text:p text:style-name="Standard">SorcerersScroll</text:p>
      <text:p text:style-name="Standard">SuspicionsScroll</text:p>
      <text:p text:style-name="Standard">WillemHarteScroll</text:p>
      <text:p text:style-name="Standard">ShipLadder</text:p>
      <text:p text:style-name="Standard">ShipSign</text:p>
      <text:p text:style-name="Standard">Whirlpool</text:p>
      <text:p text:style-name="Standard">SorcerersPlateController</text:p>
      <text:p text:style-name="Standard">SorcerersPlate</text:p>
      <text:p text:style-name="Standard">SorcerersRewardChest</text:p>
      <text:p text:style-name="Standard">StrongboxKey</text:p>
      <text:p text:style-name="Standard">SpecialSalvageHook</text:p>
      <text:p text:style-name="Standard">WinchAssembly</text:p>
      <text:p text:style-name="Standard">WinchAssemblyLever</text:p>
      <text:p text:style-name="Standard">Hatch</text:p>
      <text:p text:style-name="Standard">HatchTile</text:p>
      <text:p text:style-name="Standard">WoodenKeyBarrel</text:p>
      <text:p text:style-name="Standard">WoodenToMetalBarrel</text:p>
      <text:p text:style-name="Standard">MetalBarrel</text:p>
      <text:p text:style-name="Standard">WoodKeyDebris</text:p>
      <text:p text:style-name="Standard">FactionPersistence</text:p>
      <text:p text:style-name="Standard">FactionCollectionBox</text:p>
      <text:p text:style-name="Standard">EnchantedBandage</text:p>
      <text:p text:style-name="Standard">PowderOfPerseverance</text:p>
      <text:p text:style-name="Standard">ShrineGem</text:p>
      <text:p text:style-name="Standard">StrongholdRune</text:p>
      <text:p text:style-name="Standard">BaseFactionTrap</text:p>
      <text:p text:style-name="Standard">BaseFactionTrapDeed</text:p>
      <text:p text:style-name="Standard">FactionExplosionTrap</text:p>
      <text:p text:style-name="Standard">FactionExplosionTrapDeed</text:p>
      <text:p text:style-name="Standard">FactionGasTrap</text:p>
      <text:p text:style-name="Standard">FactionGasTrapDeed</text:p>
      <text:p text:style-name="Standard">FactionSawTrap</text:p>
      <text:p text:style-name="Standard">FactionSawTrapDeed</text:p>
      <text:p text:style-name="Standard">FactionSpikeTrap</text:p>
      <text:p text:style-name="Standard">FactionSpikeTrapDeed</text:p>
      <text:p text:style-name="Standard">FactionTrapRemovalKit</text:p>
      <text:p text:style-name="Standard">BaseSystemController</text:p>
      <text:p text:style-name="Standard">BaseMonolith</text:p>
      <text:p text:style-name="Standard">FactionStone</text:p>
      <text:p text:style-name="Standard">JoinStone</text:p>
      <text:p text:style-name="Standard">Sigil</text:p>
      <text:p text:style-name="Standard">Silver</text:p>
      <text:p text:style-name="Standard">StrongholdMonolith</text:p>
      <text:p text:style-name="Standard">TownMonolith</text:p>
      <text:p text:style-name="Standard">TownStone</text:p>
      <text:p text:style-name="Standard">VirtualMountItem</text:p>
      <text:p text:style-name="Standard">FortunesFireGrog</text:p>
      <text:p text:style-name="Standard">tent_brownAddon</text:p>
      <text:p text:style-name="Standard">tent_brownAddonDeed</text:p>
      <text:p text:style-name="Standard">tent_whiteAddon</text:p>
      <text:p text:style-name="Standard">tent_whiteAddonDeed</text:p>
      <text:p text:style-name="Standard">BestKillBoard</text:p>
      <text:p text:style-name="Standard">HuntTrophyAddon</text:p>
      <text:p text:style-name="Standard">HuntTrophyComponent</text:p>
      <text:p text:style-name="Standard">HuntTrophyAddonDeed</text:p>
      <text:p text:style-name="Standard">HuntingDisplayTrophy</text:p>
      <text:p text:style-name="Standard">HuntingPermit</text:p>
      <text:p text:style-name="Standard">HuntingSystem</text:p>
      <text:p text:style-name="Standard">HuntTrophy</text:p>
      <text:p text:style-name="Standard">HuntTrophyDeed</text:p>
      <text:p text:style-name="Standard">HarvestersBlade</text:p>
      <text:p text:style-name="Standard">RangersGuildSash</text:p>
      <text:p text:style-name="Standard">GargishRangersGuildSash</text:p>
      <text:p text:style-name="Standard">HuntmastersRewardTitleDeed</text:p>
      <text:p text:style-name="Standard">HornOfPlenty</text:p>
      <text:p text:style-name="Standard">PeerlessPlatform</text:p>
      <text:p text:style-name="Standard">MedusaPlatform</text:p>
      <text:p text:style-name="Standard">RareSerpentEgg</text:p>
      <text:p text:style-name="Standard">DraconicOrb</text:p>
      <text:p text:style-name="Standard">StygianDragonPlatform</text:p>
      <text:p text:style-name="Standard">InstanceEnterGate</text:p>
      <text:p text:style-name="Standard">InstanceExitGate</text:p>
      <text:p text:style-name="Standard">PeerlessKeyBrazier</text:p>
      <text:p text:style-name="Standard">KhaldunPitTeleporter</text:p>
      <text:p text:style-name="Standard">PuzzleChest</text:p>
      <text:p text:style-name="Standard">MetalGoldenPuzzleChest</text:p>
      <text:p text:style-name="Standard">StrongBoxPuzzle</text:p>
      <text:p text:style-name="Standard">RaisableItem</text:p>
      <text:p text:style-name="Standard">RaiseSwitch</text:p>
      <text:p text:style-name="Standard">DisappearingRaiseSwitch</text:p>
      <text:p text:style-name="Standard">Alchemist2BazaarAddon</text:p>
      <text:p text:style-name="Standard">Alchemist2BazaarAddonDeed</text:p>
      <text:p text:style-name="Standard">ArmorBazaarAddon</text:p>
      <text:p text:style-name="Standard">ArmorBazaarAddonDeed</text:p>
      <text:p text:style-name="Standard">ArtistBazaarAddon</text:p>
      <text:p text:style-name="Standard">ArtistBazaarAddonDeed</text:p>
      <text:p text:style-name="Standard">CarpenterBazaarAddon</text:p>
      <text:p text:style-name="Standard">CarpenterBazaarAddonDeed</text:p>
      <text:p text:style-name="Standard">CarpetedStairBazaarAddon</text:p>
      <text:p text:style-name="Standard">CarpetedStairBazaarAddonDeed</text:p>
      <text:p text:style-name="Standard">CrystalBazaarAddon</text:p>
      <text:p text:style-name="Standard">CrystalBazaarAddonDeed</text:p>
      <text:p text:style-name="Standard">DistilleryBazaarAddon</text:p>
      <text:p text:style-name="Standard">DistilleryBazaarAddonDeed</text:p>
      <text:p text:style-name="Standard">EvilBazaarAddon</text:p>
      <text:p text:style-name="Standard">EvilBazaarAddonDeed</text:p>
      <text:p text:style-name="Standard">FishermanBazaarAddon</text:p>
      <text:p text:style-name="Standard">FishermanBazaarAddonDeed</text:p>
      <text:p text:style-name="Standard"><text:soft-page-break/>GenericBazaarAddon</text:p>
      <text:p text:style-name="Standard">GenericBazaarAddonDeed</text:p>
      <text:p text:style-name="Standard">JewelerBazaarAddon</text:p>
      <text:p text:style-name="Standard">JewelerBazaarAddonDeed</text:p>
      <text:p text:style-name="Standard">LeatherArmourBazaarAddon</text:p>
      <text:p text:style-name="Standard">LeatherArmourBazaarAddonDeed</text:p>
      <text:p text:style-name="Standard">MarbleStairBazaarAddon</text:p>
      <text:p text:style-name="Standard">MarbleStairBazaarAddonDeed</text:p>
      <text:p text:style-name="Standard">MetalArmourBazzarAddon</text:p>
      <text:p text:style-name="Standard">MetalArmourBazzarAddonDeed</text:p>
      <text:p text:style-name="Standard">PillowBazaarAddon</text:p>
      <text:p text:style-name="Standard">PillowBazaarAddonDeed</text:p>
      <text:p text:style-name="Standard">Provisioner2BazaarAddon</text:p>
      <text:p text:style-name="Standard">Provisioner2BazaarAddonDeed</text:p>
      <text:p text:style-name="Standard">ProvisionerBazaarAddon</text:p>
      <text:p text:style-name="Standard">ProvisionerBazaarAddonDeed</text:p>
      <text:p text:style-name="Standard">ScribeBazaarAddon</text:p>
      <text:p text:style-name="Standard">ScribeBazaarAddonDeed</text:p>
      <text:p text:style-name="Standard">SmithBazaarAddon</text:p>
      <text:p text:style-name="Standard">SmithBazaarAddonDeed</text:p>
      <text:p text:style-name="Standard">StableBazaarAddon</text:p>
      <text:p text:style-name="Standard">StableBazaarAddonDeed</text:p>
      <text:p text:style-name="Standard">Tailor2BazaarAddon</text:p>
      <text:p text:style-name="Standard">Tailor2BazaarAddonDeed</text:p>
      <text:p text:style-name="Standard">TailorBazaarAddon</text:p>
      <text:p text:style-name="Standard">TailorBazaarAddonDeed</text:p>
      <text:p text:style-name="Standard">WoodBenchBazaarAddon</text:p>
      <text:p text:style-name="Standard">WoodBenchBazaarAddonDeed</text:p>
      <text:p text:style-name="Standard">TownContractOfEmployment</text:p>
      <text:p text:style-name="Standard">PlayerVendorTile</text:p>
      <text:p text:style-name="Standard">AncientWall</text:p>
      <text:p text:style-name="Standard">MiniChamp</text:p>
      <text:p text:style-name="Standard">BaseThieveConsumable</text:p>
      <text:p text:style-name="Standard">BaseBalmOrLotion</text:p>
      <text:p text:style-name="Standard">BalmOfProtection</text:p>
      <text:p text:style-name="Standard">BalmOfStrength</text:p>
      <text:p text:style-name="Standard">BalmOfSwiftness</text:p>
      <text:p text:style-name="Standard">BalmOfWisdom</text:p>
      <text:p text:style-name="Standard">GemOfSalvation</text:p>
      <text:p text:style-name="Standard">LifeShieldLotion</text:p>
      <text:p text:style-name="Standard">ManaDraught</text:p>
      <text:p text:style-name="Standard">SeedOfLife</text:p>
      <text:p text:style-name="Standard">SmugglersLantern</text:p>
      <text:p text:style-name="Standard">SmugglersToolBox</text:p>
      <text:p text:style-name="Standard">StoneSkinLotion</text:p>
      <text:p text:style-name="Standard">BottleOfLiquor</text:p>
      <text:p text:style-name="Standard">LiquorBarrel</text:p>
      <text:p text:style-name="Standard">MetalKeg</text:p>
      <text:p text:style-name="Standard">WheatWort</text:p>
      <text:p text:style-name="Standard">Yeast</text:p>
      <text:p text:style-name="Standard">MaginciaLottoSystem</text:p>
      <text:p text:style-name="Standard">MaginciaPlotStone</text:p>
      <text:p text:style-name="Standard">WritOfLease</text:p>
      <text:p text:style-name="Standard">MaginciaBazaar</text:p>
      <text:p text:style-name="Standard">WarehouseContainer</text:p>
      <text:p text:style-name="Standard">Warehouse</text:p>
      <text:p text:style-name="Standard">PlotSign</text:p>
      <text:p text:style-name="Standard">BaseBazaarMulti</text:p>
      <text:p text:style-name="Standard">CommodityStyle1</text:p>
      <text:p text:style-name="Standard">CommodityStyle2</text:p>
      <text:p text:style-name="Standard">CommodityStyle3</text:p>
      <text:p text:style-name="Standard">PetStyle1</text:p>
      <text:p text:style-name="Standard">PetStyle2</text:p>
      <text:p text:style-name="Standard">PetStyle3</text:p>
      <text:p text:style-name="Standard">Hoe</text:p>
      <text:p text:style-name="Standard">PlantItem</text:p>
      <text:p text:style-name="Standard">MaginciaPlantItem</text:p>
      <text:p text:style-name="Standard">MaginciaPlantSystem</text:p>
      <text:p text:style-name="Standard">PeerlessTeleporter</text:p>
      <text:p text:style-name="Standard">EthologistTitleDeed</text:p>
      <text:p text:style-name="Standard">PetTrainingGate</text:p>
      <text:p text:style-name="Standard">PetBondRemoveGate</text:p>
      <text:p text:style-name="Standard">PowerScrollGiver</text:p>
      <text:p text:style-name="Standard">RaisedGardenAddon</text:p>
      <text:p text:style-name="Standard">RaisedGardenDeed</text:p>
      <text:p text:style-name="Standard">GardenAddonComponent</text:p>
      <text:p text:style-name="Standard">RaisedGardenPlantItem</text:p>
      <text:p text:style-name="Standard">PlantBowl</text:p>
      <text:p text:style-name="Standard">ArenaExitBanner</text:p>
      <text:p text:style-name="Standard">ArenaGate</text:p>
      <text:p text:style-name="Standard">ArenaStone</text:p>
      <text:p text:style-name="Standard">EnchantedSextant</text:p>
      <text:p text:style-name="Standard">HornOfRetreatMoongate</text:p>
      <text:p text:style-name="Standard">InvasionBeacon</text:p>
      <text:p text:style-name="Standard">BeaconItem</text:p>
      <text:p text:style-name="Standard">InvasionController</text:p>
      <text:p text:style-name="Standard">EpauletteBearingTheCrestOfBlackthorn6</text:p>
      <text:p text:style-name="Standard">FancyDressBearingTheCrestOfBlackthorn6</text:p>
      <text:p text:style-name="Standard">FemaleKimonoBearingTheCrestOfBlackthorn6</text:p>
      <text:p text:style-name="Standard">GargishEpauletteBearingTheCrestOfBlackthorn6</text:p>
      <text:p text:style-name="Standard">GargishFancyBearingTheCrestOfBlackthorn6</text:p>
      <text:p text:style-name="Standard">GargishRobeBearingTheCrestOfBlackthorn6</text:p>
      <text:p text:style-name="Standard">GildedDressBearingTheCrestOfBlackthorn6</text:p>
      <text:p text:style-name="Standard">HoodedRobeBearingTheCrestOfBlackthorn6</text:p>
      <text:p text:style-name="Standard">MaleKimonoBearingTheCrestOfBlackthorn6</text:p>
      <text:p text:style-name="Standard">PlainDressBearingTheCrestOfBlackthorn6</text:p>
      <text:p text:style-name="Standard">RobeBearingTheCrestOfBlackthorn6</text:p>
      <text:p text:style-name="Standard">EpauletteBearingTheCrestOfBlackthorn5</text:p>
      <text:p text:style-name="Standard">FancyDressBearingTheCrestOfBlackthorn5</text:p>
      <text:p text:style-name="Standard">FemaleKimonoBearingTheCrestOfBlackthorn5</text:p>
      <text:p text:style-name="Standard">GargishEpauletteBearingTheCrestOfBlackthorn5</text:p>
      <text:p text:style-name="Standard">GargishFancyBearingTheCrestOfBlackthorn5</text:p>
      <text:p text:style-name="Standard">GargishRobeBearingTheCrestOfBlackthorn5</text:p>
      <text:p text:style-name="Standard">GildedDressBearingTheCrestOfBlackthorn5</text:p>
      <text:p text:style-name="Standard">HoodedRobeBearingTheCrestOfBlackthorn5</text:p>
      <text:p text:style-name="Standard">MaleKimonoBearingTheCrestOfBlackthorn5</text:p>
      <text:p text:style-name="Standard">PlainDressBearingTheCrestOfBlackthorn5</text:p>
      <text:p text:style-name="Standard">RobeBearingTheCrestOfBlackthorn5</text:p>
      <text:p text:style-name="Standard">EpauletteBearingTheCrestOfBlackthorn4</text:p>
      <text:p text:style-name="Standard">FancyDressBearingTheCrestOfBlackthorn4</text:p>
      <text:p text:style-name="Standard">FemaleKimonoBearingTheCrestOfBlackthorn4</text:p>
      <text:p text:style-name="Standard">GargishEpauletteBearingTheCrestOfBlackthorn4</text:p>
      <text:p text:style-name="Standard">GargishFancyBearingTheCrestOfBlackthorn4</text:p>
      <text:p text:style-name="Standard">GargishRobeBearingTheCrestOfBlackthorn4</text:p>
      <text:p text:style-name="Standard">GildedDressBearingTheCrestOfBlackthorn4</text:p>
      <text:p text:style-name="Standard"><text:soft-page-break/>HoodedRobeBearingTheCrestOfBlackthorn4</text:p>
      <text:p text:style-name="Standard">MaleKimonoBearingTheCrestOfBlackthorn4</text:p>
      <text:p text:style-name="Standard">PlainDressBearingTheCrestOfBlackthorn4</text:p>
      <text:p text:style-name="Standard">RobeBearingTheCrestOfBlackthorn4</text:p>
      <text:p text:style-name="Standard">EpauletteBearingTheCrestOfBlackthorn3</text:p>
      <text:p text:style-name="Standard">FancyDressBearingTheCrestOfBlackthorn3</text:p>
      <text:p text:style-name="Standard">FemaleKimonoBearingTheCrestOfBlackthorn3</text:p>
      <text:p text:style-name="Standard">GargishEpauletteBearingTheCrestOfBlackthorn3</text:p>
      <text:p text:style-name="Standard">GargishFancyBearingTheCrestOfBlackthorn3</text:p>
      <text:p text:style-name="Standard">GargishRobeBearingTheCrestOfBlackthorn3</text:p>
      <text:p text:style-name="Standard">GildedDressBearingTheCrestOfBlackthorn3</text:p>
      <text:p text:style-name="Standard">HoodedRobeBearingTheCrestOfBlackthorn3</text:p>
      <text:p text:style-name="Standard">MaleKimonoBearingTheCrestOfBlackthorn3</text:p>
      <text:p text:style-name="Standard">PlainDressBearingTheCrestOfBlackthorn3</text:p>
      <text:p text:style-name="Standard">RobeBearingTheCrestOfBlackthorn3</text:p>
      <text:p text:style-name="Standard">EpauletteBearingTheCrestOfBlackthorn7</text:p>
      <text:p text:style-name="Standard">FancyDressBearingTheCrestOfBlackthorn7</text:p>
      <text:p text:style-name="Standard">FemaleKimonoBearingTheCrestOfBlackthorn7</text:p>
      <text:p text:style-name="Standard">GargishEpauletteBearingTheCrestOfBlackthorn7</text:p>
      <text:p text:style-name="Standard">GargishFancyBearingTheCrestOfBlackthorn7</text:p>
      <text:p text:style-name="Standard">GargishRobeBearingTheCrestOfBlackthorn7</text:p>
      <text:p text:style-name="Standard">GildedDressBearingTheCrestOfBlackthorn7</text:p>
      <text:p text:style-name="Standard">HoodedRobeBearingTheCrestOfBlackthorn7</text:p>
      <text:p text:style-name="Standard">MaleKimonoBearingTheCrestOfBlackthorn7</text:p>
      <text:p text:style-name="Standard">PlainDressBearingTheCrestOfBlackthorn7</text:p>
      <text:p text:style-name="Standard">RobeBearingTheCrestOfBlackthorn7</text:p>
      <text:p text:style-name="Standard">GargishHalfApronBearingTheCrestOfBlackthorn2</text:p>
      <text:p text:style-name="Standard">LeatherNinjaBeltBearingTheCrestOfBlackthorn2</text:p>
      <text:p text:style-name="Standard">ObiBearingTheCrestOfBlackthorn2</text:p>
      <text:p text:style-name="Standard">WoodlandBeltBearingTheCrestOfBlackthorn2</text:p>
      <text:p text:style-name="Standard">BandanaBearingTheCrestOfBlackthorn3</text:p>
      <text:p text:style-name="Standard">BascinetBearingTheCrestOfBlackthorn3</text:p>
      <text:p text:style-name="Standard">CircletBearingTheCrestOfBlackthorn3</text:p>
      <text:p text:style-name="Standard">FeatheredHatBearingTheCrestOfBlackthorn3</text:p>
      <text:p text:style-name="Standard">GargishEarringsBearingTheCrestOfBlackthorn3</text:p>
      <text:p text:style-name="Standard">GargishGlassesBearingTheCrestOfBlackthorn3</text:p>
      <text:p text:style-name="Standard">JesterHatBearingTheCrestOfBlackthorn3</text:p>
      <text:p text:style-name="Standard">NorseHelmBearingTheCrestOfBlackthorn3</text:p>
      <text:p text:style-name="Standard">PlateHelmBearingTheCrestOfBlackthorn3</text:p>
      <text:p text:style-name="Standard">RoyalCircletBearingTheCrestOfBlackthorn3</text:p>
      <text:p text:style-name="Standard">SkullcapBearingTheCrestOfBlackthorn3</text:p>
      <text:p text:style-name="Standard">TricorneHatBearingTheCrestOfBlackthorn3</text:p>
      <text:p text:style-name="Standard">WizardsHatBearingTheCrestOfBlackthorn3</text:p>
      <text:p text:style-name="Standard">BandanaBearingTheCrestOfBlackthorn2</text:p>
      <text:p text:style-name="Standard">BascinetBearingTheCrestOfBlackthorn2</text:p>
      <text:p text:style-name="Standard">CircletBearingTheCrestOfBlackthorn2</text:p>
      <text:p text:style-name="Standard">FeatheredHatBearingTheCrestOfBlackthorn2</text:p>
      <text:p text:style-name="Standard">GargishEarringsBearingTheCrestOfBlackthorn2</text:p>
      <text:p text:style-name="Standard">GargishGlassesBearingTheCrestOfBlackthorn2</text:p>
      <text:p text:style-name="Standard">JesterHatBearingTheCrestOfBlackthorn2</text:p>
      <text:p text:style-name="Standard">NorseHelmBearingTheCrestOfBlackthorn2</text:p>
      <text:p text:style-name="Standard">PlateHelmBearingTheCrestOfBlackthorn2</text:p>
      <text:p text:style-name="Standard">RoyalCircletBearingTheCrestOfBlackthorn2</text:p>
      <text:p text:style-name="Standard">SkullcapBearingTheCrestOfBlackthorn2</text:p>
      <text:p text:style-name="Standard">TricorneHatBearingTheCrestOfBlackthorn2</text:p>
      <text:p text:style-name="Standard">WizardsHatBearingTheCrestOfBlackthorn2</text:p>
      <text:p text:style-name="Standard">EpauletteBearingTheCrestOfBlackthorn2</text:p>
      <text:p text:style-name="Standard">FancyDressBearingTheCrestOfBlackthorn2</text:p>
      <text:p text:style-name="Standard">FemaleKimonoBearingTheCrestOfBlackthorn2</text:p>
      <text:p text:style-name="Standard">GargishEpauletteBearingTheCrestOfBlackthorn2</text:p>
      <text:p text:style-name="Standard">GargishFancyBearingTheCrestOfBlackthorn2</text:p>
      <text:p text:style-name="Standard">GargishRobeBearingTheCrestOfBlackthorn2</text:p>
      <text:p text:style-name="Standard">GildedDressBearingTheCrestOfBlackthorn2</text:p>
      <text:p text:style-name="Standard">HoodedRobeBearingTheCrestOfBlackthorn2</text:p>
      <text:p text:style-name="Standard">MaleKimonoBearingTheCrestOfBlackthorn2</text:p>
      <text:p text:style-name="Standard">PlainDressBearingTheCrestOfBlackthorn2</text:p>
      <text:p text:style-name="Standard">RobeBearingTheCrestOfBlackthorn2</text:p>
      <text:p text:style-name="Standard">BandanaBearingTheCrestOfBlackthorn1</text:p>
      <text:p text:style-name="Standard">BascinetBearingTheCrestOfBlackthorn1</text:p>
      <text:p text:style-name="Standard">CircletBearingTheCrestOfBlackthorn1</text:p>
      <text:p text:style-name="Standard">FeatheredHatBearingTheCrestOfBlackthorn1</text:p>
      <text:p text:style-name="Standard">GargishEarringsBearingTheCrestOfBlackthorn1</text:p>
      <text:p text:style-name="Standard"><text:soft-page-break/>GargishGlassesBearingTheCrestOfBlackthorn1</text:p>
      <text:p text:style-name="Standard">JesterHatBearingTheCrestOfBlackthorn1</text:p>
      <text:p text:style-name="Standard">NorseHelmBearingTheCrestOfBlackthorn1</text:p>
      <text:p text:style-name="Standard">PlateHelmBearingTheCrestOfBlackthorn1</text:p>
      <text:p text:style-name="Standard">RoyalCircletBearingTheCrestOfBlackthorn1</text:p>
      <text:p text:style-name="Standard">SkullcapBearingTheCrestOfBlackthorn1</text:p>
      <text:p text:style-name="Standard">TricorneHatBearingTheCrestOfBlackthorn1</text:p>
      <text:p text:style-name="Standard">WizardsHatBearingTheCrestOfBlackthorn1</text:p>
      <text:p text:style-name="Standard">CloakBearingTheCrestOfBlackthorn</text:p>
      <text:p text:style-name="Standard">GargishClothWingArmorBearingTheCrestOfBlackthorn</text:p>
      <text:p text:style-name="Standard">DoubletBearingTheCrestOfBlackthorn</text:p>
      <text:p text:style-name="Standard">GargishSashBearingTheCrestOfBlackthorn</text:p>
      <text:p text:style-name="Standard">SurcoatBearingTheCrestOfBlackthorn</text:p>
      <text:p text:style-name="Standard">TunicBearingTheCrestOfBlackthorn</text:p>
      <text:p text:style-name="Standard">ChainmailTunicBearingTheCrestOfBlackthorn</text:p>
      <text:p text:style-name="Standard">DragonBreastplateBearingTheCrestOfBlackthorn</text:p>
      <text:p text:style-name="Standard">GargishPlatemailChestBearingTheCrestOfBlackthorn</text:p>
      <text:p text:style-name="Standard">GargishStoneChestBearingTheCrestOfBlackthorn</text:p>
      <text:p text:style-name="Standard">PlatemailTunicBearingTheCrestOfBlackthorn</text:p>
      <text:p text:style-name="Standard">RingmailTunicBearingTheCrestOfBlackthorn</text:p>
      <text:p text:style-name="Standard">EpauletteBearingTheCrestOfBlackthorn1</text:p>
      <text:p text:style-name="Standard">FancyDressBearingTheCrestOfBlackthorn1</text:p>
      <text:p text:style-name="Standard">FemaleKimonoBearingTheCrestOfBlackthorn1</text:p>
      <text:p text:style-name="Standard">GargishEpauletteBearingTheCrestOfBlackthorn1</text:p>
      <text:p text:style-name="Standard">GargishFancyBearingTheCrestOfBlackthorn1</text:p>
      <text:p text:style-name="Standard">GargishRobeBearingTheCrestOfBlackthorn1</text:p>
      <text:p text:style-name="Standard">GildedDressBearingTheCrestOfBlackthorn1</text:p>
      <text:p text:style-name="Standard">HoodedRobeBearingTheCrestOfBlackthorn1</text:p>
      <text:p text:style-name="Standard">MaleKimonoBearingTheCrestOfBlackthorn1</text:p>
      <text:p text:style-name="Standard">PlainDressBearingTheCrestOfBlackthorn1</text:p>
      <text:p text:style-name="Standard">RobeBearingTheCrestOfBlackthorn1</text:p>
      <text:p text:style-name="Standard">GargishHalfApronBearingTheCrestOfBlackthorn1</text:p>
      <text:p text:style-name="Standard">LeatherNinjaBeltBearingTheCrestOfBlackthorn1</text:p>
      <text:p text:style-name="Standard">ObiBearingTheCrestOfBlackthorn1</text:p>
      <text:p text:style-name="Standard">WoodlandBeltBearingTheCrestOfBlackthorn1</text:p>
      <text:p text:style-name="Standard">BlackthornPainting1</text:p>
      <text:p text:style-name="Standard">BlackthornPainting2</text:p>
      <text:p text:style-name="Standard">DecorativeShardShield</text:p>
      <text:p text:style-name="Standard">DecorativeShardShieldDeed</text:p>
      <text:p text:style-name="Standard">ManaDrainItem</text:p>
      <text:p text:style-name="Standard">BestWaveBoard</text:p>
      <text:p text:style-name="Standard">BlightOfTheTundra</text:p>
      <text:p text:style-name="Standard">GargishBlightOfTheTundra</text:p>
      <text:p text:style-name="Standard">BraceletOfProtection</text:p>
      <text:p text:style-name="Standard">Brightblade</text:p>
      <text:p text:style-name="Standard">GargishBrightblade</text:p>
      <text:p text:style-name="Standard">CauldronOfTransmutation</text:p>
      <text:p text:style-name="Standard">InternalComponent</text:p>
      <text:p text:style-name="Standard">CauldronOfTransmutationDeed</text:p>
      <text:p text:style-name="Standard">HarvestMap</text:p>
      <text:p text:style-name="Standard">Hephaestus</text:p>
      <text:p text:style-name="Standard">GargishHephaestus</text:p>
      <text:p text:style-name="Standard">MagicalFishFinder</text:p>
      <text:p text:style-name="Standard">PrismaticLenses</text:p>
      <text:p text:style-name="Standard">GargishPrismaticLenses</text:p>
      <text:p text:style-name="Standard">SmeltersTalisman</text:p>
      <text:p text:style-name="Standard">TemporaryForge</text:p>
      <text:p text:style-name="Standard">InternalComponent</text:p>
      <text:p text:style-name="Standard">TemporaryForgeDeed</text:p>
      <text:p text:style-name="Standard">WoodsmansTalisman</text:p>
      <text:p text:style-name="Standard">VoidPoolController</text:p>
      <text:p text:style-name="Standard">DespiseController</text:p>
      <text:p text:style-name="Standard">CounterfeitPlatinum</text:p>
      <text:p text:style-name="Standard">CultistsRitualTome</text:p>
      <text:p text:style-name="Standard">FirstAidBelt</text:p>
      <text:p text:style-name="Standard">KhaldunChest</text:p>
      <text:p text:style-name="Standard">ZombiePainting</text:p>
      <text:p text:style-name="Standard">SkeletonPortrait</text:p>
      <text:p text:style-name="Standard">LichPainting</text:p>
      <text:p text:style-name="Standard">MaskOfKhalAnkur</text:p>
      <text:p text:style-name="Standard">PendantOfKhalAnkur</text:p>
      <text:p text:style-name="Standard">ProphetTitleDeed</text:p>
      <text:p text:style-name="Standard">SeekerOfTheFallenStarTitleDeed</text:p>
      <text:p text:style-name="Standard">SterlingSilverRing</text:p>
      <text:p text:style-name="Standard">ZealotOfKhalAnkurTitleDeed</text:p>
      <text:p text:style-name="Standard">CorrosiveAsh</text:p>
      <text:p text:style-name="Standard">CursedOilstone</text:p>
      <text:p text:style-name="Standard">QuartzGrit</text:p>
      <text:p text:style-name="Standard">WhetstoneOfEnervation</text:p>
      <text:p text:style-name="Standard">ShameAltar</text:p>
      <text:p text:style-name="Standard">ShameCrystal</text:p>
      <text:p text:style-name="Standard">ShameTeleporter</text:p>
      <text:p text:style-name="Standard">ShameWallTeleporter</text:p>
      <text:p text:style-name="Standard">ShameWall</text:p>
      <text:p text:style-name="Standard">ExodusAlterAddon</text:p>
      <text:p text:style-name="Standard">ExodusChest</text:p>
      <text:p text:style-name="Standard">ExodusNexus</text:p>
      <text:p text:style-name="Standard">ExodusSacrificalDagger</text:p>
      <text:p text:style-name="Standard">ExodusSacrificalGargishDagger</text:p>
      <text:p text:style-name="Standard">ExodusSummoningAlter</text:p>
      <text:p text:style-name="Standard">ExodusSummoningRite</text:p>
      <text:p text:style-name="Standard">ExodusTomeAltar</text:p>
      <text:p text:style-name="Standard">ExoticToolkit</text:p>
      <text:p text:style-name="Standard">KeypunchReader</text:p>
      <text:p text:style-name="Standard">MechanicalComponent</text:p>
      <text:p text:style-name="Standard">PunchCard</text:p>
      <text:p text:style-name="Standard">RobeofRite</text:p>
      <text:p text:style-name="Standard">Asclepius</text:p>
      <text:p text:style-name="Standard">BracersofAlchemicalDevastation</text:p>
      <text:p text:style-name="Standard">ClockworkLeggings</text:p>
      <text:p text:style-name="Standard">DupresSword</text:p>
      <text:p text:style-name="Standard">GargishAsclepius</text:p>
      <text:p text:style-name="Standard">GargishBracersofAlchemicalDevastation</text:p>
      <text:p text:style-name="Standard">GargishClockworkLeggings</text:p>
      <text:p text:style-name="Standard">GargishDupresSword</text:p>
      <text:p text:style-name="Standard">HygieiasAmulet</text:p>
      <text:p text:style-name="Standard">ScrollofValiantCommendation</text:p>
      <text:p text:style-name="Standard">DeathVortexTrap</text:p>
      <text:p text:style-name="Standard"><text:soft-page-break/>GoldDust</text:p>
      <text:p text:style-name="Standard">NexusCore</text:p>
      <text:p text:style-name="Standard">SmallPieceofBlackrock</text:p>
      <text:p text:style-name="Standard">VerLorRegController</text:p>
      <text:p text:style-name="Standard">BlanketOfDarkness</text:p>
      <text:p text:style-name="Standard">TortureRackComponent</text:p>
      <text:p text:style-name="Standard">TortureRackEast</text:p>
      <text:p text:style-name="Standard">TortureRackEastDeed</text:p>
      <text:p text:style-name="Standard">TortureRackSouth</text:p>
      <text:p text:style-name="Standard">TortureRackSouthDeed</text:p>
      <text:p text:style-name="Standard">BedrollSpawner</text:p>
      <text:p text:style-name="Standard">MysteriousTunnel</text:p>
      <text:p text:style-name="Standard">Soap</text:p>
      <text:p text:style-name="Standard">StinkingCauldron</text:p>
      <text:p text:style-name="Standard">WrongBarredMetalDoor</text:p>
      <text:p text:style-name="Standard">WrongBedrollBase</text:p>
      <text:p text:style-name="Standard">WrongBedrollSouth</text:p>
      <text:p text:style-name="Standard">WrongBedrollEast</text:p>
      <text:p text:style-name="Standard">WrongMazeWall</text:p>
      <text:p text:style-name="Standard">GooeyMaggotSlime</text:p>
      <text:p text:style-name="Standard">HotItemChest</text:p>
      <text:p text:style-name="Standard">Spawner</text:p>
      <text:p text:style-name="Standard">ProximitySpawner</text:p>
      <text:p text:style-name="Standard">SR_Persistence</text:p>
      <text:p text:style-name="Standard">SR_RuneGate</text:p>
      <text:p text:style-name="Standard">ArisenController</text:p>
      <text:p text:style-name="Standard">ChamberBarrier</text:p>
      <text:p text:style-name="Standard">ChamberLever</text:p>
      <text:p text:style-name="Standard">ChamberSpawner</text:p>
      <text:p text:style-name="Standard">ChamberSwitch</text:p>
      <text:p text:style-name="Standard">EnergyBarrier</text:p>
      <text:p text:style-name="Standard">FireBarrier</text:p>
      <text:p text:style-name="Standard">FlameOfChaos</text:p>
      <text:p text:style-name="Standard">FlameOfOrder</text:p>
      <text:p text:style-name="Standard">SBMessageTrigger</text:p>
      <text:p text:style-name="Standard">SacredQuestBlocker</text:p>
      <text:p text:style-name="Standard">ToKTeleporter</text:p>
      <text:p text:style-name="Standard">TombOfKingsSecretDoor</text:p>
      <text:p text:style-name="Standard">RoyalBritannianGuardOrders</text:p>
      <text:p text:style-name="Standard">CorpseOfBennetYardley</text:p>
      <text:p text:style-name="Standard">TreasureHuntingBook</text:p>
      <text:p text:style-name="Standard">BuriedRichesTreasureMap</text:p>
      <text:p text:style-name="Standard">TreasureSeekersLockpick</text:p>
      <text:p text:style-name="Standard">MysteriousPotion</text:p>
      <text:p text:style-name="Standard">PaladinCorpse</text:p>
      <text:p text:style-name="Standard">WouldBePaladinChronicles</text:p>
      <text:p text:style-name="Standard">HuntmastersQuestRewardTitleDeed</text:p>
      <text:p text:style-name="Standard">PaladinOfTrinsicRewardTitleDeed</text:p>
      <text:p text:style-name="Standard">RightingWrongRewardTitleDeed</text:p>
      <text:p text:style-name="Standard">TreasureHunterRewardTitleDeed</text:p>
      <text:p text:style-name="Standard">HeroOfMincRewardTitleDeed</text:p>
      <text:p text:style-name="Standard">DespiseTitleDeed</text:p>
      <text:p text:style-name="Standard">ExploringTheDeedTitleDeed</text:p>
      <text:p text:style-name="Standard">EnergyTileAddon</text:p>
      <text:p text:style-name="Standard">EnergyTileComponent</text:p>
      <text:p text:style-name="Standard">JournalDrSpector1</text:p>
      <text:p text:style-name="Standard">JournalDrSpector2</text:p>
      <text:p text:style-name="Standard">JournalDrSpector3</text:p>
      <text:p text:style-name="Standard">JournalDrSpector4</text:p>
      <text:p text:style-name="Standard">HistoryOfTheGreatWok1</text:p>
      <text:p text:style-name="Standard">HistoryOfTheGreatWok2</text:p>
      <text:p text:style-name="Standard">HistoryOfTheGreatWok3</text:p>
      <text:p text:style-name="Standard">HistoryOfTheGreatWok4</text:p>
      <text:p text:style-name="Standard">KotlBattleSimulator</text:p>
      <text:p text:style-name="Standard">KotlCityPuzzle</text:p>
      <text:p text:style-name="Standard">KotlCityPuzzleComponent</text:p>
      <text:p text:style-name="Standard">KotlDoor</text:p>
      <text:p text:style-name="Standard">KotlWallAddon</text:p>
      <text:p text:style-name="Standard">PowerCoreDockingStation</text:p>
      <text:p text:style-name="Standard">InternalContainer</text:p>
      <text:p text:style-name="Standard">KotlRegalChest</text:p>
      <text:p text:style-name="Standard">SkeletalHangmanAddon</text:p>
      <text:p text:style-name="Standard">InternalComponent</text:p>
      <text:p text:style-name="Standard">SkeletalHangmanAddonDeed</text:p>
      <text:p text:style-name="Standard">KotlSacraficialAltarAddon</text:p>
      <text:p text:style-name="Standard">KotlSacraficialAltarAddonDeed</text:p>
      <text:p text:style-name="Standard">TreasuresOfKotlRewardDeed</text:p>
      <text:p text:style-name="Standard">KatalkotlsRing</text:p>
      <text:p text:style-name="Standard">BootsOfEscaping</text:p>
      <text:p text:style-name="Standard">TalonsOfEscaping</text:p>
      <text:p text:style-name="Standard">TribalBanner</text:p>
      <text:p text:style-name="Standard">WheelsOfTime</text:p>
      <text:p text:style-name="Standard">TreasuresOfTokunoPersistence</text:p>
      <text:p text:style-name="Standard">UltimaStoreContainer</text:p>
      <text:p text:style-name="Standard">ExperimentalBook</text:p>
      <text:p text:style-name="Standard">ExperimentalGem</text:p>
      <text:p text:style-name="Standard">ExperimentalRoomChest</text:p>
      <text:p text:style-name="Standard">ExperimentalRoomController</text:p>
      <text:p text:style-name="Standard">ExperimentalRoomDoor</text:p>
      <text:p text:style-name="Standard">ExperimentalRoomBlocker</text:p>
      <text:p text:style-name="Standard">TwoStoryBanner</text:p>
      <text:p text:style-name="Standard">Stalagmite</text:p>
      <text:p text:style-name="Standard">Flowstone</text:p>
      <text:p text:style-name="Standard">HangingChainmailLegs</text:p>
      <text:p text:style-name="Standard">HangingRingmailTunic</text:p>
      <text:p text:style-name="Standard">PluckedChicken</text:p>
      <text:p text:style-name="Standard">ColorfulTapestry</text:p>
      <text:p text:style-name="Standard">CanvaslessEasel</text:p>
      <text:p text:style-name="Standard">GoldenCompass</text:p>
      <text:p text:style-name="Standard">MouldingBoard</text:p>
      <text:p text:style-name="Standard">DoughBowl</text:p>
      <text:p text:style-name="Standard">HornedTotemPole</text:p>
      <text:p text:style-name="Standard">LargeSquarePillow</text:p>
      <text:p text:style-name="Standard">LargeDiamondPillow</text:p>
      <text:p text:style-name="Standard">DustyPillow</text:p>
      <text:p text:style-name="Standard">StatuePedestal</text:p>
      <text:p text:style-name="Standard">RolledMapOfTheUnderworld</text:p>
      <text:p text:style-name="Standard">UnderworldPuzzleItem</text:p>
      <text:p text:style-name="Standard">UnderworldPuzzleBox</text:p>
      <text:p text:style-name="Standard">NavreysController</text:p>
      <text:p text:style-name="Standard">NavreysPillar</text:p>
      <text:p text:style-name="Standard">CopperPuzzleKey</text:p>
      <text:p text:style-name="Standard">GoldPuzzleKey</text:p>
      <text:p text:style-name="Standard">MagicKey</text:p>
      <text:p text:style-name="Standard">MastermindPuzzleItem</text:p>
      <text:p text:style-name="Standard">MazePuzzleItem</text:p>
      <text:p text:style-name="Standard">PuzzleBook</text:p>
      <text:p text:style-name="Standard">PuzzleBox</text:p>
      <text:p text:style-name="Standard">PuzzleRoomTeleporter</text:p>
      <text:p text:style-name="Standard">VendorSearchMap</text:p>
      <text:p text:style-name="Standard">CharacterStatueDeed</text:p>
      <text:p text:style-name="Standard">CharacterStatueMaker</text:p>
      <text:p text:style-name="Standard">MarbleStatueMaker</text:p>
      <text:p text:style-name="Standard">JadeStatueMaker</text:p>
      <text:p text:style-name="Standard">BronzeStatueMaker</text:p>
      <text:p text:style-name="Standard">CharacterStatuePlinth</text:p>
      <text:p text:style-name="Standard">CorruptedCrystalPortal</text:p>
      <text:p text:style-name="Standard">CrystalPortal</text:p>
      <text:p text:style-name="Standard">DaviesLockerAddon</text:p>
      <text:p text:style-name="Standard">DaviesLockerComponent</text:p>
      <text:p text:style-name="Standard">DaviesLockerAddonDeed</text:p>
      <text:p text:style-name="Standard">CompassionBanner</text:p>
      <text:p text:style-name="Standard">CovetousBanner</text:p>
      <text:p text:style-name="Standard">DeceitBanner</text:p>
      <text:p text:style-name="Standard">DespiseBanner</text:p>
      <text:p text:style-name="Standard">DestardBanner</text:p>
      <text:p text:style-name="Standard">HonestyBanner</text:p>
      <text:p text:style-name="Standard">HonorBanner</text:p>
      <text:p text:style-name="Standard">HumilityBanner</text:p>
      <text:p text:style-name="Standard">HythlothBanner</text:p>
      <text:p text:style-name="Standard">JusticeBanner</text:p>
      <text:p text:style-name="Standard">PrideBanner</text:p>
      <text:p text:style-name="Standard"><text:soft-page-break/>SacraficeBanner</text:p>
      <text:p text:style-name="Standard">ShameBanner</text:p>
      <text:p text:style-name="Standard">SpiritualityBanner</text:p>
      <text:p text:style-name="Standard">ValorBanner</text:p>
      <text:p text:style-name="Standard">WrongBanner</text:p>
      <text:p text:style-name="Standard">CovetousTileAddon</text:p>
      <text:p text:style-name="Standard">CovetousTileDeed</text:p>
      <text:p text:style-name="Standard">DeceitTileAddon</text:p>
      <text:p text:style-name="Standard">DeceitTileDeed</text:p>
      <text:p text:style-name="Standard">DespiseTileAddon</text:p>
      <text:p text:style-name="Standard">DespiseTileDeed</text:p>
      <text:p text:style-name="Standard">DestardTileAddon</text:p>
      <text:p text:style-name="Standard">DestardTileDeed</text:p>
      <text:p text:style-name="Standard">HythlothTileAddon</text:p>
      <text:p text:style-name="Standard">HythlothTileDeed</text:p>
      <text:p text:style-name="Standard">PrideTileAddon</text:p>
      <text:p text:style-name="Standard">PrideTileDeed</text:p>
      <text:p text:style-name="Standard">ShameTileAddon</text:p>
      <text:p text:style-name="Standard">ShameTileDeed</text:p>
      <text:p text:style-name="Standard">WrongTileAddon</text:p>
      <text:p text:style-name="Standard">WrongTileDeed</text:p>
      <text:p text:style-name="Standard">CannonTurret</text:p>
      <text:p text:style-name="Standard">CannonBase</text:p>
      <text:p text:style-name="Standard">CannonTurretPlans</text:p>
      <text:p text:style-name="Standard">EssenceOfCourage</text:p>
      <text:p text:style-name="Standard">ForgedRoyalPardon</text:p>
      <text:p text:style-name="Standard">ManaSpike</text:p>
      <text:p text:style-name="Standard">MorphEarrings</text:p>
      <text:p text:style-name="Standard">VvVWoodlandArms</text:p>
      <text:p text:style-name="Standard">VvVDragonArms</text:p>
      <text:p text:style-name="Standard">VvVGargishPlateArms</text:p>
      <text:p text:style-name="Standard">VvVPlateArms</text:p>
      <text:p text:style-name="Standard">VvVGargishStoneChest</text:p>
      <text:p text:style-name="Standard">VvVStuddedChest</text:p>
      <text:p text:style-name="Standard">VvVEpaulette</text:p>
      <text:p text:style-name="Standard">VvVGargishEpaulette</text:p>
      <text:p text:style-name="Standard">VvVHairDye</text:p>
      <text:p text:style-name="Standard">VvVWizardsHat</text:p>
      <text:p text:style-name="Standard">VvVGargishEarrings</text:p>
      <text:p text:style-name="Standard">VvVPotionKeg</text:p>
      <text:p text:style-name="Standard">VvVPotion</text:p>
      <text:p text:style-name="Standard">AntiParalysisPotion</text:p>
      <text:p text:style-name="Standard">SupernovaPotion</text:p>
      <text:p text:style-name="Standard">StatLossRemovalPotion</text:p>
      <text:p text:style-name="Standard">GreaterStaminaPotion</text:p>
      <text:p text:style-name="Standard">VvVRobe</text:p>
      <text:p text:style-name="Standard">VvVSteedStatuette</text:p>
      <text:p text:style-name="Standard">VvVTrapKit</text:p>
      <text:p text:style-name="Standard">VvVTrap</text:p>
      <text:p text:style-name="Standard">VvVExplosionTrap</text:p>
      <text:p text:style-name="Standard">VvVPoisonTrap</text:p>
      <text:p text:style-name="Standard">VvVColdTrap</text:p>
      <text:p text:style-name="Standard">VvVEnergyTrap</text:p>
      <text:p text:style-name="Standard">VvVBladeTrap</text:p>
      <text:p text:style-name="Standard">VvVWand1</text:p>
      <text:p text:style-name="Standard">VvVWand2</text:p>
      <text:p text:style-name="Standard">VvVAltar</text:p>
      <text:p text:style-name="Standard">VvVSigil</text:p>
      <text:p text:style-name="Standard">HonestyChest</text:p>
      <text:p text:style-name="Standard">SaveItemPack</text:p>
      <text:p text:style-name="Standard">XmlQuestHolder</text:p>
      <text:p text:style-name="Standard">QuestHolder</text:p>
      <text:p text:style-name="Standard">XmlQuestToken</text:p>
      <text:p text:style-name="Standard">QuestNote</text:p>
      <text:p text:style-name="Standard">OriginalQuestNote</text:p>
      <text:p text:style-name="Standard">SimpleMap</text:p>
      <text:p text:style-name="Standard">SimpleNote</text:p>
      <text:p text:style-name="Standard">SimpleLever</text:p>
      <text:p text:style-name="Standard">SimpleSwitch</text:p>
      <text:p text:style-name="Standard">CombinationLock</text:p>
      <text:p text:style-name="Standard">SimpleTileTrap</text:p>
      <text:p text:style-name="Standard">SingleUseSwitch</text:p>
      <text:p text:style-name="Standard">XmlLatch</text:p>
      <text:p text:style-name="Standard">TimedLever</text:p>
      <text:p text:style-name="Standard">TimedSwitch</text:p>
      <text:p text:style-name="Standard">TimedSwitchableItem</text:p>
      <text:p text:style-name="Standard">BaseRewardScroll</text:p>
      <text:p text:style-name="Standard">RewardScrollDeed</text:p>
      <text:p text:style-name="Standard">RewardScroll</text:p>
      <text:p text:style-name="Standard">XmlQuestMaker</text:p>
      <text:p text:style-name="Standard">XmlSpawnerAddon</text:p>
      <text:p text:style-name="Standard">QuestLeadersBoard</text:p>
      <text:p text:style-name="Standard">QuestLeadersStone</text:p>
      <text:p text:style-name="Standard">QuestRewardStone</text:p>
      <text:p text:style-name="Standard">XmlQuestBook</text:p>
      <text:p text:style-name="Standard">PlayerQuestBoard</text:p>
      <text:p text:style-name="Standard">XmlQuestTokenPack</text:p>
      <text:p text:style-name="Standard">XmlSpawner</text:p>
      <text:p text:style-name="Standard">BaseEntryBook</text:p>
      <text:p text:style-name="Standard">XmlTextEntryBook</text:p>
      <text:p text:style-name="Standard">TestCustomShield</text:p>
      <text:p text:style-name="Standard">TestCustomWeapon</text:p>
      <text:p text:style-name="Standard">LevelItemDeed</text:p>
      <text:p text:style-name="Standard">LevelUpScroll</text:p>
      <text:p text:style-name="Standard">MobFactionRegionStone</text:p>
      <text:p text:style-name="Standard">MobFactionsRewardStone</text:p>
      <text:p text:style-name="Standard">CTFBase</text:p>
      <text:p text:style-name="Standard">CTFFlag</text:p>
      <text:p text:style-name="Standard">BaseChallengeGame</text:p>
      <text:p text:style-name="Standard">CTFGauntlet</text:p>
      <text:p text:style-name="Standard">DeathBall</text:p>
      <text:p text:style-name="Standard">DeathBallGauntlet</text:p>
      <text:p text:style-name="Standard">DeathmatchGauntlet</text:p>
      <text:p text:style-name="Standard">KingOfTheHillGauntlet</text:p>
      <text:p text:style-name="Standard">LastManStandingGauntlet</text:p>
      <text:p text:style-name="Standard">TeamDeathballGauntlet</text:p>
      <text:p text:style-name="Standard">TeamDeathmatchGauntlet</text:p>
      <text:p text:style-name="Standard">TeamKotHGauntlet</text:p>
      <text:p text:style-name="Standard">TeamLMSGauntlet</text:p>
      <text:p text:style-name="Standard">ChallengeRegionStone</text:p>
      <text:p text:style-name="Standard">LBSStone</text:p>
      <text:p text:style-name="Standard">PointsRewardStone</text:p>
      <text:p text:style-name="Standard">TopPlayersBoard</text:p>
      <text:p text:style-name="Standard">BaseSiegeProjectile</text:p>
      <text:p text:style-name="Standard">BaseSiegeWeapon</text:p>
      <text:p text:style-name="Standard">SiegeCannon</text:p>
      <text:p text:style-name="Standard">SiegeCannonball</text:p>
      <text:p text:style-name="Standard">LightCannonball</text:p>
      <text:p text:style-name="Standard">IronCannonball</text:p>
      <text:p text:style-name="Standard">ExplodingCannonball</text:p>
      <text:p text:style-name="Standard">FieryCannonball</text:p>
      <text:p text:style-name="Standard">GrapeShot</text:p>
      <text:p text:style-name="Standard">SiegeCannonDeed</text:p>
      <text:p text:style-name="Standard">SiegeCatapult</text:p>
      <text:p text:style-name="Standard">SiegeCatapultDeed</text:p>
      <text:p text:style-name="Standard">SiegeComponent</text:p>
      <text:p text:style-name="Standard">SiegeLog</text:p>
      <text:p text:style-name="Standard">LightSiegeLog</text:p>
      <text:p text:style-name="Standard">HeavySiegeLog</text:p>
      <text:p text:style-name="Standard">IronSiegeLog</text:p>
      <text:p text:style-name="Standard">SiegeRam</text:p>
      <text:p text:style-name="Standard">SiegeRamDeed</text:p>
      <text:p text:style-name="Standard">SiegeRepairTool</text:p>
      <text:p text:style-name="Standard">MythicAmethyst</text:p>
      <text:p text:style-name="Standard">LegendaryAmethyst</text:p>
      <text:p text:style-name="Standard">AncientAmethyst</text:p>
      <text:p text:style-name="Standard">FenCrystal</text:p>
      <text:p text:style-name="Standard">RhoCrystal</text:p>
      <text:p text:style-name="Standard">RysCrystal</text:p>
      <text:p text:style-name="Standard">WyrCrystal</text:p>
      <text:p text:style-name="Standard">FreCrystal</text:p>
      <text:p text:style-name="Standard">TorCrystal</text:p>
      <text:p text:style-name="Standard">VelCrystal</text:p>
      <text:p text:style-name="Standard">XenCrystal</text:p>
      <text:p text:style-name="Standard">PolCrystal</text:p>
      <text:p text:style-name="Standard">WolCrystal</text:p>
      <text:p text:style-name="Standard">BalCrystal</text:p>
      <text:p text:style-name="Standard"><text:soft-page-break/>TalCrystal</text:p>
      <text:p text:style-name="Standard">JalCrystal</text:p>
      <text:p text:style-name="Standard">RalCrystal</text:p>
      <text:p text:style-name="Standard">KalCrystal</text:p>
      <text:p text:style-name="Standard">MythicDiamond</text:p>
      <text:p text:style-name="Standard">LegendaryDiamond</text:p>
      <text:p text:style-name="Standard">AncientDiamond</text:p>
      <text:p text:style-name="Standard">MythicEmerald</text:p>
      <text:p text:style-name="Standard">LegendaryEmerald</text:p>
      <text:p text:style-name="Standard">AncientEmerald</text:p>
      <text:p text:style-name="Standard">KeyAugment</text:p>
      <text:p text:style-name="Standard">RadiantRhoCrystal</text:p>
      <text:p text:style-name="Standard">RadiantRysCrystal</text:p>
      <text:p text:style-name="Standard">RadiantWyrCrystal</text:p>
      <text:p text:style-name="Standard">RadiantFreCrystal</text:p>
      <text:p text:style-name="Standard">RadiantTorCrystal</text:p>
      <text:p text:style-name="Standard">RadiantVelCrystal</text:p>
      <text:p text:style-name="Standard">RadiantXenCrystal</text:p>
      <text:p text:style-name="Standard">RadiantPolCrystal</text:p>
      <text:p text:style-name="Standard">RadiantWolCrystal</text:p>
      <text:p text:style-name="Standard">RadiantBalCrystal</text:p>
      <text:p text:style-name="Standard">RadiantTalCrystal</text:p>
      <text:p text:style-name="Standard">RadiantJalCrystal</text:p>
      <text:p text:style-name="Standard">RadiantRalCrystal</text:p>
      <text:p text:style-name="Standard">RadiantKalCrystal</text:p>
      <text:p text:style-name="Standard">MythicRuby</text:p>
      <text:p text:style-name="Standard">LegendaryRuby</text:p>
      <text:p text:style-name="Standard">AncientRuby</text:p>
      <text:p text:style-name="Standard">TyrRune</text:p>
      <text:p text:style-name="Standard">AhmRune</text:p>
      <text:p text:style-name="Standard">MorRune</text:p>
      <text:p text:style-name="Standard">MefRune</text:p>
      <text:p text:style-name="Standard">YlmRune</text:p>
      <text:p text:style-name="Standard">KotRune</text:p>
      <text:p text:style-name="Standard">JorRune</text:p>
      <text:p text:style-name="Standard">MythicSapphire</text:p>
      <text:p text:style-name="Standard">LegendarySapphire</text:p>
      <text:p text:style-name="Standard">AncientSapphire</text:p>
      <text:p text:style-name="Standard">MythicSkull</text:p>
      <text:p text:style-name="Standard">AncientSkull</text:p>
      <text:p text:style-name="Standard">LegendarySkull</text:p>
      <text:p text:style-name="Standard">GlimmeringGranite</text:p>
      <text:p text:style-name="Standard">GlimmeringClay</text:p>
      <text:p text:style-name="Standard">GlimmeringHeartstone</text:p>
      <text:p text:style-name="Standard">GlimmeringGypsum</text:p>
      <text:p text:style-name="Standard">GlimmeringIronOre</text:p>
      <text:p text:style-name="Standard">GlimmeringOnyx</text:p>
      <text:p text:style-name="Standard">GlimmeringMarble</text:p>
      <text:p text:style-name="Standard">GlimmeringPetrifiedWood</text:p>
      <text:p text:style-name="Standard">GlimmeringLimestone</text:p>
      <text:p text:style-name="Standard">GlimmeringBloodrock</text:p>
      <text:p text:style-name="Standard">MythicTourmaline</text:p>
      <text:p text:style-name="Standard">LegendaryTourmaline</text:p>
      <text:p text:style-name="Standard">AncientTourmaline</text:p>
      <text:p text:style-name="Standard">MythicWood</text:p>
      <text:p text:style-name="Standard">LegendaryWood</text:p>
      <text:p text:style-name="Standard">AncientWood</text:p>
      <text:p text:style-name="Standard">BaseTransmutationContainer</text:p>
      <text:p text:style-name="Standard">BagOfResources</text:p>
      <text:p text:style-name="Standard">BoxOfTransmutation</text:p>
      <text:p text:style-name="Standard">ExceptionalSocketHammer</text:p>
      <text:p text:style-name="Standard">HammerOfRecovery</text:p>
      <text:p text:style-name="Standard">MagicBasket</text:p>
      <text:p text:style-name="Standard">SocketHammer</text:p>
      <text:p text:style-name="Standard">TestSocketedWeapon</text:p>
      <text:p text:style-name="Standard">Artifact</text:p>
      <text:p text:style-name="Standard">SimpleArtifact</text:p>
      <text:p text:style-name="Standard">StaffCloak</text:p>
      <text:p text:style-name="Standard">MannequinDeed</text:p>
      <text:p text:style-name="Standard">PlayerBones</text:p>
      <text:p text:style-name="Standard">InternalItem</text:p>
      <text:p text:style-name="Standard">SpellStone</text:p>
      <text:p text:style-name="Standard">InternalItem</text:p>
      <text:p text:style-name="Standard">InternalItem</text:p>
      <text:p text:style-name="Standard">InternalItem</text:p>
      <text:p text:style-name="Standard">SkillMasteryPrimer</text:p>
      <text:p text:style-name="Standard">InternalItem</text:p>
      <text:p text:style-name="Standard">InternalItem</text:p>
      <text:p text:style-name="Standard">TransientItem</text:p>
      <text:p text:style-name="Standard">ArcaneFocus</text:p>
      <text:p text:style-name="Standard">FireItem</text:p>
      <text:p text:style-name="Standard">InternalItem</text:p>
      <text:p text:style-name="Standard">DisplayCach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0:01:17.947000000</meta:creation-date>
    <dc:date>2024-06-10T20:01:45.374000000</dc:date>
    <meta:editing-duration>PT27S</meta:editing-duration>
    <meta:editing-cycles>1</meta:editing-cycles>
    <meta:document-statistic meta:table-count="0" meta:image-count="0" meta:object-count="0" meta:page-count="49" meta:paragraph-count="6805" meta:word-count="6805" meta:character-count="110688" meta:non-whitespace-character-count="110688"/>
    <meta:generator>LibreOffice/7.5.3.2$Windows_X86_64 LibreOffice_project/9f56dff12ba03b9acd7730a5a481eea045e468f3</meta:generator>
  </office:meta>
</office:document-meta>
</file>